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2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Top Speed</text:p>
          </table:table-cell>
          <table:table-cell table:style-name="ce1" office:value-type="string" calcext:value-type="string">
            <text:p><text:s/>Age</text:p>
          </table:table-cell>
          <table:table-cell table:style-name="ce1" office:value-type="string" calcext:value-type="string">
            <text:p><text:s/>Security Rating</text:p>
          </table:table-cell>
          <table:table-cell table:style-name="ce1" office:value-type="string" calcext:value-type="string">
            <text:p><text:s/>Efficiency Rating</text:p>
          </table:table-cell>
          <table:table-cell table:style-name="ce1" office:value-type="string" calcext:value-type="string">
            <text:p><text:s/>Price</text:p>
          </table:table-cell>
          <table:table-cell table:style-name="ce1" office:value-type="string" calcext:value-type="string">
            <text:p>Predicted Pric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Squared Error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70" calcext:value-type="float">
            <text:p>5770</text:p>
          </table:table-cell>
          <table:table-cell table:formula="of:=[.$L$5]+[.A2]*[.$M$5]+[.B2]*[.$N$5]+[.C2]*[.$O$5]+[.D2]*[.$P$5]" office:value-type="float" office:value="108" calcext:value-type="float">
            <text:p>108</text:p>
          </table:table-cell>
          <table:table-cell table:formula="of:=[.E2]-[.F2]" office:value-type="float" office:value="5662" calcext:value-type="float">
            <text:p>5662</text:p>
          </table:table-cell>
          <table:table-cell table:formula="of:=[.G2]*[.G2]" office:value-type="float" office:value="32058244" calcext:value-type="float">
            <text:p>3205824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80" calcext:value-type="float">
            <text:p>5080</text:p>
          </table:table-cell>
          <table:table-cell table:formula="of:=[.$L$5]+[.A3]*[.$M$5]+[.B3]*[.$N$5]+[.C3]*[.$O$5]+[.D3]*[.$P$5]" office:value-type="float" office:value="105" calcext:value-type="float">
            <text:p>105</text:p>
          </table:table-cell>
          <table:table-cell table:formula="of:=[.E3]-[.F3]" office:value-type="float" office:value="4975" calcext:value-type="float">
            <text:p>4975</text:p>
          </table:table-cell>
          <table:table-cell table:formula="of:=[.G3]*[.G3]" office:value-type="float" office:value="24750625" calcext:value-type="float">
            <text:p>24750625</text:p>
          </table:table-cell>
          <table:table-cell/>
          <table:table-cell table:style-name="ce2" office:value-type="string" calcext:value-type="string">
            <text:p>MSE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80" calcext:value-type="float">
            <text:p>5380</text:p>
          </table:table-cell>
          <table:table-cell table:formula="of:=[.$L$5]+[.A4]*[.$M$5]+[.B4]*[.$N$5]+[.C4]*[.$O$5]+[.D4]*[.$P$5]" office:value-type="float" office:value="108" calcext:value-type="float">
            <text:p>108</text:p>
          </table:table-cell>
          <table:table-cell table:formula="of:=[.E4]-[.F4]" office:value-type="float" office:value="5272" calcext:value-type="float">
            <text:p>5272</text:p>
          </table:table-cell>
          <table:table-cell table:formula="of:=[.G4]*[.G4]" office:value-type="float" office:value="27793984" calcext:value-type="float">
            <text:p>27793984</text:p>
          </table:table-cell>
          <table:table-cell/>
          <table:table-cell table:formula="of:=AVERAGE([.H2:.H1048576])" office:value-type="float" office:value="29002466.464" calcext:value-type="float">
            <text:p>29002466.46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80" calcext:value-type="float">
            <text:p>5980</text:p>
          </table:table-cell>
          <table:table-cell table:formula="of:=[.$L$5]+[.A5]*[.$M$5]+[.B5]*[.$N$5]+[.C5]*[.$O$5]+[.D5]*[.$P$5]" office:value-type="float" office:value="107" calcext:value-type="float">
            <text:p>107</text:p>
          </table:table-cell>
          <table:table-cell table:formula="of:=[.E5]-[.F5]" office:value-type="float" office:value="5873" calcext:value-type="float">
            <text:p>5873</text:p>
          </table:table-cell>
          <table:table-cell table:formula="of:=[.G5]*[.G5]" office:value-type="float" office:value="34492129" calcext:value-type="float">
            <text:p>34492129</text:p>
          </table:table-cell>
          <table:table-cell/>
          <table:table-cell table:style-name="ce1" office:value-type="string" calcext:value-type="string">
            <text:p>RM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  <table:table-cell table:formula="of:=[.$L$5]+[.A6]*[.$M$5]+[.B6]*[.$N$5]+[.C6]*[.$O$5]+[.D6]*[.$P$5]" office:value-type="float" office:value="105" calcext:value-type="float">
            <text:p>105</text:p>
          </table:table-cell>
          <table:table-cell table:formula="of:=[.E6]-[.F6]" office:value-type="float" office:value="5245" calcext:value-type="float">
            <text:p>5245</text:p>
          </table:table-cell>
          <table:table-cell table:formula="of:=[.G6]*[.G6]" office:value-type="float" office:value="27510025" calcext:value-type="float">
            <text:p>27510025</text:p>
          </table:table-cell>
          <table:table-cell/>
          <table:table-cell table:formula="of:=SQRT([.J4])" office:value-type="float" office:value="5385.39380769875" calcext:value-type="float">
            <text:p>5385.3938076987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7]*[.$M$5]+[.B7]*[.$N$5]+[.C7]*[.$O$5]+[.D7]*[.$P$5]" office:value-type="float" office:value="100" calcext:value-type="float">
            <text:p>100</text:p>
          </table:table-cell>
          <table:table-cell table:formula="of:=[.E7]-[.F7]" office:value-type="float" office:value="5400" calcext:value-type="float">
            <text:p>5400</text:p>
          </table:table-cell>
          <table:table-cell table:formula="of:=[.G7]*[.G7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8]*[.$M$5]+[.B8]*[.$N$5]+[.C8]*[.$O$5]+[.D8]*[.$P$5]" office:value-type="float" office:value="109" calcext:value-type="float">
            <text:p>109</text:p>
          </table:table-cell>
          <table:table-cell table:formula="of:=[.E8]-[.F8]" office:value-type="float" office:value="5331" calcext:value-type="float">
            <text:p>5331</text:p>
          </table:table-cell>
          <table:table-cell table:formula="of:=[.G8]*[.G8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table:formula="of:=[.$L$5]+[.A9]*[.$M$5]+[.B9]*[.$N$5]+[.C9]*[.$O$5]+[.D9]*[.$P$5]" office:value-type="float" office:value="106" calcext:value-type="float">
            <text:p>106</text:p>
          </table:table-cell>
          <table:table-cell table:formula="of:=[.E9]-[.F9]" office:value-type="float" office:value="5094" calcext:value-type="float">
            <text:p>5094</text:p>
          </table:table-cell>
          <table:table-cell table:formula="of:=[.G9]*[.G9]" office:value-type="float" office:value="25948836" calcext:value-type="float">
            <text:p>259488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30" calcext:value-type="float">
            <text:p>5530</text:p>
          </table:table-cell>
          <table:table-cell table:formula="of:=[.$L$5]+[.A10]*[.$M$5]+[.B10]*[.$N$5]+[.C10]*[.$O$5]+[.D10]*[.$P$5]" office:value-type="float" office:value="105" calcext:value-type="float">
            <text:p>105</text:p>
          </table:table-cell>
          <table:table-cell table:formula="of:=[.E10]-[.F10]" office:value-type="float" office:value="5425" calcext:value-type="float">
            <text:p>5425</text:p>
          </table:table-cell>
          <table:table-cell table:formula="of:=[.G10]*[.G10]" office:value-type="float" office:value="29430625" calcext:value-type="float">
            <text:p>294306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80" calcext:value-type="float">
            <text:p>6280</text:p>
          </table:table-cell>
          <table:table-cell table:formula="of:=[.$L$5]+[.A11]*[.$M$5]+[.B11]*[.$N$5]+[.C11]*[.$O$5]+[.D11]*[.$P$5]" office:value-type="float" office:value="106" calcext:value-type="float">
            <text:p>106</text:p>
          </table:table-cell>
          <table:table-cell table:formula="of:=[.E11]-[.F11]" office:value-type="float" office:value="6174" calcext:value-type="float">
            <text:p>6174</text:p>
          </table:table-cell>
          <table:table-cell table:formula="of:=[.G11]*[.G11]" office:value-type="float" office:value="38118276" calcext:value-type="float">
            <text:p>3811827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20" calcext:value-type="float">
            <text:p>5620</text:p>
          </table:table-cell>
          <table:table-cell table:formula="of:=[.$L$5]+[.A12]*[.$M$5]+[.B12]*[.$N$5]+[.C12]*[.$O$5]+[.D12]*[.$P$5]" office:value-type="float" office:value="106" calcext:value-type="float">
            <text:p>106</text:p>
          </table:table-cell>
          <table:table-cell table:formula="of:=[.E12]-[.F12]" office:value-type="float" office:value="5514" calcext:value-type="float">
            <text:p>5514</text:p>
          </table:table-cell>
          <table:table-cell table:formula="of:=[.G12]*[.G12]" office:value-type="float" office:value="30404196" calcext:value-type="float">
            <text:p>3040419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40" calcext:value-type="float">
            <text:p>5140</text:p>
          </table:table-cell>
          <table:table-cell table:formula="of:=[.$L$5]+[.A13]*[.$M$5]+[.B13]*[.$N$5]+[.C13]*[.$O$5]+[.D13]*[.$P$5]" office:value-type="float" office:value="102" calcext:value-type="float">
            <text:p>102</text:p>
          </table:table-cell>
          <table:table-cell table:formula="of:=[.E13]-[.F13]" office:value-type="float" office:value="5038" calcext:value-type="float">
            <text:p>5038</text:p>
          </table:table-cell>
          <table:table-cell table:formula="of:=[.G13]*[.G13]" office:value-type="float" office:value="25381444" calcext:value-type="float">
            <text:p>253814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40" calcext:value-type="float">
            <text:p>5140</text:p>
          </table:table-cell>
          <table:table-cell table:formula="of:=[.$L$5]+[.A14]*[.$M$5]+[.B14]*[.$N$5]+[.C14]*[.$O$5]+[.D14]*[.$P$5]" office:value-type="float" office:value="110" calcext:value-type="float">
            <text:p>110</text:p>
          </table:table-cell>
          <table:table-cell table:formula="of:=[.E14]-[.F14]" office:value-type="float" office:value="5030" calcext:value-type="float">
            <text:p>5030</text:p>
          </table:table-cell>
          <table:table-cell table:formula="of:=[.G14]*[.G14]" office:value-type="float" office:value="25300900" calcext:value-type="float">
            <text:p>253009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  <table:table-cell table:formula="of:=[.$L$5]+[.A15]*[.$M$5]+[.B15]*[.$N$5]+[.C15]*[.$O$5]+[.D15]*[.$P$5]" office:value-type="float" office:value="104" calcext:value-type="float">
            <text:p>104</text:p>
          </table:table-cell>
          <table:table-cell table:formula="of:=[.E15]-[.F15]" office:value-type="float" office:value="5096" calcext:value-type="float">
            <text:p>5096</text:p>
          </table:table-cell>
          <table:table-cell table:formula="of:=[.G15]*[.G15]" office:value-type="float" office:value="25969216" calcext:value-type="float">
            <text:p>2596921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16]*[.$M$5]+[.B16]*[.$N$5]+[.C16]*[.$O$5]+[.D16]*[.$P$5]" office:value-type="float" office:value="110" calcext:value-type="float">
            <text:p>110</text:p>
          </table:table-cell>
          <table:table-cell table:formula="of:=[.E16]-[.F16]" office:value-type="float" office:value="5300" calcext:value-type="float">
            <text:p>5300</text:p>
          </table:table-cell>
          <table:table-cell table:formula="of:=[.G16]*[.G16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260" calcext:value-type="float">
            <text:p>5260</text:p>
          </table:table-cell>
          <table:table-cell table:formula="of:=[.$L$5]+[.A17]*[.$M$5]+[.B17]*[.$N$5]+[.C17]*[.$O$5]+[.D17]*[.$P$5]" office:value-type="float" office:value="110" calcext:value-type="float">
            <text:p>110</text:p>
          </table:table-cell>
          <table:table-cell table:formula="of:=[.E17]-[.F17]" office:value-type="float" office:value="5150" calcext:value-type="float">
            <text:p>5150</text:p>
          </table:table-cell>
          <table:table-cell table:formula="of:=[.G17]*[.G17]" office:value-type="float" office:value="26522500" calcext:value-type="float">
            <text:p>265225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30" calcext:value-type="float">
            <text:p>5530</text:p>
          </table:table-cell>
          <table:table-cell table:formula="of:=[.$L$5]+[.A18]*[.$M$5]+[.B18]*[.$N$5]+[.C18]*[.$O$5]+[.D18]*[.$P$5]" office:value-type="float" office:value="102" calcext:value-type="float">
            <text:p>102</text:p>
          </table:table-cell>
          <table:table-cell table:formula="of:=[.E18]-[.F18]" office:value-type="float" office:value="5428" calcext:value-type="float">
            <text:p>5428</text:p>
          </table:table-cell>
          <table:table-cell table:formula="of:=[.G18]*[.G18]" office:value-type="float" office:value="29463184" calcext:value-type="float">
            <text:p>2946318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  <table:table-cell table:formula="of:=[.$L$5]+[.A19]*[.$M$5]+[.B19]*[.$N$5]+[.C19]*[.$O$5]+[.D19]*[.$P$5]" office:value-type="float" office:value="103" calcext:value-type="float">
            <text:p>103</text:p>
          </table:table-cell>
          <table:table-cell table:formula="of:=[.E19]-[.F19]" office:value-type="float" office:value="5277" calcext:value-type="float">
            <text:p>5277</text:p>
          </table:table-cell>
          <table:table-cell table:formula="of:=[.G19]*[.G19]" office:value-type="float" office:value="27846729" calcext:value-type="float">
            <text:p>2784672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20]*[.$M$5]+[.B20]*[.$N$5]+[.C20]*[.$O$5]+[.D20]*[.$P$5]" office:value-type="float" office:value="110" calcext:value-type="float">
            <text:p>110</text:p>
          </table:table-cell>
          <table:table-cell table:formula="of:=[.E20]-[.F20]" office:value-type="float" office:value="5420" calcext:value-type="float">
            <text:p>5420</text:p>
          </table:table-cell>
          <table:table-cell table:formula="of:=[.G20]*[.G20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table:formula="of:=[.$L$5]+[.A21]*[.$M$5]+[.B21]*[.$N$5]+[.C21]*[.$O$5]+[.D21]*[.$P$5]" office:value-type="float" office:value="106" calcext:value-type="float">
            <text:p>106</text:p>
          </table:table-cell>
          <table:table-cell table:formula="of:=[.E21]-[.F21]" office:value-type="float" office:value="5244" calcext:value-type="float">
            <text:p>5244</text:p>
          </table:table-cell>
          <table:table-cell table:formula="of:=[.G21]*[.G21]" office:value-type="float" office:value="27499536" calcext:value-type="float">
            <text:p>2749953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30" calcext:value-type="float">
            <text:p>5230</text:p>
          </table:table-cell>
          <table:table-cell table:formula="of:=[.$L$5]+[.A22]*[.$M$5]+[.B22]*[.$N$5]+[.C22]*[.$O$5]+[.D22]*[.$P$5]" office:value-type="float" office:value="110" calcext:value-type="float">
            <text:p>110</text:p>
          </table:table-cell>
          <table:table-cell table:formula="of:=[.E22]-[.F22]" office:value-type="float" office:value="5120" calcext:value-type="float">
            <text:p>5120</text:p>
          </table:table-cell>
          <table:table-cell table:formula="of:=[.G22]*[.G22]" office:value-type="float" office:value="26214400" calcext:value-type="float">
            <text:p>26214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50" calcext:value-type="float">
            <text:p>5350</text:p>
          </table:table-cell>
          <table:table-cell table:formula="of:=[.$L$5]+[.A23]*[.$M$5]+[.B23]*[.$N$5]+[.C23]*[.$O$5]+[.D23]*[.$P$5]" office:value-type="float" office:value="110" calcext:value-type="float">
            <text:p>110</text:p>
          </table:table-cell>
          <table:table-cell table:formula="of:=[.E23]-[.F23]" office:value-type="float" office:value="5240" calcext:value-type="float">
            <text:p>5240</text:p>
          </table:table-cell>
          <table:table-cell table:formula="of:=[.G23]*[.G23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table:formula="of:=[.$L$5]+[.A24]*[.$M$5]+[.B24]*[.$N$5]+[.C24]*[.$O$5]+[.D24]*[.$P$5]" office:value-type="float" office:value="103" calcext:value-type="float">
            <text:p>103</text:p>
          </table:table-cell>
          <table:table-cell table:formula="of:=[.E24]-[.F24]" office:value-type="float" office:value="5697" calcext:value-type="float">
            <text:p>5697</text:p>
          </table:table-cell>
          <table:table-cell table:formula="of:=[.G24]*[.G24]" office:value-type="float" office:value="32455809" calcext:value-type="float">
            <text:p>3245580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25]*[.$M$5]+[.B25]*[.$N$5]+[.C25]*[.$O$5]+[.D25]*[.$P$5]" office:value-type="float" office:value="110" calcext:value-type="float">
            <text:p>110</text:p>
          </table:table-cell>
          <table:table-cell table:formula="of:=[.E25]-[.F25]" office:value-type="float" office:value="5420" calcext:value-type="float">
            <text:p>5420</text:p>
          </table:table-cell>
          <table:table-cell table:formula="of:=[.G25]*[.G25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60" calcext:value-type="float">
            <text:p>5560</text:p>
          </table:table-cell>
          <table:table-cell table:formula="of:=[.$L$5]+[.A26]*[.$M$5]+[.B26]*[.$N$5]+[.C26]*[.$O$5]+[.D26]*[.$P$5]" office:value-type="float" office:value="107" calcext:value-type="float">
            <text:p>107</text:p>
          </table:table-cell>
          <table:table-cell table:formula="of:=[.E26]-[.F26]" office:value-type="float" office:value="5453" calcext:value-type="float">
            <text:p>5453</text:p>
          </table:table-cell>
          <table:table-cell table:formula="of:=[.G26]*[.G26]" office:value-type="float" office:value="29735209" calcext:value-type="float">
            <text:p>297352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40" calcext:value-type="float">
            <text:p>5740</text:p>
          </table:table-cell>
          <table:table-cell table:formula="of:=[.$L$5]+[.A27]*[.$M$5]+[.B27]*[.$N$5]+[.C27]*[.$O$5]+[.D27]*[.$P$5]" office:value-type="float" office:value="103" calcext:value-type="float">
            <text:p>103</text:p>
          </table:table-cell>
          <table:table-cell table:formula="of:=[.E27]-[.F27]" office:value-type="float" office:value="5637" calcext:value-type="float">
            <text:p>5637</text:p>
          </table:table-cell>
          <table:table-cell table:formula="of:=[.G27]*[.G27]" office:value-type="float" office:value="31775769" calcext:value-type="float">
            <text:p>3177576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0" calcext:value-type="float">
            <text:p>5470</text:p>
          </table:table-cell>
          <table:table-cell table:formula="of:=[.$L$5]+[.A28]*[.$M$5]+[.B28]*[.$N$5]+[.C28]*[.$O$5]+[.D28]*[.$P$5]" office:value-type="float" office:value="106" calcext:value-type="float">
            <text:p>106</text:p>
          </table:table-cell>
          <table:table-cell table:formula="of:=[.E28]-[.F28]" office:value-type="float" office:value="5364" calcext:value-type="float">
            <text:p>5364</text:p>
          </table:table-cell>
          <table:table-cell table:formula="of:=[.G28]*[.G28]" office:value-type="float" office:value="28772496" calcext:value-type="float">
            <text:p>2877249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90" calcext:value-type="float">
            <text:p>5890</text:p>
          </table:table-cell>
          <table:table-cell table:formula="of:=[.$L$5]+[.A29]*[.$M$5]+[.B29]*[.$N$5]+[.C29]*[.$O$5]+[.D29]*[.$P$5]" office:value-type="float" office:value="102" calcext:value-type="float">
            <text:p>102</text:p>
          </table:table-cell>
          <table:table-cell table:formula="of:=[.E29]-[.F29]" office:value-type="float" office:value="5788" calcext:value-type="float">
            <text:p>5788</text:p>
          </table:table-cell>
          <table:table-cell table:formula="of:=[.G29]*[.G29]" office:value-type="float" office:value="33500944" calcext:value-type="float">
            <text:p>3350094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40" calcext:value-type="float">
            <text:p>5440</text:p>
          </table:table-cell>
          <table:table-cell table:formula="of:=[.$L$5]+[.A30]*[.$M$5]+[.B30]*[.$N$5]+[.C30]*[.$O$5]+[.D30]*[.$P$5]" office:value-type="float" office:value="102" calcext:value-type="float">
            <text:p>102</text:p>
          </table:table-cell>
          <table:table-cell table:formula="of:=[.E30]-[.F30]" office:value-type="float" office:value="5338" calcext:value-type="float">
            <text:p>5338</text:p>
          </table:table-cell>
          <table:table-cell table:formula="of:=[.G30]*[.G30]" office:value-type="float" office:value="28494244" calcext:value-type="float">
            <text:p>2849424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31]*[.$M$5]+[.B31]*[.$N$5]+[.C31]*[.$O$5]+[.D31]*[.$P$5]" office:value-type="float" office:value="110" calcext:value-type="float">
            <text:p>110</text:p>
          </table:table-cell>
          <table:table-cell table:formula="of:=[.E31]-[.F31]" office:value-type="float" office:value="5360" calcext:value-type="float">
            <text:p>5360</text:p>
          </table:table-cell>
          <table:table-cell table:formula="of:=[.G31]*[.G31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table:formula="of:=[.$L$5]+[.A32]*[.$M$5]+[.B32]*[.$N$5]+[.C32]*[.$O$5]+[.D32]*[.$P$5]" office:value-type="float" office:value="100" calcext:value-type="float">
            <text:p>100</text:p>
          </table:table-cell>
          <table:table-cell table:formula="of:=[.E32]-[.F32]" office:value-type="float" office:value="5100" calcext:value-type="float">
            <text:p>5100</text:p>
          </table:table-cell>
          <table:table-cell table:formula="of:=[.G32]*[.G32]" office:value-type="float" office:value="26010000" calcext:value-type="float">
            <text:p>26010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70" calcext:value-type="float">
            <text:p>5170</text:p>
          </table:table-cell>
          <table:table-cell table:formula="of:=[.$L$5]+[.A33]*[.$M$5]+[.B33]*[.$N$5]+[.C33]*[.$O$5]+[.D33]*[.$P$5]" office:value-type="float" office:value="104" calcext:value-type="float">
            <text:p>104</text:p>
          </table:table-cell>
          <table:table-cell table:formula="of:=[.E33]-[.F33]" office:value-type="float" office:value="5066" calcext:value-type="float">
            <text:p>5066</text:p>
          </table:table-cell>
          <table:table-cell table:formula="of:=[.G33]*[.G33]" office:value-type="float" office:value="25664356" calcext:value-type="float">
            <text:p>2566435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70" calcext:value-type="float">
            <text:p>5770</text:p>
          </table:table-cell>
          <table:table-cell table:formula="of:=[.$L$5]+[.A34]*[.$M$5]+[.B34]*[.$N$5]+[.C34]*[.$O$5]+[.D34]*[.$P$5]" office:value-type="float" office:value="107" calcext:value-type="float">
            <text:p>107</text:p>
          </table:table-cell>
          <table:table-cell table:formula="of:=[.E34]-[.F34]" office:value-type="float" office:value="5663" calcext:value-type="float">
            <text:p>5663</text:p>
          </table:table-cell>
          <table:table-cell table:formula="of:=[.G34]*[.G34]" office:value-type="float" office:value="32069569" calcext:value-type="float">
            <text:p>3206956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  <table:table-cell table:formula="of:=[.$L$5]+[.A35]*[.$M$5]+[.B35]*[.$N$5]+[.C35]*[.$O$5]+[.D35]*[.$P$5]" office:value-type="float" office:value="105" calcext:value-type="float">
            <text:p>105</text:p>
          </table:table-cell>
          <table:table-cell table:formula="of:=[.E35]-[.F35]" office:value-type="float" office:value="5095" calcext:value-type="float">
            <text:p>5095</text:p>
          </table:table-cell>
          <table:table-cell table:formula="of:=[.G35]*[.G35]" office:value-type="float" office:value="25959025" calcext:value-type="float">
            <text:p>259590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10" calcext:value-type="float">
            <text:p>5110</text:p>
          </table:table-cell>
          <table:table-cell table:formula="of:=[.$L$5]+[.A36]*[.$M$5]+[.B36]*[.$N$5]+[.C36]*[.$O$5]+[.D36]*[.$P$5]" office:value-type="float" office:value="105" calcext:value-type="float">
            <text:p>105</text:p>
          </table:table-cell>
          <table:table-cell table:formula="of:=[.E36]-[.F36]" office:value-type="float" office:value="5005" calcext:value-type="float">
            <text:p>5005</text:p>
          </table:table-cell>
          <table:table-cell table:formula="of:=[.G36]*[.G36]" office:value-type="float" office:value="25050025" calcext:value-type="float">
            <text:p>25050025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37]*[.$M$5]+[.B37]*[.$N$5]+[.C37]*[.$O$5]+[.D37]*[.$P$5]" office:value-type="float" office:value="110" calcext:value-type="float">
            <text:p>110</text:p>
          </table:table-cell>
          <table:table-cell table:formula="of:=[.E37]-[.F37]" office:value-type="float" office:value="5420" calcext:value-type="float">
            <text:p>5420</text:p>
          </table:table-cell>
          <table:table-cell table:formula="of:=[.G37]*[.G37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table:formula="of:=[.$L$5]+[.A38]*[.$M$5]+[.B38]*[.$N$5]+[.C38]*[.$O$5]+[.D38]*[.$P$5]" office:value-type="float" office:value="103" calcext:value-type="float">
            <text:p>103</text:p>
          </table:table-cell>
          <table:table-cell table:formula="of:=[.E38]-[.F38]" office:value-type="float" office:value="5307" calcext:value-type="float">
            <text:p>5307</text:p>
          </table:table-cell>
          <table:table-cell table:formula="of:=[.G38]*[.G38]" office:value-type="float" office:value="28164249" calcext:value-type="float">
            <text:p>2816424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39]*[.$M$5]+[.B39]*[.$N$5]+[.C39]*[.$O$5]+[.D39]*[.$P$5]" office:value-type="float" office:value="105" calcext:value-type="float">
            <text:p>105</text:p>
          </table:table-cell>
          <table:table-cell table:formula="of:=[.E39]-[.F39]" office:value-type="float" office:value="5275" calcext:value-type="float">
            <text:p>5275</text:p>
          </table:table-cell>
          <table:table-cell table:formula="of:=[.G39]*[.G39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40]*[.$M$5]+[.B40]*[.$N$5]+[.C40]*[.$O$5]+[.D40]*[.$P$5]" office:value-type="float" office:value="101" calcext:value-type="float">
            <text:p>101</text:p>
          </table:table-cell>
          <table:table-cell table:formula="of:=[.E40]-[.F40]" office:value-type="float" office:value="5519" calcext:value-type="float">
            <text:p>5519</text:p>
          </table:table-cell>
          <table:table-cell table:formula="of:=[.G40]*[.G40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41]*[.$M$5]+[.B41]*[.$N$5]+[.C41]*[.$O$5]+[.D41]*[.$P$5]" office:value-type="float" office:value="104" calcext:value-type="float">
            <text:p>104</text:p>
          </table:table-cell>
          <table:table-cell table:formula="of:=[.E41]-[.F41]" office:value-type="float" office:value="5456" calcext:value-type="float">
            <text:p>5456</text:p>
          </table:table-cell>
          <table:table-cell table:formula="of:=[.G41]*[.G41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50" calcext:value-type="float">
            <text:p>5650</text:p>
          </table:table-cell>
          <table:table-cell table:formula="of:=[.$L$5]+[.A42]*[.$M$5]+[.B42]*[.$N$5]+[.C42]*[.$O$5]+[.D42]*[.$P$5]" office:value-type="float" office:value="109" calcext:value-type="float">
            <text:p>109</text:p>
          </table:table-cell>
          <table:table-cell table:formula="of:=[.E42]-[.F42]" office:value-type="float" office:value="5541" calcext:value-type="float">
            <text:p>5541</text:p>
          </table:table-cell>
          <table:table-cell table:formula="of:=[.G42]*[.G42]" office:value-type="float" office:value="30702681" calcext:value-type="float">
            <text:p>3070268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00" calcext:value-type="float">
            <text:p>4900</text:p>
          </table:table-cell>
          <table:table-cell table:formula="of:=[.$L$5]+[.A43]*[.$M$5]+[.B43]*[.$N$5]+[.C43]*[.$O$5]+[.D43]*[.$P$5]" office:value-type="float" office:value="106" calcext:value-type="float">
            <text:p>106</text:p>
          </table:table-cell>
          <table:table-cell table:formula="of:=[.E43]-[.F43]" office:value-type="float" office:value="4794" calcext:value-type="float">
            <text:p>4794</text:p>
          </table:table-cell>
          <table:table-cell table:formula="of:=[.G43]*[.G43]" office:value-type="float" office:value="22982436" calcext:value-type="float">
            <text:p>22982436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160" calcext:value-type="float">
            <text:p>6160</text:p>
          </table:table-cell>
          <table:table-cell table:formula="of:=[.$L$5]+[.A44]*[.$M$5]+[.B44]*[.$N$5]+[.C44]*[.$O$5]+[.D44]*[.$P$5]" office:value-type="float" office:value="107" calcext:value-type="float">
            <text:p>107</text:p>
          </table:table-cell>
          <table:table-cell table:formula="of:=[.E44]-[.F44]" office:value-type="float" office:value="6053" calcext:value-type="float">
            <text:p>6053</text:p>
          </table:table-cell>
          <table:table-cell table:formula="of:=[.G44]*[.G44]" office:value-type="float" office:value="36638809" calcext:value-type="float">
            <text:p>366388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260" calcext:value-type="float">
            <text:p>5260</text:p>
          </table:table-cell>
          <table:table-cell table:formula="of:=[.$L$5]+[.A45]*[.$M$5]+[.B45]*[.$N$5]+[.C45]*[.$O$5]+[.D45]*[.$P$5]" office:value-type="float" office:value="105" calcext:value-type="float">
            <text:p>105</text:p>
          </table:table-cell>
          <table:table-cell table:formula="of:=[.E45]-[.F45]" office:value-type="float" office:value="5155" calcext:value-type="float">
            <text:p>5155</text:p>
          </table:table-cell>
          <table:table-cell table:formula="of:=[.G45]*[.G45]" office:value-type="float" office:value="26574025" calcext:value-type="float">
            <text:p>265740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90" calcext:value-type="float">
            <text:p>5590</text:p>
          </table:table-cell>
          <table:table-cell table:formula="of:=[.$L$5]+[.A46]*[.$M$5]+[.B46]*[.$N$5]+[.C46]*[.$O$5]+[.D46]*[.$P$5]" office:value-type="float" office:value="107" calcext:value-type="float">
            <text:p>107</text:p>
          </table:table-cell>
          <table:table-cell table:formula="of:=[.E46]-[.F46]" office:value-type="float" office:value="5483" calcext:value-type="float">
            <text:p>5483</text:p>
          </table:table-cell>
          <table:table-cell table:formula="of:=[.G46]*[.G46]" office:value-type="float" office:value="30063289" calcext:value-type="float">
            <text:p>3006328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60" calcext:value-type="float">
            <text:p>5860</text:p>
          </table:table-cell>
          <table:table-cell table:formula="of:=[.$L$5]+[.A47]*[.$M$5]+[.B47]*[.$N$5]+[.C47]*[.$O$5]+[.D47]*[.$P$5]" office:value-type="float" office:value="110" calcext:value-type="float">
            <text:p>110</text:p>
          </table:table-cell>
          <table:table-cell table:formula="of:=[.E47]-[.F47]" office:value-type="float" office:value="5750" calcext:value-type="float">
            <text:p>5750</text:p>
          </table:table-cell>
          <table:table-cell table:formula="of:=[.G47]*[.G47]" office:value-type="float" office:value="33062500" calcext:value-type="float">
            <text:p>330625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10" calcext:value-type="float">
            <text:p>5410</text:p>
          </table:table-cell>
          <table:table-cell table:formula="of:=[.$L$5]+[.A48]*[.$M$5]+[.B48]*[.$N$5]+[.C48]*[.$O$5]+[.D48]*[.$P$5]" office:value-type="float" office:value="100" calcext:value-type="float">
            <text:p>100</text:p>
          </table:table-cell>
          <table:table-cell table:formula="of:=[.E48]-[.F48]" office:value-type="float" office:value="5310" calcext:value-type="float">
            <text:p>5310</text:p>
          </table:table-cell>
          <table:table-cell table:formula="of:=[.G48]*[.G48]" office:value-type="float" office:value="28196100" calcext:value-type="float">
            <text:p>281961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49]*[.$M$5]+[.B49]*[.$N$5]+[.C49]*[.$O$5]+[.D49]*[.$P$5]" office:value-type="float" office:value="103" calcext:value-type="float">
            <text:p>103</text:p>
          </table:table-cell>
          <table:table-cell table:formula="of:=[.E49]-[.F49]" office:value-type="float" office:value="5667" calcext:value-type="float">
            <text:p>5667</text:p>
          </table:table-cell>
          <table:table-cell table:formula="of:=[.G49]*[.G49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  <table:table-cell table:formula="of:=[.$L$5]+[.A50]*[.$M$5]+[.B50]*[.$N$5]+[.C50]*[.$O$5]+[.D50]*[.$P$5]" office:value-type="float" office:value="103" calcext:value-type="float">
            <text:p>103</text:p>
          </table:table-cell>
          <table:table-cell table:formula="of:=[.E50]-[.F50]" office:value-type="float" office:value="5277" calcext:value-type="float">
            <text:p>5277</text:p>
          </table:table-cell>
          <table:table-cell table:formula="of:=[.G50]*[.G50]" office:value-type="float" office:value="27846729" calcext:value-type="float">
            <text:p>2784672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51]*[.$M$5]+[.B51]*[.$N$5]+[.C51]*[.$O$5]+[.D51]*[.$P$5]" office:value-type="float" office:value="108" calcext:value-type="float">
            <text:p>108</text:p>
          </table:table-cell>
          <table:table-cell table:formula="of:=[.E51]-[.F51]" office:value-type="float" office:value="5452" calcext:value-type="float">
            <text:p>5452</text:p>
          </table:table-cell>
          <table:table-cell table:formula="of:=[.G51]*[.G51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10" calcext:value-type="float">
            <text:p>6010</text:p>
          </table:table-cell>
          <table:table-cell table:formula="of:=[.$L$5]+[.A52]*[.$M$5]+[.B52]*[.$N$5]+[.C52]*[.$O$5]+[.D52]*[.$P$5]" office:value-type="float" office:value="100" calcext:value-type="float">
            <text:p>100</text:p>
          </table:table-cell>
          <table:table-cell table:formula="of:=[.E52]-[.F52]" office:value-type="float" office:value="5910" calcext:value-type="float">
            <text:p>5910</text:p>
          </table:table-cell>
          <table:table-cell table:formula="of:=[.G52]*[.G52]" office:value-type="float" office:value="34928100" calcext:value-type="float">
            <text:p>349281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80" calcext:value-type="float">
            <text:p>5080</text:p>
          </table:table-cell>
          <table:table-cell table:formula="of:=[.$L$5]+[.A53]*[.$M$5]+[.B53]*[.$N$5]+[.C53]*[.$O$5]+[.D53]*[.$P$5]" office:value-type="float" office:value="104" calcext:value-type="float">
            <text:p>104</text:p>
          </table:table-cell>
          <table:table-cell table:formula="of:=[.E53]-[.F53]" office:value-type="float" office:value="4976" calcext:value-type="float">
            <text:p>4976</text:p>
          </table:table-cell>
          <table:table-cell table:formula="of:=[.G53]*[.G53]" office:value-type="float" office:value="24760576" calcext:value-type="float">
            <text:p>2476057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70" calcext:value-type="float">
            <text:p>5170</text:p>
          </table:table-cell>
          <table:table-cell table:formula="of:=[.$L$5]+[.A54]*[.$M$5]+[.B54]*[.$N$5]+[.C54]*[.$O$5]+[.D54]*[.$P$5]" office:value-type="float" office:value="104" calcext:value-type="float">
            <text:p>104</text:p>
          </table:table-cell>
          <table:table-cell table:formula="of:=[.E54]-[.F54]" office:value-type="float" office:value="5066" calcext:value-type="float">
            <text:p>5066</text:p>
          </table:table-cell>
          <table:table-cell table:formula="of:=[.G54]*[.G54]" office:value-type="float" office:value="25664356" calcext:value-type="float">
            <text:p>2566435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40" calcext:value-type="float">
            <text:p>5440</text:p>
          </table:table-cell>
          <table:table-cell table:formula="of:=[.$L$5]+[.A55]*[.$M$5]+[.B55]*[.$N$5]+[.C55]*[.$O$5]+[.D55]*[.$P$5]" office:value-type="float" office:value="103" calcext:value-type="float">
            <text:p>103</text:p>
          </table:table-cell>
          <table:table-cell table:formula="of:=[.E55]-[.F55]" office:value-type="float" office:value="5337" calcext:value-type="float">
            <text:p>5337</text:p>
          </table:table-cell>
          <table:table-cell table:formula="of:=[.G55]*[.G55]" office:value-type="float" office:value="28483569" calcext:value-type="float">
            <text:p>28483569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40" calcext:value-type="float">
            <text:p>6040</text:p>
          </table:table-cell>
          <table:table-cell table:formula="of:=[.$L$5]+[.A56]*[.$M$5]+[.B56]*[.$N$5]+[.C56]*[.$O$5]+[.D56]*[.$P$5]" office:value-type="float" office:value="101" calcext:value-type="float">
            <text:p>101</text:p>
          </table:table-cell>
          <table:table-cell table:formula="of:=[.E56]-[.F56]" office:value-type="float" office:value="5939" calcext:value-type="float">
            <text:p>5939</text:p>
          </table:table-cell>
          <table:table-cell table:formula="of:=[.G56]*[.G56]" office:value-type="float" office:value="35271721" calcext:value-type="float">
            <text:p>3527172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10" calcext:value-type="float">
            <text:p>5710</text:p>
          </table:table-cell>
          <table:table-cell table:formula="of:=[.$L$5]+[.A57]*[.$M$5]+[.B57]*[.$N$5]+[.C57]*[.$O$5]+[.D57]*[.$P$5]" office:value-type="float" office:value="102" calcext:value-type="float">
            <text:p>102</text:p>
          </table:table-cell>
          <table:table-cell table:formula="of:=[.E57]-[.F57]" office:value-type="float" office:value="5608" calcext:value-type="float">
            <text:p>5608</text:p>
          </table:table-cell>
          <table:table-cell table:formula="of:=[.G57]*[.G57]" office:value-type="float" office:value="31449664" calcext:value-type="float">
            <text:p>3144966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20" calcext:value-type="float">
            <text:p>5620</text:p>
          </table:table-cell>
          <table:table-cell table:formula="of:=[.$L$5]+[.A58]*[.$M$5]+[.B58]*[.$N$5]+[.C58]*[.$O$5]+[.D58]*[.$P$5]" office:value-type="float" office:value="110" calcext:value-type="float">
            <text:p>110</text:p>
          </table:table-cell>
          <table:table-cell table:formula="of:=[.E58]-[.F58]" office:value-type="float" office:value="5510" calcext:value-type="float">
            <text:p>5510</text:p>
          </table:table-cell>
          <table:table-cell table:formula="of:=[.G58]*[.G58]" office:value-type="float" office:value="30360100" calcext:value-type="float">
            <text:p>303601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  <table:table-cell table:formula="of:=[.$L$5]+[.A59]*[.$M$5]+[.B59]*[.$N$5]+[.C59]*[.$O$5]+[.D59]*[.$P$5]" office:value-type="float" office:value="105" calcext:value-type="float">
            <text:p>105</text:p>
          </table:table-cell>
          <table:table-cell table:formula="of:=[.E59]-[.F59]" office:value-type="float" office:value="5545" calcext:value-type="float">
            <text:p>5545</text:p>
          </table:table-cell>
          <table:table-cell table:formula="of:=[.G59]*[.G59]" office:value-type="float" office:value="30747025" calcext:value-type="float">
            <text:p>307470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60]*[.$M$5]+[.B60]*[.$N$5]+[.C60]*[.$O$5]+[.D60]*[.$P$5]" office:value-type="float" office:value="106" calcext:value-type="float">
            <text:p>106</text:p>
          </table:table-cell>
          <table:table-cell table:formula="of:=[.E60]-[.F60]" office:value-type="float" office:value="5604" calcext:value-type="float">
            <text:p>5604</text:p>
          </table:table-cell>
          <table:table-cell table:formula="of:=[.G60]*[.G60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61]*[.$M$5]+[.B61]*[.$N$5]+[.C61]*[.$O$5]+[.D61]*[.$P$5]" office:value-type="float" office:value="108" calcext:value-type="float">
            <text:p>108</text:p>
          </table:table-cell>
          <table:table-cell table:formula="of:=[.E61]-[.F61]" office:value-type="float" office:value="5242" calcext:value-type="float">
            <text:p>5242</text:p>
          </table:table-cell>
          <table:table-cell table:formula="of:=[.G61]*[.G61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50" calcext:value-type="float">
            <text:p>5650</text:p>
          </table:table-cell>
          <table:table-cell table:formula="of:=[.$L$5]+[.A62]*[.$M$5]+[.B62]*[.$N$5]+[.C62]*[.$O$5]+[.D62]*[.$P$5]" office:value-type="float" office:value="107" calcext:value-type="float">
            <text:p>107</text:p>
          </table:table-cell>
          <table:table-cell table:formula="of:=[.E62]-[.F62]" office:value-type="float" office:value="5543" calcext:value-type="float">
            <text:p>5543</text:p>
          </table:table-cell>
          <table:table-cell table:formula="of:=[.G62]*[.G62]" office:value-type="float" office:value="30724849" calcext:value-type="float">
            <text:p>3072484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30" calcext:value-type="float">
            <text:p>5530</text:p>
          </table:table-cell>
          <table:table-cell table:formula="of:=[.$L$5]+[.A63]*[.$M$5]+[.B63]*[.$N$5]+[.C63]*[.$O$5]+[.D63]*[.$P$5]" office:value-type="float" office:value="100" calcext:value-type="float">
            <text:p>100</text:p>
          </table:table-cell>
          <table:table-cell table:formula="of:=[.E63]-[.F63]" office:value-type="float" office:value="5430" calcext:value-type="float">
            <text:p>5430</text:p>
          </table:table-cell>
          <table:table-cell table:formula="of:=[.G63]*[.G63]" office:value-type="float" office:value="29484900" calcext:value-type="float">
            <text:p>294849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formula="of:=[.$L$5]+[.A64]*[.$M$5]+[.B64]*[.$N$5]+[.C64]*[.$O$5]+[.D64]*[.$P$5]" office:value-type="float" office:value="101" calcext:value-type="float">
            <text:p>101</text:p>
          </table:table-cell>
          <table:table-cell table:formula="of:=[.E64]-[.F64]" office:value-type="float" office:value="5399" calcext:value-type="float">
            <text:p>5399</text:p>
          </table:table-cell>
          <table:table-cell table:formula="of:=[.G64]*[.G64]" office:value-type="float" office:value="29149201" calcext:value-type="float">
            <text:p>291492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65]*[.$M$5]+[.B65]*[.$N$5]+[.C65]*[.$O$5]+[.D65]*[.$P$5]" office:value-type="float" office:value="105" calcext:value-type="float">
            <text:p>105</text:p>
          </table:table-cell>
          <table:table-cell table:formula="of:=[.E65]-[.F65]" office:value-type="float" office:value="5455" calcext:value-type="float">
            <text:p>5455</text:p>
          </table:table-cell>
          <table:table-cell table:formula="of:=[.G65]*[.G65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80" calcext:value-type="float">
            <text:p>5080</text:p>
          </table:table-cell>
          <table:table-cell table:formula="of:=[.$L$5]+[.A66]*[.$M$5]+[.B66]*[.$N$5]+[.C66]*[.$O$5]+[.D66]*[.$P$5]" office:value-type="float" office:value="109" calcext:value-type="float">
            <text:p>109</text:p>
          </table:table-cell>
          <table:table-cell table:formula="of:=[.E66]-[.F66]" office:value-type="float" office:value="4971" calcext:value-type="float">
            <text:p>4971</text:p>
          </table:table-cell>
          <table:table-cell table:formula="of:=[.G66]*[.G66]" office:value-type="float" office:value="24710841" calcext:value-type="float">
            <text:p>2471084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90" calcext:value-type="float">
            <text:p>5290</text:p>
          </table:table-cell>
          <table:table-cell table:formula="of:=[.$L$5]+[.A67]*[.$M$5]+[.B67]*[.$N$5]+[.C67]*[.$O$5]+[.D67]*[.$P$5]" office:value-type="float" office:value="105" calcext:value-type="float">
            <text:p>105</text:p>
          </table:table-cell>
          <table:table-cell table:formula="of:=[.E67]-[.F67]" office:value-type="float" office:value="5185" calcext:value-type="float">
            <text:p>5185</text:p>
          </table:table-cell>
          <table:table-cell table:formula="of:=[.G67]*[.G67]" office:value-type="float" office:value="26884225" calcext:value-type="float">
            <text:p>268842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5]+[.A68]*[.$M$5]+[.B68]*[.$N$5]+[.C68]*[.$O$5]+[.D68]*[.$P$5]" office:value-type="float" office:value="100" calcext:value-type="float">
            <text:p>100</text:p>
          </table:table-cell>
          <table:table-cell table:formula="of:=[.E68]-[.F68]" office:value-type="float" office:value="5460" calcext:value-type="float">
            <text:p>5460</text:p>
          </table:table-cell>
          <table:table-cell table:formula="of:=[.G68]*[.G68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00" calcext:value-type="float">
            <text:p>5200</text:p>
          </table:table-cell>
          <table:table-cell table:formula="of:=[.$L$5]+[.A69]*[.$M$5]+[.B69]*[.$N$5]+[.C69]*[.$O$5]+[.D69]*[.$P$5]" office:value-type="float" office:value="109" calcext:value-type="float">
            <text:p>109</text:p>
          </table:table-cell>
          <table:table-cell table:formula="of:=[.E69]-[.F69]" office:value-type="float" office:value="5091" calcext:value-type="float">
            <text:p>5091</text:p>
          </table:table-cell>
          <table:table-cell table:formula="of:=[.G69]*[.G69]" office:value-type="float" office:value="25918281" calcext:value-type="float">
            <text:p>2591828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710" calcext:value-type="float">
            <text:p>5710</text:p>
          </table:table-cell>
          <table:table-cell table:formula="of:=[.$L$5]+[.A70]*[.$M$5]+[.B70]*[.$N$5]+[.C70]*[.$O$5]+[.D70]*[.$P$5]" office:value-type="float" office:value="101" calcext:value-type="float">
            <text:p>101</text:p>
          </table:table-cell>
          <table:table-cell table:formula="of:=[.E70]-[.F70]" office:value-type="float" office:value="5609" calcext:value-type="float">
            <text:p>5609</text:p>
          </table:table-cell>
          <table:table-cell table:formula="of:=[.G70]*[.G70]" office:value-type="float" office:value="31460881" calcext:value-type="float">
            <text:p>3146088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10" calcext:value-type="float">
            <text:p>5410</text:p>
          </table:table-cell>
          <table:table-cell table:formula="of:=[.$L$5]+[.A71]*[.$M$5]+[.B71]*[.$N$5]+[.C71]*[.$O$5]+[.D71]*[.$P$5]" office:value-type="float" office:value="104" calcext:value-type="float">
            <text:p>104</text:p>
          </table:table-cell>
          <table:table-cell table:formula="of:=[.E71]-[.F71]" office:value-type="float" office:value="5306" calcext:value-type="float">
            <text:p>5306</text:p>
          </table:table-cell>
          <table:table-cell table:formula="of:=[.G71]*[.G71]" office:value-type="float" office:value="28153636" calcext:value-type="float">
            <text:p>2815363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900" calcext:value-type="float">
            <text:p>4900</text:p>
          </table:table-cell>
          <table:table-cell table:formula="of:=[.$L$5]+[.A72]*[.$M$5]+[.B72]*[.$N$5]+[.C72]*[.$O$5]+[.D72]*[.$P$5]" office:value-type="float" office:value="104" calcext:value-type="float">
            <text:p>104</text:p>
          </table:table-cell>
          <table:table-cell table:formula="of:=[.E72]-[.F72]" office:value-type="float" office:value="4796" calcext:value-type="float">
            <text:p>4796</text:p>
          </table:table-cell>
          <table:table-cell table:formula="of:=[.G72]*[.G72]" office:value-type="float" office:value="23001616" calcext:value-type="float">
            <text:p>230016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table:formula="of:=[.$L$5]+[.A73]*[.$M$5]+[.B73]*[.$N$5]+[.C73]*[.$O$5]+[.D73]*[.$P$5]" office:value-type="float" office:value="101" calcext:value-type="float">
            <text:p>101</text:p>
          </table:table-cell>
          <table:table-cell table:formula="of:=[.E73]-[.F73]" office:value-type="float" office:value="5429" calcext:value-type="float">
            <text:p>5429</text:p>
          </table:table-cell>
          <table:table-cell table:formula="of:=[.G73]*[.G73]" office:value-type="float" office:value="29474041" calcext:value-type="float">
            <text:p>2947404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90" calcext:value-type="float">
            <text:p>5890</text:p>
          </table:table-cell>
          <table:table-cell table:formula="of:=[.$L$5]+[.A74]*[.$M$5]+[.B74]*[.$N$5]+[.C74]*[.$O$5]+[.D74]*[.$P$5]" office:value-type="float" office:value="104" calcext:value-type="float">
            <text:p>104</text:p>
          </table:table-cell>
          <table:table-cell table:formula="of:=[.E74]-[.F74]" office:value-type="float" office:value="5786" calcext:value-type="float">
            <text:p>5786</text:p>
          </table:table-cell>
          <table:table-cell table:formula="of:=[.G74]*[.G74]" office:value-type="float" office:value="33477796" calcext:value-type="float">
            <text:p>3347779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75]*[.$M$5]+[.B75]*[.$N$5]+[.C75]*[.$O$5]+[.D75]*[.$P$5]" office:value-type="float" office:value="105" calcext:value-type="float">
            <text:p>105</text:p>
          </table:table-cell>
          <table:table-cell table:formula="of:=[.E75]-[.F75]" office:value-type="float" office:value="5455" calcext:value-type="float">
            <text:p>5455</text:p>
          </table:table-cell>
          <table:table-cell table:formula="of:=[.G75]*[.G75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76]*[.$M$5]+[.B76]*[.$N$5]+[.C76]*[.$O$5]+[.D76]*[.$P$5]" office:value-type="float" office:value="101" calcext:value-type="float">
            <text:p>101</text:p>
          </table:table-cell>
          <table:table-cell table:formula="of:=[.E76]-[.F76]" office:value-type="float" office:value="5189" calcext:value-type="float">
            <text:p>5189</text:p>
          </table:table-cell>
          <table:table-cell table:formula="of:=[.G76]*[.G76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table:formula="of:=[.$L$5]+[.A77]*[.$M$5]+[.B77]*[.$N$5]+[.C77]*[.$O$5]+[.D77]*[.$P$5]" office:value-type="float" office:value="107" calcext:value-type="float">
            <text:p>107</text:p>
          </table:table-cell>
          <table:table-cell table:formula="of:=[.E77]-[.F77]" office:value-type="float" office:value="5183" calcext:value-type="float">
            <text:p>5183</text:p>
          </table:table-cell>
          <table:table-cell table:formula="of:=[.G77]*[.G77]" office:value-type="float" office:value="26863489" calcext:value-type="float">
            <text:p>2686348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20" calcext:value-type="float">
            <text:p>5620</text:p>
          </table:table-cell>
          <table:table-cell table:formula="of:=[.$L$5]+[.A78]*[.$M$5]+[.B78]*[.$N$5]+[.C78]*[.$O$5]+[.D78]*[.$P$5]" office:value-type="float" office:value="108" calcext:value-type="float">
            <text:p>108</text:p>
          </table:table-cell>
          <table:table-cell table:formula="of:=[.E78]-[.F78]" office:value-type="float" office:value="5512" calcext:value-type="float">
            <text:p>5512</text:p>
          </table:table-cell>
          <table:table-cell table:formula="of:=[.G78]*[.G78]" office:value-type="float" office:value="30382144" calcext:value-type="float">
            <text:p>303821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140" calcext:value-type="float">
            <text:p>5140</text:p>
          </table:table-cell>
          <table:table-cell table:formula="of:=[.$L$5]+[.A79]*[.$M$5]+[.B79]*[.$N$5]+[.C79]*[.$O$5]+[.D79]*[.$P$5]" office:value-type="float" office:value="110" calcext:value-type="float">
            <text:p>110</text:p>
          </table:table-cell>
          <table:table-cell table:formula="of:=[.E79]-[.F79]" office:value-type="float" office:value="5030" calcext:value-type="float">
            <text:p>5030</text:p>
          </table:table-cell>
          <table:table-cell table:formula="of:=[.G79]*[.G79]" office:value-type="float" office:value="25300900" calcext:value-type="float">
            <text:p>253009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40" calcext:value-type="float">
            <text:p>4840</text:p>
          </table:table-cell>
          <table:table-cell table:formula="of:=[.$L$5]+[.A80]*[.$M$5]+[.B80]*[.$N$5]+[.C80]*[.$O$5]+[.D80]*[.$P$5]" office:value-type="float" office:value="101" calcext:value-type="float">
            <text:p>101</text:p>
          </table:table-cell>
          <table:table-cell table:formula="of:=[.E80]-[.F80]" office:value-type="float" office:value="4739" calcext:value-type="float">
            <text:p>4739</text:p>
          </table:table-cell>
          <table:table-cell table:formula="of:=[.G80]*[.G80]" office:value-type="float" office:value="22458121" calcext:value-type="float">
            <text:p>2245812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30" calcext:value-type="float">
            <text:p>5530</text:p>
          </table:table-cell>
          <table:table-cell table:formula="of:=[.$L$5]+[.A81]*[.$M$5]+[.B81]*[.$N$5]+[.C81]*[.$O$5]+[.D81]*[.$P$5]" office:value-type="float" office:value="104" calcext:value-type="float">
            <text:p>104</text:p>
          </table:table-cell>
          <table:table-cell table:formula="of:=[.E81]-[.F81]" office:value-type="float" office:value="5426" calcext:value-type="float">
            <text:p>5426</text:p>
          </table:table-cell>
          <table:table-cell table:formula="of:=[.G81]*[.G81]" office:value-type="float" office:value="29441476" calcext:value-type="float">
            <text:p>2944147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40" calcext:value-type="float">
            <text:p>5440</text:p>
          </table:table-cell>
          <table:table-cell table:formula="of:=[.$L$5]+[.A82]*[.$M$5]+[.B82]*[.$N$5]+[.C82]*[.$O$5]+[.D82]*[.$P$5]" office:value-type="float" office:value="104" calcext:value-type="float">
            <text:p>104</text:p>
          </table:table-cell>
          <table:table-cell table:formula="of:=[.E82]-[.F82]" office:value-type="float" office:value="5336" calcext:value-type="float">
            <text:p>5336</text:p>
          </table:table-cell>
          <table:table-cell table:formula="of:=[.G82]*[.G82]" office:value-type="float" office:value="28472896" calcext:value-type="float">
            <text:p>2847289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20" calcext:value-type="float">
            <text:p>5620</text:p>
          </table:table-cell>
          <table:table-cell table:formula="of:=[.$L$5]+[.A83]*[.$M$5]+[.B83]*[.$N$5]+[.C83]*[.$O$5]+[.D83]*[.$P$5]" office:value-type="float" office:value="104" calcext:value-type="float">
            <text:p>104</text:p>
          </table:table-cell>
          <table:table-cell table:formula="of:=[.E83]-[.F83]" office:value-type="float" office:value="5516" calcext:value-type="float">
            <text:p>5516</text:p>
          </table:table-cell>
          <table:table-cell table:formula="of:=[.G83]*[.G83]" office:value-type="float" office:value="30426256" calcext:value-type="float">
            <text:p>3042625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5]+[.A84]*[.$M$5]+[.B84]*[.$N$5]+[.C84]*[.$O$5]+[.D84]*[.$P$5]" office:value-type="float" office:value="100" calcext:value-type="float">
            <text:p>100</text:p>
          </table:table-cell>
          <table:table-cell table:formula="of:=[.E84]-[.F84]" office:value-type="float" office:value="5370" calcext:value-type="float">
            <text:p>5370</text:p>
          </table:table-cell>
          <table:table-cell table:formula="of:=[.G84]*[.G84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85]*[.$M$5]+[.B85]*[.$N$5]+[.C85]*[.$O$5]+[.D85]*[.$P$5]" office:value-type="float" office:value="110" calcext:value-type="float">
            <text:p>110</text:p>
          </table:table-cell>
          <table:table-cell table:formula="of:=[.E85]-[.F85]" office:value-type="float" office:value="5300" calcext:value-type="float">
            <text:p>5300</text:p>
          </table:table-cell>
          <table:table-cell table:formula="of:=[.G85]*[.G85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86]*[.$M$5]+[.B86]*[.$N$5]+[.C86]*[.$O$5]+[.D86]*[.$P$5]" office:value-type="float" office:value="110" calcext:value-type="float">
            <text:p>110</text:p>
          </table:table-cell>
          <table:table-cell table:formula="of:=[.E86]-[.F86]" office:value-type="float" office:value="5420" calcext:value-type="float">
            <text:p>5420</text:p>
          </table:table-cell>
          <table:table-cell table:formula="of:=[.G86]*[.G86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80" calcext:value-type="float">
            <text:p>5380</text:p>
          </table:table-cell>
          <table:table-cell table:formula="of:=[.$L$5]+[.A87]*[.$M$5]+[.B87]*[.$N$5]+[.C87]*[.$O$5]+[.D87]*[.$P$5]" office:value-type="float" office:value="106" calcext:value-type="float">
            <text:p>106</text:p>
          </table:table-cell>
          <table:table-cell table:formula="of:=[.E87]-[.F87]" office:value-type="float" office:value="5274" calcext:value-type="float">
            <text:p>5274</text:p>
          </table:table-cell>
          <table:table-cell table:formula="of:=[.G87]*[.G87]" office:value-type="float" office:value="27815076" calcext:value-type="float">
            <text:p>2781507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20" calcext:value-type="float">
            <text:p>5620</text:p>
          </table:table-cell>
          <table:table-cell table:formula="of:=[.$L$5]+[.A88]*[.$M$5]+[.B88]*[.$N$5]+[.C88]*[.$O$5]+[.D88]*[.$P$5]" office:value-type="float" office:value="110" calcext:value-type="float">
            <text:p>110</text:p>
          </table:table-cell>
          <table:table-cell table:formula="of:=[.E88]-[.F88]" office:value-type="float" office:value="5510" calcext:value-type="float">
            <text:p>5510</text:p>
          </table:table-cell>
          <table:table-cell table:formula="of:=[.G88]*[.G88]" office:value-type="float" office:value="30360100" calcext:value-type="float">
            <text:p>303601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50" calcext:value-type="float">
            <text:p>5350</text:p>
          </table:table-cell>
          <table:table-cell table:formula="of:=[.$L$5]+[.A89]*[.$M$5]+[.B89]*[.$N$5]+[.C89]*[.$O$5]+[.D89]*[.$P$5]" office:value-type="float" office:value="110" calcext:value-type="float">
            <text:p>110</text:p>
          </table:table-cell>
          <table:table-cell table:formula="of:=[.E89]-[.F89]" office:value-type="float" office:value="5240" calcext:value-type="float">
            <text:p>5240</text:p>
          </table:table-cell>
          <table:table-cell table:formula="of:=[.G89]*[.G89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50" calcext:value-type="float">
            <text:p>5350</text:p>
          </table:table-cell>
          <table:table-cell table:formula="of:=[.$L$5]+[.A90]*[.$M$5]+[.B90]*[.$N$5]+[.C90]*[.$O$5]+[.D90]*[.$P$5]" office:value-type="float" office:value="109" calcext:value-type="float">
            <text:p>109</text:p>
          </table:table-cell>
          <table:table-cell table:formula="of:=[.E90]-[.F90]" office:value-type="float" office:value="5241" calcext:value-type="float">
            <text:p>5241</text:p>
          </table:table-cell>
          <table:table-cell table:formula="of:=[.G90]*[.G90]" office:value-type="float" office:value="27468081" calcext:value-type="float">
            <text:p>2746808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91]*[.$M$5]+[.B91]*[.$N$5]+[.C91]*[.$O$5]+[.D91]*[.$P$5]" office:value-type="float" office:value="108" calcext:value-type="float">
            <text:p>108</text:p>
          </table:table-cell>
          <table:table-cell table:formula="of:=[.E91]-[.F91]" office:value-type="float" office:value="5242" calcext:value-type="float">
            <text:p>5242</text:p>
          </table:table-cell>
          <table:table-cell table:formula="of:=[.G91]*[.G91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10" calcext:value-type="float">
            <text:p>5410</text:p>
          </table:table-cell>
          <table:table-cell table:formula="of:=[.$L$5]+[.A92]*[.$M$5]+[.B92]*[.$N$5]+[.C92]*[.$O$5]+[.D92]*[.$P$5]" office:value-type="float" office:value="100" calcext:value-type="float">
            <text:p>100</text:p>
          </table:table-cell>
          <table:table-cell table:formula="of:=[.E92]-[.F92]" office:value-type="float" office:value="5310" calcext:value-type="float">
            <text:p>5310</text:p>
          </table:table-cell>
          <table:table-cell table:formula="of:=[.G92]*[.G92]" office:value-type="float" office:value="28196100" calcext:value-type="float">
            <text:p>281961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  <table:table-cell table:formula="of:=[.$L$5]+[.A93]*[.$M$5]+[.B93]*[.$N$5]+[.C93]*[.$O$5]+[.D93]*[.$P$5]" office:value-type="float" office:value="104" calcext:value-type="float">
            <text:p>104</text:p>
          </table:table-cell>
          <table:table-cell table:formula="of:=[.E93]-[.F93]" office:value-type="float" office:value="5696" calcext:value-type="float">
            <text:p>5696</text:p>
          </table:table-cell>
          <table:table-cell table:formula="of:=[.G93]*[.G93]" office:value-type="float" office:value="32444416" calcext:value-type="float">
            <text:p>3244441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10" calcext:value-type="float">
            <text:p>5410</text:p>
          </table:table-cell>
          <table:table-cell table:formula="of:=[.$L$5]+[.A94]*[.$M$5]+[.B94]*[.$N$5]+[.C94]*[.$O$5]+[.D94]*[.$P$5]" office:value-type="float" office:value="104" calcext:value-type="float">
            <text:p>104</text:p>
          </table:table-cell>
          <table:table-cell table:formula="of:=[.E94]-[.F94]" office:value-type="float" office:value="5306" calcext:value-type="float">
            <text:p>5306</text:p>
          </table:table-cell>
          <table:table-cell table:formula="of:=[.G94]*[.G94]" office:value-type="float" office:value="28153636" calcext:value-type="float">
            <text:p>2815363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  <table:table-cell table:formula="of:=[.$L$5]+[.A95]*[.$M$5]+[.B95]*[.$N$5]+[.C95]*[.$O$5]+[.D95]*[.$P$5]" office:value-type="float" office:value="103" calcext:value-type="float">
            <text:p>103</text:p>
          </table:table-cell>
          <table:table-cell table:formula="of:=[.E95]-[.F95]" office:value-type="float" office:value="5277" calcext:value-type="float">
            <text:p>5277</text:p>
          </table:table-cell>
          <table:table-cell table:formula="of:=[.G95]*[.G95]" office:value-type="float" office:value="27846729" calcext:value-type="float">
            <text:p>27846729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50" calcext:value-type="float">
            <text:p>4750</text:p>
          </table:table-cell>
          <table:table-cell table:formula="of:=[.$L$5]+[.A96]*[.$M$5]+[.B96]*[.$N$5]+[.C96]*[.$O$5]+[.D96]*[.$P$5]" office:value-type="float" office:value="108" calcext:value-type="float">
            <text:p>108</text:p>
          </table:table-cell>
          <table:table-cell table:formula="of:=[.E96]-[.F96]" office:value-type="float" office:value="4642" calcext:value-type="float">
            <text:p>4642</text:p>
          </table:table-cell>
          <table:table-cell table:formula="of:=[.G96]*[.G96]" office:value-type="float" office:value="21548164" calcext:value-type="float">
            <text:p>2154816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20" calcext:value-type="float">
            <text:p>5620</text:p>
          </table:table-cell>
          <table:table-cell table:formula="of:=[.$L$5]+[.A97]*[.$M$5]+[.B97]*[.$N$5]+[.C97]*[.$O$5]+[.D97]*[.$P$5]" office:value-type="float" office:value="102" calcext:value-type="float">
            <text:p>102</text:p>
          </table:table-cell>
          <table:table-cell table:formula="of:=[.E97]-[.F97]" office:value-type="float" office:value="5518" calcext:value-type="float">
            <text:p>5518</text:p>
          </table:table-cell>
          <table:table-cell table:formula="of:=[.G97]*[.G97]" office:value-type="float" office:value="30448324" calcext:value-type="float">
            <text:p>30448324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810" calcext:value-type="float">
            <text:p>4810</text:p>
          </table:table-cell>
          <table:table-cell table:formula="of:=[.$L$5]+[.A98]*[.$M$5]+[.B98]*[.$N$5]+[.C98]*[.$O$5]+[.D98]*[.$P$5]" office:value-type="float" office:value="102" calcext:value-type="float">
            <text:p>102</text:p>
          </table:table-cell>
          <table:table-cell table:formula="of:=[.E98]-[.F98]" office:value-type="float" office:value="4708" calcext:value-type="float">
            <text:p>4708</text:p>
          </table:table-cell>
          <table:table-cell table:formula="of:=[.G98]*[.G98]" office:value-type="float" office:value="22165264" calcext:value-type="float">
            <text:p>221652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  <table:table-cell table:formula="of:=[.$L$5]+[.A99]*[.$M$5]+[.B99]*[.$N$5]+[.C99]*[.$O$5]+[.D99]*[.$P$5]" office:value-type="float" office:value="103" calcext:value-type="float">
            <text:p>103</text:p>
          </table:table-cell>
          <table:table-cell table:formula="of:=[.E99]-[.F99]" office:value-type="float" office:value="5577" calcext:value-type="float">
            <text:p>5577</text:p>
          </table:table-cell>
          <table:table-cell table:formula="of:=[.G99]*[.G99]" office:value-type="float" office:value="31102929" calcext:value-type="float">
            <text:p>3110292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30" calcext:value-type="float">
            <text:p>5530</text:p>
          </table:table-cell>
          <table:table-cell table:formula="of:=[.$L$5]+[.A100]*[.$M$5]+[.B100]*[.$N$5]+[.C100]*[.$O$5]+[.D100]*[.$P$5]" office:value-type="float" office:value="107" calcext:value-type="float">
            <text:p>107</text:p>
          </table:table-cell>
          <table:table-cell table:formula="of:=[.E100]-[.F100]" office:value-type="float" office:value="5423" calcext:value-type="float">
            <text:p>5423</text:p>
          </table:table-cell>
          <table:table-cell table:formula="of:=[.G100]*[.G100]" office:value-type="float" office:value="29408929" calcext:value-type="float">
            <text:p>2940892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80" calcext:value-type="float">
            <text:p>5080</text:p>
          </table:table-cell>
          <table:table-cell table:formula="of:=[.$L$5]+[.A101]*[.$M$5]+[.B101]*[.$N$5]+[.C101]*[.$O$5]+[.D101]*[.$P$5]" office:value-type="float" office:value="110" calcext:value-type="float">
            <text:p>110</text:p>
          </table:table-cell>
          <table:table-cell table:formula="of:=[.E101]-[.F101]" office:value-type="float" office:value="4970" calcext:value-type="float">
            <text:p>4970</text:p>
          </table:table-cell>
          <table:table-cell table:formula="of:=[.G101]*[.G101]" office:value-type="float" office:value="24700900" calcext:value-type="float">
            <text:p>247009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50" calcext:value-type="float">
            <text:p>5950</text:p>
          </table:table-cell>
          <table:table-cell table:formula="of:=[.$L$5]+[.A102]*[.$M$5]+[.B102]*[.$N$5]+[.C102]*[.$O$5]+[.D102]*[.$P$5]" office:value-type="float" office:value="104" calcext:value-type="float">
            <text:p>104</text:p>
          </table:table-cell>
          <table:table-cell table:formula="of:=[.E102]-[.F102]" office:value-type="float" office:value="5846" calcext:value-type="float">
            <text:p>5846</text:p>
          </table:table-cell>
          <table:table-cell table:formula="of:=[.G102]*[.G102]" office:value-type="float" office:value="34175716" calcext:value-type="float">
            <text:p>3417571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920" calcext:value-type="float">
            <text:p>5920</text:p>
          </table:table-cell>
          <table:table-cell table:formula="of:=[.$L$5]+[.A103]*[.$M$5]+[.B103]*[.$N$5]+[.C103]*[.$O$5]+[.D103]*[.$P$5]" office:value-type="float" office:value="109" calcext:value-type="float">
            <text:p>109</text:p>
          </table:table-cell>
          <table:table-cell table:formula="of:=[.E103]-[.F103]" office:value-type="float" office:value="5811" calcext:value-type="float">
            <text:p>5811</text:p>
          </table:table-cell>
          <table:table-cell table:formula="of:=[.G103]*[.G103]" office:value-type="float" office:value="33767721" calcext:value-type="float">
            <text:p>337677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10" calcext:value-type="float">
            <text:p>5410</text:p>
          </table:table-cell>
          <table:table-cell table:formula="of:=[.$L$5]+[.A104]*[.$M$5]+[.B104]*[.$N$5]+[.C104]*[.$O$5]+[.D104]*[.$P$5]" office:value-type="float" office:value="102" calcext:value-type="float">
            <text:p>102</text:p>
          </table:table-cell>
          <table:table-cell table:formula="of:=[.E104]-[.F104]" office:value-type="float" office:value="5308" calcext:value-type="float">
            <text:p>5308</text:p>
          </table:table-cell>
          <table:table-cell table:formula="of:=[.G104]*[.G104]" office:value-type="float" office:value="28174864" calcext:value-type="float">
            <text:p>2817486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105]*[.$M$5]+[.B105]*[.$N$5]+[.C105]*[.$O$5]+[.D105]*[.$P$5]" office:value-type="float" office:value="105" calcext:value-type="float">
            <text:p>105</text:p>
          </table:table-cell>
          <table:table-cell table:formula="of:=[.E105]-[.F105]" office:value-type="float" office:value="5335" calcext:value-type="float">
            <text:p>5335</text:p>
          </table:table-cell>
          <table:table-cell table:formula="of:=[.G105]*[.G105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110" calcext:value-type="float">
            <text:p>5110</text:p>
          </table:table-cell>
          <table:table-cell table:formula="of:=[.$L$5]+[.A106]*[.$M$5]+[.B106]*[.$N$5]+[.C106]*[.$O$5]+[.D106]*[.$P$5]" office:value-type="float" office:value="108" calcext:value-type="float">
            <text:p>108</text:p>
          </table:table-cell>
          <table:table-cell table:formula="of:=[.E106]-[.F106]" office:value-type="float" office:value="5002" calcext:value-type="float">
            <text:p>5002</text:p>
          </table:table-cell>
          <table:table-cell table:formula="of:=[.G106]*[.G106]" office:value-type="float" office:value="25020004" calcext:value-type="float">
            <text:p>2502000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107]*[.$M$5]+[.B107]*[.$N$5]+[.C107]*[.$O$5]+[.D107]*[.$P$5]" office:value-type="float" office:value="101" calcext:value-type="float">
            <text:p>101</text:p>
          </table:table-cell>
          <table:table-cell table:formula="of:=[.E107]-[.F107]" office:value-type="float" office:value="5189" calcext:value-type="float">
            <text:p>5189</text:p>
          </table:table-cell>
          <table:table-cell table:formula="of:=[.G107]*[.G107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108]*[.$M$5]+[.B108]*[.$N$5]+[.C108]*[.$O$5]+[.D108]*[.$P$5]" office:value-type="float" office:value="105" calcext:value-type="float">
            <text:p>105</text:p>
          </table:table-cell>
          <table:table-cell table:formula="of:=[.E108]-[.F108]" office:value-type="float" office:value="5275" calcext:value-type="float">
            <text:p>5275</text:p>
          </table:table-cell>
          <table:table-cell table:formula="of:=[.G108]*[.G108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table:formula="of:=[.$L$5]+[.A109]*[.$M$5]+[.B109]*[.$N$5]+[.C109]*[.$O$5]+[.D109]*[.$P$5]" office:value-type="float" office:value="107" calcext:value-type="float">
            <text:p>107</text:p>
          </table:table-cell>
          <table:table-cell table:formula="of:=[.E109]-[.F109]" office:value-type="float" office:value="5093" calcext:value-type="float">
            <text:p>5093</text:p>
          </table:table-cell>
          <table:table-cell table:formula="of:=[.G109]*[.G109]" office:value-type="float" office:value="25938649" calcext:value-type="float">
            <text:p>2593864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10" calcext:value-type="float">
            <text:p>5710</text:p>
          </table:table-cell>
          <table:table-cell table:formula="of:=[.$L$5]+[.A110]*[.$M$5]+[.B110]*[.$N$5]+[.C110]*[.$O$5]+[.D110]*[.$P$5]" office:value-type="float" office:value="105" calcext:value-type="float">
            <text:p>105</text:p>
          </table:table-cell>
          <table:table-cell table:formula="of:=[.E110]-[.F110]" office:value-type="float" office:value="5605" calcext:value-type="float">
            <text:p>5605</text:p>
          </table:table-cell>
          <table:table-cell table:formula="of:=[.G110]*[.G110]" office:value-type="float" office:value="31416025" calcext:value-type="float">
            <text:p>314160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111]*[.$M$5]+[.B111]*[.$N$5]+[.C111]*[.$O$5]+[.D111]*[.$P$5]" office:value-type="float" office:value="109" calcext:value-type="float">
            <text:p>109</text:p>
          </table:table-cell>
          <table:table-cell table:formula="of:=[.E111]-[.F111]" office:value-type="float" office:value="5481" calcext:value-type="float">
            <text:p>5481</text:p>
          </table:table-cell>
          <table:table-cell table:formula="of:=[.G111]*[.G111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112]*[.$M$5]+[.B112]*[.$N$5]+[.C112]*[.$O$5]+[.D112]*[.$P$5]" office:value-type="float" office:value="110" calcext:value-type="float">
            <text:p>110</text:p>
          </table:table-cell>
          <table:table-cell table:formula="of:=[.E112]-[.F112]" office:value-type="float" office:value="5180" calcext:value-type="float">
            <text:p>5180</text:p>
          </table:table-cell>
          <table:table-cell table:formula="of:=[.G112]*[.G112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20" calcext:value-type="float">
            <text:p>5020</text:p>
          </table:table-cell>
          <table:table-cell table:formula="of:=[.$L$5]+[.A113]*[.$M$5]+[.B113]*[.$N$5]+[.C113]*[.$O$5]+[.D113]*[.$P$5]" office:value-type="float" office:value="108" calcext:value-type="float">
            <text:p>108</text:p>
          </table:table-cell>
          <table:table-cell table:formula="of:=[.E113]-[.F113]" office:value-type="float" office:value="4912" calcext:value-type="float">
            <text:p>4912</text:p>
          </table:table-cell>
          <table:table-cell table:formula="of:=[.G113]*[.G113]" office:value-type="float" office:value="24127744" calcext:value-type="float">
            <text:p>2412774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114]*[.$M$5]+[.B114]*[.$N$5]+[.C114]*[.$O$5]+[.D114]*[.$P$5]" office:value-type="float" office:value="109" calcext:value-type="float">
            <text:p>109</text:p>
          </table:table-cell>
          <table:table-cell table:formula="of:=[.E114]-[.F114]" office:value-type="float" office:value="5331" calcext:value-type="float">
            <text:p>5331</text:p>
          </table:table-cell>
          <table:table-cell table:formula="of:=[.G114]*[.G114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115]*[.$M$5]+[.B115]*[.$N$5]+[.C115]*[.$O$5]+[.D115]*[.$P$5]" office:value-type="float" office:value="101" calcext:value-type="float">
            <text:p>101</text:p>
          </table:table-cell>
          <table:table-cell table:formula="of:=[.E115]-[.F115]" office:value-type="float" office:value="5519" calcext:value-type="float">
            <text:p>5519</text:p>
          </table:table-cell>
          <table:table-cell table:formula="of:=[.G115]*[.G115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table:formula="of:=[.$L$5]+[.A116]*[.$M$5]+[.B116]*[.$N$5]+[.C116]*[.$O$5]+[.D116]*[.$P$5]" office:value-type="float" office:value="102" calcext:value-type="float">
            <text:p>102</text:p>
          </table:table-cell>
          <table:table-cell table:formula="of:=[.E116]-[.F116]" office:value-type="float" office:value="5668" calcext:value-type="float">
            <text:p>5668</text:p>
          </table:table-cell>
          <table:table-cell table:formula="of:=[.G116]*[.G116]" office:value-type="float" office:value="32126224" calcext:value-type="float">
            <text:p>3212622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20" calcext:value-type="float">
            <text:p>5320</text:p>
          </table:table-cell>
          <table:table-cell table:formula="of:=[.$L$5]+[.A117]*[.$M$5]+[.B117]*[.$N$5]+[.C117]*[.$O$5]+[.D117]*[.$P$5]" office:value-type="float" office:value="104" calcext:value-type="float">
            <text:p>104</text:p>
          </table:table-cell>
          <table:table-cell table:formula="of:=[.E117]-[.F117]" office:value-type="float" office:value="5216" calcext:value-type="float">
            <text:p>5216</text:p>
          </table:table-cell>
          <table:table-cell table:formula="of:=[.G117]*[.G117]" office:value-type="float" office:value="27206656" calcext:value-type="float">
            <text:p>2720665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118]*[.$M$5]+[.B118]*[.$N$5]+[.C118]*[.$O$5]+[.D118]*[.$P$5]" office:value-type="float" office:value="106" calcext:value-type="float">
            <text:p>106</text:p>
          </table:table-cell>
          <table:table-cell table:formula="of:=[.E118]-[.F118]" office:value-type="float" office:value="5394" calcext:value-type="float">
            <text:p>5394</text:p>
          </table:table-cell>
          <table:table-cell table:formula="of:=[.G118]*[.G118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20" calcext:value-type="float">
            <text:p>5620</text:p>
          </table:table-cell>
          <table:table-cell table:formula="of:=[.$L$5]+[.A119]*[.$M$5]+[.B119]*[.$N$5]+[.C119]*[.$O$5]+[.D119]*[.$P$5]" office:value-type="float" office:value="109" calcext:value-type="float">
            <text:p>109</text:p>
          </table:table-cell>
          <table:table-cell table:formula="of:=[.E119]-[.F119]" office:value-type="float" office:value="5511" calcext:value-type="float">
            <text:p>5511</text:p>
          </table:table-cell>
          <table:table-cell table:formula="of:=[.G119]*[.G119]" office:value-type="float" office:value="30371121" calcext:value-type="float">
            <text:p>3037112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120]*[.$M$5]+[.B120]*[.$N$5]+[.C120]*[.$O$5]+[.D120]*[.$P$5]" office:value-type="float" office:value="110" calcext:value-type="float">
            <text:p>110</text:p>
          </table:table-cell>
          <table:table-cell table:formula="of:=[.E120]-[.F120]" office:value-type="float" office:value="5180" calcext:value-type="float">
            <text:p>5180</text:p>
          </table:table-cell>
          <table:table-cell table:formula="of:=[.G120]*[.G120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40" calcext:value-type="float">
            <text:p>5740</text:p>
          </table:table-cell>
          <table:table-cell table:formula="of:=[.$L$5]+[.A121]*[.$M$5]+[.B121]*[.$N$5]+[.C121]*[.$O$5]+[.D121]*[.$P$5]" office:value-type="float" office:value="102" calcext:value-type="float">
            <text:p>102</text:p>
          </table:table-cell>
          <table:table-cell table:formula="of:=[.E121]-[.F121]" office:value-type="float" office:value="5638" calcext:value-type="float">
            <text:p>5638</text:p>
          </table:table-cell>
          <table:table-cell table:formula="of:=[.G121]*[.G121]" office:value-type="float" office:value="31787044" calcext:value-type="float">
            <text:p>3178704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70" calcext:value-type="float">
            <text:p>5470</text:p>
          </table:table-cell>
          <table:table-cell table:formula="of:=[.$L$5]+[.A122]*[.$M$5]+[.B122]*[.$N$5]+[.C122]*[.$O$5]+[.D122]*[.$P$5]" office:value-type="float" office:value="108" calcext:value-type="float">
            <text:p>108</text:p>
          </table:table-cell>
          <table:table-cell table:formula="of:=[.E122]-[.F122]" office:value-type="float" office:value="5362" calcext:value-type="float">
            <text:p>5362</text:p>
          </table:table-cell>
          <table:table-cell table:formula="of:=[.G122]*[.G122]" office:value-type="float" office:value="28751044" calcext:value-type="float">
            <text:p>2875104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123]*[.$M$5]+[.B123]*[.$N$5]+[.C123]*[.$O$5]+[.D123]*[.$P$5]" office:value-type="float" office:value="104" calcext:value-type="float">
            <text:p>104</text:p>
          </table:table-cell>
          <table:table-cell table:formula="of:=[.E123]-[.F123]" office:value-type="float" office:value="5456" calcext:value-type="float">
            <text:p>5456</text:p>
          </table:table-cell>
          <table:table-cell table:formula="of:=[.G123]*[.G123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table:formula="of:=[.$L$5]+[.A124]*[.$M$5]+[.B124]*[.$N$5]+[.C124]*[.$O$5]+[.D124]*[.$P$5]" office:value-type="float" office:value="103" calcext:value-type="float">
            <text:p>103</text:p>
          </table:table-cell>
          <table:table-cell table:formula="of:=[.E124]-[.F124]" office:value-type="float" office:value="5307" calcext:value-type="float">
            <text:p>5307</text:p>
          </table:table-cell>
          <table:table-cell table:formula="of:=[.G124]*[.G124]" office:value-type="float" office:value="28164249" calcext:value-type="float">
            <text:p>2816424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  <table:table-cell table:formula="of:=[.$L$5]+[.A125]*[.$M$5]+[.B125]*[.$N$5]+[.C125]*[.$O$5]+[.D125]*[.$P$5]" office:value-type="float" office:value="105" calcext:value-type="float">
            <text:p>105</text:p>
          </table:table-cell>
          <table:table-cell table:formula="of:=[.E125]-[.F125]" office:value-type="float" office:value="5485" calcext:value-type="float">
            <text:p>5485</text:p>
          </table:table-cell>
          <table:table-cell table:formula="of:=[.G125]*[.G125]" office:value-type="float" office:value="30085225" calcext:value-type="float">
            <text:p>300852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5]+[.A126]*[.$M$5]+[.B126]*[.$N$5]+[.C126]*[.$O$5]+[.D126]*[.$P$5]" office:value-type="float" office:value="102" calcext:value-type="float">
            <text:p>102</text:p>
          </table:table-cell>
          <table:table-cell table:formula="of:=[.E126]-[.F126]" office:value-type="float" office:value="5458" calcext:value-type="float">
            <text:p>5458</text:p>
          </table:table-cell>
          <table:table-cell table:formula="of:=[.G126]*[.G126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table:formula="of:=[.$L$5]+[.A127]*[.$M$5]+[.B127]*[.$N$5]+[.C127]*[.$O$5]+[.D127]*[.$P$5]" office:value-type="float" office:value="100" calcext:value-type="float">
            <text:p>100</text:p>
          </table:table-cell>
          <table:table-cell table:formula="of:=[.E127]-[.F127]" office:value-type="float" office:value="5580" calcext:value-type="float">
            <text:p>5580</text:p>
          </table:table-cell>
          <table:table-cell table:formula="of:=[.G127]*[.G127]" office:value-type="float" office:value="31136400" calcext:value-type="float">
            <text:p>311364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20" calcext:value-type="float">
            <text:p>5020</text:p>
          </table:table-cell>
          <table:table-cell table:formula="of:=[.$L$5]+[.A128]*[.$M$5]+[.B128]*[.$N$5]+[.C128]*[.$O$5]+[.D128]*[.$P$5]" office:value-type="float" office:value="101" calcext:value-type="float">
            <text:p>101</text:p>
          </table:table-cell>
          <table:table-cell table:formula="of:=[.E128]-[.F128]" office:value-type="float" office:value="4919" calcext:value-type="float">
            <text:p>4919</text:p>
          </table:table-cell>
          <table:table-cell table:formula="of:=[.G128]*[.G128]" office:value-type="float" office:value="24196561" calcext:value-type="float">
            <text:p>241965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90" calcext:value-type="float">
            <text:p>5590</text:p>
          </table:table-cell>
          <table:table-cell table:formula="of:=[.$L$5]+[.A129]*[.$M$5]+[.B129]*[.$N$5]+[.C129]*[.$O$5]+[.D129]*[.$P$5]" office:value-type="float" office:value="110" calcext:value-type="float">
            <text:p>110</text:p>
          </table:table-cell>
          <table:table-cell table:formula="of:=[.E129]-[.F129]" office:value-type="float" office:value="5480" calcext:value-type="float">
            <text:p>5480</text:p>
          </table:table-cell>
          <table:table-cell table:formula="of:=[.G129]*[.G129]" office:value-type="float" office:value="30030400" calcext:value-type="float">
            <text:p>30030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80" calcext:value-type="float">
            <text:p>5380</text:p>
          </table:table-cell>
          <table:table-cell table:formula="of:=[.$L$5]+[.A130]*[.$M$5]+[.B130]*[.$N$5]+[.C130]*[.$O$5]+[.D130]*[.$P$5]" office:value-type="float" office:value="101" calcext:value-type="float">
            <text:p>101</text:p>
          </table:table-cell>
          <table:table-cell table:formula="of:=[.E130]-[.F130]" office:value-type="float" office:value="5279" calcext:value-type="float">
            <text:p>5279</text:p>
          </table:table-cell>
          <table:table-cell table:formula="of:=[.G130]*[.G130]" office:value-type="float" office:value="27867841" calcext:value-type="float">
            <text:p>2786784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30" calcext:value-type="float">
            <text:p>5530</text:p>
          </table:table-cell>
          <table:table-cell table:formula="of:=[.$L$5]+[.A131]*[.$M$5]+[.B131]*[.$N$5]+[.C131]*[.$O$5]+[.D131]*[.$P$5]" office:value-type="float" office:value="103" calcext:value-type="float">
            <text:p>103</text:p>
          </table:table-cell>
          <table:table-cell table:formula="of:=[.E131]-[.F131]" office:value-type="float" office:value="5427" calcext:value-type="float">
            <text:p>5427</text:p>
          </table:table-cell>
          <table:table-cell table:formula="of:=[.G131]*[.G131]" office:value-type="float" office:value="29452329" calcext:value-type="float">
            <text:p>2945232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140" calcext:value-type="float">
            <text:p>5140</text:p>
          </table:table-cell>
          <table:table-cell table:formula="of:=[.$L$5]+[.A132]*[.$M$5]+[.B132]*[.$N$5]+[.C132]*[.$O$5]+[.D132]*[.$P$5]" office:value-type="float" office:value="104" calcext:value-type="float">
            <text:p>104</text:p>
          </table:table-cell>
          <table:table-cell table:formula="of:=[.E132]-[.F132]" office:value-type="float" office:value="5036" calcext:value-type="float">
            <text:p>5036</text:p>
          </table:table-cell>
          <table:table-cell table:formula="of:=[.G132]*[.G132]" office:value-type="float" office:value="25361296" calcext:value-type="float">
            <text:p>2536129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  <table:table-cell table:formula="of:=[.$L$5]+[.A133]*[.$M$5]+[.B133]*[.$N$5]+[.C133]*[.$O$5]+[.D133]*[.$P$5]" office:value-type="float" office:value="101" calcext:value-type="float">
            <text:p>101</text:p>
          </table:table-cell>
          <table:table-cell table:formula="of:=[.E133]-[.F133]" office:value-type="float" office:value="5549" calcext:value-type="float">
            <text:p>5549</text:p>
          </table:table-cell>
          <table:table-cell table:formula="of:=[.G133]*[.G133]" office:value-type="float" office:value="30791401" calcext:value-type="float">
            <text:p>3079140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table:formula="of:=[.$L$5]+[.A134]*[.$M$5]+[.B134]*[.$N$5]+[.C134]*[.$O$5]+[.D134]*[.$P$5]" office:value-type="float" office:value="107" calcext:value-type="float">
            <text:p>107</text:p>
          </table:table-cell>
          <table:table-cell table:formula="of:=[.E134]-[.F134]" office:value-type="float" office:value="5393" calcext:value-type="float">
            <text:p>5393</text:p>
          </table:table-cell>
          <table:table-cell table:formula="of:=[.G134]*[.G134]" office:value-type="float" office:value="29084449" calcext:value-type="float">
            <text:p>2908444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350" calcext:value-type="float">
            <text:p>5350</text:p>
          </table:table-cell>
          <table:table-cell table:formula="of:=[.$L$5]+[.A135]*[.$M$5]+[.B135]*[.$N$5]+[.C135]*[.$O$5]+[.D135]*[.$P$5]" office:value-type="float" office:value="107" calcext:value-type="float">
            <text:p>107</text:p>
          </table:table-cell>
          <table:table-cell table:formula="of:=[.E135]-[.F135]" office:value-type="float" office:value="5243" calcext:value-type="float">
            <text:p>5243</text:p>
          </table:table-cell>
          <table:table-cell table:formula="of:=[.G135]*[.G135]" office:value-type="float" office:value="27489049" calcext:value-type="float">
            <text:p>2748904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860" calcext:value-type="float">
            <text:p>5860</text:p>
          </table:table-cell>
          <table:table-cell table:formula="of:=[.$L$5]+[.A136]*[.$M$5]+[.B136]*[.$N$5]+[.C136]*[.$O$5]+[.D136]*[.$P$5]" office:value-type="float" office:value="102" calcext:value-type="float">
            <text:p>102</text:p>
          </table:table-cell>
          <table:table-cell table:formula="of:=[.E136]-[.F136]" office:value-type="float" office:value="5758" calcext:value-type="float">
            <text:p>5758</text:p>
          </table:table-cell>
          <table:table-cell table:formula="of:=[.G136]*[.G136]" office:value-type="float" office:value="33154564" calcext:value-type="float">
            <text:p>3315456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30" calcext:value-type="float">
            <text:p>5830</text:p>
          </table:table-cell>
          <table:table-cell table:formula="of:=[.$L$5]+[.A137]*[.$M$5]+[.B137]*[.$N$5]+[.C137]*[.$O$5]+[.D137]*[.$P$5]" office:value-type="float" office:value="102" calcext:value-type="float">
            <text:p>102</text:p>
          </table:table-cell>
          <table:table-cell table:formula="of:=[.E137]-[.F137]" office:value-type="float" office:value="5728" calcext:value-type="float">
            <text:p>5728</text:p>
          </table:table-cell>
          <table:table-cell table:formula="of:=[.G137]*[.G137]" office:value-type="float" office:value="32809984" calcext:value-type="float">
            <text:p>3280998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20" calcext:value-type="float">
            <text:p>5320</text:p>
          </table:table-cell>
          <table:table-cell table:formula="of:=[.$L$5]+[.A138]*[.$M$5]+[.B138]*[.$N$5]+[.C138]*[.$O$5]+[.D138]*[.$P$5]" office:value-type="float" office:value="106" calcext:value-type="float">
            <text:p>106</text:p>
          </table:table-cell>
          <table:table-cell table:formula="of:=[.E138]-[.F138]" office:value-type="float" office:value="5214" calcext:value-type="float">
            <text:p>5214</text:p>
          </table:table-cell>
          <table:table-cell table:formula="of:=[.G138]*[.G138]" office:value-type="float" office:value="27185796" calcext:value-type="float">
            <text:p>2718579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formula="of:=[.$L$5]+[.A139]*[.$M$5]+[.B139]*[.$N$5]+[.C139]*[.$O$5]+[.D139]*[.$P$5]" office:value-type="float" office:value="105" calcext:value-type="float">
            <text:p>105</text:p>
          </table:table-cell>
          <table:table-cell table:formula="of:=[.E139]-[.F139]" office:value-type="float" office:value="5215" calcext:value-type="float">
            <text:p>5215</text:p>
          </table:table-cell>
          <table:table-cell table:formula="of:=[.G139]*[.G139]" office:value-type="float" office:value="27196225" calcext:value-type="float">
            <text:p>27196225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950" calcext:value-type="float">
            <text:p>5950</text:p>
          </table:table-cell>
          <table:table-cell table:formula="of:=[.$L$5]+[.A140]*[.$M$5]+[.B140]*[.$N$5]+[.C140]*[.$O$5]+[.D140]*[.$P$5]" office:value-type="float" office:value="102" calcext:value-type="float">
            <text:p>102</text:p>
          </table:table-cell>
          <table:table-cell table:formula="of:=[.E140]-[.F140]" office:value-type="float" office:value="5848" calcext:value-type="float">
            <text:p>5848</text:p>
          </table:table-cell>
          <table:table-cell table:formula="of:=[.G140]*[.G140]" office:value-type="float" office:value="34199104" calcext:value-type="float">
            <text:p>341991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141]*[.$M$5]+[.B141]*[.$N$5]+[.C141]*[.$O$5]+[.D141]*[.$P$5]" office:value-type="float" office:value="106" calcext:value-type="float">
            <text:p>106</text:p>
          </table:table-cell>
          <table:table-cell table:formula="of:=[.E141]-[.F141]" office:value-type="float" office:value="5604" calcext:value-type="float">
            <text:p>5604</text:p>
          </table:table-cell>
          <table:table-cell table:formula="of:=[.G141]*[.G141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50" calcext:value-type="float">
            <text:p>5050</text:p>
          </table:table-cell>
          <table:table-cell table:formula="of:=[.$L$5]+[.A142]*[.$M$5]+[.B142]*[.$N$5]+[.C142]*[.$O$5]+[.D142]*[.$P$5]" office:value-type="float" office:value="105" calcext:value-type="float">
            <text:p>105</text:p>
          </table:table-cell>
          <table:table-cell table:formula="of:=[.E142]-[.F142]" office:value-type="float" office:value="4945" calcext:value-type="float">
            <text:p>4945</text:p>
          </table:table-cell>
          <table:table-cell table:formula="of:=[.G142]*[.G142]" office:value-type="float" office:value="24453025" calcext:value-type="float">
            <text:p>2445302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20" calcext:value-type="float">
            <text:p>5020</text:p>
          </table:table-cell>
          <table:table-cell table:formula="of:=[.$L$5]+[.A143]*[.$M$5]+[.B143]*[.$N$5]+[.C143]*[.$O$5]+[.D143]*[.$P$5]" office:value-type="float" office:value="105" calcext:value-type="float">
            <text:p>105</text:p>
          </table:table-cell>
          <table:table-cell table:formula="of:=[.E143]-[.F143]" office:value-type="float" office:value="4915" calcext:value-type="float">
            <text:p>4915</text:p>
          </table:table-cell>
          <table:table-cell table:formula="of:=[.G143]*[.G143]" office:value-type="float" office:value="24157225" calcext:value-type="float">
            <text:p>241572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00" calcext:value-type="float">
            <text:p>5800</text:p>
          </table:table-cell>
          <table:table-cell table:formula="of:=[.$L$5]+[.A144]*[.$M$5]+[.B144]*[.$N$5]+[.C144]*[.$O$5]+[.D144]*[.$P$5]" office:value-type="float" office:value="107" calcext:value-type="float">
            <text:p>107</text:p>
          </table:table-cell>
          <table:table-cell table:formula="of:=[.E144]-[.F144]" office:value-type="float" office:value="5693" calcext:value-type="float">
            <text:p>5693</text:p>
          </table:table-cell>
          <table:table-cell table:formula="of:=[.G144]*[.G144]" office:value-type="float" office:value="32410249" calcext:value-type="float">
            <text:p>3241024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145]*[.$M$5]+[.B145]*[.$N$5]+[.C145]*[.$O$5]+[.D145]*[.$P$5]" office:value-type="float" office:value="100" calcext:value-type="float">
            <text:p>100</text:p>
          </table:table-cell>
          <table:table-cell table:formula="of:=[.E145]-[.F145]" office:value-type="float" office:value="5280" calcext:value-type="float">
            <text:p>5280</text:p>
          </table:table-cell>
          <table:table-cell table:formula="of:=[.G145]*[.G145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146]*[.$M$5]+[.B146]*[.$N$5]+[.C146]*[.$O$5]+[.D146]*[.$P$5]" office:value-type="float" office:value="102" calcext:value-type="float">
            <text:p>102</text:p>
          </table:table-cell>
          <table:table-cell table:formula="of:=[.E146]-[.F146]" office:value-type="float" office:value="5278" calcext:value-type="float">
            <text:p>5278</text:p>
          </table:table-cell>
          <table:table-cell table:formula="of:=[.G146]*[.G146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20" calcext:value-type="float">
            <text:p>4720</text:p>
          </table:table-cell>
          <table:table-cell table:formula="of:=[.$L$5]+[.A147]*[.$M$5]+[.B147]*[.$N$5]+[.C147]*[.$O$5]+[.D147]*[.$P$5]" office:value-type="float" office:value="108" calcext:value-type="float">
            <text:p>108</text:p>
          </table:table-cell>
          <table:table-cell table:formula="of:=[.E147]-[.F147]" office:value-type="float" office:value="4612" calcext:value-type="float">
            <text:p>4612</text:p>
          </table:table-cell>
          <table:table-cell table:formula="of:=[.G147]*[.G147]" office:value-type="float" office:value="21270544" calcext:value-type="float">
            <text:p>2127054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30" calcext:value-type="float">
            <text:p>5530</text:p>
          </table:table-cell>
          <table:table-cell table:formula="of:=[.$L$5]+[.A148]*[.$M$5]+[.B148]*[.$N$5]+[.C148]*[.$O$5]+[.D148]*[.$P$5]" office:value-type="float" office:value="107" calcext:value-type="float">
            <text:p>107</text:p>
          </table:table-cell>
          <table:table-cell table:formula="of:=[.E148]-[.F148]" office:value-type="float" office:value="5423" calcext:value-type="float">
            <text:p>5423</text:p>
          </table:table-cell>
          <table:table-cell table:formula="of:=[.G148]*[.G148]" office:value-type="float" office:value="29408929" calcext:value-type="float">
            <text:p>2940892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table:formula="of:=[.$L$5]+[.A149]*[.$M$5]+[.B149]*[.$N$5]+[.C149]*[.$O$5]+[.D149]*[.$P$5]" office:value-type="float" office:value="109" calcext:value-type="float">
            <text:p>109</text:p>
          </table:table-cell>
          <table:table-cell table:formula="of:=[.E149]-[.F149]" office:value-type="float" office:value="5421" calcext:value-type="float">
            <text:p>5421</text:p>
          </table:table-cell>
          <table:table-cell table:formula="of:=[.G149]*[.G149]" office:value-type="float" office:value="29387241" calcext:value-type="float">
            <text:p>293872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150]*[.$M$5]+[.B150]*[.$N$5]+[.C150]*[.$O$5]+[.D150]*[.$P$5]" office:value-type="float" office:value="108" calcext:value-type="float">
            <text:p>108</text:p>
          </table:table-cell>
          <table:table-cell table:formula="of:=[.E150]-[.F150]" office:value-type="float" office:value="5452" calcext:value-type="float">
            <text:p>5452</text:p>
          </table:table-cell>
          <table:table-cell table:formula="of:=[.G150]*[.G150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800" calcext:value-type="float">
            <text:p>5800</text:p>
          </table:table-cell>
          <table:table-cell table:formula="of:=[.$L$5]+[.A151]*[.$M$5]+[.B151]*[.$N$5]+[.C151]*[.$O$5]+[.D151]*[.$P$5]" office:value-type="float" office:value="108" calcext:value-type="float">
            <text:p>108</text:p>
          </table:table-cell>
          <table:table-cell table:formula="of:=[.E151]-[.F151]" office:value-type="float" office:value="5692" calcext:value-type="float">
            <text:p>5692</text:p>
          </table:table-cell>
          <table:table-cell table:formula="of:=[.G151]*[.G151]" office:value-type="float" office:value="32398864" calcext:value-type="float">
            <text:p>3239886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table:formula="of:=[.$L$5]+[.A152]*[.$M$5]+[.B152]*[.$N$5]+[.C152]*[.$O$5]+[.D152]*[.$P$5]" office:value-type="float" office:value="100" calcext:value-type="float">
            <text:p>100</text:p>
          </table:table-cell>
          <table:table-cell table:formula="of:=[.E152]-[.F152]" office:value-type="float" office:value="5250" calcext:value-type="float">
            <text:p>5250</text:p>
          </table:table-cell>
          <table:table-cell table:formula="of:=[.G152]*[.G152]" office:value-type="float" office:value="27562500" calcext:value-type="float">
            <text:p>275625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70" calcext:value-type="float">
            <text:p>5170</text:p>
          </table:table-cell>
          <table:table-cell table:formula="of:=[.$L$5]+[.A153]*[.$M$5]+[.B153]*[.$N$5]+[.C153]*[.$O$5]+[.D153]*[.$P$5]" office:value-type="float" office:value="101" calcext:value-type="float">
            <text:p>101</text:p>
          </table:table-cell>
          <table:table-cell table:formula="of:=[.E153]-[.F153]" office:value-type="float" office:value="5069" calcext:value-type="float">
            <text:p>5069</text:p>
          </table:table-cell>
          <table:table-cell table:formula="of:=[.G153]*[.G153]" office:value-type="float" office:value="25694761" calcext:value-type="float">
            <text:p>2569476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  <table:table-cell table:formula="of:=[.$L$5]+[.A154]*[.$M$5]+[.B154]*[.$N$5]+[.C154]*[.$O$5]+[.D154]*[.$P$5]" office:value-type="float" office:value="101" calcext:value-type="float">
            <text:p>101</text:p>
          </table:table-cell>
          <table:table-cell table:formula="of:=[.E154]-[.F154]" office:value-type="float" office:value="5099" calcext:value-type="float">
            <text:p>5099</text:p>
          </table:table-cell>
          <table:table-cell table:formula="of:=[.G154]*[.G154]" office:value-type="float" office:value="25999801" calcext:value-type="float">
            <text:p>2599980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980" calcext:value-type="float">
            <text:p>5980</text:p>
          </table:table-cell>
          <table:table-cell table:formula="of:=[.$L$5]+[.A155]*[.$M$5]+[.B155]*[.$N$5]+[.C155]*[.$O$5]+[.D155]*[.$P$5]" office:value-type="float" office:value="110" calcext:value-type="float">
            <text:p>110</text:p>
          </table:table-cell>
          <table:table-cell table:formula="of:=[.E155]-[.F155]" office:value-type="float" office:value="5870" calcext:value-type="float">
            <text:p>5870</text:p>
          </table:table-cell>
          <table:table-cell table:formula="of:=[.G155]*[.G155]" office:value-type="float" office:value="34456900" calcext:value-type="float">
            <text:p>344569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140" calcext:value-type="float">
            <text:p>5140</text:p>
          </table:table-cell>
          <table:table-cell table:formula="of:=[.$L$5]+[.A156]*[.$M$5]+[.B156]*[.$N$5]+[.C156]*[.$O$5]+[.D156]*[.$P$5]" office:value-type="float" office:value="108" calcext:value-type="float">
            <text:p>108</text:p>
          </table:table-cell>
          <table:table-cell table:formula="of:=[.E156]-[.F156]" office:value-type="float" office:value="5032" calcext:value-type="float">
            <text:p>5032</text:p>
          </table:table-cell>
          <table:table-cell table:formula="of:=[.G156]*[.G156]" office:value-type="float" office:value="25321024" calcext:value-type="float">
            <text:p>2532102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table:formula="of:=[.$L$5]+[.A157]*[.$M$5]+[.B157]*[.$N$5]+[.C157]*[.$O$5]+[.D157]*[.$P$5]" office:value-type="float" office:value="100" calcext:value-type="float">
            <text:p>100</text:p>
          </table:table-cell>
          <table:table-cell table:formula="of:=[.E157]-[.F157]" office:value-type="float" office:value="5130" calcext:value-type="float">
            <text:p>5130</text:p>
          </table:table-cell>
          <table:table-cell table:formula="of:=[.G157]*[.G157]" office:value-type="float" office:value="26316900" calcext:value-type="float">
            <text:p>263169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40" calcext:value-type="float">
            <text:p>5440</text:p>
          </table:table-cell>
          <table:table-cell table:formula="of:=[.$L$5]+[.A158]*[.$M$5]+[.B158]*[.$N$5]+[.C158]*[.$O$5]+[.D158]*[.$P$5]" office:value-type="float" office:value="102" calcext:value-type="float">
            <text:p>102</text:p>
          </table:table-cell>
          <table:table-cell table:formula="of:=[.E158]-[.F158]" office:value-type="float" office:value="5338" calcext:value-type="float">
            <text:p>5338</text:p>
          </table:table-cell>
          <table:table-cell table:formula="of:=[.G158]*[.G158]" office:value-type="float" office:value="28494244" calcext:value-type="float">
            <text:p>284942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50" calcext:value-type="float">
            <text:p>5650</text:p>
          </table:table-cell>
          <table:table-cell table:formula="of:=[.$L$5]+[.A159]*[.$M$5]+[.B159]*[.$N$5]+[.C159]*[.$O$5]+[.D159]*[.$P$5]" office:value-type="float" office:value="106" calcext:value-type="float">
            <text:p>106</text:p>
          </table:table-cell>
          <table:table-cell table:formula="of:=[.E159]-[.F159]" office:value-type="float" office:value="5544" calcext:value-type="float">
            <text:p>5544</text:p>
          </table:table-cell>
          <table:table-cell table:formula="of:=[.G159]*[.G159]" office:value-type="float" office:value="30735936" calcext:value-type="float">
            <text:p>3073593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10" calcext:value-type="float">
            <text:p>6010</text:p>
          </table:table-cell>
          <table:table-cell table:formula="of:=[.$L$5]+[.A160]*[.$M$5]+[.B160]*[.$N$5]+[.C160]*[.$O$5]+[.D160]*[.$P$5]" office:value-type="float" office:value="107" calcext:value-type="float">
            <text:p>107</text:p>
          </table:table-cell>
          <table:table-cell table:formula="of:=[.E160]-[.F160]" office:value-type="float" office:value="5903" calcext:value-type="float">
            <text:p>5903</text:p>
          </table:table-cell>
          <table:table-cell table:formula="of:=[.G160]*[.G160]" office:value-type="float" office:value="34845409" calcext:value-type="float">
            <text:p>3484540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10" calcext:value-type="float">
            <text:p>5410</text:p>
          </table:table-cell>
          <table:table-cell table:formula="of:=[.$L$5]+[.A161]*[.$M$5]+[.B161]*[.$N$5]+[.C161]*[.$O$5]+[.D161]*[.$P$5]" office:value-type="float" office:value="100" calcext:value-type="float">
            <text:p>100</text:p>
          </table:table-cell>
          <table:table-cell table:formula="of:=[.E161]-[.F161]" office:value-type="float" office:value="5310" calcext:value-type="float">
            <text:p>5310</text:p>
          </table:table-cell>
          <table:table-cell table:formula="of:=[.G161]*[.G161]" office:value-type="float" office:value="28196100" calcext:value-type="float">
            <text:p>28196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formula="of:=[.$L$5]+[.A162]*[.$M$5]+[.B162]*[.$N$5]+[.C162]*[.$O$5]+[.D162]*[.$P$5]" office:value-type="float" office:value="105" calcext:value-type="float">
            <text:p>105</text:p>
          </table:table-cell>
          <table:table-cell table:formula="of:=[.E162]-[.F162]" office:value-type="float" office:value="5215" calcext:value-type="float">
            <text:p>5215</text:p>
          </table:table-cell>
          <table:table-cell table:formula="of:=[.G162]*[.G162]" office:value-type="float" office:value="27196225" calcext:value-type="float">
            <text:p>271962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40" calcext:value-type="float">
            <text:p>5140</text:p>
          </table:table-cell>
          <table:table-cell table:formula="of:=[.$L$5]+[.A163]*[.$M$5]+[.B163]*[.$N$5]+[.C163]*[.$O$5]+[.D163]*[.$P$5]" office:value-type="float" office:value="106" calcext:value-type="float">
            <text:p>106</text:p>
          </table:table-cell>
          <table:table-cell table:formula="of:=[.E163]-[.F163]" office:value-type="float" office:value="5034" calcext:value-type="float">
            <text:p>5034</text:p>
          </table:table-cell>
          <table:table-cell table:formula="of:=[.G163]*[.G163]" office:value-type="float" office:value="25341156" calcext:value-type="float">
            <text:p>2534115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formula="of:=[.$L$5]+[.A164]*[.$M$5]+[.B164]*[.$N$5]+[.C164]*[.$O$5]+[.D164]*[.$P$5]" office:value-type="float" office:value="103" calcext:value-type="float">
            <text:p>103</text:p>
          </table:table-cell>
          <table:table-cell table:formula="of:=[.E164]-[.F164]" office:value-type="float" office:value="5007" calcext:value-type="float">
            <text:p>5007</text:p>
          </table:table-cell>
          <table:table-cell table:formula="of:=[.G164]*[.G164]" office:value-type="float" office:value="25070049" calcext:value-type="float">
            <text:p>25070049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table:formula="of:=[.$L$5]+[.A165]*[.$M$5]+[.B165]*[.$N$5]+[.C165]*[.$O$5]+[.D165]*[.$P$5]" office:value-type="float" office:value="100" calcext:value-type="float">
            <text:p>100</text:p>
          </table:table-cell>
          <table:table-cell table:formula="of:=[.E165]-[.F165]" office:value-type="float" office:value="6090" calcext:value-type="float">
            <text:p>6090</text:p>
          </table:table-cell>
          <table:table-cell table:formula="of:=[.G165]*[.G165]" office:value-type="float" office:value="37088100" calcext:value-type="float">
            <text:p>370881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650" calcext:value-type="float">
            <text:p>5650</text:p>
          </table:table-cell>
          <table:table-cell table:formula="of:=[.$L$5]+[.A166]*[.$M$5]+[.B166]*[.$N$5]+[.C166]*[.$O$5]+[.D166]*[.$P$5]" office:value-type="float" office:value="108" calcext:value-type="float">
            <text:p>108</text:p>
          </table:table-cell>
          <table:table-cell table:formula="of:=[.E166]-[.F166]" office:value-type="float" office:value="5542" calcext:value-type="float">
            <text:p>5542</text:p>
          </table:table-cell>
          <table:table-cell table:formula="of:=[.G166]*[.G166]" office:value-type="float" office:value="30713764" calcext:value-type="float">
            <text:p>3071376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40" calcext:value-type="float">
            <text:p>5140</text:p>
          </table:table-cell>
          <table:table-cell table:formula="of:=[.$L$5]+[.A167]*[.$M$5]+[.B167]*[.$N$5]+[.C167]*[.$O$5]+[.D167]*[.$P$5]" office:value-type="float" office:value="100" calcext:value-type="float">
            <text:p>100</text:p>
          </table:table-cell>
          <table:table-cell table:formula="of:=[.E167]-[.F167]" office:value-type="float" office:value="5040" calcext:value-type="float">
            <text:p>5040</text:p>
          </table:table-cell>
          <table:table-cell table:formula="of:=[.G167]*[.G167]" office:value-type="float" office:value="25401600" calcext:value-type="float">
            <text:p>254016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980" calcext:value-type="float">
            <text:p>5980</text:p>
          </table:table-cell>
          <table:table-cell table:formula="of:=[.$L$5]+[.A168]*[.$M$5]+[.B168]*[.$N$5]+[.C168]*[.$O$5]+[.D168]*[.$P$5]" office:value-type="float" office:value="108" calcext:value-type="float">
            <text:p>108</text:p>
          </table:table-cell>
          <table:table-cell table:formula="of:=[.E168]-[.F168]" office:value-type="float" office:value="5872" calcext:value-type="float">
            <text:p>5872</text:p>
          </table:table-cell>
          <table:table-cell table:formula="of:=[.G168]*[.G168]" office:value-type="float" office:value="34480384" calcext:value-type="float">
            <text:p>3448038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80" calcext:value-type="float">
            <text:p>5980</text:p>
          </table:table-cell>
          <table:table-cell table:formula="of:=[.$L$5]+[.A169]*[.$M$5]+[.B169]*[.$N$5]+[.C169]*[.$O$5]+[.D169]*[.$P$5]" office:value-type="float" office:value="110" calcext:value-type="float">
            <text:p>110</text:p>
          </table:table-cell>
          <table:table-cell table:formula="of:=[.E169]-[.F169]" office:value-type="float" office:value="5870" calcext:value-type="float">
            <text:p>5870</text:p>
          </table:table-cell>
          <table:table-cell table:formula="of:=[.G169]*[.G169]" office:value-type="float" office:value="34456900" calcext:value-type="float">
            <text:p>344569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170]*[.$M$5]+[.B170]*[.$N$5]+[.C170]*[.$O$5]+[.D170]*[.$P$5]" office:value-type="float" office:value="108" calcext:value-type="float">
            <text:p>108</text:p>
          </table:table-cell>
          <table:table-cell table:formula="of:=[.E170]-[.F170]" office:value-type="float" office:value="5452" calcext:value-type="float">
            <text:p>5452</text:p>
          </table:table-cell>
          <table:table-cell table:formula="of:=[.G170]*[.G170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50" calcext:value-type="float">
            <text:p>5650</text:p>
          </table:table-cell>
          <table:table-cell table:formula="of:=[.$L$5]+[.A171]*[.$M$5]+[.B171]*[.$N$5]+[.C171]*[.$O$5]+[.D171]*[.$P$5]" office:value-type="float" office:value="104" calcext:value-type="float">
            <text:p>104</text:p>
          </table:table-cell>
          <table:table-cell table:formula="of:=[.E171]-[.F171]" office:value-type="float" office:value="5546" calcext:value-type="float">
            <text:p>5546</text:p>
          </table:table-cell>
          <table:table-cell table:formula="of:=[.G171]*[.G171]" office:value-type="float" office:value="30758116" calcext:value-type="float">
            <text:p>30758116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950" calcext:value-type="float">
            <text:p>5950</text:p>
          </table:table-cell>
          <table:table-cell table:formula="of:=[.$L$5]+[.A172]*[.$M$5]+[.B172]*[.$N$5]+[.C172]*[.$O$5]+[.D172]*[.$P$5]" office:value-type="float" office:value="102" calcext:value-type="float">
            <text:p>102</text:p>
          </table:table-cell>
          <table:table-cell table:formula="of:=[.E172]-[.F172]" office:value-type="float" office:value="5848" calcext:value-type="float">
            <text:p>5848</text:p>
          </table:table-cell>
          <table:table-cell table:formula="of:=[.G172]*[.G172]" office:value-type="float" office:value="34199104" calcext:value-type="float">
            <text:p>3419910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70" calcext:value-type="float">
            <text:p>5470</text:p>
          </table:table-cell>
          <table:table-cell table:formula="of:=[.$L$5]+[.A173]*[.$M$5]+[.B173]*[.$N$5]+[.C173]*[.$O$5]+[.D173]*[.$P$5]" office:value-type="float" office:value="101" calcext:value-type="float">
            <text:p>101</text:p>
          </table:table-cell>
          <table:table-cell table:formula="of:=[.E173]-[.F173]" office:value-type="float" office:value="5369" calcext:value-type="float">
            <text:p>5369</text:p>
          </table:table-cell>
          <table:table-cell table:formula="of:=[.G173]*[.G173]" office:value-type="float" office:value="28826161" calcext:value-type="float">
            <text:p>2882616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110" calcext:value-type="float">
            <text:p>5110</text:p>
          </table:table-cell>
          <table:table-cell table:formula="of:=[.$L$5]+[.A174]*[.$M$5]+[.B174]*[.$N$5]+[.C174]*[.$O$5]+[.D174]*[.$P$5]" office:value-type="float" office:value="104" calcext:value-type="float">
            <text:p>104</text:p>
          </table:table-cell>
          <table:table-cell table:formula="of:=[.E174]-[.F174]" office:value-type="float" office:value="5006" calcext:value-type="float">
            <text:p>5006</text:p>
          </table:table-cell>
          <table:table-cell table:formula="of:=[.G174]*[.G174]" office:value-type="float" office:value="25060036" calcext:value-type="float">
            <text:p>2506003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00" calcext:value-type="float">
            <text:p>4900</text:p>
          </table:table-cell>
          <table:table-cell table:formula="of:=[.$L$5]+[.A175]*[.$M$5]+[.B175]*[.$N$5]+[.C175]*[.$O$5]+[.D175]*[.$P$5]" office:value-type="float" office:value="105" calcext:value-type="float">
            <text:p>105</text:p>
          </table:table-cell>
          <table:table-cell table:formula="of:=[.E175]-[.F175]" office:value-type="float" office:value="4795" calcext:value-type="float">
            <text:p>4795</text:p>
          </table:table-cell>
          <table:table-cell table:formula="of:=[.G175]*[.G175]" office:value-type="float" office:value="22992025" calcext:value-type="float">
            <text:p>229920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20" calcext:value-type="float">
            <text:p>5920</text:p>
          </table:table-cell>
          <table:table-cell table:formula="of:=[.$L$5]+[.A176]*[.$M$5]+[.B176]*[.$N$5]+[.C176]*[.$O$5]+[.D176]*[.$P$5]" office:value-type="float" office:value="102" calcext:value-type="float">
            <text:p>102</text:p>
          </table:table-cell>
          <table:table-cell table:formula="of:=[.E176]-[.F176]" office:value-type="float" office:value="5818" calcext:value-type="float">
            <text:p>5818</text:p>
          </table:table-cell>
          <table:table-cell table:formula="of:=[.G176]*[.G176]" office:value-type="float" office:value="33849124" calcext:value-type="float">
            <text:p>3384912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table:formula="of:=[.$L$5]+[.A177]*[.$M$5]+[.B177]*[.$N$5]+[.C177]*[.$O$5]+[.D177]*[.$P$5]" office:value-type="float" office:value="100" calcext:value-type="float">
            <text:p>100</text:p>
          </table:table-cell>
          <table:table-cell table:formula="of:=[.E177]-[.F177]" office:value-type="float" office:value="5220" calcext:value-type="float">
            <text:p>5220</text:p>
          </table:table-cell>
          <table:table-cell table:formula="of:=[.G177]*[.G177]" office:value-type="float" office:value="27248400" calcext:value-type="float">
            <text:p>272484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020" calcext:value-type="float">
            <text:p>5020</text:p>
          </table:table-cell>
          <table:table-cell table:formula="of:=[.$L$5]+[.A178]*[.$M$5]+[.B178]*[.$N$5]+[.C178]*[.$O$5]+[.D178]*[.$P$5]" office:value-type="float" office:value="110" calcext:value-type="float">
            <text:p>110</text:p>
          </table:table-cell>
          <table:table-cell table:formula="of:=[.E178]-[.F178]" office:value-type="float" office:value="4910" calcext:value-type="float">
            <text:p>4910</text:p>
          </table:table-cell>
          <table:table-cell table:formula="of:=[.G178]*[.G178]" office:value-type="float" office:value="24108100" calcext:value-type="float">
            <text:p>241081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179]*[.$M$5]+[.B179]*[.$N$5]+[.C179]*[.$O$5]+[.D179]*[.$P$5]" office:value-type="float" office:value="110" calcext:value-type="float">
            <text:p>110</text:p>
          </table:table-cell>
          <table:table-cell table:formula="of:=[.E179]-[.F179]" office:value-type="float" office:value="5540" calcext:value-type="float">
            <text:p>5540</text:p>
          </table:table-cell>
          <table:table-cell table:formula="of:=[.G179]*[.G179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5]+[.A180]*[.$M$5]+[.B180]*[.$N$5]+[.C180]*[.$O$5]+[.D180]*[.$P$5]" office:value-type="float" office:value="100" calcext:value-type="float">
            <text:p>100</text:p>
          </table:table-cell>
          <table:table-cell table:formula="of:=[.E180]-[.F180]" office:value-type="float" office:value="5370" calcext:value-type="float">
            <text:p>5370</text:p>
          </table:table-cell>
          <table:table-cell table:formula="of:=[.G180]*[.G180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00" calcext:value-type="float">
            <text:p>6100</text:p>
          </table:table-cell>
          <table:table-cell table:formula="of:=[.$L$5]+[.A181]*[.$M$5]+[.B181]*[.$N$5]+[.C181]*[.$O$5]+[.D181]*[.$P$5]" office:value-type="float" office:value="106" calcext:value-type="float">
            <text:p>106</text:p>
          </table:table-cell>
          <table:table-cell table:formula="of:=[.E181]-[.F181]" office:value-type="float" office:value="5994" calcext:value-type="float">
            <text:p>5994</text:p>
          </table:table-cell>
          <table:table-cell table:formula="of:=[.G181]*[.G181]" office:value-type="float" office:value="35928036" calcext:value-type="float">
            <text:p>35928036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20" calcext:value-type="float">
            <text:p>5020</text:p>
          </table:table-cell>
          <table:table-cell table:formula="of:=[.$L$5]+[.A182]*[.$M$5]+[.B182]*[.$N$5]+[.C182]*[.$O$5]+[.D182]*[.$P$5]" office:value-type="float" office:value="107" calcext:value-type="float">
            <text:p>107</text:p>
          </table:table-cell>
          <table:table-cell table:formula="of:=[.E182]-[.F182]" office:value-type="float" office:value="4913" calcext:value-type="float">
            <text:p>4913</text:p>
          </table:table-cell>
          <table:table-cell table:formula="of:=[.G182]*[.G182]" office:value-type="float" office:value="24137569" calcext:value-type="float">
            <text:p>2413756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90" calcext:value-type="float">
            <text:p>5890</text:p>
          </table:table-cell>
          <table:table-cell table:formula="of:=[.$L$5]+[.A183]*[.$M$5]+[.B183]*[.$N$5]+[.C183]*[.$O$5]+[.D183]*[.$P$5]" office:value-type="float" office:value="100" calcext:value-type="float">
            <text:p>100</text:p>
          </table:table-cell>
          <table:table-cell table:formula="of:=[.E183]-[.F183]" office:value-type="float" office:value="5790" calcext:value-type="float">
            <text:p>5790</text:p>
          </table:table-cell>
          <table:table-cell table:formula="of:=[.G183]*[.G183]" office:value-type="float" office:value="33524100" calcext:value-type="float">
            <text:p>335241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table:formula="of:=[.$L$5]+[.A184]*[.$M$5]+[.B184]*[.$N$5]+[.C184]*[.$O$5]+[.D184]*[.$P$5]" office:value-type="float" office:value="100" calcext:value-type="float">
            <text:p>100</text:p>
          </table:table-cell>
          <table:table-cell table:formula="of:=[.E184]-[.F184]" office:value-type="float" office:value="5130" calcext:value-type="float">
            <text:p>5130</text:p>
          </table:table-cell>
          <table:table-cell table:formula="of:=[.G184]*[.G184]" office:value-type="float" office:value="26316900" calcext:value-type="float">
            <text:p>263169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80" calcext:value-type="float">
            <text:p>5380</text:p>
          </table:table-cell>
          <table:table-cell table:formula="of:=[.$L$5]+[.A185]*[.$M$5]+[.B185]*[.$N$5]+[.C185]*[.$O$5]+[.D185]*[.$P$5]" office:value-type="float" office:value="109" calcext:value-type="float">
            <text:p>109</text:p>
          </table:table-cell>
          <table:table-cell table:formula="of:=[.E185]-[.F185]" office:value-type="float" office:value="5271" calcext:value-type="float">
            <text:p>5271</text:p>
          </table:table-cell>
          <table:table-cell table:formula="of:=[.G185]*[.G185]" office:value-type="float" office:value="27783441" calcext:value-type="float">
            <text:p>2778344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980" calcext:value-type="float">
            <text:p>5980</text:p>
          </table:table-cell>
          <table:table-cell table:formula="of:=[.$L$5]+[.A186]*[.$M$5]+[.B186]*[.$N$5]+[.C186]*[.$O$5]+[.D186]*[.$P$5]" office:value-type="float" office:value="103" calcext:value-type="float">
            <text:p>103</text:p>
          </table:table-cell>
          <table:table-cell table:formula="of:=[.E186]-[.F186]" office:value-type="float" office:value="5877" calcext:value-type="float">
            <text:p>5877</text:p>
          </table:table-cell>
          <table:table-cell table:formula="of:=[.G186]*[.G186]" office:value-type="float" office:value="34539129" calcext:value-type="float">
            <text:p>3453912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0" calcext:value-type="float">
            <text:p>5440</text:p>
          </table:table-cell>
          <table:table-cell table:formula="of:=[.$L$5]+[.A187]*[.$M$5]+[.B187]*[.$N$5]+[.C187]*[.$O$5]+[.D187]*[.$P$5]" office:value-type="float" office:value="107" calcext:value-type="float">
            <text:p>107</text:p>
          </table:table-cell>
          <table:table-cell table:formula="of:=[.E187]-[.F187]" office:value-type="float" office:value="5333" calcext:value-type="float">
            <text:p>5333</text:p>
          </table:table-cell>
          <table:table-cell table:formula="of:=[.G187]*[.G187]" office:value-type="float" office:value="28440889" calcext:value-type="float">
            <text:p>284408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188]*[.$M$5]+[.B188]*[.$N$5]+[.C188]*[.$O$5]+[.D188]*[.$P$5]" office:value-type="float" office:value="106" calcext:value-type="float">
            <text:p>106</text:p>
          </table:table-cell>
          <table:table-cell table:formula="of:=[.E188]-[.F188]" office:value-type="float" office:value="5394" calcext:value-type="float">
            <text:p>5394</text:p>
          </table:table-cell>
          <table:table-cell table:formula="of:=[.G188]*[.G188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80" calcext:value-type="float">
            <text:p>5380</text:p>
          </table:table-cell>
          <table:table-cell table:formula="of:=[.$L$5]+[.A189]*[.$M$5]+[.B189]*[.$N$5]+[.C189]*[.$O$5]+[.D189]*[.$P$5]" office:value-type="float" office:value="106" calcext:value-type="float">
            <text:p>106</text:p>
          </table:table-cell>
          <table:table-cell table:formula="of:=[.E189]-[.F189]" office:value-type="float" office:value="5274" calcext:value-type="float">
            <text:p>5274</text:p>
          </table:table-cell>
          <table:table-cell table:formula="of:=[.G189]*[.G189]" office:value-type="float" office:value="27815076" calcext:value-type="float">
            <text:p>2781507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60" calcext:value-type="float">
            <text:p>5560</text:p>
          </table:table-cell>
          <table:table-cell table:formula="of:=[.$L$5]+[.A190]*[.$M$5]+[.B190]*[.$N$5]+[.C190]*[.$O$5]+[.D190]*[.$P$5]" office:value-type="float" office:value="110" calcext:value-type="float">
            <text:p>110</text:p>
          </table:table-cell>
          <table:table-cell table:formula="of:=[.E190]-[.F190]" office:value-type="float" office:value="5450" calcext:value-type="float">
            <text:p>5450</text:p>
          </table:table-cell>
          <table:table-cell table:formula="of:=[.G190]*[.G190]" office:value-type="float" office:value="29702500" calcext:value-type="float">
            <text:p>297025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table:formula="of:=[.$L$5]+[.A191]*[.$M$5]+[.B191]*[.$N$5]+[.C191]*[.$O$5]+[.D191]*[.$P$5]" office:value-type="float" office:value="100" calcext:value-type="float">
            <text:p>100</text:p>
          </table:table-cell>
          <table:table-cell table:formula="of:=[.E191]-[.F191]" office:value-type="float" office:value="5190" calcext:value-type="float">
            <text:p>5190</text:p>
          </table:table-cell>
          <table:table-cell table:formula="of:=[.G191]*[.G191]" office:value-type="float" office:value="26936100" calcext:value-type="float">
            <text:p>269361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110" calcext:value-type="float">
            <text:p>5110</text:p>
          </table:table-cell>
          <table:table-cell table:formula="of:=[.$L$5]+[.A192]*[.$M$5]+[.B192]*[.$N$5]+[.C192]*[.$O$5]+[.D192]*[.$P$5]" office:value-type="float" office:value="107" calcext:value-type="float">
            <text:p>107</text:p>
          </table:table-cell>
          <table:table-cell table:formula="of:=[.E192]-[.F192]" office:value-type="float" office:value="5003" calcext:value-type="float">
            <text:p>5003</text:p>
          </table:table-cell>
          <table:table-cell table:formula="of:=[.G192]*[.G192]" office:value-type="float" office:value="25030009" calcext:value-type="float">
            <text:p>250300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60" calcext:value-type="float">
            <text:p>5260</text:p>
          </table:table-cell>
          <table:table-cell table:formula="of:=[.$L$5]+[.A193]*[.$M$5]+[.B193]*[.$N$5]+[.C193]*[.$O$5]+[.D193]*[.$P$5]" office:value-type="float" office:value="103" calcext:value-type="float">
            <text:p>103</text:p>
          </table:table-cell>
          <table:table-cell table:formula="of:=[.E193]-[.F193]" office:value-type="float" office:value="5157" calcext:value-type="float">
            <text:p>5157</text:p>
          </table:table-cell>
          <table:table-cell table:formula="of:=[.G193]*[.G193]" office:value-type="float" office:value="26594649" calcext:value-type="float">
            <text:p>265946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90" calcext:value-type="float">
            <text:p>5290</text:p>
          </table:table-cell>
          <table:table-cell table:formula="of:=[.$L$5]+[.A194]*[.$M$5]+[.B194]*[.$N$5]+[.C194]*[.$O$5]+[.D194]*[.$P$5]" office:value-type="float" office:value="108" calcext:value-type="float">
            <text:p>108</text:p>
          </table:table-cell>
          <table:table-cell table:formula="of:=[.E194]-[.F194]" office:value-type="float" office:value="5182" calcext:value-type="float">
            <text:p>5182</text:p>
          </table:table-cell>
          <table:table-cell table:formula="of:=[.G194]*[.G194]" office:value-type="float" office:value="26853124" calcext:value-type="float">
            <text:p>2685312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00" calcext:value-type="float">
            <text:p>5200</text:p>
          </table:table-cell>
          <table:table-cell table:formula="of:=[.$L$5]+[.A195]*[.$M$5]+[.B195]*[.$N$5]+[.C195]*[.$O$5]+[.D195]*[.$P$5]" office:value-type="float" office:value="109" calcext:value-type="float">
            <text:p>109</text:p>
          </table:table-cell>
          <table:table-cell table:formula="of:=[.E195]-[.F195]" office:value-type="float" office:value="5091" calcext:value-type="float">
            <text:p>5091</text:p>
          </table:table-cell>
          <table:table-cell table:formula="of:=[.G195]*[.G195]" office:value-type="float" office:value="25918281" calcext:value-type="float">
            <text:p>2591828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00" calcext:value-type="float">
            <text:p>4600</text:p>
          </table:table-cell>
          <table:table-cell table:formula="of:=[.$L$5]+[.A196]*[.$M$5]+[.B196]*[.$N$5]+[.C196]*[.$O$5]+[.D196]*[.$P$5]" office:value-type="float" office:value="108" calcext:value-type="float">
            <text:p>108</text:p>
          </table:table-cell>
          <table:table-cell table:formula="of:=[.E196]-[.F196]" office:value-type="float" office:value="4492" calcext:value-type="float">
            <text:p>4492</text:p>
          </table:table-cell>
          <table:table-cell table:formula="of:=[.G196]*[.G196]" office:value-type="float" office:value="20178064" calcext:value-type="float">
            <text:p>201780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10" calcext:value-type="float">
            <text:p>5410</text:p>
          </table:table-cell>
          <table:table-cell table:formula="of:=[.$L$5]+[.A197]*[.$M$5]+[.B197]*[.$N$5]+[.C197]*[.$O$5]+[.D197]*[.$P$5]" office:value-type="float" office:value="100" calcext:value-type="float">
            <text:p>100</text:p>
          </table:table-cell>
          <table:table-cell table:formula="of:=[.E197]-[.F197]" office:value-type="float" office:value="5310" calcext:value-type="float">
            <text:p>5310</text:p>
          </table:table-cell>
          <table:table-cell table:formula="of:=[.G197]*[.G197]" office:value-type="float" office:value="28196100" calcext:value-type="float">
            <text:p>281961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80" calcext:value-type="float">
            <text:p>5380</text:p>
          </table:table-cell>
          <table:table-cell table:formula="of:=[.$L$5]+[.A198]*[.$M$5]+[.B198]*[.$N$5]+[.C198]*[.$O$5]+[.D198]*[.$P$5]" office:value-type="float" office:value="109" calcext:value-type="float">
            <text:p>109</text:p>
          </table:table-cell>
          <table:table-cell table:formula="of:=[.E198]-[.F198]" office:value-type="float" office:value="5271" calcext:value-type="float">
            <text:p>5271</text:p>
          </table:table-cell>
          <table:table-cell table:formula="of:=[.G198]*[.G198]" office:value-type="float" office:value="27783441" calcext:value-type="float">
            <text:p>277834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70" calcext:value-type="float">
            <text:p>5770</text:p>
          </table:table-cell>
          <table:table-cell table:formula="of:=[.$L$5]+[.A199]*[.$M$5]+[.B199]*[.$N$5]+[.C199]*[.$O$5]+[.D199]*[.$P$5]" office:value-type="float" office:value="108" calcext:value-type="float">
            <text:p>108</text:p>
          </table:table-cell>
          <table:table-cell table:formula="of:=[.E199]-[.F199]" office:value-type="float" office:value="5662" calcext:value-type="float">
            <text:p>5662</text:p>
          </table:table-cell>
          <table:table-cell table:formula="of:=[.G199]*[.G199]" office:value-type="float" office:value="32058244" calcext:value-type="float">
            <text:p>3205824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5]+[.A200]*[.$M$5]+[.B200]*[.$N$5]+[.C200]*[.$O$5]+[.D200]*[.$P$5]" office:value-type="float" office:value="102" calcext:value-type="float">
            <text:p>102</text:p>
          </table:table-cell>
          <table:table-cell table:formula="of:=[.E200]-[.F200]" office:value-type="float" office:value="5188" calcext:value-type="float">
            <text:p>5188</text:p>
          </table:table-cell>
          <table:table-cell table:formula="of:=[.G200]*[.G200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40" calcext:value-type="float">
            <text:p>5140</text:p>
          </table:table-cell>
          <table:table-cell table:formula="of:=[.$L$5]+[.A201]*[.$M$5]+[.B201]*[.$N$5]+[.C201]*[.$O$5]+[.D201]*[.$P$5]" office:value-type="float" office:value="101" calcext:value-type="float">
            <text:p>101</text:p>
          </table:table-cell>
          <table:table-cell table:formula="of:=[.E201]-[.F201]" office:value-type="float" office:value="5039" calcext:value-type="float">
            <text:p>5039</text:p>
          </table:table-cell>
          <table:table-cell table:formula="of:=[.G201]*[.G201]" office:value-type="float" office:value="25391521" calcext:value-type="float">
            <text:p>2539152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170" calcext:value-type="float">
            <text:p>5170</text:p>
          </table:table-cell>
          <table:table-cell table:formula="of:=[.$L$5]+[.A202]*[.$M$5]+[.B202]*[.$N$5]+[.C202]*[.$O$5]+[.D202]*[.$P$5]" office:value-type="float" office:value="105" calcext:value-type="float">
            <text:p>105</text:p>
          </table:table-cell>
          <table:table-cell table:formula="of:=[.E202]-[.F202]" office:value-type="float" office:value="5065" calcext:value-type="float">
            <text:p>5065</text:p>
          </table:table-cell>
          <table:table-cell table:formula="of:=[.G202]*[.G202]" office:value-type="float" office:value="25654225" calcext:value-type="float">
            <text:p>256542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00" calcext:value-type="float">
            <text:p>5200</text:p>
          </table:table-cell>
          <table:table-cell table:formula="of:=[.$L$5]+[.A203]*[.$M$5]+[.B203]*[.$N$5]+[.C203]*[.$O$5]+[.D203]*[.$P$5]" office:value-type="float" office:value="109" calcext:value-type="float">
            <text:p>109</text:p>
          </table:table-cell>
          <table:table-cell table:formula="of:=[.E203]-[.F203]" office:value-type="float" office:value="5091" calcext:value-type="float">
            <text:p>5091</text:p>
          </table:table-cell>
          <table:table-cell table:formula="of:=[.G203]*[.G203]" office:value-type="float" office:value="25918281" calcext:value-type="float">
            <text:p>2591828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204]*[.$M$5]+[.B204]*[.$N$5]+[.C204]*[.$O$5]+[.D204]*[.$P$5]" office:value-type="float" office:value="105" calcext:value-type="float">
            <text:p>105</text:p>
          </table:table-cell>
          <table:table-cell table:formula="of:=[.E204]-[.F204]" office:value-type="float" office:value="5335" calcext:value-type="float">
            <text:p>5335</text:p>
          </table:table-cell>
          <table:table-cell table:formula="of:=[.G204]*[.G204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formula="of:=[.$L$5]+[.A205]*[.$M$5]+[.B205]*[.$N$5]+[.C205]*[.$O$5]+[.D205]*[.$P$5]" office:value-type="float" office:value="100" calcext:value-type="float">
            <text:p>100</text:p>
          </table:table-cell>
          <table:table-cell table:formula="of:=[.E205]-[.F205]" office:value-type="float" office:value="5820" calcext:value-type="float">
            <text:p>5820</text:p>
          </table:table-cell>
          <table:table-cell table:formula="of:=[.G205]*[.G205]" office:value-type="float" office:value="33872400" calcext:value-type="float">
            <text:p>338724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50" calcext:value-type="float">
            <text:p>5350</text:p>
          </table:table-cell>
          <table:table-cell table:formula="of:=[.$L$5]+[.A206]*[.$M$5]+[.B206]*[.$N$5]+[.C206]*[.$O$5]+[.D206]*[.$P$5]" office:value-type="float" office:value="107" calcext:value-type="float">
            <text:p>107</text:p>
          </table:table-cell>
          <table:table-cell table:formula="of:=[.E206]-[.F206]" office:value-type="float" office:value="5243" calcext:value-type="float">
            <text:p>5243</text:p>
          </table:table-cell>
          <table:table-cell table:formula="of:=[.G206]*[.G206]" office:value-type="float" office:value="27489049" calcext:value-type="float">
            <text:p>2748904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207]*[.$M$5]+[.B207]*[.$N$5]+[.C207]*[.$O$5]+[.D207]*[.$P$5]" office:value-type="float" office:value="105" calcext:value-type="float">
            <text:p>105</text:p>
          </table:table-cell>
          <table:table-cell table:formula="of:=[.E207]-[.F207]" office:value-type="float" office:value="5515" calcext:value-type="float">
            <text:p>5515</text:p>
          </table:table-cell>
          <table:table-cell table:formula="of:=[.G207]*[.G207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30" calcext:value-type="float">
            <text:p>5830</text:p>
          </table:table-cell>
          <table:table-cell table:formula="of:=[.$L$5]+[.A208]*[.$M$5]+[.B208]*[.$N$5]+[.C208]*[.$O$5]+[.D208]*[.$P$5]" office:value-type="float" office:value="102" calcext:value-type="float">
            <text:p>102</text:p>
          </table:table-cell>
          <table:table-cell table:formula="of:=[.E208]-[.F208]" office:value-type="float" office:value="5728" calcext:value-type="float">
            <text:p>5728</text:p>
          </table:table-cell>
          <table:table-cell table:formula="of:=[.G208]*[.G208]" office:value-type="float" office:value="32809984" calcext:value-type="float">
            <text:p>3280998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  <table:table-cell table:formula="of:=[.$L$5]+[.A209]*[.$M$5]+[.B209]*[.$N$5]+[.C209]*[.$O$5]+[.D209]*[.$P$5]" office:value-type="float" office:value="101" calcext:value-type="float">
            <text:p>101</text:p>
          </table:table-cell>
          <table:table-cell table:formula="of:=[.E209]-[.F209]" office:value-type="float" office:value="5099" calcext:value-type="float">
            <text:p>5099</text:p>
          </table:table-cell>
          <table:table-cell table:formula="of:=[.G209]*[.G209]" office:value-type="float" office:value="25999801" calcext:value-type="float">
            <text:p>2599980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40" calcext:value-type="float">
            <text:p>5440</text:p>
          </table:table-cell>
          <table:table-cell table:formula="of:=[.$L$5]+[.A210]*[.$M$5]+[.B210]*[.$N$5]+[.C210]*[.$O$5]+[.D210]*[.$P$5]" office:value-type="float" office:value="110" calcext:value-type="float">
            <text:p>110</text:p>
          </table:table-cell>
          <table:table-cell table:formula="of:=[.E210]-[.F210]" office:value-type="float" office:value="5330" calcext:value-type="float">
            <text:p>5330</text:p>
          </table:table-cell>
          <table:table-cell table:formula="of:=[.G210]*[.G210]" office:value-type="float" office:value="28408900" calcext:value-type="float">
            <text:p>284089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70" calcext:value-type="float">
            <text:p>5470</text:p>
          </table:table-cell>
          <table:table-cell table:formula="of:=[.$L$5]+[.A211]*[.$M$5]+[.B211]*[.$N$5]+[.C211]*[.$O$5]+[.D211]*[.$P$5]" office:value-type="float" office:value="108" calcext:value-type="float">
            <text:p>108</text:p>
          </table:table-cell>
          <table:table-cell table:formula="of:=[.E211]-[.F211]" office:value-type="float" office:value="5362" calcext:value-type="float">
            <text:p>5362</text:p>
          </table:table-cell>
          <table:table-cell table:formula="of:=[.G211]*[.G211]" office:value-type="float" office:value="28751044" calcext:value-type="float">
            <text:p>2875104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  <table:table-cell table:formula="of:=[.$L$5]+[.A212]*[.$M$5]+[.B212]*[.$N$5]+[.C212]*[.$O$5]+[.D212]*[.$P$5]" office:value-type="float" office:value="104" calcext:value-type="float">
            <text:p>104</text:p>
          </table:table-cell>
          <table:table-cell table:formula="of:=[.E212]-[.F212]" office:value-type="float" office:value="5696" calcext:value-type="float">
            <text:p>5696</text:p>
          </table:table-cell>
          <table:table-cell table:formula="of:=[.G212]*[.G212]" office:value-type="float" office:value="32444416" calcext:value-type="float">
            <text:p>3244441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40" calcext:value-type="float">
            <text:p>5740</text:p>
          </table:table-cell>
          <table:table-cell table:formula="of:=[.$L$5]+[.A213]*[.$M$5]+[.B213]*[.$N$5]+[.C213]*[.$O$5]+[.D213]*[.$P$5]" office:value-type="float" office:value="105" calcext:value-type="float">
            <text:p>105</text:p>
          </table:table-cell>
          <table:table-cell table:formula="of:=[.E213]-[.F213]" office:value-type="float" office:value="5635" calcext:value-type="float">
            <text:p>5635</text:p>
          </table:table-cell>
          <table:table-cell table:formula="of:=[.G213]*[.G213]" office:value-type="float" office:value="31753225" calcext:value-type="float">
            <text:p>317532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80" calcext:value-type="float">
            <text:p>5380</text:p>
          </table:table-cell>
          <table:table-cell table:formula="of:=[.$L$5]+[.A214]*[.$M$5]+[.B214]*[.$N$5]+[.C214]*[.$O$5]+[.D214]*[.$P$5]" office:value-type="float" office:value="104" calcext:value-type="float">
            <text:p>104</text:p>
          </table:table-cell>
          <table:table-cell table:formula="of:=[.E214]-[.F214]" office:value-type="float" office:value="5276" calcext:value-type="float">
            <text:p>5276</text:p>
          </table:table-cell>
          <table:table-cell table:formula="of:=[.G214]*[.G214]" office:value-type="float" office:value="27836176" calcext:value-type="float">
            <text:p>2783617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5]+[.A215]*[.$M$5]+[.B215]*[.$N$5]+[.C215]*[.$O$5]+[.D215]*[.$P$5]" office:value-type="float" office:value="104" calcext:value-type="float">
            <text:p>104</text:p>
          </table:table-cell>
          <table:table-cell table:formula="of:=[.E215]-[.F215]" office:value-type="float" office:value="5366" calcext:value-type="float">
            <text:p>5366</text:p>
          </table:table-cell>
          <table:table-cell table:formula="of:=[.G215]*[.G215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90" calcext:value-type="float">
            <text:p>4990</text:p>
          </table:table-cell>
          <table:table-cell table:formula="of:=[.$L$5]+[.A216]*[.$M$5]+[.B216]*[.$N$5]+[.C216]*[.$O$5]+[.D216]*[.$P$5]" office:value-type="float" office:value="106" calcext:value-type="float">
            <text:p>106</text:p>
          </table:table-cell>
          <table:table-cell table:formula="of:=[.E216]-[.F216]" office:value-type="float" office:value="4884" calcext:value-type="float">
            <text:p>4884</text:p>
          </table:table-cell>
          <table:table-cell table:formula="of:=[.G216]*[.G216]" office:value-type="float" office:value="23853456" calcext:value-type="float">
            <text:p>2385345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00" calcext:value-type="float">
            <text:p>5200</text:p>
          </table:table-cell>
          <table:table-cell table:formula="of:=[.$L$5]+[.A217]*[.$M$5]+[.B217]*[.$N$5]+[.C217]*[.$O$5]+[.D217]*[.$P$5]" office:value-type="float" office:value="108" calcext:value-type="float">
            <text:p>108</text:p>
          </table:table-cell>
          <table:table-cell table:formula="of:=[.E217]-[.F217]" office:value-type="float" office:value="5092" calcext:value-type="float">
            <text:p>5092</text:p>
          </table:table-cell>
          <table:table-cell table:formula="of:=[.G217]*[.G217]" office:value-type="float" office:value="25928464" calcext:value-type="float">
            <text:p>2592846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20" calcext:value-type="float">
            <text:p>5620</text:p>
          </table:table-cell>
          <table:table-cell table:formula="of:=[.$L$5]+[.A218]*[.$M$5]+[.B218]*[.$N$5]+[.C218]*[.$O$5]+[.D218]*[.$P$5]" office:value-type="float" office:value="104" calcext:value-type="float">
            <text:p>104</text:p>
          </table:table-cell>
          <table:table-cell table:formula="of:=[.E218]-[.F218]" office:value-type="float" office:value="5516" calcext:value-type="float">
            <text:p>5516</text:p>
          </table:table-cell>
          <table:table-cell table:formula="of:=[.G218]*[.G218]" office:value-type="float" office:value="30426256" calcext:value-type="float">
            <text:p>3042625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40" calcext:value-type="float">
            <text:p>5440</text:p>
          </table:table-cell>
          <table:table-cell table:formula="of:=[.$L$5]+[.A219]*[.$M$5]+[.B219]*[.$N$5]+[.C219]*[.$O$5]+[.D219]*[.$P$5]" office:value-type="float" office:value="106" calcext:value-type="float">
            <text:p>106</text:p>
          </table:table-cell>
          <table:table-cell table:formula="of:=[.E219]-[.F219]" office:value-type="float" office:value="5334" calcext:value-type="float">
            <text:p>5334</text:p>
          </table:table-cell>
          <table:table-cell table:formula="of:=[.G219]*[.G219]" office:value-type="float" office:value="28451556" calcext:value-type="float">
            <text:p>2845155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220]*[.$M$5]+[.B220]*[.$N$5]+[.C220]*[.$O$5]+[.D220]*[.$P$5]" office:value-type="float" office:value="105" calcext:value-type="float">
            <text:p>105</text:p>
          </table:table-cell>
          <table:table-cell table:formula="of:=[.E220]-[.F220]" office:value-type="float" office:value="5515" calcext:value-type="float">
            <text:p>5515</text:p>
          </table:table-cell>
          <table:table-cell table:formula="of:=[.G220]*[.G220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221]*[.$M$5]+[.B221]*[.$N$5]+[.C221]*[.$O$5]+[.D221]*[.$P$5]" office:value-type="float" office:value="106" calcext:value-type="float">
            <text:p>106</text:p>
          </table:table-cell>
          <table:table-cell table:formula="of:=[.E221]-[.F221]" office:value-type="float" office:value="5604" calcext:value-type="float">
            <text:p>5604</text:p>
          </table:table-cell>
          <table:table-cell table:formula="of:=[.G221]*[.G221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222]*[.$M$5]+[.B222]*[.$N$5]+[.C222]*[.$O$5]+[.D222]*[.$P$5]" office:value-type="float" office:value="106" calcext:value-type="float">
            <text:p>106</text:p>
          </table:table-cell>
          <table:table-cell table:formula="of:=[.E222]-[.F222]" office:value-type="float" office:value="5394" calcext:value-type="float">
            <text:p>5394</text:p>
          </table:table-cell>
          <table:table-cell table:formula="of:=[.G222]*[.G222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90" calcext:value-type="float">
            <text:p>5290</text:p>
          </table:table-cell>
          <table:table-cell table:formula="of:=[.$L$5]+[.A223]*[.$M$5]+[.B223]*[.$N$5]+[.C223]*[.$O$5]+[.D223]*[.$P$5]" office:value-type="float" office:value="108" calcext:value-type="float">
            <text:p>108</text:p>
          </table:table-cell>
          <table:table-cell table:formula="of:=[.E223]-[.F223]" office:value-type="float" office:value="5182" calcext:value-type="float">
            <text:p>5182</text:p>
          </table:table-cell>
          <table:table-cell table:formula="of:=[.G223]*[.G223]" office:value-type="float" office:value="26853124" calcext:value-type="float">
            <text:p>2685312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224]*[.$M$5]+[.B224]*[.$N$5]+[.C224]*[.$O$5]+[.D224]*[.$P$5]" office:value-type="float" office:value="100" calcext:value-type="float">
            <text:p>100</text:p>
          </table:table-cell>
          <table:table-cell table:formula="of:=[.E224]-[.F224]" office:value-type="float" office:value="5280" calcext:value-type="float">
            <text:p>5280</text:p>
          </table:table-cell>
          <table:table-cell table:formula="of:=[.G224]*[.G224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20" calcext:value-type="float">
            <text:p>5620</text:p>
          </table:table-cell>
          <table:table-cell table:formula="of:=[.$L$5]+[.A225]*[.$M$5]+[.B225]*[.$N$5]+[.C225]*[.$O$5]+[.D225]*[.$P$5]" office:value-type="float" office:value="106" calcext:value-type="float">
            <text:p>106</text:p>
          </table:table-cell>
          <table:table-cell table:formula="of:=[.E225]-[.F225]" office:value-type="float" office:value="5514" calcext:value-type="float">
            <text:p>5514</text:p>
          </table:table-cell>
          <table:table-cell table:formula="of:=[.G225]*[.G225]" office:value-type="float" office:value="30404196" calcext:value-type="float">
            <text:p>3040419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226]*[.$M$5]+[.B226]*[.$N$5]+[.C226]*[.$O$5]+[.D226]*[.$P$5]" office:value-type="float" office:value="109" calcext:value-type="float">
            <text:p>109</text:p>
          </table:table-cell>
          <table:table-cell table:formula="of:=[.E226]-[.F226]" office:value-type="float" office:value="5481" calcext:value-type="float">
            <text:p>5481</text:p>
          </table:table-cell>
          <table:table-cell table:formula="of:=[.G226]*[.G226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227]*[.$M$5]+[.B227]*[.$N$5]+[.C227]*[.$O$5]+[.D227]*[.$P$5]" office:value-type="float" office:value="110" calcext:value-type="float">
            <text:p>110</text:p>
          </table:table-cell>
          <table:table-cell table:formula="of:=[.E227]-[.F227]" office:value-type="float" office:value="5540" calcext:value-type="float">
            <text:p>5540</text:p>
          </table:table-cell>
          <table:table-cell table:formula="of:=[.G227]*[.G227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  <table:table-cell table:formula="of:=[.$L$5]+[.A228]*[.$M$5]+[.B228]*[.$N$5]+[.C228]*[.$O$5]+[.D228]*[.$P$5]" office:value-type="float" office:value="103" calcext:value-type="float">
            <text:p>103</text:p>
          </table:table-cell>
          <table:table-cell table:formula="of:=[.E228]-[.F228]" office:value-type="float" office:value="5577" calcext:value-type="float">
            <text:p>5577</text:p>
          </table:table-cell>
          <table:table-cell table:formula="of:=[.G228]*[.G228]" office:value-type="float" office:value="31102929" calcext:value-type="float">
            <text:p>3110292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30" calcext:value-type="float">
            <text:p>5230</text:p>
          </table:table-cell>
          <table:table-cell table:formula="of:=[.$L$5]+[.A229]*[.$M$5]+[.B229]*[.$N$5]+[.C229]*[.$O$5]+[.D229]*[.$P$5]" office:value-type="float" office:value="103" calcext:value-type="float">
            <text:p>103</text:p>
          </table:table-cell>
          <table:table-cell table:formula="of:=[.E229]-[.F229]" office:value-type="float" office:value="5127" calcext:value-type="float">
            <text:p>5127</text:p>
          </table:table-cell>
          <table:table-cell table:formula="of:=[.G229]*[.G229]" office:value-type="float" office:value="26286129" calcext:value-type="float">
            <text:p>2628612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160" calcext:value-type="float">
            <text:p>6160</text:p>
          </table:table-cell>
          <table:table-cell table:formula="of:=[.$L$5]+[.A230]*[.$M$5]+[.B230]*[.$N$5]+[.C230]*[.$O$5]+[.D230]*[.$P$5]" office:value-type="float" office:value="110" calcext:value-type="float">
            <text:p>110</text:p>
          </table:table-cell>
          <table:table-cell table:formula="of:=[.E230]-[.F230]" office:value-type="float" office:value="6050" calcext:value-type="float">
            <text:p>6050</text:p>
          </table:table-cell>
          <table:table-cell table:formula="of:=[.G230]*[.G230]" office:value-type="float" office:value="36602500" calcext:value-type="float">
            <text:p>366025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40" calcext:value-type="float">
            <text:p>4840</text:p>
          </table:table-cell>
          <table:table-cell table:formula="of:=[.$L$5]+[.A231]*[.$M$5]+[.B231]*[.$N$5]+[.C231]*[.$O$5]+[.D231]*[.$P$5]" office:value-type="float" office:value="106" calcext:value-type="float">
            <text:p>106</text:p>
          </table:table-cell>
          <table:table-cell table:formula="of:=[.E231]-[.F231]" office:value-type="float" office:value="4734" calcext:value-type="float">
            <text:p>4734</text:p>
          </table:table-cell>
          <table:table-cell table:formula="of:=[.G231]*[.G231]" office:value-type="float" office:value="22410756" calcext:value-type="float">
            <text:p>2241075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table:formula="of:=[.$L$5]+[.A232]*[.$M$5]+[.B232]*[.$N$5]+[.C232]*[.$O$5]+[.D232]*[.$P$5]" office:value-type="float" office:value="107" calcext:value-type="float">
            <text:p>107</text:p>
          </table:table-cell>
          <table:table-cell table:formula="of:=[.E232]-[.F232]" office:value-type="float" office:value="5183" calcext:value-type="float">
            <text:p>5183</text:p>
          </table:table-cell>
          <table:table-cell table:formula="of:=[.G232]*[.G232]" office:value-type="float" office:value="26863489" calcext:value-type="float">
            <text:p>2686348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10" calcext:value-type="float">
            <text:p>4810</text:p>
          </table:table-cell>
          <table:table-cell table:formula="of:=[.$L$5]+[.A233]*[.$M$5]+[.B233]*[.$N$5]+[.C233]*[.$O$5]+[.D233]*[.$P$5]" office:value-type="float" office:value="104" calcext:value-type="float">
            <text:p>104</text:p>
          </table:table-cell>
          <table:table-cell table:formula="of:=[.E233]-[.F233]" office:value-type="float" office:value="4706" calcext:value-type="float">
            <text:p>4706</text:p>
          </table:table-cell>
          <table:table-cell table:formula="of:=[.G233]*[.G233]" office:value-type="float" office:value="22146436" calcext:value-type="float">
            <text:p>2214643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5]+[.A234]*[.$M$5]+[.B234]*[.$N$5]+[.C234]*[.$O$5]+[.D234]*[.$P$5]" office:value-type="float" office:value="104" calcext:value-type="float">
            <text:p>104</text:p>
          </table:table-cell>
          <table:table-cell table:formula="of:=[.E234]-[.F234]" office:value-type="float" office:value="5396" calcext:value-type="float">
            <text:p>5396</text:p>
          </table:table-cell>
          <table:table-cell table:formula="of:=[.G234]*[.G234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40" calcext:value-type="float">
            <text:p>5440</text:p>
          </table:table-cell>
          <table:table-cell table:formula="of:=[.$L$5]+[.A235]*[.$M$5]+[.B235]*[.$N$5]+[.C235]*[.$O$5]+[.D235]*[.$P$5]" office:value-type="float" office:value="110" calcext:value-type="float">
            <text:p>110</text:p>
          </table:table-cell>
          <table:table-cell table:formula="of:=[.E235]-[.F235]" office:value-type="float" office:value="5330" calcext:value-type="float">
            <text:p>5330</text:p>
          </table:table-cell>
          <table:table-cell table:formula="of:=[.G235]*[.G235]" office:value-type="float" office:value="28408900" calcext:value-type="float">
            <text:p>284089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960" calcext:value-type="float">
            <text:p>4960</text:p>
          </table:table-cell>
          <table:table-cell table:formula="of:=[.$L$5]+[.A236]*[.$M$5]+[.B236]*[.$N$5]+[.C236]*[.$O$5]+[.D236]*[.$P$5]" office:value-type="float" office:value="109" calcext:value-type="float">
            <text:p>109</text:p>
          </table:table-cell>
          <table:table-cell table:formula="of:=[.E236]-[.F236]" office:value-type="float" office:value="4851" calcext:value-type="float">
            <text:p>4851</text:p>
          </table:table-cell>
          <table:table-cell table:formula="of:=[.G236]*[.G236]" office:value-type="float" office:value="23532201" calcext:value-type="float">
            <text:p>2353220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60" calcext:value-type="float">
            <text:p>5260</text:p>
          </table:table-cell>
          <table:table-cell table:formula="of:=[.$L$5]+[.A237]*[.$M$5]+[.B237]*[.$N$5]+[.C237]*[.$O$5]+[.D237]*[.$P$5]" office:value-type="float" office:value="102" calcext:value-type="float">
            <text:p>102</text:p>
          </table:table-cell>
          <table:table-cell table:formula="of:=[.E237]-[.F237]" office:value-type="float" office:value="5158" calcext:value-type="float">
            <text:p>5158</text:p>
          </table:table-cell>
          <table:table-cell table:formula="of:=[.G237]*[.G237]" office:value-type="float" office:value="26604964" calcext:value-type="float">
            <text:p>266049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410" calcext:value-type="float">
            <text:p>5410</text:p>
          </table:table-cell>
          <table:table-cell table:formula="of:=[.$L$5]+[.A238]*[.$M$5]+[.B238]*[.$N$5]+[.C238]*[.$O$5]+[.D238]*[.$P$5]" office:value-type="float" office:value="106" calcext:value-type="float">
            <text:p>106</text:p>
          </table:table-cell>
          <table:table-cell table:formula="of:=[.E238]-[.F238]" office:value-type="float" office:value="5304" calcext:value-type="float">
            <text:p>5304</text:p>
          </table:table-cell>
          <table:table-cell table:formula="of:=[.G238]*[.G238]" office:value-type="float" office:value="28132416" calcext:value-type="float">
            <text:p>2813241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table:formula="of:=[.$L$5]+[.A239]*[.$M$5]+[.B239]*[.$N$5]+[.C239]*[.$O$5]+[.D239]*[.$P$5]" office:value-type="float" office:value="103" calcext:value-type="float">
            <text:p>103</text:p>
          </table:table-cell>
          <table:table-cell table:formula="of:=[.E239]-[.F239]" office:value-type="float" office:value="5097" calcext:value-type="float">
            <text:p>5097</text:p>
          </table:table-cell>
          <table:table-cell table:formula="of:=[.G239]*[.G239]" office:value-type="float" office:value="25979409" calcext:value-type="float">
            <text:p>2597940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140" calcext:value-type="float">
            <text:p>5140</text:p>
          </table:table-cell>
          <table:table-cell table:formula="of:=[.$L$5]+[.A240]*[.$M$5]+[.B240]*[.$N$5]+[.C240]*[.$O$5]+[.D240]*[.$P$5]" office:value-type="float" office:value="107" calcext:value-type="float">
            <text:p>107</text:p>
          </table:table-cell>
          <table:table-cell table:formula="of:=[.E240]-[.F240]" office:value-type="float" office:value="5033" calcext:value-type="float">
            <text:p>5033</text:p>
          </table:table-cell>
          <table:table-cell table:formula="of:=[.G240]*[.G240]" office:value-type="float" office:value="25331089" calcext:value-type="float">
            <text:p>2533108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70" calcext:value-type="float">
            <text:p>5470</text:p>
          </table:table-cell>
          <table:table-cell table:formula="of:=[.$L$5]+[.A241]*[.$M$5]+[.B241]*[.$N$5]+[.C241]*[.$O$5]+[.D241]*[.$P$5]" office:value-type="float" office:value="109" calcext:value-type="float">
            <text:p>109</text:p>
          </table:table-cell>
          <table:table-cell table:formula="of:=[.E241]-[.F241]" office:value-type="float" office:value="5361" calcext:value-type="float">
            <text:p>5361</text:p>
          </table:table-cell>
          <table:table-cell table:formula="of:=[.G241]*[.G241]" office:value-type="float" office:value="28740321" calcext:value-type="float">
            <text:p>2874032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table:formula="of:=[.$L$5]+[.A242]*[.$M$5]+[.B242]*[.$N$5]+[.C242]*[.$O$5]+[.D242]*[.$P$5]" office:value-type="float" office:value="106" calcext:value-type="float">
            <text:p>106</text:p>
          </table:table-cell>
          <table:table-cell table:formula="of:=[.E242]-[.F242]" office:value-type="float" office:value="5454" calcext:value-type="float">
            <text:p>5454</text:p>
          </table:table-cell>
          <table:table-cell table:formula="of:=[.G242]*[.G242]" office:value-type="float" office:value="29746116" calcext:value-type="float">
            <text:p>2974611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243]*[.$M$5]+[.B243]*[.$N$5]+[.C243]*[.$O$5]+[.D243]*[.$P$5]" office:value-type="float" office:value="108" calcext:value-type="float">
            <text:p>108</text:p>
          </table:table-cell>
          <table:table-cell table:formula="of:=[.E243]-[.F243]" office:value-type="float" office:value="5242" calcext:value-type="float">
            <text:p>5242</text:p>
          </table:table-cell>
          <table:table-cell table:formula="of:=[.G243]*[.G243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60" calcext:value-type="float">
            <text:p>5860</text:p>
          </table:table-cell>
          <table:table-cell table:formula="of:=[.$L$5]+[.A244]*[.$M$5]+[.B244]*[.$N$5]+[.C244]*[.$O$5]+[.D244]*[.$P$5]" office:value-type="float" office:value="109" calcext:value-type="float">
            <text:p>109</text:p>
          </table:table-cell>
          <table:table-cell table:formula="of:=[.E244]-[.F244]" office:value-type="float" office:value="5751" calcext:value-type="float">
            <text:p>5751</text:p>
          </table:table-cell>
          <table:table-cell table:formula="of:=[.G244]*[.G244]" office:value-type="float" office:value="33074001" calcext:value-type="float">
            <text:p>3307400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  <table:table-cell table:formula="of:=[.$L$5]+[.A245]*[.$M$5]+[.B245]*[.$N$5]+[.C245]*[.$O$5]+[.D245]*[.$P$5]" office:value-type="float" office:value="110" calcext:value-type="float">
            <text:p>110</text:p>
          </table:table-cell>
          <table:table-cell table:formula="of:=[.E245]-[.F245]" office:value-type="float" office:value="5840" calcext:value-type="float">
            <text:p>5840</text:p>
          </table:table-cell>
          <table:table-cell table:formula="of:=[.G245]*[.G245]" office:value-type="float" office:value="34105600" calcext:value-type="float">
            <text:p>341056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30" calcext:value-type="float">
            <text:p>4930</text:p>
          </table:table-cell>
          <table:table-cell table:formula="of:=[.$L$5]+[.A246]*[.$M$5]+[.B246]*[.$N$5]+[.C246]*[.$O$5]+[.D246]*[.$P$5]" office:value-type="float" office:value="109" calcext:value-type="float">
            <text:p>109</text:p>
          </table:table-cell>
          <table:table-cell table:formula="of:=[.E246]-[.F246]" office:value-type="float" office:value="4821" calcext:value-type="float">
            <text:p>4821</text:p>
          </table:table-cell>
          <table:table-cell table:formula="of:=[.G246]*[.G246]" office:value-type="float" office:value="23242041" calcext:value-type="float">
            <text:p>2324204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60" calcext:value-type="float">
            <text:p>5260</text:p>
          </table:table-cell>
          <table:table-cell table:formula="of:=[.$L$5]+[.A247]*[.$M$5]+[.B247]*[.$N$5]+[.C247]*[.$O$5]+[.D247]*[.$P$5]" office:value-type="float" office:value="105" calcext:value-type="float">
            <text:p>105</text:p>
          </table:table-cell>
          <table:table-cell table:formula="of:=[.E247]-[.F247]" office:value-type="float" office:value="5155" calcext:value-type="float">
            <text:p>5155</text:p>
          </table:table-cell>
          <table:table-cell table:formula="of:=[.G247]*[.G247]" office:value-type="float" office:value="26574025" calcext:value-type="float">
            <text:p>265740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10" calcext:value-type="float">
            <text:p>5410</text:p>
          </table:table-cell>
          <table:table-cell table:formula="of:=[.$L$5]+[.A248]*[.$M$5]+[.B248]*[.$N$5]+[.C248]*[.$O$5]+[.D248]*[.$P$5]" office:value-type="float" office:value="108" calcext:value-type="float">
            <text:p>108</text:p>
          </table:table-cell>
          <table:table-cell table:formula="of:=[.E248]-[.F248]" office:value-type="float" office:value="5302" calcext:value-type="float">
            <text:p>5302</text:p>
          </table:table-cell>
          <table:table-cell table:formula="of:=[.G248]*[.G248]" office:value-type="float" office:value="28111204" calcext:value-type="float">
            <text:p>2811120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249]*[.$M$5]+[.B249]*[.$N$5]+[.C249]*[.$O$5]+[.D249]*[.$P$5]" office:value-type="float" office:value="109" calcext:value-type="float">
            <text:p>109</text:p>
          </table:table-cell>
          <table:table-cell table:formula="of:=[.E249]-[.F249]" office:value-type="float" office:value="5481" calcext:value-type="float">
            <text:p>5481</text:p>
          </table:table-cell>
          <table:table-cell table:formula="of:=[.G249]*[.G249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90" calcext:value-type="float">
            <text:p>5290</text:p>
          </table:table-cell>
          <table:table-cell table:formula="of:=[.$L$5]+[.A250]*[.$M$5]+[.B250]*[.$N$5]+[.C250]*[.$O$5]+[.D250]*[.$P$5]" office:value-type="float" office:value="105" calcext:value-type="float">
            <text:p>105</text:p>
          </table:table-cell>
          <table:table-cell table:formula="of:=[.E250]-[.F250]" office:value-type="float" office:value="5185" calcext:value-type="float">
            <text:p>5185</text:p>
          </table:table-cell>
          <table:table-cell table:formula="of:=[.G250]*[.G250]" office:value-type="float" office:value="26884225" calcext:value-type="float">
            <text:p>26884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710" calcext:value-type="float">
            <text:p>5710</text:p>
          </table:table-cell>
          <table:table-cell table:formula="of:=[.$L$5]+[.A251]*[.$M$5]+[.B251]*[.$N$5]+[.C251]*[.$O$5]+[.D251]*[.$P$5]" office:value-type="float" office:value="103" calcext:value-type="float">
            <text:p>103</text:p>
          </table:table-cell>
          <table:table-cell table:formula="of:=[.E251]-[.F251]" office:value-type="float" office:value="5607" calcext:value-type="float">
            <text:p>5607</text:p>
          </table:table-cell>
          <table:table-cell table:formula="of:=[.G251]*[.G251]" office:value-type="float" office:value="31438449" calcext:value-type="float">
            <text:p>3143844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80" calcext:value-type="float">
            <text:p>5080</text:p>
          </table:table-cell>
          <table:table-cell table:formula="of:=[.$L$5]+[.A252]*[.$M$5]+[.B252]*[.$N$5]+[.C252]*[.$O$5]+[.D252]*[.$P$5]" office:value-type="float" office:value="104" calcext:value-type="float">
            <text:p>104</text:p>
          </table:table-cell>
          <table:table-cell table:formula="of:=[.E252]-[.F252]" office:value-type="float" office:value="4976" calcext:value-type="float">
            <text:p>4976</text:p>
          </table:table-cell>
          <table:table-cell table:formula="of:=[.G252]*[.G252]" office:value-type="float" office:value="24760576" calcext:value-type="float">
            <text:p>2476057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5]+[.A253]*[.$M$5]+[.B253]*[.$N$5]+[.C253]*[.$O$5]+[.D253]*[.$P$5]" office:value-type="float" office:value="105" calcext:value-type="float">
            <text:p>105</text:p>
          </table:table-cell>
          <table:table-cell table:formula="of:=[.E253]-[.F253]" office:value-type="float" office:value="5665" calcext:value-type="float">
            <text:p>5665</text:p>
          </table:table-cell>
          <table:table-cell table:formula="of:=[.G253]*[.G253]" office:value-type="float" office:value="32092225" calcext:value-type="float">
            <text:p>320922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254]*[.$M$5]+[.B254]*[.$N$5]+[.C254]*[.$O$5]+[.D254]*[.$P$5]" office:value-type="float" office:value="106" calcext:value-type="float">
            <text:p>106</text:p>
          </table:table-cell>
          <table:table-cell table:formula="of:=[.E254]-[.F254]" office:value-type="float" office:value="5604" calcext:value-type="float">
            <text:p>5604</text:p>
          </table:table-cell>
          <table:table-cell table:formula="of:=[.G254]*[.G254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680" calcext:value-type="float">
            <text:p>5680</text:p>
          </table:table-cell>
          <table:table-cell table:formula="of:=[.$L$5]+[.A255]*[.$M$5]+[.B255]*[.$N$5]+[.C255]*[.$O$5]+[.D255]*[.$P$5]" office:value-type="float" office:value="103" calcext:value-type="float">
            <text:p>103</text:p>
          </table:table-cell>
          <table:table-cell table:formula="of:=[.E255]-[.F255]" office:value-type="float" office:value="5577" calcext:value-type="float">
            <text:p>5577</text:p>
          </table:table-cell>
          <table:table-cell table:formula="of:=[.G255]*[.G255]" office:value-type="float" office:value="31102929" calcext:value-type="float">
            <text:p>3110292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40" calcext:value-type="float">
            <text:p>5440</text:p>
          </table:table-cell>
          <table:table-cell table:formula="of:=[.$L$5]+[.A256]*[.$M$5]+[.B256]*[.$N$5]+[.C256]*[.$O$5]+[.D256]*[.$P$5]" office:value-type="float" office:value="110" calcext:value-type="float">
            <text:p>110</text:p>
          </table:table-cell>
          <table:table-cell table:formula="of:=[.E256]-[.F256]" office:value-type="float" office:value="5330" calcext:value-type="float">
            <text:p>5330</text:p>
          </table:table-cell>
          <table:table-cell table:formula="of:=[.G256]*[.G256]" office:value-type="float" office:value="28408900" calcext:value-type="float">
            <text:p>28408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257]*[.$M$5]+[.B257]*[.$N$5]+[.C257]*[.$O$5]+[.D257]*[.$P$5]" office:value-type="float" office:value="103" calcext:value-type="float">
            <text:p>103</text:p>
          </table:table-cell>
          <table:table-cell table:formula="of:=[.E257]-[.F257]" office:value-type="float" office:value="5247" calcext:value-type="float">
            <text:p>5247</text:p>
          </table:table-cell>
          <table:table-cell table:formula="of:=[.G257]*[.G257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90" calcext:value-type="float">
            <text:p>5890</text:p>
          </table:table-cell>
          <table:table-cell table:formula="of:=[.$L$5]+[.A258]*[.$M$5]+[.B258]*[.$N$5]+[.C258]*[.$O$5]+[.D258]*[.$P$5]" office:value-type="float" office:value="100" calcext:value-type="float">
            <text:p>100</text:p>
          </table:table-cell>
          <table:table-cell table:formula="of:=[.E258]-[.F258]" office:value-type="float" office:value="5790" calcext:value-type="float">
            <text:p>5790</text:p>
          </table:table-cell>
          <table:table-cell table:formula="of:=[.G258]*[.G258]" office:value-type="float" office:value="33524100" calcext:value-type="float">
            <text:p>335241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830" calcext:value-type="float">
            <text:p>5830</text:p>
          </table:table-cell>
          <table:table-cell table:formula="of:=[.$L$5]+[.A259]*[.$M$5]+[.B259]*[.$N$5]+[.C259]*[.$O$5]+[.D259]*[.$P$5]" office:value-type="float" office:value="108" calcext:value-type="float">
            <text:p>108</text:p>
          </table:table-cell>
          <table:table-cell table:formula="of:=[.E259]-[.F259]" office:value-type="float" office:value="5722" calcext:value-type="float">
            <text:p>5722</text:p>
          </table:table-cell>
          <table:table-cell table:formula="of:=[.G259]*[.G259]" office:value-type="float" office:value="32741284" calcext:value-type="float">
            <text:p>3274128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table:formula="of:=[.$L$5]+[.A260]*[.$M$5]+[.B260]*[.$N$5]+[.C260]*[.$O$5]+[.D260]*[.$P$5]" office:value-type="float" office:value="102" calcext:value-type="float">
            <text:p>102</text:p>
          </table:table-cell>
          <table:table-cell table:formula="of:=[.E260]-[.F260]" office:value-type="float" office:value="5398" calcext:value-type="float">
            <text:p>5398</text:p>
          </table:table-cell>
          <table:table-cell table:formula="of:=[.G260]*[.G260]" office:value-type="float" office:value="29138404" calcext:value-type="float">
            <text:p>2913840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5]+[.A261]*[.$M$5]+[.B261]*[.$N$5]+[.C261]*[.$O$5]+[.D261]*[.$P$5]" office:value-type="float" office:value="104" calcext:value-type="float">
            <text:p>104</text:p>
          </table:table-cell>
          <table:table-cell table:formula="of:=[.E261]-[.F261]" office:value-type="float" office:value="5396" calcext:value-type="float">
            <text:p>5396</text:p>
          </table:table-cell>
          <table:table-cell table:formula="of:=[.G261]*[.G261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30" calcext:value-type="float">
            <text:p>5530</text:p>
          </table:table-cell>
          <table:table-cell table:formula="of:=[.$L$5]+[.A262]*[.$M$5]+[.B262]*[.$N$5]+[.C262]*[.$O$5]+[.D262]*[.$P$5]" office:value-type="float" office:value="107" calcext:value-type="float">
            <text:p>107</text:p>
          </table:table-cell>
          <table:table-cell table:formula="of:=[.E262]-[.F262]" office:value-type="float" office:value="5423" calcext:value-type="float">
            <text:p>5423</text:p>
          </table:table-cell>
          <table:table-cell table:formula="of:=[.G262]*[.G262]" office:value-type="float" office:value="29408929" calcext:value-type="float">
            <text:p>2940892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80" calcext:value-type="float">
            <text:p>5080</text:p>
          </table:table-cell>
          <table:table-cell table:formula="of:=[.$L$5]+[.A263]*[.$M$5]+[.B263]*[.$N$5]+[.C263]*[.$O$5]+[.D263]*[.$P$5]" office:value-type="float" office:value="107" calcext:value-type="float">
            <text:p>107</text:p>
          </table:table-cell>
          <table:table-cell table:formula="of:=[.E263]-[.F263]" office:value-type="float" office:value="4973" calcext:value-type="float">
            <text:p>4973</text:p>
          </table:table-cell>
          <table:table-cell table:formula="of:=[.G263]*[.G263]" office:value-type="float" office:value="24730729" calcext:value-type="float">
            <text:p>2473072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table:formula="of:=[.$L$5]+[.A264]*[.$M$5]+[.B264]*[.$N$5]+[.C264]*[.$O$5]+[.D264]*[.$P$5]" office:value-type="float" office:value="107" calcext:value-type="float">
            <text:p>107</text:p>
          </table:table-cell>
          <table:table-cell table:formula="of:=[.E264]-[.F264]" office:value-type="float" office:value="5303" calcext:value-type="float">
            <text:p>5303</text:p>
          </table:table-cell>
          <table:table-cell table:formula="of:=[.G264]*[.G264]" office:value-type="float" office:value="28121809" calcext:value-type="float">
            <text:p>2812180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  <table:table-cell table:formula="of:=[.$L$5]+[.A265]*[.$M$5]+[.B265]*[.$N$5]+[.C265]*[.$O$5]+[.D265]*[.$P$5]" office:value-type="float" office:value="110" calcext:value-type="float">
            <text:p>110</text:p>
          </table:table-cell>
          <table:table-cell table:formula="of:=[.E265]-[.F265]" office:value-type="float" office:value="5840" calcext:value-type="float">
            <text:p>5840</text:p>
          </table:table-cell>
          <table:table-cell table:formula="of:=[.G265]*[.G265]" office:value-type="float" office:value="34105600" calcext:value-type="float">
            <text:p>341056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950" calcext:value-type="float">
            <text:p>5950</text:p>
          </table:table-cell>
          <table:table-cell table:formula="of:=[.$L$5]+[.A266]*[.$M$5]+[.B266]*[.$N$5]+[.C266]*[.$O$5]+[.D266]*[.$P$5]" office:value-type="float" office:value="104" calcext:value-type="float">
            <text:p>104</text:p>
          </table:table-cell>
          <table:table-cell table:formula="of:=[.E266]-[.F266]" office:value-type="float" office:value="5846" calcext:value-type="float">
            <text:p>5846</text:p>
          </table:table-cell>
          <table:table-cell table:formula="of:=[.G266]*[.G266]" office:value-type="float" office:value="34175716" calcext:value-type="float">
            <text:p>3417571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20" calcext:value-type="float">
            <text:p>5920</text:p>
          </table:table-cell>
          <table:table-cell table:formula="of:=[.$L$5]+[.A267]*[.$M$5]+[.B267]*[.$N$5]+[.C267]*[.$O$5]+[.D267]*[.$P$5]" office:value-type="float" office:value="102" calcext:value-type="float">
            <text:p>102</text:p>
          </table:table-cell>
          <table:table-cell table:formula="of:=[.E267]-[.F267]" office:value-type="float" office:value="5818" calcext:value-type="float">
            <text:p>5818</text:p>
          </table:table-cell>
          <table:table-cell table:formula="of:=[.G267]*[.G267]" office:value-type="float" office:value="33849124" calcext:value-type="float">
            <text:p>3384912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780" calcext:value-type="float">
            <text:p>4780</text:p>
          </table:table-cell>
          <table:table-cell table:formula="of:=[.$L$5]+[.A268]*[.$M$5]+[.B268]*[.$N$5]+[.C268]*[.$O$5]+[.D268]*[.$P$5]" office:value-type="float" office:value="108" calcext:value-type="float">
            <text:p>108</text:p>
          </table:table-cell>
          <table:table-cell table:formula="of:=[.E268]-[.F268]" office:value-type="float" office:value="4672" calcext:value-type="float">
            <text:p>4672</text:p>
          </table:table-cell>
          <table:table-cell table:formula="of:=[.G268]*[.G268]" office:value-type="float" office:value="21827584" calcext:value-type="float">
            <text:p>2182758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5]+[.A269]*[.$M$5]+[.B269]*[.$N$5]+[.C269]*[.$O$5]+[.D269]*[.$P$5]" office:value-type="float" office:value="102" calcext:value-type="float">
            <text:p>102</text:p>
          </table:table-cell>
          <table:table-cell table:formula="of:=[.E269]-[.F269]" office:value-type="float" office:value="5458" calcext:value-type="float">
            <text:p>5458</text:p>
          </table:table-cell>
          <table:table-cell table:formula="of:=[.G269]*[.G269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270]*[.$M$5]+[.B270]*[.$N$5]+[.C270]*[.$O$5]+[.D270]*[.$P$5]" office:value-type="float" office:value="100" calcext:value-type="float">
            <text:p>100</text:p>
          </table:table-cell>
          <table:table-cell table:formula="of:=[.E270]-[.F270]" office:value-type="float" office:value="5280" calcext:value-type="float">
            <text:p>5280</text:p>
          </table:table-cell>
          <table:table-cell table:formula="of:=[.G270]*[.G270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920" calcext:value-type="float">
            <text:p>5920</text:p>
          </table:table-cell>
          <table:table-cell table:formula="of:=[.$L$5]+[.A271]*[.$M$5]+[.B271]*[.$N$5]+[.C271]*[.$O$5]+[.D271]*[.$P$5]" office:value-type="float" office:value="101" calcext:value-type="float">
            <text:p>101</text:p>
          </table:table-cell>
          <table:table-cell table:formula="of:=[.E271]-[.F271]" office:value-type="float" office:value="5819" calcext:value-type="float">
            <text:p>5819</text:p>
          </table:table-cell>
          <table:table-cell table:formula="of:=[.G271]*[.G271]" office:value-type="float" office:value="33860761" calcext:value-type="float">
            <text:p>3386076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070" calcext:value-type="float">
            <text:p>6070</text:p>
          </table:table-cell>
          <table:table-cell table:formula="of:=[.$L$5]+[.A272]*[.$M$5]+[.B272]*[.$N$5]+[.C272]*[.$O$5]+[.D272]*[.$P$5]" office:value-type="float" office:value="104" calcext:value-type="float">
            <text:p>104</text:p>
          </table:table-cell>
          <table:table-cell table:formula="of:=[.E272]-[.F272]" office:value-type="float" office:value="5966" calcext:value-type="float">
            <text:p>5966</text:p>
          </table:table-cell>
          <table:table-cell table:formula="of:=[.G272]*[.G272]" office:value-type="float" office:value="35593156" calcext:value-type="float">
            <text:p>3559315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20" calcext:value-type="float">
            <text:p>5620</text:p>
          </table:table-cell>
          <table:table-cell table:formula="of:=[.$L$5]+[.A273]*[.$M$5]+[.B273]*[.$N$5]+[.C273]*[.$O$5]+[.D273]*[.$P$5]" office:value-type="float" office:value="110" calcext:value-type="float">
            <text:p>110</text:p>
          </table:table-cell>
          <table:table-cell table:formula="of:=[.E273]-[.F273]" office:value-type="float" office:value="5510" calcext:value-type="float">
            <text:p>5510</text:p>
          </table:table-cell>
          <table:table-cell table:formula="of:=[.G273]*[.G273]" office:value-type="float" office:value="30360100" calcext:value-type="float">
            <text:p>303601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830" calcext:value-type="float">
            <text:p>5830</text:p>
          </table:table-cell>
          <table:table-cell table:formula="of:=[.$L$5]+[.A274]*[.$M$5]+[.B274]*[.$N$5]+[.C274]*[.$O$5]+[.D274]*[.$P$5]" office:value-type="float" office:value="107" calcext:value-type="float">
            <text:p>107</text:p>
          </table:table-cell>
          <table:table-cell table:formula="of:=[.E274]-[.F274]" office:value-type="float" office:value="5723" calcext:value-type="float">
            <text:p>5723</text:p>
          </table:table-cell>
          <table:table-cell table:formula="of:=[.G274]*[.G274]" office:value-type="float" office:value="32752729" calcext:value-type="float">
            <text:p>3275272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200" calcext:value-type="float">
            <text:p>5200</text:p>
          </table:table-cell>
          <table:table-cell table:formula="of:=[.$L$5]+[.A275]*[.$M$5]+[.B275]*[.$N$5]+[.C275]*[.$O$5]+[.D275]*[.$P$5]" office:value-type="float" office:value="109" calcext:value-type="float">
            <text:p>109</text:p>
          </table:table-cell>
          <table:table-cell table:formula="of:=[.E275]-[.F275]" office:value-type="float" office:value="5091" calcext:value-type="float">
            <text:p>5091</text:p>
          </table:table-cell>
          <table:table-cell table:formula="of:=[.G275]*[.G275]" office:value-type="float" office:value="25918281" calcext:value-type="float">
            <text:p>2591828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0" calcext:value-type="float">
            <text:p>5290</text:p>
          </table:table-cell>
          <table:table-cell table:formula="of:=[.$L$5]+[.A276]*[.$M$5]+[.B276]*[.$N$5]+[.C276]*[.$O$5]+[.D276]*[.$P$5]" office:value-type="float" office:value="106" calcext:value-type="float">
            <text:p>106</text:p>
          </table:table-cell>
          <table:table-cell table:formula="of:=[.E276]-[.F276]" office:value-type="float" office:value="5184" calcext:value-type="float">
            <text:p>5184</text:p>
          </table:table-cell>
          <table:table-cell table:formula="of:=[.G276]*[.G276]" office:value-type="float" office:value="26873856" calcext:value-type="float">
            <text:p>2687385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table:formula="of:=[.$L$5]+[.A277]*[.$M$5]+[.B277]*[.$N$5]+[.C277]*[.$O$5]+[.D277]*[.$P$5]" office:value-type="float" office:value="107" calcext:value-type="float">
            <text:p>107</text:p>
          </table:table-cell>
          <table:table-cell table:formula="of:=[.E277]-[.F277]" office:value-type="float" office:value="5303" calcext:value-type="float">
            <text:p>5303</text:p>
          </table:table-cell>
          <table:table-cell table:formula="of:=[.G277]*[.G277]" office:value-type="float" office:value="28121809" calcext:value-type="float">
            <text:p>2812180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60" calcext:value-type="float">
            <text:p>5560</text:p>
          </table:table-cell>
          <table:table-cell table:formula="of:=[.$L$5]+[.A278]*[.$M$5]+[.B278]*[.$N$5]+[.C278]*[.$O$5]+[.D278]*[.$P$5]" office:value-type="float" office:value="110" calcext:value-type="float">
            <text:p>110</text:p>
          </table:table-cell>
          <table:table-cell table:formula="of:=[.E278]-[.F278]" office:value-type="float" office:value="5450" calcext:value-type="float">
            <text:p>5450</text:p>
          </table:table-cell>
          <table:table-cell table:formula="of:=[.G278]*[.G278]" office:value-type="float" office:value="29702500" calcext:value-type="float">
            <text:p>297025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table:formula="of:=[.$L$5]+[.A279]*[.$M$5]+[.B279]*[.$N$5]+[.C279]*[.$O$5]+[.D279]*[.$P$5]" office:value-type="float" office:value="106" calcext:value-type="float">
            <text:p>106</text:p>
          </table:table-cell>
          <table:table-cell table:formula="of:=[.E279]-[.F279]" office:value-type="float" office:value="5814" calcext:value-type="float">
            <text:p>5814</text:p>
          </table:table-cell>
          <table:table-cell table:formula="of:=[.G279]*[.G279]" office:value-type="float" office:value="33802596" calcext:value-type="float">
            <text:p>3380259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280]*[.$M$5]+[.B280]*[.$N$5]+[.C280]*[.$O$5]+[.D280]*[.$P$5]" office:value-type="float" office:value="101" calcext:value-type="float">
            <text:p>101</text:p>
          </table:table-cell>
          <table:table-cell table:formula="of:=[.E280]-[.F280]" office:value-type="float" office:value="5189" calcext:value-type="float">
            <text:p>5189</text:p>
          </table:table-cell>
          <table:table-cell table:formula="of:=[.G280]*[.G280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40" calcext:value-type="float">
            <text:p>5740</text:p>
          </table:table-cell>
          <table:table-cell table:formula="of:=[.$L$5]+[.A281]*[.$M$5]+[.B281]*[.$N$5]+[.C281]*[.$O$5]+[.D281]*[.$P$5]" office:value-type="float" office:value="105" calcext:value-type="float">
            <text:p>105</text:p>
          </table:table-cell>
          <table:table-cell table:formula="of:=[.E281]-[.F281]" office:value-type="float" office:value="5635" calcext:value-type="float">
            <text:p>5635</text:p>
          </table:table-cell>
          <table:table-cell table:formula="of:=[.G281]*[.G281]" office:value-type="float" office:value="31753225" calcext:value-type="float">
            <text:p>3175322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70" calcext:value-type="float">
            <text:p>4870</text:p>
          </table:table-cell>
          <table:table-cell table:formula="of:=[.$L$5]+[.A282]*[.$M$5]+[.B282]*[.$N$5]+[.C282]*[.$O$5]+[.D282]*[.$P$5]" office:value-type="float" office:value="106" calcext:value-type="float">
            <text:p>106</text:p>
          </table:table-cell>
          <table:table-cell table:formula="of:=[.E282]-[.F282]" office:value-type="float" office:value="4764" calcext:value-type="float">
            <text:p>4764</text:p>
          </table:table-cell>
          <table:table-cell table:formula="of:=[.G282]*[.G282]" office:value-type="float" office:value="22695696" calcext:value-type="float">
            <text:p>2269569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320" calcext:value-type="float">
            <text:p>5320</text:p>
          </table:table-cell>
          <table:table-cell table:formula="of:=[.$L$5]+[.A283]*[.$M$5]+[.B283]*[.$N$5]+[.C283]*[.$O$5]+[.D283]*[.$P$5]" office:value-type="float" office:value="110" calcext:value-type="float">
            <text:p>110</text:p>
          </table:table-cell>
          <table:table-cell table:formula="of:=[.E283]-[.F283]" office:value-type="float" office:value="5210" calcext:value-type="float">
            <text:p>5210</text:p>
          </table:table-cell>
          <table:table-cell table:formula="of:=[.G283]*[.G283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70" calcext:value-type="float">
            <text:p>5770</text:p>
          </table:table-cell>
          <table:table-cell table:formula="of:=[.$L$5]+[.A284]*[.$M$5]+[.B284]*[.$N$5]+[.C284]*[.$O$5]+[.D284]*[.$P$5]" office:value-type="float" office:value="110" calcext:value-type="float">
            <text:p>110</text:p>
          </table:table-cell>
          <table:table-cell table:formula="of:=[.E284]-[.F284]" office:value-type="float" office:value="5660" calcext:value-type="float">
            <text:p>5660</text:p>
          </table:table-cell>
          <table:table-cell table:formula="of:=[.G284]*[.G284]" office:value-type="float" office:value="32035600" calcext:value-type="float">
            <text:p>320356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table:formula="of:=[.$L$5]+[.A285]*[.$M$5]+[.B285]*[.$N$5]+[.C285]*[.$O$5]+[.D285]*[.$P$5]" office:value-type="float" office:value="103" calcext:value-type="float">
            <text:p>103</text:p>
          </table:table-cell>
          <table:table-cell table:formula="of:=[.E285]-[.F285]" office:value-type="float" office:value="5697" calcext:value-type="float">
            <text:p>5697</text:p>
          </table:table-cell>
          <table:table-cell table:formula="of:=[.G285]*[.G285]" office:value-type="float" office:value="32455809" calcext:value-type="float">
            <text:p>3245580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  <table:table-cell table:formula="of:=[.$L$5]+[.A286]*[.$M$5]+[.B286]*[.$N$5]+[.C286]*[.$O$5]+[.D286]*[.$P$5]" office:value-type="float" office:value="105" calcext:value-type="float">
            <text:p>105</text:p>
          </table:table-cell>
          <table:table-cell table:formula="of:=[.E286]-[.F286]" office:value-type="float" office:value="5365" calcext:value-type="float">
            <text:p>5365</text:p>
          </table:table-cell>
          <table:table-cell table:formula="of:=[.G286]*[.G286]" office:value-type="float" office:value="28783225" calcext:value-type="float">
            <text:p>2878322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960" calcext:value-type="float">
            <text:p>4960</text:p>
          </table:table-cell>
          <table:table-cell table:formula="of:=[.$L$5]+[.A287]*[.$M$5]+[.B287]*[.$N$5]+[.C287]*[.$O$5]+[.D287]*[.$P$5]" office:value-type="float" office:value="109" calcext:value-type="float">
            <text:p>109</text:p>
          </table:table-cell>
          <table:table-cell table:formula="of:=[.E287]-[.F287]" office:value-type="float" office:value="4851" calcext:value-type="float">
            <text:p>4851</text:p>
          </table:table-cell>
          <table:table-cell table:formula="of:=[.G287]*[.G287]" office:value-type="float" office:value="23532201" calcext:value-type="float">
            <text:p>235322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30" calcext:value-type="float">
            <text:p>5530</text:p>
          </table:table-cell>
          <table:table-cell table:formula="of:=[.$L$5]+[.A288]*[.$M$5]+[.B288]*[.$N$5]+[.C288]*[.$O$5]+[.D288]*[.$P$5]" office:value-type="float" office:value="100" calcext:value-type="float">
            <text:p>100</text:p>
          </table:table-cell>
          <table:table-cell table:formula="of:=[.E288]-[.F288]" office:value-type="float" office:value="5430" calcext:value-type="float">
            <text:p>5430</text:p>
          </table:table-cell>
          <table:table-cell table:formula="of:=[.G288]*[.G288]" office:value-type="float" office:value="29484900" calcext:value-type="float">
            <text:p>294849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70" calcext:value-type="float">
            <text:p>5770</text:p>
          </table:table-cell>
          <table:table-cell table:formula="of:=[.$L$5]+[.A289]*[.$M$5]+[.B289]*[.$N$5]+[.C289]*[.$O$5]+[.D289]*[.$P$5]" office:value-type="float" office:value="110" calcext:value-type="float">
            <text:p>110</text:p>
          </table:table-cell>
          <table:table-cell table:formula="of:=[.E289]-[.F289]" office:value-type="float" office:value="5660" calcext:value-type="float">
            <text:p>5660</text:p>
          </table:table-cell>
          <table:table-cell table:formula="of:=[.G289]*[.G289]" office:value-type="float" office:value="32035600" calcext:value-type="float">
            <text:p>32035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230" calcext:value-type="float">
            <text:p>5230</text:p>
          </table:table-cell>
          <table:table-cell table:formula="of:=[.$L$5]+[.A290]*[.$M$5]+[.B290]*[.$N$5]+[.C290]*[.$O$5]+[.D290]*[.$P$5]" office:value-type="float" office:value="110" calcext:value-type="float">
            <text:p>110</text:p>
          </table:table-cell>
          <table:table-cell table:formula="of:=[.E290]-[.F290]" office:value-type="float" office:value="5120" calcext:value-type="float">
            <text:p>5120</text:p>
          </table:table-cell>
          <table:table-cell table:formula="of:=[.G290]*[.G290]" office:value-type="float" office:value="26214400" calcext:value-type="float">
            <text:p>262144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30" calcext:value-type="float">
            <text:p>5530</text:p>
          </table:table-cell>
          <table:table-cell table:formula="of:=[.$L$5]+[.A291]*[.$M$5]+[.B291]*[.$N$5]+[.C291]*[.$O$5]+[.D291]*[.$P$5]" office:value-type="float" office:value="100" calcext:value-type="float">
            <text:p>100</text:p>
          </table:table-cell>
          <table:table-cell table:formula="of:=[.E291]-[.F291]" office:value-type="float" office:value="5430" calcext:value-type="float">
            <text:p>5430</text:p>
          </table:table-cell>
          <table:table-cell table:formula="of:=[.G291]*[.G291]" office:value-type="float" office:value="29484900" calcext:value-type="float">
            <text:p>294849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292]*[.$M$5]+[.B292]*[.$N$5]+[.C292]*[.$O$5]+[.D292]*[.$P$5]" office:value-type="float" office:value="109" calcext:value-type="float">
            <text:p>109</text:p>
          </table:table-cell>
          <table:table-cell table:formula="of:=[.E292]-[.F292]" office:value-type="float" office:value="5331" calcext:value-type="float">
            <text:p>5331</text:p>
          </table:table-cell>
          <table:table-cell table:formula="of:=[.G292]*[.G292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5]+[.A293]*[.$M$5]+[.B293]*[.$N$5]+[.C293]*[.$O$5]+[.D293]*[.$P$5]" office:value-type="float" office:value="105" calcext:value-type="float">
            <text:p>105</text:p>
          </table:table-cell>
          <table:table-cell table:formula="of:=[.E293]-[.F293]" office:value-type="float" office:value="5665" calcext:value-type="float">
            <text:p>5665</text:p>
          </table:table-cell>
          <table:table-cell table:formula="of:=[.G293]*[.G293]" office:value-type="float" office:value="32092225" calcext:value-type="float">
            <text:p>32092225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070" calcext:value-type="float">
            <text:p>6070</text:p>
          </table:table-cell>
          <table:table-cell table:formula="of:=[.$L$5]+[.A294]*[.$M$5]+[.B294]*[.$N$5]+[.C294]*[.$O$5]+[.D294]*[.$P$5]" office:value-type="float" office:value="104" calcext:value-type="float">
            <text:p>104</text:p>
          </table:table-cell>
          <table:table-cell table:formula="of:=[.E294]-[.F294]" office:value-type="float" office:value="5966" calcext:value-type="float">
            <text:p>5966</text:p>
          </table:table-cell>
          <table:table-cell table:formula="of:=[.G294]*[.G294]" office:value-type="float" office:value="35593156" calcext:value-type="float">
            <text:p>355931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60" calcext:value-type="float">
            <text:p>5560</text:p>
          </table:table-cell>
          <table:table-cell table:formula="of:=[.$L$5]+[.A295]*[.$M$5]+[.B295]*[.$N$5]+[.C295]*[.$O$5]+[.D295]*[.$P$5]" office:value-type="float" office:value="109" calcext:value-type="float">
            <text:p>109</text:p>
          </table:table-cell>
          <table:table-cell table:formula="of:=[.E295]-[.F295]" office:value-type="float" office:value="5451" calcext:value-type="float">
            <text:p>5451</text:p>
          </table:table-cell>
          <table:table-cell table:formula="of:=[.G295]*[.G295]" office:value-type="float" office:value="29713401" calcext:value-type="float">
            <text:p>2971340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table:formula="of:=[.$L$5]+[.A296]*[.$M$5]+[.B296]*[.$N$5]+[.C296]*[.$O$5]+[.D296]*[.$P$5]" office:value-type="float" office:value="107" calcext:value-type="float">
            <text:p>107</text:p>
          </table:table-cell>
          <table:table-cell table:formula="of:=[.E296]-[.F296]" office:value-type="float" office:value="5093" calcext:value-type="float">
            <text:p>5093</text:p>
          </table:table-cell>
          <table:table-cell table:formula="of:=[.G296]*[.G296]" office:value-type="float" office:value="25938649" calcext:value-type="float">
            <text:p>25938649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320" calcext:value-type="float">
            <text:p>5320</text:p>
          </table:table-cell>
          <table:table-cell table:formula="of:=[.$L$5]+[.A297]*[.$M$5]+[.B297]*[.$N$5]+[.C297]*[.$O$5]+[.D297]*[.$P$5]" office:value-type="float" office:value="106" calcext:value-type="float">
            <text:p>106</text:p>
          </table:table-cell>
          <table:table-cell table:formula="of:=[.E297]-[.F297]" office:value-type="float" office:value="5214" calcext:value-type="float">
            <text:p>5214</text:p>
          </table:table-cell>
          <table:table-cell table:formula="of:=[.G297]*[.G297]" office:value-type="float" office:value="27185796" calcext:value-type="float">
            <text:p>2718579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70" calcext:value-type="float">
            <text:p>5470</text:p>
          </table:table-cell>
          <table:table-cell table:formula="of:=[.$L$5]+[.A298]*[.$M$5]+[.B298]*[.$N$5]+[.C298]*[.$O$5]+[.D298]*[.$P$5]" office:value-type="float" office:value="109" calcext:value-type="float">
            <text:p>109</text:p>
          </table:table-cell>
          <table:table-cell table:formula="of:=[.E298]-[.F298]" office:value-type="float" office:value="5361" calcext:value-type="float">
            <text:p>5361</text:p>
          </table:table-cell>
          <table:table-cell table:formula="of:=[.G298]*[.G298]" office:value-type="float" office:value="28740321" calcext:value-type="float">
            <text:p>2874032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table:formula="of:=[.$L$5]+[.A299]*[.$M$5]+[.B299]*[.$N$5]+[.C299]*[.$O$5]+[.D299]*[.$P$5]" office:value-type="float" office:value="107" calcext:value-type="float">
            <text:p>107</text:p>
          </table:table-cell>
          <table:table-cell table:formula="of:=[.E299]-[.F299]" office:value-type="float" office:value="5093" calcext:value-type="float">
            <text:p>5093</text:p>
          </table:table-cell>
          <table:table-cell table:formula="of:=[.G299]*[.G299]" office:value-type="float" office:value="25938649" calcext:value-type="float">
            <text:p>259386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300]*[.$M$5]+[.B300]*[.$N$5]+[.C300]*[.$O$5]+[.D300]*[.$P$5]" office:value-type="float" office:value="100" calcext:value-type="float">
            <text:p>100</text:p>
          </table:table-cell>
          <table:table-cell table:formula="of:=[.E300]-[.F300]" office:value-type="float" office:value="5400" calcext:value-type="float">
            <text:p>5400</text:p>
          </table:table-cell>
          <table:table-cell table:formula="of:=[.G300]*[.G300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50" calcext:value-type="float">
            <text:p>5350</text:p>
          </table:table-cell>
          <table:table-cell table:formula="of:=[.$L$5]+[.A301]*[.$M$5]+[.B301]*[.$N$5]+[.C301]*[.$O$5]+[.D301]*[.$P$5]" office:value-type="float" office:value="110" calcext:value-type="float">
            <text:p>110</text:p>
          </table:table-cell>
          <table:table-cell table:formula="of:=[.E301]-[.F301]" office:value-type="float" office:value="5240" calcext:value-type="float">
            <text:p>5240</text:p>
          </table:table-cell>
          <table:table-cell table:formula="of:=[.G301]*[.G301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table:formula="of:=[.$L$5]+[.A302]*[.$M$5]+[.B302]*[.$N$5]+[.C302]*[.$O$5]+[.D302]*[.$P$5]" office:value-type="float" office:value="100" calcext:value-type="float">
            <text:p>100</text:p>
          </table:table-cell>
          <table:table-cell table:formula="of:=[.E302]-[.F302]" office:value-type="float" office:value="5100" calcext:value-type="float">
            <text:p>5100</text:p>
          </table:table-cell>
          <table:table-cell table:formula="of:=[.G302]*[.G302]" office:value-type="float" office:value="26010000" calcext:value-type="float">
            <text:p>26010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5]+[.A303]*[.$M$5]+[.B303]*[.$N$5]+[.C303]*[.$O$5]+[.D303]*[.$P$5]" office:value-type="float" office:value="104" calcext:value-type="float">
            <text:p>104</text:p>
          </table:table-cell>
          <table:table-cell table:formula="of:=[.E303]-[.F303]" office:value-type="float" office:value="5366" calcext:value-type="float">
            <text:p>5366</text:p>
          </table:table-cell>
          <table:table-cell table:formula="of:=[.G303]*[.G303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70" calcext:value-type="float">
            <text:p>5470</text:p>
          </table:table-cell>
          <table:table-cell table:formula="of:=[.$L$5]+[.A304]*[.$M$5]+[.B304]*[.$N$5]+[.C304]*[.$O$5]+[.D304]*[.$P$5]" office:value-type="float" office:value="107" calcext:value-type="float">
            <text:p>107</text:p>
          </table:table-cell>
          <table:table-cell table:formula="of:=[.E304]-[.F304]" office:value-type="float" office:value="5363" calcext:value-type="float">
            <text:p>5363</text:p>
          </table:table-cell>
          <table:table-cell table:formula="of:=[.G304]*[.G304]" office:value-type="float" office:value="28761769" calcext:value-type="float">
            <text:p>2876176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table:formula="of:=[.$L$5]+[.A305]*[.$M$5]+[.B305]*[.$N$5]+[.C305]*[.$O$5]+[.D305]*[.$P$5]" office:value-type="float" office:value="107" calcext:value-type="float">
            <text:p>107</text:p>
          </table:table-cell>
          <table:table-cell table:formula="of:=[.E305]-[.F305]" office:value-type="float" office:value="5303" calcext:value-type="float">
            <text:p>5303</text:p>
          </table:table-cell>
          <table:table-cell table:formula="of:=[.G305]*[.G305]" office:value-type="float" office:value="28121809" calcext:value-type="float">
            <text:p>281218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40" calcext:value-type="float">
            <text:p>5740</text:p>
          </table:table-cell>
          <table:table-cell table:formula="of:=[.$L$5]+[.A306]*[.$M$5]+[.B306]*[.$N$5]+[.C306]*[.$O$5]+[.D306]*[.$P$5]" office:value-type="float" office:value="106" calcext:value-type="float">
            <text:p>106</text:p>
          </table:table-cell>
          <table:table-cell table:formula="of:=[.E306]-[.F306]" office:value-type="float" office:value="5634" calcext:value-type="float">
            <text:p>5634</text:p>
          </table:table-cell>
          <table:table-cell table:formula="of:=[.G306]*[.G306]" office:value-type="float" office:value="31741956" calcext:value-type="float">
            <text:p>3174195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110" calcext:value-type="float">
            <text:p>5110</text:p>
          </table:table-cell>
          <table:table-cell table:formula="of:=[.$L$5]+[.A307]*[.$M$5]+[.B307]*[.$N$5]+[.C307]*[.$O$5]+[.D307]*[.$P$5]" office:value-type="float" office:value="104" calcext:value-type="float">
            <text:p>104</text:p>
          </table:table-cell>
          <table:table-cell table:formula="of:=[.E307]-[.F307]" office:value-type="float" office:value="5006" calcext:value-type="float">
            <text:p>5006</text:p>
          </table:table-cell>
          <table:table-cell table:formula="of:=[.G307]*[.G307]" office:value-type="float" office:value="25060036" calcext:value-type="float">
            <text:p>2506003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80" calcext:value-type="float">
            <text:p>5680</text:p>
          </table:table-cell>
          <table:table-cell table:formula="of:=[.$L$5]+[.A308]*[.$M$5]+[.B308]*[.$N$5]+[.C308]*[.$O$5]+[.D308]*[.$P$5]" office:value-type="float" office:value="102" calcext:value-type="float">
            <text:p>102</text:p>
          </table:table-cell>
          <table:table-cell table:formula="of:=[.E308]-[.F308]" office:value-type="float" office:value="5578" calcext:value-type="float">
            <text:p>5578</text:p>
          </table:table-cell>
          <table:table-cell table:formula="of:=[.G308]*[.G308]" office:value-type="float" office:value="31114084" calcext:value-type="float">
            <text:p>3111408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80" calcext:value-type="float">
            <text:p>5680</text:p>
          </table:table-cell>
          <table:table-cell table:formula="of:=[.$L$5]+[.A309]*[.$M$5]+[.B309]*[.$N$5]+[.C309]*[.$O$5]+[.D309]*[.$P$5]" office:value-type="float" office:value="100" calcext:value-type="float">
            <text:p>100</text:p>
          </table:table-cell>
          <table:table-cell table:formula="of:=[.E309]-[.F309]" office:value-type="float" office:value="5580" calcext:value-type="float">
            <text:p>5580</text:p>
          </table:table-cell>
          <table:table-cell table:formula="of:=[.G309]*[.G309]" office:value-type="float" office:value="31136400" calcext:value-type="float">
            <text:p>311364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table:formula="of:=[.$L$5]+[.A310]*[.$M$5]+[.B310]*[.$N$5]+[.C310]*[.$O$5]+[.D310]*[.$P$5]" office:value-type="float" office:value="105" calcext:value-type="float">
            <text:p>105</text:p>
          </table:table-cell>
          <table:table-cell table:formula="of:=[.E310]-[.F310]" office:value-type="float" office:value="5395" calcext:value-type="float">
            <text:p>5395</text:p>
          </table:table-cell>
          <table:table-cell table:formula="of:=[.G310]*[.G310]" office:value-type="float" office:value="29106025" calcext:value-type="float">
            <text:p>291060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formula="of:=[.$L$5]+[.A311]*[.$M$5]+[.B311]*[.$N$5]+[.C311]*[.$O$5]+[.D311]*[.$P$5]" office:value-type="float" office:value="103" calcext:value-type="float">
            <text:p>103</text:p>
          </table:table-cell>
          <table:table-cell table:formula="of:=[.E311]-[.F311]" office:value-type="float" office:value="5007" calcext:value-type="float">
            <text:p>5007</text:p>
          </table:table-cell>
          <table:table-cell table:formula="of:=[.G311]*[.G311]" office:value-type="float" office:value="25070049" calcext:value-type="float">
            <text:p>250700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312]*[.$M$5]+[.B312]*[.$N$5]+[.C312]*[.$O$5]+[.D312]*[.$P$5]" office:value-type="float" office:value="100" calcext:value-type="float">
            <text:p>100</text:p>
          </table:table-cell>
          <table:table-cell table:formula="of:=[.E312]-[.F312]" office:value-type="float" office:value="5400" calcext:value-type="float">
            <text:p>5400</text:p>
          </table:table-cell>
          <table:table-cell table:formula="of:=[.G312]*[.G312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table:formula="of:=[.$L$5]+[.A313]*[.$M$5]+[.B313]*[.$N$5]+[.C313]*[.$O$5]+[.D313]*[.$P$5]" office:value-type="float" office:value="110" calcext:value-type="float">
            <text:p>110</text:p>
          </table:table-cell>
          <table:table-cell table:formula="of:=[.E313]-[.F313]" office:value-type="float" office:value="5600" calcext:value-type="float">
            <text:p>5600</text:p>
          </table:table-cell>
          <table:table-cell table:formula="of:=[.G313]*[.G313]" office:value-type="float" office:value="31360000" calcext:value-type="float">
            <text:p>31360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table:formula="of:=[.$L$5]+[.A314]*[.$M$5]+[.B314]*[.$N$5]+[.C314]*[.$O$5]+[.D314]*[.$P$5]" office:value-type="float" office:value="110" calcext:value-type="float">
            <text:p>110</text:p>
          </table:table-cell>
          <table:table-cell table:formula="of:=[.E314]-[.F314]" office:value-type="float" office:value="5390" calcext:value-type="float">
            <text:p>5390</text:p>
          </table:table-cell>
          <table:table-cell table:formula="of:=[.G314]*[.G314]" office:value-type="float" office:value="29052100" calcext:value-type="float">
            <text:p>290521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formula="of:=[.$L$5]+[.A315]*[.$M$5]+[.B315]*[.$N$5]+[.C315]*[.$O$5]+[.D315]*[.$P$5]" office:value-type="float" office:value="107" calcext:value-type="float">
            <text:p>107</text:p>
          </table:table-cell>
          <table:table-cell table:formula="of:=[.E315]-[.F315]" office:value-type="float" office:value="5753" calcext:value-type="float">
            <text:p>5753</text:p>
          </table:table-cell>
          <table:table-cell table:formula="of:=[.G315]*[.G315]" office:value-type="float" office:value="33097009" calcext:value-type="float">
            <text:p>3309700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316]*[.$M$5]+[.B316]*[.$N$5]+[.C316]*[.$O$5]+[.D316]*[.$P$5]" office:value-type="float" office:value="105" calcext:value-type="float">
            <text:p>105</text:p>
          </table:table-cell>
          <table:table-cell table:formula="of:=[.E316]-[.F316]" office:value-type="float" office:value="5515" calcext:value-type="float">
            <text:p>5515</text:p>
          </table:table-cell>
          <table:table-cell table:formula="of:=[.G316]*[.G316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30" calcext:value-type="float">
            <text:p>4930</text:p>
          </table:table-cell>
          <table:table-cell table:formula="of:=[.$L$5]+[.A317]*[.$M$5]+[.B317]*[.$N$5]+[.C317]*[.$O$5]+[.D317]*[.$P$5]" office:value-type="float" office:value="109" calcext:value-type="float">
            <text:p>109</text:p>
          </table:table-cell>
          <table:table-cell table:formula="of:=[.E317]-[.F317]" office:value-type="float" office:value="4821" calcext:value-type="float">
            <text:p>4821</text:p>
          </table:table-cell>
          <table:table-cell table:formula="of:=[.G317]*[.G317]" office:value-type="float" office:value="23242041" calcext:value-type="float">
            <text:p>2324204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table:formula="of:=[.$L$5]+[.A318]*[.$M$5]+[.B318]*[.$N$5]+[.C318]*[.$O$5]+[.D318]*[.$P$5]" office:value-type="float" office:value="104" calcext:value-type="float">
            <text:p>104</text:p>
          </table:table-cell>
          <table:table-cell table:formula="of:=[.E318]-[.F318]" office:value-type="float" office:value="6056" calcext:value-type="float">
            <text:p>6056</text:p>
          </table:table-cell>
          <table:table-cell table:formula="of:=[.G318]*[.G318]" office:value-type="float" office:value="36675136" calcext:value-type="float">
            <text:p>3667513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60" calcext:value-type="float">
            <text:p>5860</text:p>
          </table:table-cell>
          <table:table-cell table:formula="of:=[.$L$5]+[.A319]*[.$M$5]+[.B319]*[.$N$5]+[.C319]*[.$O$5]+[.D319]*[.$P$5]" office:value-type="float" office:value="101" calcext:value-type="float">
            <text:p>101</text:p>
          </table:table-cell>
          <table:table-cell table:formula="of:=[.E319]-[.F319]" office:value-type="float" office:value="5759" calcext:value-type="float">
            <text:p>5759</text:p>
          </table:table-cell>
          <table:table-cell table:formula="of:=[.G319]*[.G319]" office:value-type="float" office:value="33166081" calcext:value-type="float">
            <text:p>3316608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5]+[.A320]*[.$M$5]+[.B320]*[.$N$5]+[.C320]*[.$O$5]+[.D320]*[.$P$5]" office:value-type="float" office:value="104" calcext:value-type="float">
            <text:p>104</text:p>
          </table:table-cell>
          <table:table-cell table:formula="of:=[.E320]-[.F320]" office:value-type="float" office:value="5396" calcext:value-type="float">
            <text:p>5396</text:p>
          </table:table-cell>
          <table:table-cell table:formula="of:=[.G320]*[.G320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80" calcext:value-type="float">
            <text:p>5680</text:p>
          </table:table-cell>
          <table:table-cell table:formula="of:=[.$L$5]+[.A321]*[.$M$5]+[.B321]*[.$N$5]+[.C321]*[.$O$5]+[.D321]*[.$P$5]" office:value-type="float" office:value="106" calcext:value-type="float">
            <text:p>106</text:p>
          </table:table-cell>
          <table:table-cell table:formula="of:=[.E321]-[.F321]" office:value-type="float" office:value="5574" calcext:value-type="float">
            <text:p>5574</text:p>
          </table:table-cell>
          <table:table-cell table:formula="of:=[.G321]*[.G321]" office:value-type="float" office:value="31069476" calcext:value-type="float">
            <text:p>3106947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322]*[.$M$5]+[.B322]*[.$N$5]+[.C322]*[.$O$5]+[.D322]*[.$P$5]" office:value-type="float" office:value="105" calcext:value-type="float">
            <text:p>105</text:p>
          </table:table-cell>
          <table:table-cell table:formula="of:=[.E322]-[.F322]" office:value-type="float" office:value="5335" calcext:value-type="float">
            <text:p>5335</text:p>
          </table:table-cell>
          <table:table-cell table:formula="of:=[.G322]*[.G322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470" calcext:value-type="float">
            <text:p>5470</text:p>
          </table:table-cell>
          <table:table-cell table:formula="of:=[.$L$5]+[.A323]*[.$M$5]+[.B323]*[.$N$5]+[.C323]*[.$O$5]+[.D323]*[.$P$5]" office:value-type="float" office:value="109" calcext:value-type="float">
            <text:p>109</text:p>
          </table:table-cell>
          <table:table-cell table:formula="of:=[.E323]-[.F323]" office:value-type="float" office:value="5361" calcext:value-type="float">
            <text:p>5361</text:p>
          </table:table-cell>
          <table:table-cell table:formula="of:=[.G323]*[.G323]" office:value-type="float" office:value="28740321" calcext:value-type="float">
            <text:p>2874032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table:formula="of:=[.$L$5]+[.A324]*[.$M$5]+[.B324]*[.$N$5]+[.C324]*[.$O$5]+[.D324]*[.$P$5]" office:value-type="float" office:value="108" calcext:value-type="float">
            <text:p>108</text:p>
          </table:table-cell>
          <table:table-cell table:formula="of:=[.E324]-[.F324]" office:value-type="float" office:value="5482" calcext:value-type="float">
            <text:p>5482</text:p>
          </table:table-cell>
          <table:table-cell table:formula="of:=[.G324]*[.G324]" office:value-type="float" office:value="30052324" calcext:value-type="float">
            <text:p>3005232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70" calcext:value-type="float">
            <text:p>5770</text:p>
          </table:table-cell>
          <table:table-cell table:formula="of:=[.$L$5]+[.A325]*[.$M$5]+[.B325]*[.$N$5]+[.C325]*[.$O$5]+[.D325]*[.$P$5]" office:value-type="float" office:value="106" calcext:value-type="float">
            <text:p>106</text:p>
          </table:table-cell>
          <table:table-cell table:formula="of:=[.E325]-[.F325]" office:value-type="float" office:value="5664" calcext:value-type="float">
            <text:p>5664</text:p>
          </table:table-cell>
          <table:table-cell table:formula="of:=[.G325]*[.G325]" office:value-type="float" office:value="32080896" calcext:value-type="float">
            <text:p>320808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326]*[.$M$5]+[.B326]*[.$N$5]+[.C326]*[.$O$5]+[.D326]*[.$P$5]" office:value-type="float" office:value="102" calcext:value-type="float">
            <text:p>102</text:p>
          </table:table-cell>
          <table:table-cell table:formula="of:=[.E326]-[.F326]" office:value-type="float" office:value="5278" calcext:value-type="float">
            <text:p>5278</text:p>
          </table:table-cell>
          <table:table-cell table:formula="of:=[.G326]*[.G326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40" calcext:value-type="float">
            <text:p>5140</text:p>
          </table:table-cell>
          <table:table-cell table:formula="of:=[.$L$5]+[.A327]*[.$M$5]+[.B327]*[.$N$5]+[.C327]*[.$O$5]+[.D327]*[.$P$5]" office:value-type="float" office:value="109" calcext:value-type="float">
            <text:p>109</text:p>
          </table:table-cell>
          <table:table-cell table:formula="of:=[.E327]-[.F327]" office:value-type="float" office:value="5031" calcext:value-type="float">
            <text:p>5031</text:p>
          </table:table-cell>
          <table:table-cell table:formula="of:=[.G327]*[.G327]" office:value-type="float" office:value="25310961" calcext:value-type="float">
            <text:p>253109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328]*[.$M$5]+[.B328]*[.$N$5]+[.C328]*[.$O$5]+[.D328]*[.$P$5]" office:value-type="float" office:value="105" calcext:value-type="float">
            <text:p>105</text:p>
          </table:table-cell>
          <table:table-cell table:formula="of:=[.E328]-[.F328]" office:value-type="float" office:value="5455" calcext:value-type="float">
            <text:p>5455</text:p>
          </table:table-cell>
          <table:table-cell table:formula="of:=[.G328]*[.G328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140" calcext:value-type="float">
            <text:p>5140</text:p>
          </table:table-cell>
          <table:table-cell table:formula="of:=[.$L$5]+[.A329]*[.$M$5]+[.B329]*[.$N$5]+[.C329]*[.$O$5]+[.D329]*[.$P$5]" office:value-type="float" office:value="105" calcext:value-type="float">
            <text:p>105</text:p>
          </table:table-cell>
          <table:table-cell table:formula="of:=[.E329]-[.F329]" office:value-type="float" office:value="5035" calcext:value-type="float">
            <text:p>5035</text:p>
          </table:table-cell>
          <table:table-cell table:formula="of:=[.G329]*[.G329]" office:value-type="float" office:value="25351225" calcext:value-type="float">
            <text:p>253512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5]+[.A330]*[.$M$5]+[.B330]*[.$N$5]+[.C330]*[.$O$5]+[.D330]*[.$P$5]" office:value-type="float" office:value="109" calcext:value-type="float">
            <text:p>109</text:p>
          </table:table-cell>
          <table:table-cell table:formula="of:=[.E330]-[.F330]" office:value-type="float" office:value="5571" calcext:value-type="float">
            <text:p>5571</text:p>
          </table:table-cell>
          <table:table-cell table:formula="of:=[.G330]*[.G330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60" calcext:value-type="float">
            <text:p>5560</text:p>
          </table:table-cell>
          <table:table-cell table:formula="of:=[.$L$5]+[.A331]*[.$M$5]+[.B331]*[.$N$5]+[.C331]*[.$O$5]+[.D331]*[.$P$5]" office:value-type="float" office:value="103" calcext:value-type="float">
            <text:p>103</text:p>
          </table:table-cell>
          <table:table-cell table:formula="of:=[.E331]-[.F331]" office:value-type="float" office:value="5457" calcext:value-type="float">
            <text:p>5457</text:p>
          </table:table-cell>
          <table:table-cell table:formula="of:=[.G331]*[.G331]" office:value-type="float" office:value="29778849" calcext:value-type="float">
            <text:p>297788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table:formula="of:=[.$L$5]+[.A332]*[.$M$5]+[.B332]*[.$N$5]+[.C332]*[.$O$5]+[.D332]*[.$P$5]" office:value-type="float" office:value="109" calcext:value-type="float">
            <text:p>109</text:p>
          </table:table-cell>
          <table:table-cell table:formula="of:=[.E332]-[.F332]" office:value-type="float" office:value="5391" calcext:value-type="float">
            <text:p>5391</text:p>
          </table:table-cell>
          <table:table-cell table:formula="of:=[.G332]*[.G332]" office:value-type="float" office:value="29062881" calcext:value-type="float">
            <text:p>2906288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40" calcext:value-type="float">
            <text:p>5440</text:p>
          </table:table-cell>
          <table:table-cell table:formula="of:=[.$L$5]+[.A333]*[.$M$5]+[.B333]*[.$N$5]+[.C333]*[.$O$5]+[.D333]*[.$P$5]" office:value-type="float" office:value="103" calcext:value-type="float">
            <text:p>103</text:p>
          </table:table-cell>
          <table:table-cell table:formula="of:=[.E333]-[.F333]" office:value-type="float" office:value="5337" calcext:value-type="float">
            <text:p>5337</text:p>
          </table:table-cell>
          <table:table-cell table:formula="of:=[.G333]*[.G333]" office:value-type="float" office:value="28483569" calcext:value-type="float">
            <text:p>2848356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30" calcext:value-type="float">
            <text:p>5230</text:p>
          </table:table-cell>
          <table:table-cell table:formula="of:=[.$L$5]+[.A334]*[.$M$5]+[.B334]*[.$N$5]+[.C334]*[.$O$5]+[.D334]*[.$P$5]" office:value-type="float" office:value="105" calcext:value-type="float">
            <text:p>105</text:p>
          </table:table-cell>
          <table:table-cell table:formula="of:=[.E334]-[.F334]" office:value-type="float" office:value="5125" calcext:value-type="float">
            <text:p>5125</text:p>
          </table:table-cell>
          <table:table-cell table:formula="of:=[.G334]*[.G334]" office:value-type="float" office:value="26265625" calcext:value-type="float">
            <text:p>262656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335]*[.$M$5]+[.B335]*[.$N$5]+[.C335]*[.$O$5]+[.D335]*[.$P$5]" office:value-type="float" office:value="102" calcext:value-type="float">
            <text:p>102</text:p>
          </table:table-cell>
          <table:table-cell table:formula="of:=[.E335]-[.F335]" office:value-type="float" office:value="5698" calcext:value-type="float">
            <text:p>5698</text:p>
          </table:table-cell>
          <table:table-cell table:formula="of:=[.G335]*[.G335]" office:value-type="float" office:value="32467204" calcext:value-type="float">
            <text:p>3246720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5]+[.A336]*[.$M$5]+[.B336]*[.$N$5]+[.C336]*[.$O$5]+[.D336]*[.$P$5]" office:value-type="float" office:value="109" calcext:value-type="float">
            <text:p>109</text:p>
          </table:table-cell>
          <table:table-cell table:formula="of:=[.E336]-[.F336]" office:value-type="float" office:value="5571" calcext:value-type="float">
            <text:p>5571</text:p>
          </table:table-cell>
          <table:table-cell table:formula="of:=[.G336]*[.G336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90" calcext:value-type="float">
            <text:p>5890</text:p>
          </table:table-cell>
          <table:table-cell table:formula="of:=[.$L$5]+[.A337]*[.$M$5]+[.B337]*[.$N$5]+[.C337]*[.$O$5]+[.D337]*[.$P$5]" office:value-type="float" office:value="107" calcext:value-type="float">
            <text:p>107</text:p>
          </table:table-cell>
          <table:table-cell table:formula="of:=[.E337]-[.F337]" office:value-type="float" office:value="5783" calcext:value-type="float">
            <text:p>5783</text:p>
          </table:table-cell>
          <table:table-cell table:formula="of:=[.G337]*[.G337]" office:value-type="float" office:value="33443089" calcext:value-type="float">
            <text:p>3344308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800" calcext:value-type="float">
            <text:p>5800</text:p>
          </table:table-cell>
          <table:table-cell table:formula="of:=[.$L$5]+[.A338]*[.$M$5]+[.B338]*[.$N$5]+[.C338]*[.$O$5]+[.D338]*[.$P$5]" office:value-type="float" office:value="106" calcext:value-type="float">
            <text:p>106</text:p>
          </table:table-cell>
          <table:table-cell table:formula="of:=[.E338]-[.F338]" office:value-type="float" office:value="5694" calcext:value-type="float">
            <text:p>5694</text:p>
          </table:table-cell>
          <table:table-cell table:formula="of:=[.G338]*[.G338]" office:value-type="float" office:value="32421636" calcext:value-type="float">
            <text:p>3242163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50" calcext:value-type="float">
            <text:p>5350</text:p>
          </table:table-cell>
          <table:table-cell table:formula="of:=[.$L$5]+[.A339]*[.$M$5]+[.B339]*[.$N$5]+[.C339]*[.$O$5]+[.D339]*[.$P$5]" office:value-type="float" office:value="107" calcext:value-type="float">
            <text:p>107</text:p>
          </table:table-cell>
          <table:table-cell table:formula="of:=[.E339]-[.F339]" office:value-type="float" office:value="5243" calcext:value-type="float">
            <text:p>5243</text:p>
          </table:table-cell>
          <table:table-cell table:formula="of:=[.G339]*[.G339]" office:value-type="float" office:value="27489049" calcext:value-type="float">
            <text:p>2748904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340]*[.$M$5]+[.B340]*[.$N$5]+[.C340]*[.$O$5]+[.D340]*[.$P$5]" office:value-type="float" office:value="108" calcext:value-type="float">
            <text:p>108</text:p>
          </table:table-cell>
          <table:table-cell table:formula="of:=[.E340]-[.F340]" office:value-type="float" office:value="5242" calcext:value-type="float">
            <text:p>5242</text:p>
          </table:table-cell>
          <table:table-cell table:formula="of:=[.G340]*[.G340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10" calcext:value-type="float">
            <text:p>6310</text:p>
          </table:table-cell>
          <table:table-cell table:formula="of:=[.$L$5]+[.A341]*[.$M$5]+[.B341]*[.$N$5]+[.C341]*[.$O$5]+[.D341]*[.$P$5]" office:value-type="float" office:value="106" calcext:value-type="float">
            <text:p>106</text:p>
          </table:table-cell>
          <table:table-cell table:formula="of:=[.E341]-[.F341]" office:value-type="float" office:value="6204" calcext:value-type="float">
            <text:p>6204</text:p>
          </table:table-cell>
          <table:table-cell table:formula="of:=[.G341]*[.G341]" office:value-type="float" office:value="38489616" calcext:value-type="float">
            <text:p>3848961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20" calcext:value-type="float">
            <text:p>5320</text:p>
          </table:table-cell>
          <table:table-cell table:formula="of:=[.$L$5]+[.A342]*[.$M$5]+[.B342]*[.$N$5]+[.C342]*[.$O$5]+[.D342]*[.$P$5]" office:value-type="float" office:value="108" calcext:value-type="float">
            <text:p>108</text:p>
          </table:table-cell>
          <table:table-cell table:formula="of:=[.E342]-[.F342]" office:value-type="float" office:value="5212" calcext:value-type="float">
            <text:p>5212</text:p>
          </table:table-cell>
          <table:table-cell table:formula="of:=[.G342]*[.G342]" office:value-type="float" office:value="27164944" calcext:value-type="float">
            <text:p>2716494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343]*[.$M$5]+[.B343]*[.$N$5]+[.C343]*[.$O$5]+[.D343]*[.$P$5]" office:value-type="float" office:value="105" calcext:value-type="float">
            <text:p>105</text:p>
          </table:table-cell>
          <table:table-cell table:formula="of:=[.E343]-[.F343]" office:value-type="float" office:value="5455" calcext:value-type="float">
            <text:p>5455</text:p>
          </table:table-cell>
          <table:table-cell table:formula="of:=[.G343]*[.G343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344]*[.$M$5]+[.B344]*[.$N$5]+[.C344]*[.$O$5]+[.D344]*[.$P$5]" office:value-type="float" office:value="105" calcext:value-type="float">
            <text:p>105</text:p>
          </table:table-cell>
          <table:table-cell table:formula="of:=[.E344]-[.F344]" office:value-type="float" office:value="5335" calcext:value-type="float">
            <text:p>5335</text:p>
          </table:table-cell>
          <table:table-cell table:formula="of:=[.G344]*[.G344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345]*[.$M$5]+[.B345]*[.$N$5]+[.C345]*[.$O$5]+[.D345]*[.$P$5]" office:value-type="float" office:value="108" calcext:value-type="float">
            <text:p>108</text:p>
          </table:table-cell>
          <table:table-cell table:formula="of:=[.E345]-[.F345]" office:value-type="float" office:value="5242" calcext:value-type="float">
            <text:p>5242</text:p>
          </table:table-cell>
          <table:table-cell table:formula="of:=[.G345]*[.G345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346]*[.$M$5]+[.B346]*[.$N$5]+[.C346]*[.$O$5]+[.D346]*[.$P$5]" office:value-type="float" office:value="109" calcext:value-type="float">
            <text:p>109</text:p>
          </table:table-cell>
          <table:table-cell table:formula="of:=[.E346]-[.F346]" office:value-type="float" office:value="5481" calcext:value-type="float">
            <text:p>5481</text:p>
          </table:table-cell>
          <table:table-cell table:formula="of:=[.G346]*[.G346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90" calcext:value-type="float">
            <text:p>5590</text:p>
          </table:table-cell>
          <table:table-cell table:formula="of:=[.$L$5]+[.A347]*[.$M$5]+[.B347]*[.$N$5]+[.C347]*[.$O$5]+[.D347]*[.$P$5]" office:value-type="float" office:value="100" calcext:value-type="float">
            <text:p>100</text:p>
          </table:table-cell>
          <table:table-cell table:formula="of:=[.E347]-[.F347]" office:value-type="float" office:value="5490" calcext:value-type="float">
            <text:p>5490</text:p>
          </table:table-cell>
          <table:table-cell table:formula="of:=[.G347]*[.G347]" office:value-type="float" office:value="30140100" calcext:value-type="float">
            <text:p>301401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900" calcext:value-type="float">
            <text:p>4900</text:p>
          </table:table-cell>
          <table:table-cell table:formula="of:=[.$L$5]+[.A348]*[.$M$5]+[.B348]*[.$N$5]+[.C348]*[.$O$5]+[.D348]*[.$P$5]" office:value-type="float" office:value="107" calcext:value-type="float">
            <text:p>107</text:p>
          </table:table-cell>
          <table:table-cell table:formula="of:=[.E348]-[.F348]" office:value-type="float" office:value="4793" calcext:value-type="float">
            <text:p>4793</text:p>
          </table:table-cell>
          <table:table-cell table:formula="of:=[.G348]*[.G348]" office:value-type="float" office:value="22972849" calcext:value-type="float">
            <text:p>2297284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30" calcext:value-type="float">
            <text:p>5830</text:p>
          </table:table-cell>
          <table:table-cell table:formula="of:=[.$L$5]+[.A349]*[.$M$5]+[.B349]*[.$N$5]+[.C349]*[.$O$5]+[.D349]*[.$P$5]" office:value-type="float" office:value="100" calcext:value-type="float">
            <text:p>100</text:p>
          </table:table-cell>
          <table:table-cell table:formula="of:=[.E349]-[.F349]" office:value-type="float" office:value="5730" calcext:value-type="float">
            <text:p>5730</text:p>
          </table:table-cell>
          <table:table-cell table:formula="of:=[.G349]*[.G349]" office:value-type="float" office:value="32832900" calcext:value-type="float">
            <text:p>328329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800" calcext:value-type="float">
            <text:p>5800</text:p>
          </table:table-cell>
          <table:table-cell table:formula="of:=[.$L$5]+[.A350]*[.$M$5]+[.B350]*[.$N$5]+[.C350]*[.$O$5]+[.D350]*[.$P$5]" office:value-type="float" office:value="110" calcext:value-type="float">
            <text:p>110</text:p>
          </table:table-cell>
          <table:table-cell table:formula="of:=[.E350]-[.F350]" office:value-type="float" office:value="5690" calcext:value-type="float">
            <text:p>5690</text:p>
          </table:table-cell>
          <table:table-cell table:formula="of:=[.G350]*[.G350]" office:value-type="float" office:value="32376100" calcext:value-type="float">
            <text:p>323761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60" calcext:value-type="float">
            <text:p>4960</text:p>
          </table:table-cell>
          <table:table-cell table:formula="of:=[.$L$5]+[.A351]*[.$M$5]+[.B351]*[.$N$5]+[.C351]*[.$O$5]+[.D351]*[.$P$5]" office:value-type="float" office:value="104" calcext:value-type="float">
            <text:p>104</text:p>
          </table:table-cell>
          <table:table-cell table:formula="of:=[.E351]-[.F351]" office:value-type="float" office:value="4856" calcext:value-type="float">
            <text:p>4856</text:p>
          </table:table-cell>
          <table:table-cell table:formula="of:=[.G351]*[.G351]" office:value-type="float" office:value="23580736" calcext:value-type="float">
            <text:p>2358073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20" calcext:value-type="float">
            <text:p>5920</text:p>
          </table:table-cell>
          <table:table-cell table:formula="of:=[.$L$5]+[.A352]*[.$M$5]+[.B352]*[.$N$5]+[.C352]*[.$O$5]+[.D352]*[.$P$5]" office:value-type="float" office:value="103" calcext:value-type="float">
            <text:p>103</text:p>
          </table:table-cell>
          <table:table-cell table:formula="of:=[.E352]-[.F352]" office:value-type="float" office:value="5817" calcext:value-type="float">
            <text:p>5817</text:p>
          </table:table-cell>
          <table:table-cell table:formula="of:=[.G352]*[.G352]" office:value-type="float" office:value="33837489" calcext:value-type="float">
            <text:p>338374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formula="of:=[.$L$5]+[.A353]*[.$M$5]+[.B353]*[.$N$5]+[.C353]*[.$O$5]+[.D353]*[.$P$5]" office:value-type="float" office:value="101" calcext:value-type="float">
            <text:p>101</text:p>
          </table:table-cell>
          <table:table-cell table:formula="of:=[.E353]-[.F353]" office:value-type="float" office:value="5399" calcext:value-type="float">
            <text:p>5399</text:p>
          </table:table-cell>
          <table:table-cell table:formula="of:=[.G353]*[.G353]" office:value-type="float" office:value="29149201" calcext:value-type="float">
            <text:p>2914920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30" calcext:value-type="float">
            <text:p>5230</text:p>
          </table:table-cell>
          <table:table-cell table:formula="of:=[.$L$5]+[.A354]*[.$M$5]+[.B354]*[.$N$5]+[.C354]*[.$O$5]+[.D354]*[.$P$5]" office:value-type="float" office:value="104" calcext:value-type="float">
            <text:p>104</text:p>
          </table:table-cell>
          <table:table-cell table:formula="of:=[.E354]-[.F354]" office:value-type="float" office:value="5126" calcext:value-type="float">
            <text:p>5126</text:p>
          </table:table-cell>
          <table:table-cell table:formula="of:=[.G354]*[.G354]" office:value-type="float" office:value="26275876" calcext:value-type="float">
            <text:p>2627587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formula="of:=[.$L$5]+[.A355]*[.$M$5]+[.B355]*[.$N$5]+[.C355]*[.$O$5]+[.D355]*[.$P$5]" office:value-type="float" office:value="100" calcext:value-type="float">
            <text:p>100</text:p>
          </table:table-cell>
          <table:table-cell table:formula="of:=[.E355]-[.F355]" office:value-type="float" office:value="5820" calcext:value-type="float">
            <text:p>5820</text:p>
          </table:table-cell>
          <table:table-cell table:formula="of:=[.G355]*[.G355]" office:value-type="float" office:value="33872400" calcext:value-type="float">
            <text:p>33872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356]*[.$M$5]+[.B356]*[.$N$5]+[.C356]*[.$O$5]+[.D356]*[.$P$5]" office:value-type="float" office:value="102" calcext:value-type="float">
            <text:p>102</text:p>
          </table:table-cell>
          <table:table-cell table:formula="of:=[.E356]-[.F356]" office:value-type="float" office:value="5278" calcext:value-type="float">
            <text:p>5278</text:p>
          </table:table-cell>
          <table:table-cell table:formula="of:=[.G356]*[.G356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357]*[.$M$5]+[.B357]*[.$N$5]+[.C357]*[.$O$5]+[.D357]*[.$P$5]" office:value-type="float" office:value="100" calcext:value-type="float">
            <text:p>100</text:p>
          </table:table-cell>
          <table:table-cell table:formula="of:=[.E357]-[.F357]" office:value-type="float" office:value="5670" calcext:value-type="float">
            <text:p>5670</text:p>
          </table:table-cell>
          <table:table-cell table:formula="of:=[.G357]*[.G357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650" calcext:value-type="float">
            <text:p>5650</text:p>
          </table:table-cell>
          <table:table-cell table:formula="of:=[.$L$5]+[.A358]*[.$M$5]+[.B358]*[.$N$5]+[.C358]*[.$O$5]+[.D358]*[.$P$5]" office:value-type="float" office:value="103" calcext:value-type="float">
            <text:p>103</text:p>
          </table:table-cell>
          <table:table-cell table:formula="of:=[.E358]-[.F358]" office:value-type="float" office:value="5547" calcext:value-type="float">
            <text:p>5547</text:p>
          </table:table-cell>
          <table:table-cell table:formula="of:=[.G358]*[.G358]" office:value-type="float" office:value="30769209" calcext:value-type="float">
            <text:p>3076920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40" calcext:value-type="float">
            <text:p>5740</text:p>
          </table:table-cell>
          <table:table-cell table:formula="of:=[.$L$5]+[.A359]*[.$M$5]+[.B359]*[.$N$5]+[.C359]*[.$O$5]+[.D359]*[.$P$5]" office:value-type="float" office:value="108" calcext:value-type="float">
            <text:p>108</text:p>
          </table:table-cell>
          <table:table-cell table:formula="of:=[.E359]-[.F359]" office:value-type="float" office:value="5632" calcext:value-type="float">
            <text:p>5632</text:p>
          </table:table-cell>
          <table:table-cell table:formula="of:=[.G359]*[.G359]" office:value-type="float" office:value="31719424" calcext:value-type="float">
            <text:p>3171942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770" calcext:value-type="float">
            <text:p>5770</text:p>
          </table:table-cell>
          <table:table-cell table:formula="of:=[.$L$5]+[.A360]*[.$M$5]+[.B360]*[.$N$5]+[.C360]*[.$O$5]+[.D360]*[.$P$5]" office:value-type="float" office:value="110" calcext:value-type="float">
            <text:p>110</text:p>
          </table:table-cell>
          <table:table-cell table:formula="of:=[.E360]-[.F360]" office:value-type="float" office:value="5660" calcext:value-type="float">
            <text:p>5660</text:p>
          </table:table-cell>
          <table:table-cell table:formula="of:=[.G360]*[.G360]" office:value-type="float" office:value="32035600" calcext:value-type="float">
            <text:p>320356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361]*[.$M$5]+[.B361]*[.$N$5]+[.C361]*[.$O$5]+[.D361]*[.$P$5]" office:value-type="float" office:value="101" calcext:value-type="float">
            <text:p>101</text:p>
          </table:table-cell>
          <table:table-cell table:formula="of:=[.E361]-[.F361]" office:value-type="float" office:value="5189" calcext:value-type="float">
            <text:p>5189</text:p>
          </table:table-cell>
          <table:table-cell table:formula="of:=[.G361]*[.G361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formula="of:=[.$L$5]+[.A362]*[.$M$5]+[.B362]*[.$N$5]+[.C362]*[.$O$5]+[.D362]*[.$P$5]" office:value-type="float" office:value="103" calcext:value-type="float">
            <text:p>103</text:p>
          </table:table-cell>
          <table:table-cell table:formula="of:=[.E362]-[.F362]" office:value-type="float" office:value="5007" calcext:value-type="float">
            <text:p>5007</text:p>
          </table:table-cell>
          <table:table-cell table:formula="of:=[.G362]*[.G362]" office:value-type="float" office:value="25070049" calcext:value-type="float">
            <text:p>2507004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363]*[.$M$5]+[.B363]*[.$N$5]+[.C363]*[.$O$5]+[.D363]*[.$P$5]" office:value-type="float" office:value="110" calcext:value-type="float">
            <text:p>110</text:p>
          </table:table-cell>
          <table:table-cell table:formula="of:=[.E363]-[.F363]" office:value-type="float" office:value="5540" calcext:value-type="float">
            <text:p>5540</text:p>
          </table:table-cell>
          <table:table-cell table:formula="of:=[.G363]*[.G363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table:formula="of:=[.$L$5]+[.A364]*[.$M$5]+[.B364]*[.$N$5]+[.C364]*[.$O$5]+[.D364]*[.$P$5]" office:value-type="float" office:value="109" calcext:value-type="float">
            <text:p>109</text:p>
          </table:table-cell>
          <table:table-cell table:formula="of:=[.E364]-[.F364]" office:value-type="float" office:value="5391" calcext:value-type="float">
            <text:p>5391</text:p>
          </table:table-cell>
          <table:table-cell table:formula="of:=[.G364]*[.G364]" office:value-type="float" office:value="29062881" calcext:value-type="float">
            <text:p>2906288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5]+[.A365]*[.$M$5]+[.B365]*[.$N$5]+[.C365]*[.$O$5]+[.D365]*[.$P$5]" office:value-type="float" office:value="100" calcext:value-type="float">
            <text:p>100</text:p>
          </table:table-cell>
          <table:table-cell table:formula="of:=[.E365]-[.F365]" office:value-type="float" office:value="5370" calcext:value-type="float">
            <text:p>5370</text:p>
          </table:table-cell>
          <table:table-cell table:formula="of:=[.G365]*[.G365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70" calcext:value-type="float">
            <text:p>5470</text:p>
          </table:table-cell>
          <table:table-cell table:formula="of:=[.$L$5]+[.A366]*[.$M$5]+[.B366]*[.$N$5]+[.C366]*[.$O$5]+[.D366]*[.$P$5]" office:value-type="float" office:value="109" calcext:value-type="float">
            <text:p>109</text:p>
          </table:table-cell>
          <table:table-cell table:formula="of:=[.E366]-[.F366]" office:value-type="float" office:value="5361" calcext:value-type="float">
            <text:p>5361</text:p>
          </table:table-cell>
          <table:table-cell table:formula="of:=[.G366]*[.G366]" office:value-type="float" office:value="28740321" calcext:value-type="float">
            <text:p>2874032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10" calcext:value-type="float">
            <text:p>5110</text:p>
          </table:table-cell>
          <table:table-cell table:formula="of:=[.$L$5]+[.A367]*[.$M$5]+[.B367]*[.$N$5]+[.C367]*[.$O$5]+[.D367]*[.$P$5]" office:value-type="float" office:value="106" calcext:value-type="float">
            <text:p>106</text:p>
          </table:table-cell>
          <table:table-cell table:formula="of:=[.E367]-[.F367]" office:value-type="float" office:value="5004" calcext:value-type="float">
            <text:p>5004</text:p>
          </table:table-cell>
          <table:table-cell table:formula="of:=[.G367]*[.G367]" office:value-type="float" office:value="25040016" calcext:value-type="float">
            <text:p>2504001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5]+[.A368]*[.$M$5]+[.B368]*[.$N$5]+[.C368]*[.$O$5]+[.D368]*[.$P$5]" office:value-type="float" office:value="109" calcext:value-type="float">
            <text:p>109</text:p>
          </table:table-cell>
          <table:table-cell table:formula="of:=[.E368]-[.F368]" office:value-type="float" office:value="5571" calcext:value-type="float">
            <text:p>5571</text:p>
          </table:table-cell>
          <table:table-cell table:formula="of:=[.G368]*[.G368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70" calcext:value-type="float">
            <text:p>5470</text:p>
          </table:table-cell>
          <table:table-cell table:formula="of:=[.$L$5]+[.A369]*[.$M$5]+[.B369]*[.$N$5]+[.C369]*[.$O$5]+[.D369]*[.$P$5]" office:value-type="float" office:value="103" calcext:value-type="float">
            <text:p>103</text:p>
          </table:table-cell>
          <table:table-cell table:formula="of:=[.E369]-[.F369]" office:value-type="float" office:value="5367" calcext:value-type="float">
            <text:p>5367</text:p>
          </table:table-cell>
          <table:table-cell table:formula="of:=[.G369]*[.G369]" office:value-type="float" office:value="28804689" calcext:value-type="float">
            <text:p>2880468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80" calcext:value-type="float">
            <text:p>5680</text:p>
          </table:table-cell>
          <table:table-cell table:formula="of:=[.$L$5]+[.A370]*[.$M$5]+[.B370]*[.$N$5]+[.C370]*[.$O$5]+[.D370]*[.$P$5]" office:value-type="float" office:value="102" calcext:value-type="float">
            <text:p>102</text:p>
          </table:table-cell>
          <table:table-cell table:formula="of:=[.E370]-[.F370]" office:value-type="float" office:value="5578" calcext:value-type="float">
            <text:p>5578</text:p>
          </table:table-cell>
          <table:table-cell table:formula="of:=[.G370]*[.G370]" office:value-type="float" office:value="31114084" calcext:value-type="float">
            <text:p>31114084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20" calcext:value-type="float">
            <text:p>6220</text:p>
          </table:table-cell>
          <table:table-cell table:formula="of:=[.$L$5]+[.A371]*[.$M$5]+[.B371]*[.$N$5]+[.C371]*[.$O$5]+[.D371]*[.$P$5]" office:value-type="float" office:value="108" calcext:value-type="float">
            <text:p>108</text:p>
          </table:table-cell>
          <table:table-cell table:formula="of:=[.E371]-[.F371]" office:value-type="float" office:value="6112" calcext:value-type="float">
            <text:p>6112</text:p>
          </table:table-cell>
          <table:table-cell table:formula="of:=[.G371]*[.G371]" office:value-type="float" office:value="37356544" calcext:value-type="float">
            <text:p>373565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140" calcext:value-type="float">
            <text:p>5140</text:p>
          </table:table-cell>
          <table:table-cell table:formula="of:=[.$L$5]+[.A372]*[.$M$5]+[.B372]*[.$N$5]+[.C372]*[.$O$5]+[.D372]*[.$P$5]" office:value-type="float" office:value="107" calcext:value-type="float">
            <text:p>107</text:p>
          </table:table-cell>
          <table:table-cell table:formula="of:=[.E372]-[.F372]" office:value-type="float" office:value="5033" calcext:value-type="float">
            <text:p>5033</text:p>
          </table:table-cell>
          <table:table-cell table:formula="of:=[.G372]*[.G372]" office:value-type="float" office:value="25331089" calcext:value-type="float">
            <text:p>2533108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373]*[.$M$5]+[.B373]*[.$N$5]+[.C373]*[.$O$5]+[.D373]*[.$P$5]" office:value-type="float" office:value="105" calcext:value-type="float">
            <text:p>105</text:p>
          </table:table-cell>
          <table:table-cell table:formula="of:=[.E373]-[.F373]" office:value-type="float" office:value="5275" calcext:value-type="float">
            <text:p>5275</text:p>
          </table:table-cell>
          <table:table-cell table:formula="of:=[.G373]*[.G373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5]+[.A374]*[.$M$5]+[.B374]*[.$N$5]+[.C374]*[.$O$5]+[.D374]*[.$P$5]" office:value-type="float" office:value="100" calcext:value-type="float">
            <text:p>100</text:p>
          </table:table-cell>
          <table:table-cell table:formula="of:=[.E374]-[.F374]" office:value-type="float" office:value="5460" calcext:value-type="float">
            <text:p>5460</text:p>
          </table:table-cell>
          <table:table-cell table:formula="of:=[.G374]*[.G374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375]*[.$M$5]+[.B375]*[.$N$5]+[.C375]*[.$O$5]+[.D375]*[.$P$5]" office:value-type="float" office:value="100" calcext:value-type="float">
            <text:p>100</text:p>
          </table:table-cell>
          <table:table-cell table:formula="of:=[.E375]-[.F375]" office:value-type="float" office:value="5670" calcext:value-type="float">
            <text:p>5670</text:p>
          </table:table-cell>
          <table:table-cell table:formula="of:=[.G375]*[.G375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20" calcext:value-type="float">
            <text:p>5020</text:p>
          </table:table-cell>
          <table:table-cell table:formula="of:=[.$L$5]+[.A376]*[.$M$5]+[.B376]*[.$N$5]+[.C376]*[.$O$5]+[.D376]*[.$P$5]" office:value-type="float" office:value="109" calcext:value-type="float">
            <text:p>109</text:p>
          </table:table-cell>
          <table:table-cell table:formula="of:=[.E376]-[.F376]" office:value-type="float" office:value="4911" calcext:value-type="float">
            <text:p>4911</text:p>
          </table:table-cell>
          <table:table-cell table:formula="of:=[.G376]*[.G376]" office:value-type="float" office:value="24117921" calcext:value-type="float">
            <text:p>2411792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377]*[.$M$5]+[.B377]*[.$N$5]+[.C377]*[.$O$5]+[.D377]*[.$P$5]" office:value-type="float" office:value="110" calcext:value-type="float">
            <text:p>110</text:p>
          </table:table-cell>
          <table:table-cell table:formula="of:=[.E377]-[.F377]" office:value-type="float" office:value="5360" calcext:value-type="float">
            <text:p>5360</text:p>
          </table:table-cell>
          <table:table-cell table:formula="of:=[.G377]*[.G377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30" calcext:value-type="float">
            <text:p>5530</text:p>
          </table:table-cell>
          <table:table-cell table:formula="of:=[.$L$5]+[.A378]*[.$M$5]+[.B378]*[.$N$5]+[.C378]*[.$O$5]+[.D378]*[.$P$5]" office:value-type="float" office:value="105" calcext:value-type="float">
            <text:p>105</text:p>
          </table:table-cell>
          <table:table-cell table:formula="of:=[.E378]-[.F378]" office:value-type="float" office:value="5425" calcext:value-type="float">
            <text:p>5425</text:p>
          </table:table-cell>
          <table:table-cell table:formula="of:=[.G378]*[.G378]" office:value-type="float" office:value="29430625" calcext:value-type="float">
            <text:p>294306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80" calcext:value-type="float">
            <text:p>5080</text:p>
          </table:table-cell>
          <table:table-cell table:formula="of:=[.$L$5]+[.A379]*[.$M$5]+[.B379]*[.$N$5]+[.C379]*[.$O$5]+[.D379]*[.$P$5]" office:value-type="float" office:value="108" calcext:value-type="float">
            <text:p>108</text:p>
          </table:table-cell>
          <table:table-cell table:formula="of:=[.E379]-[.F379]" office:value-type="float" office:value="4972" calcext:value-type="float">
            <text:p>4972</text:p>
          </table:table-cell>
          <table:table-cell table:formula="of:=[.G379]*[.G379]" office:value-type="float" office:value="24720784" calcext:value-type="float">
            <text:p>2472078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250" calcext:value-type="float">
            <text:p>6250</text:p>
          </table:table-cell>
          <table:table-cell table:formula="of:=[.$L$5]+[.A380]*[.$M$5]+[.B380]*[.$N$5]+[.C380]*[.$O$5]+[.D380]*[.$P$5]" office:value-type="float" office:value="106" calcext:value-type="float">
            <text:p>106</text:p>
          </table:table-cell>
          <table:table-cell table:formula="of:=[.E380]-[.F380]" office:value-type="float" office:value="6144" calcext:value-type="float">
            <text:p>6144</text:p>
          </table:table-cell>
          <table:table-cell table:formula="of:=[.G380]*[.G380]" office:value-type="float" office:value="37748736" calcext:value-type="float">
            <text:p>37748736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80" calcext:value-type="float">
            <text:p>5980</text:p>
          </table:table-cell>
          <table:table-cell table:formula="of:=[.$L$5]+[.A381]*[.$M$5]+[.B381]*[.$N$5]+[.C381]*[.$O$5]+[.D381]*[.$P$5]" office:value-type="float" office:value="109" calcext:value-type="float">
            <text:p>109</text:p>
          </table:table-cell>
          <table:table-cell table:formula="of:=[.E381]-[.F381]" office:value-type="float" office:value="5871" calcext:value-type="float">
            <text:p>5871</text:p>
          </table:table-cell>
          <table:table-cell table:formula="of:=[.G381]*[.G381]" office:value-type="float" office:value="34468641" calcext:value-type="float">
            <text:p>3446864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382]*[.$M$5]+[.B382]*[.$N$5]+[.C382]*[.$O$5]+[.D382]*[.$P$5]" office:value-type="float" office:value="110" calcext:value-type="float">
            <text:p>110</text:p>
          </table:table-cell>
          <table:table-cell table:formula="of:=[.E382]-[.F382]" office:value-type="float" office:value="5360" calcext:value-type="float">
            <text:p>5360</text:p>
          </table:table-cell>
          <table:table-cell table:formula="of:=[.G382]*[.G382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383]*[.$M$5]+[.B383]*[.$N$5]+[.C383]*[.$O$5]+[.D383]*[.$P$5]" office:value-type="float" office:value="103" calcext:value-type="float">
            <text:p>103</text:p>
          </table:table-cell>
          <table:table-cell table:formula="of:=[.E383]-[.F383]" office:value-type="float" office:value="5247" calcext:value-type="float">
            <text:p>5247</text:p>
          </table:table-cell>
          <table:table-cell table:formula="of:=[.G383]*[.G383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30" calcext:value-type="float">
            <text:p>5830</text:p>
          </table:table-cell>
          <table:table-cell table:formula="of:=[.$L$5]+[.A384]*[.$M$5]+[.B384]*[.$N$5]+[.C384]*[.$O$5]+[.D384]*[.$P$5]" office:value-type="float" office:value="103" calcext:value-type="float">
            <text:p>103</text:p>
          </table:table-cell>
          <table:table-cell table:formula="of:=[.E384]-[.F384]" office:value-type="float" office:value="5727" calcext:value-type="float">
            <text:p>5727</text:p>
          </table:table-cell>
          <table:table-cell table:formula="of:=[.G384]*[.G384]" office:value-type="float" office:value="32798529" calcext:value-type="float">
            <text:p>3279852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385]*[.$M$5]+[.B385]*[.$N$5]+[.C385]*[.$O$5]+[.D385]*[.$P$5]" office:value-type="float" office:value="107" calcext:value-type="float">
            <text:p>107</text:p>
          </table:table-cell>
          <table:table-cell table:formula="of:=[.E385]-[.F385]" office:value-type="float" office:value="5153" calcext:value-type="float">
            <text:p>5153</text:p>
          </table:table-cell>
          <table:table-cell table:formula="of:=[.G385]*[.G385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80" calcext:value-type="float">
            <text:p>5680</text:p>
          </table:table-cell>
          <table:table-cell table:formula="of:=[.$L$5]+[.A386]*[.$M$5]+[.B386]*[.$N$5]+[.C386]*[.$O$5]+[.D386]*[.$P$5]" office:value-type="float" office:value="101" calcext:value-type="float">
            <text:p>101</text:p>
          </table:table-cell>
          <table:table-cell table:formula="of:=[.E386]-[.F386]" office:value-type="float" office:value="5579" calcext:value-type="float">
            <text:p>5579</text:p>
          </table:table-cell>
          <table:table-cell table:formula="of:=[.G386]*[.G386]" office:value-type="float" office:value="31125241" calcext:value-type="float">
            <text:p>3112524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387]*[.$M$5]+[.B387]*[.$N$5]+[.C387]*[.$O$5]+[.D387]*[.$P$5]" office:value-type="float" office:value="109" calcext:value-type="float">
            <text:p>109</text:p>
          </table:table-cell>
          <table:table-cell table:formula="of:=[.E387]-[.F387]" office:value-type="float" office:value="5331" calcext:value-type="float">
            <text:p>5331</text:p>
          </table:table-cell>
          <table:table-cell table:formula="of:=[.G387]*[.G387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830" calcext:value-type="float">
            <text:p>5830</text:p>
          </table:table-cell>
          <table:table-cell table:formula="of:=[.$L$5]+[.A388]*[.$M$5]+[.B388]*[.$N$5]+[.C388]*[.$O$5]+[.D388]*[.$P$5]" office:value-type="float" office:value="106" calcext:value-type="float">
            <text:p>106</text:p>
          </table:table-cell>
          <table:table-cell table:formula="of:=[.E388]-[.F388]" office:value-type="float" office:value="5724" calcext:value-type="float">
            <text:p>5724</text:p>
          </table:table-cell>
          <table:table-cell table:formula="of:=[.G388]*[.G388]" office:value-type="float" office:value="32764176" calcext:value-type="float">
            <text:p>3276417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80" calcext:value-type="float">
            <text:p>5080</text:p>
          </table:table-cell>
          <table:table-cell table:formula="of:=[.$L$5]+[.A389]*[.$M$5]+[.B389]*[.$N$5]+[.C389]*[.$O$5]+[.D389]*[.$P$5]" office:value-type="float" office:value="103" calcext:value-type="float">
            <text:p>103</text:p>
          </table:table-cell>
          <table:table-cell table:formula="of:=[.E389]-[.F389]" office:value-type="float" office:value="4977" calcext:value-type="float">
            <text:p>4977</text:p>
          </table:table-cell>
          <table:table-cell table:formula="of:=[.G389]*[.G389]" office:value-type="float" office:value="24770529" calcext:value-type="float">
            <text:p>2477052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30" calcext:value-type="float">
            <text:p>5530</text:p>
          </table:table-cell>
          <table:table-cell table:formula="of:=[.$L$5]+[.A390]*[.$M$5]+[.B390]*[.$N$5]+[.C390]*[.$O$5]+[.D390]*[.$P$5]" office:value-type="float" office:value="108" calcext:value-type="float">
            <text:p>108</text:p>
          </table:table-cell>
          <table:table-cell table:formula="of:=[.E390]-[.F390]" office:value-type="float" office:value="5422" calcext:value-type="float">
            <text:p>5422</text:p>
          </table:table-cell>
          <table:table-cell table:formula="of:=[.G390]*[.G390]" office:value-type="float" office:value="29398084" calcext:value-type="float">
            <text:p>2939808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80" calcext:value-type="float">
            <text:p>5680</text:p>
          </table:table-cell>
          <table:table-cell table:formula="of:=[.$L$5]+[.A391]*[.$M$5]+[.B391]*[.$N$5]+[.C391]*[.$O$5]+[.D391]*[.$P$5]" office:value-type="float" office:value="105" calcext:value-type="float">
            <text:p>105</text:p>
          </table:table-cell>
          <table:table-cell table:formula="of:=[.E391]-[.F391]" office:value-type="float" office:value="5575" calcext:value-type="float">
            <text:p>5575</text:p>
          </table:table-cell>
          <table:table-cell table:formula="of:=[.G391]*[.G391]" office:value-type="float" office:value="31080625" calcext:value-type="float">
            <text:p>310806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5]+[.A392]*[.$M$5]+[.B392]*[.$N$5]+[.C392]*[.$O$5]+[.D392]*[.$P$5]" office:value-type="float" office:value="109" calcext:value-type="float">
            <text:p>109</text:p>
          </table:table-cell>
          <table:table-cell table:formula="of:=[.E392]-[.F392]" office:value-type="float" office:value="5571" calcext:value-type="float">
            <text:p>5571</text:p>
          </table:table-cell>
          <table:table-cell table:formula="of:=[.G392]*[.G392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393]*[.$M$5]+[.B393]*[.$N$5]+[.C393]*[.$O$5]+[.D393]*[.$P$5]" office:value-type="float" office:value="105" calcext:value-type="float">
            <text:p>105</text:p>
          </table:table-cell>
          <table:table-cell table:formula="of:=[.E393]-[.F393]" office:value-type="float" office:value="5335" calcext:value-type="float">
            <text:p>5335</text:p>
          </table:table-cell>
          <table:table-cell table:formula="of:=[.G393]*[.G393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30" calcext:value-type="float">
            <text:p>4930</text:p>
          </table:table-cell>
          <table:table-cell table:formula="of:=[.$L$5]+[.A394]*[.$M$5]+[.B394]*[.$N$5]+[.C394]*[.$O$5]+[.D394]*[.$P$5]" office:value-type="float" office:value="104" calcext:value-type="float">
            <text:p>104</text:p>
          </table:table-cell>
          <table:table-cell table:formula="of:=[.E394]-[.F394]" office:value-type="float" office:value="4826" calcext:value-type="float">
            <text:p>4826</text:p>
          </table:table-cell>
          <table:table-cell table:formula="of:=[.G394]*[.G394]" office:value-type="float" office:value="23290276" calcext:value-type="float">
            <text:p>2329027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70" calcext:value-type="float">
            <text:p>5770</text:p>
          </table:table-cell>
          <table:table-cell table:formula="of:=[.$L$5]+[.A395]*[.$M$5]+[.B395]*[.$N$5]+[.C395]*[.$O$5]+[.D395]*[.$P$5]" office:value-type="float" office:value="108" calcext:value-type="float">
            <text:p>108</text:p>
          </table:table-cell>
          <table:table-cell table:formula="of:=[.E395]-[.F395]" office:value-type="float" office:value="5662" calcext:value-type="float">
            <text:p>5662</text:p>
          </table:table-cell>
          <table:table-cell table:formula="of:=[.G395]*[.G395]" office:value-type="float" office:value="32058244" calcext:value-type="float">
            <text:p>3205824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80" calcext:value-type="float">
            <text:p>5380</text:p>
          </table:table-cell>
          <table:table-cell table:formula="of:=[.$L$5]+[.A396]*[.$M$5]+[.B396]*[.$N$5]+[.C396]*[.$O$5]+[.D396]*[.$P$5]" office:value-type="float" office:value="106" calcext:value-type="float">
            <text:p>106</text:p>
          </table:table-cell>
          <table:table-cell table:formula="of:=[.E396]-[.F396]" office:value-type="float" office:value="5274" calcext:value-type="float">
            <text:p>5274</text:p>
          </table:table-cell>
          <table:table-cell table:formula="of:=[.G396]*[.G396]" office:value-type="float" office:value="27815076" calcext:value-type="float">
            <text:p>2781507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table:formula="of:=[.$L$5]+[.A397]*[.$M$5]+[.B397]*[.$N$5]+[.C397]*[.$O$5]+[.D397]*[.$P$5]" office:value-type="float" office:value="104" calcext:value-type="float">
            <text:p>104</text:p>
          </table:table-cell>
          <table:table-cell table:formula="of:=[.E397]-[.F397]" office:value-type="float" office:value="5486" calcext:value-type="float">
            <text:p>5486</text:p>
          </table:table-cell>
          <table:table-cell table:formula="of:=[.G397]*[.G397]" office:value-type="float" office:value="30096196" calcext:value-type="float">
            <text:p>3009619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398]*[.$M$5]+[.B398]*[.$N$5]+[.C398]*[.$O$5]+[.D398]*[.$P$5]" office:value-type="float" office:value="102" calcext:value-type="float">
            <text:p>102</text:p>
          </table:table-cell>
          <table:table-cell table:formula="of:=[.E398]-[.F398]" office:value-type="float" office:value="5698" calcext:value-type="float">
            <text:p>5698</text:p>
          </table:table-cell>
          <table:table-cell table:formula="of:=[.G398]*[.G398]" office:value-type="float" office:value="32467204" calcext:value-type="float">
            <text:p>3246720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80" calcext:value-type="float">
            <text:p>5680</text:p>
          </table:table-cell>
          <table:table-cell table:formula="of:=[.$L$5]+[.A399]*[.$M$5]+[.B399]*[.$N$5]+[.C399]*[.$O$5]+[.D399]*[.$P$5]" office:value-type="float" office:value="106" calcext:value-type="float">
            <text:p>106</text:p>
          </table:table-cell>
          <table:table-cell table:formula="of:=[.E399]-[.F399]" office:value-type="float" office:value="5574" calcext:value-type="float">
            <text:p>5574</text:p>
          </table:table-cell>
          <table:table-cell table:formula="of:=[.G399]*[.G399]" office:value-type="float" office:value="31069476" calcext:value-type="float">
            <text:p>3106947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5]+[.A400]*[.$M$5]+[.B400]*[.$N$5]+[.C400]*[.$O$5]+[.D400]*[.$P$5]" office:value-type="float" office:value="102" calcext:value-type="float">
            <text:p>102</text:p>
          </table:table-cell>
          <table:table-cell table:formula="of:=[.E400]-[.F400]" office:value-type="float" office:value="5188" calcext:value-type="float">
            <text:p>5188</text:p>
          </table:table-cell>
          <table:table-cell table:formula="of:=[.G400]*[.G400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40" calcext:value-type="float">
            <text:p>5440</text:p>
          </table:table-cell>
          <table:table-cell table:formula="of:=[.$L$5]+[.A401]*[.$M$5]+[.B401]*[.$N$5]+[.C401]*[.$O$5]+[.D401]*[.$P$5]" office:value-type="float" office:value="107" calcext:value-type="float">
            <text:p>107</text:p>
          </table:table-cell>
          <table:table-cell table:formula="of:=[.E401]-[.F401]" office:value-type="float" office:value="5333" calcext:value-type="float">
            <text:p>5333</text:p>
          </table:table-cell>
          <table:table-cell table:formula="of:=[.G401]*[.G401]" office:value-type="float" office:value="28440889" calcext:value-type="float">
            <text:p>2844088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table:formula="of:=[.$L$5]+[.A402]*[.$M$5]+[.B402]*[.$N$5]+[.C402]*[.$O$5]+[.D402]*[.$P$5]" office:value-type="float" office:value="108" calcext:value-type="float">
            <text:p>108</text:p>
          </table:table-cell>
          <table:table-cell table:formula="of:=[.E402]-[.F402]" office:value-type="float" office:value="5332" calcext:value-type="float">
            <text:p>5332</text:p>
          </table:table-cell>
          <table:table-cell table:formula="of:=[.G402]*[.G402]" office:value-type="float" office:value="28430224" calcext:value-type="float">
            <text:p>28430224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10" calcext:value-type="float">
            <text:p>6010</text:p>
          </table:table-cell>
          <table:table-cell table:formula="of:=[.$L$5]+[.A403]*[.$M$5]+[.B403]*[.$N$5]+[.C403]*[.$O$5]+[.D403]*[.$P$5]" office:value-type="float" office:value="105" calcext:value-type="float">
            <text:p>105</text:p>
          </table:table-cell>
          <table:table-cell table:formula="of:=[.E403]-[.F403]" office:value-type="float" office:value="5905" calcext:value-type="float">
            <text:p>5905</text:p>
          </table:table-cell>
          <table:table-cell table:formula="of:=[.G403]*[.G403]" office:value-type="float" office:value="34869025" calcext:value-type="float">
            <text:p>348690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table:formula="of:=[.$L$5]+[.A404]*[.$M$5]+[.B404]*[.$N$5]+[.C404]*[.$O$5]+[.D404]*[.$P$5]" office:value-type="float" office:value="103" calcext:value-type="float">
            <text:p>103</text:p>
          </table:table-cell>
          <table:table-cell table:formula="of:=[.E404]-[.F404]" office:value-type="float" office:value="5397" calcext:value-type="float">
            <text:p>5397</text:p>
          </table:table-cell>
          <table:table-cell table:formula="of:=[.G404]*[.G404]" office:value-type="float" office:value="29127609" calcext:value-type="float">
            <text:p>2912760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table:formula="of:=[.$L$5]+[.A405]*[.$M$5]+[.B405]*[.$N$5]+[.C405]*[.$O$5]+[.D405]*[.$P$5]" office:value-type="float" office:value="109" calcext:value-type="float">
            <text:p>109</text:p>
          </table:table-cell>
          <table:table-cell table:formula="of:=[.E405]-[.F405]" office:value-type="float" office:value="5421" calcext:value-type="float">
            <text:p>5421</text:p>
          </table:table-cell>
          <table:table-cell table:formula="of:=[.G405]*[.G405]" office:value-type="float" office:value="29387241" calcext:value-type="float">
            <text:p>2938724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406]*[.$M$5]+[.B406]*[.$N$5]+[.C406]*[.$O$5]+[.D406]*[.$P$5]" office:value-type="float" office:value="101" calcext:value-type="float">
            <text:p>101</text:p>
          </table:table-cell>
          <table:table-cell table:formula="of:=[.E406]-[.F406]" office:value-type="float" office:value="5519" calcext:value-type="float">
            <text:p>5519</text:p>
          </table:table-cell>
          <table:table-cell table:formula="of:=[.G406]*[.G406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407]*[.$M$5]+[.B407]*[.$N$5]+[.C407]*[.$O$5]+[.D407]*[.$P$5]" office:value-type="float" office:value="105" calcext:value-type="float">
            <text:p>105</text:p>
          </table:table-cell>
          <table:table-cell table:formula="of:=[.E407]-[.F407]" office:value-type="float" office:value="5455" calcext:value-type="float">
            <text:p>5455</text:p>
          </table:table-cell>
          <table:table-cell table:formula="of:=[.G407]*[.G407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70" calcext:value-type="float">
            <text:p>5170</text:p>
          </table:table-cell>
          <table:table-cell table:formula="of:=[.$L$5]+[.A408]*[.$M$5]+[.B408]*[.$N$5]+[.C408]*[.$O$5]+[.D408]*[.$P$5]" office:value-type="float" office:value="103" calcext:value-type="float">
            <text:p>103</text:p>
          </table:table-cell>
          <table:table-cell table:formula="of:=[.E408]-[.F408]" office:value-type="float" office:value="5067" calcext:value-type="float">
            <text:p>5067</text:p>
          </table:table-cell>
          <table:table-cell table:formula="of:=[.G408]*[.G408]" office:value-type="float" office:value="25674489" calcext:value-type="float">
            <text:p>2567448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110" calcext:value-type="float">
            <text:p>5110</text:p>
          </table:table-cell>
          <table:table-cell table:formula="of:=[.$L$5]+[.A409]*[.$M$5]+[.B409]*[.$N$5]+[.C409]*[.$O$5]+[.D409]*[.$P$5]" office:value-type="float" office:value="104" calcext:value-type="float">
            <text:p>104</text:p>
          </table:table-cell>
          <table:table-cell table:formula="of:=[.E409]-[.F409]" office:value-type="float" office:value="5006" calcext:value-type="float">
            <text:p>5006</text:p>
          </table:table-cell>
          <table:table-cell table:formula="of:=[.G409]*[.G409]" office:value-type="float" office:value="25060036" calcext:value-type="float">
            <text:p>2506003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40" calcext:value-type="float">
            <text:p>5440</text:p>
          </table:table-cell>
          <table:table-cell table:formula="of:=[.$L$5]+[.A410]*[.$M$5]+[.B410]*[.$N$5]+[.C410]*[.$O$5]+[.D410]*[.$P$5]" office:value-type="float" office:value="105" calcext:value-type="float">
            <text:p>105</text:p>
          </table:table-cell>
          <table:table-cell table:formula="of:=[.E410]-[.F410]" office:value-type="float" office:value="5335" calcext:value-type="float">
            <text:p>5335</text:p>
          </table:table-cell>
          <table:table-cell table:formula="of:=[.G410]*[.G410]" office:value-type="float" office:value="28462225" calcext:value-type="float">
            <text:p>284622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table:formula="of:=[.$L$5]+[.A411]*[.$M$5]+[.B411]*[.$N$5]+[.C411]*[.$O$5]+[.D411]*[.$P$5]" office:value-type="float" office:value="106" calcext:value-type="float">
            <text:p>106</text:p>
          </table:table-cell>
          <table:table-cell table:formula="of:=[.E411]-[.F411]" office:value-type="float" office:value="5094" calcext:value-type="float">
            <text:p>5094</text:p>
          </table:table-cell>
          <table:table-cell table:formula="of:=[.G411]*[.G411]" office:value-type="float" office:value="25948836" calcext:value-type="float">
            <text:p>2594883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412]*[.$M$5]+[.B412]*[.$N$5]+[.C412]*[.$O$5]+[.D412]*[.$P$5]" office:value-type="float" office:value="110" calcext:value-type="float">
            <text:p>110</text:p>
          </table:table-cell>
          <table:table-cell table:formula="of:=[.E412]-[.F412]" office:value-type="float" office:value="5360" calcext:value-type="float">
            <text:p>5360</text:p>
          </table:table-cell>
          <table:table-cell table:formula="of:=[.G412]*[.G412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  <table:table-cell table:formula="of:=[.$L$5]+[.A413]*[.$M$5]+[.B413]*[.$N$5]+[.C413]*[.$O$5]+[.D413]*[.$P$5]" office:value-type="float" office:value="104" calcext:value-type="float">
            <text:p>104</text:p>
          </table:table-cell>
          <table:table-cell table:formula="of:=[.E413]-[.F413]" office:value-type="float" office:value="5576" calcext:value-type="float">
            <text:p>5576</text:p>
          </table:table-cell>
          <table:table-cell table:formula="of:=[.G413]*[.G413]" office:value-type="float" office:value="31091776" calcext:value-type="float">
            <text:p>3109177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20" calcext:value-type="float">
            <text:p>5620</text:p>
          </table:table-cell>
          <table:table-cell table:formula="of:=[.$L$5]+[.A414]*[.$M$5]+[.B414]*[.$N$5]+[.C414]*[.$O$5]+[.D414]*[.$P$5]" office:value-type="float" office:value="106" calcext:value-type="float">
            <text:p>106</text:p>
          </table:table-cell>
          <table:table-cell table:formula="of:=[.E414]-[.F414]" office:value-type="float" office:value="5514" calcext:value-type="float">
            <text:p>5514</text:p>
          </table:table-cell>
          <table:table-cell table:formula="of:=[.G414]*[.G414]" office:value-type="float" office:value="30404196" calcext:value-type="float">
            <text:p>304041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410" calcext:value-type="float">
            <text:p>5410</text:p>
          </table:table-cell>
          <table:table-cell table:formula="of:=[.$L$5]+[.A415]*[.$M$5]+[.B415]*[.$N$5]+[.C415]*[.$O$5]+[.D415]*[.$P$5]" office:value-type="float" office:value="108" calcext:value-type="float">
            <text:p>108</text:p>
          </table:table-cell>
          <table:table-cell table:formula="of:=[.E415]-[.F415]" office:value-type="float" office:value="5302" calcext:value-type="float">
            <text:p>5302</text:p>
          </table:table-cell>
          <table:table-cell table:formula="of:=[.G415]*[.G415]" office:value-type="float" office:value="28111204" calcext:value-type="float">
            <text:p>281112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table:formula="of:=[.$L$5]+[.A416]*[.$M$5]+[.B416]*[.$N$5]+[.C416]*[.$O$5]+[.D416]*[.$P$5]" office:value-type="float" office:value="110" calcext:value-type="float">
            <text:p>110</text:p>
          </table:table-cell>
          <table:table-cell table:formula="of:=[.E416]-[.F416]" office:value-type="float" office:value="5600" calcext:value-type="float">
            <text:p>5600</text:p>
          </table:table-cell>
          <table:table-cell table:formula="of:=[.G416]*[.G416]" office:value-type="float" office:value="31360000" calcext:value-type="float">
            <text:p>31360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30" calcext:value-type="float">
            <text:p>5830</text:p>
          </table:table-cell>
          <table:table-cell table:formula="of:=[.$L$5]+[.A417]*[.$M$5]+[.B417]*[.$N$5]+[.C417]*[.$O$5]+[.D417]*[.$P$5]" office:value-type="float" office:value="106" calcext:value-type="float">
            <text:p>106</text:p>
          </table:table-cell>
          <table:table-cell table:formula="of:=[.E417]-[.F417]" office:value-type="float" office:value="5724" calcext:value-type="float">
            <text:p>5724</text:p>
          </table:table-cell>
          <table:table-cell table:formula="of:=[.G417]*[.G417]" office:value-type="float" office:value="32764176" calcext:value-type="float">
            <text:p>327641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418]*[.$M$5]+[.B418]*[.$N$5]+[.C418]*[.$O$5]+[.D418]*[.$P$5]" office:value-type="float" office:value="106" calcext:value-type="float">
            <text:p>106</text:p>
          </table:table-cell>
          <table:table-cell table:formula="of:=[.E418]-[.F418]" office:value-type="float" office:value="5394" calcext:value-type="float">
            <text:p>5394</text:p>
          </table:table-cell>
          <table:table-cell table:formula="of:=[.G418]*[.G418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320" calcext:value-type="float">
            <text:p>5320</text:p>
          </table:table-cell>
          <table:table-cell table:formula="of:=[.$L$5]+[.A419]*[.$M$5]+[.B419]*[.$N$5]+[.C419]*[.$O$5]+[.D419]*[.$P$5]" office:value-type="float" office:value="108" calcext:value-type="float">
            <text:p>108</text:p>
          </table:table-cell>
          <table:table-cell table:formula="of:=[.E419]-[.F419]" office:value-type="float" office:value="5212" calcext:value-type="float">
            <text:p>5212</text:p>
          </table:table-cell>
          <table:table-cell table:formula="of:=[.G419]*[.G419]" office:value-type="float" office:value="27164944" calcext:value-type="float">
            <text:p>2716494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60" calcext:value-type="float">
            <text:p>4660</text:p>
          </table:table-cell>
          <table:table-cell table:formula="of:=[.$L$5]+[.A420]*[.$M$5]+[.B420]*[.$N$5]+[.C420]*[.$O$5]+[.D420]*[.$P$5]" office:value-type="float" office:value="103" calcext:value-type="float">
            <text:p>103</text:p>
          </table:table-cell>
          <table:table-cell table:formula="of:=[.E420]-[.F420]" office:value-type="float" office:value="4557" calcext:value-type="float">
            <text:p>4557</text:p>
          </table:table-cell>
          <table:table-cell table:formula="of:=[.G420]*[.G420]" office:value-type="float" office:value="20766249" calcext:value-type="float">
            <text:p>2076624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50" calcext:value-type="float">
            <text:p>5050</text:p>
          </table:table-cell>
          <table:table-cell table:formula="of:=[.$L$5]+[.A421]*[.$M$5]+[.B421]*[.$N$5]+[.C421]*[.$O$5]+[.D421]*[.$P$5]" office:value-type="float" office:value="102" calcext:value-type="float">
            <text:p>102</text:p>
          </table:table-cell>
          <table:table-cell table:formula="of:=[.E421]-[.F421]" office:value-type="float" office:value="4948" calcext:value-type="float">
            <text:p>4948</text:p>
          </table:table-cell>
          <table:table-cell table:formula="of:=[.G421]*[.G421]" office:value-type="float" office:value="24482704" calcext:value-type="float">
            <text:p>2448270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60" calcext:value-type="float">
            <text:p>5560</text:p>
          </table:table-cell>
          <table:table-cell table:formula="of:=[.$L$5]+[.A422]*[.$M$5]+[.B422]*[.$N$5]+[.C422]*[.$O$5]+[.D422]*[.$P$5]" office:value-type="float" office:value="109" calcext:value-type="float">
            <text:p>109</text:p>
          </table:table-cell>
          <table:table-cell table:formula="of:=[.E422]-[.F422]" office:value-type="float" office:value="5451" calcext:value-type="float">
            <text:p>5451</text:p>
          </table:table-cell>
          <table:table-cell table:formula="of:=[.G422]*[.G422]" office:value-type="float" office:value="29713401" calcext:value-type="float">
            <text:p>2971340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80" calcext:value-type="float">
            <text:p>5080</text:p>
          </table:table-cell>
          <table:table-cell table:formula="of:=[.$L$5]+[.A423]*[.$M$5]+[.B423]*[.$N$5]+[.C423]*[.$O$5]+[.D423]*[.$P$5]" office:value-type="float" office:value="107" calcext:value-type="float">
            <text:p>107</text:p>
          </table:table-cell>
          <table:table-cell table:formula="of:=[.E423]-[.F423]" office:value-type="float" office:value="4973" calcext:value-type="float">
            <text:p>4973</text:p>
          </table:table-cell>
          <table:table-cell table:formula="of:=[.G423]*[.G423]" office:value-type="float" office:value="24730729" calcext:value-type="float">
            <text:p>2473072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80" calcext:value-type="float">
            <text:p>5380</text:p>
          </table:table-cell>
          <table:table-cell table:formula="of:=[.$L$5]+[.A424]*[.$M$5]+[.B424]*[.$N$5]+[.C424]*[.$O$5]+[.D424]*[.$P$5]" office:value-type="float" office:value="106" calcext:value-type="float">
            <text:p>106</text:p>
          </table:table-cell>
          <table:table-cell table:formula="of:=[.E424]-[.F424]" office:value-type="float" office:value="5274" calcext:value-type="float">
            <text:p>5274</text:p>
          </table:table-cell>
          <table:table-cell table:formula="of:=[.G424]*[.G424]" office:value-type="float" office:value="27815076" calcext:value-type="float">
            <text:p>2781507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50" calcext:value-type="float">
            <text:p>5050</text:p>
          </table:table-cell>
          <table:table-cell table:formula="of:=[.$L$5]+[.A425]*[.$M$5]+[.B425]*[.$N$5]+[.C425]*[.$O$5]+[.D425]*[.$P$5]" office:value-type="float" office:value="104" calcext:value-type="float">
            <text:p>104</text:p>
          </table:table-cell>
          <table:table-cell table:formula="of:=[.E425]-[.F425]" office:value-type="float" office:value="4946" calcext:value-type="float">
            <text:p>4946</text:p>
          </table:table-cell>
          <table:table-cell table:formula="of:=[.G425]*[.G425]" office:value-type="float" office:value="24462916" calcext:value-type="float">
            <text:p>2446291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table:formula="of:=[.$L$5]+[.A426]*[.$M$5]+[.B426]*[.$N$5]+[.C426]*[.$O$5]+[.D426]*[.$P$5]" office:value-type="float" office:value="106" calcext:value-type="float">
            <text:p>106</text:p>
          </table:table-cell>
          <table:table-cell table:formula="of:=[.E426]-[.F426]" office:value-type="float" office:value="5094" calcext:value-type="float">
            <text:p>5094</text:p>
          </table:table-cell>
          <table:table-cell table:formula="of:=[.G426]*[.G426]" office:value-type="float" office:value="25948836" calcext:value-type="float">
            <text:p>2594883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90" calcext:value-type="float">
            <text:p>5590</text:p>
          </table:table-cell>
          <table:table-cell table:formula="of:=[.$L$5]+[.A427]*[.$M$5]+[.B427]*[.$N$5]+[.C427]*[.$O$5]+[.D427]*[.$P$5]" office:value-type="float" office:value="101" calcext:value-type="float">
            <text:p>101</text:p>
          </table:table-cell>
          <table:table-cell table:formula="of:=[.E427]-[.F427]" office:value-type="float" office:value="5489" calcext:value-type="float">
            <text:p>5489</text:p>
          </table:table-cell>
          <table:table-cell table:formula="of:=[.G427]*[.G427]" office:value-type="float" office:value="30129121" calcext:value-type="float">
            <text:p>3012912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428]*[.$M$5]+[.B428]*[.$N$5]+[.C428]*[.$O$5]+[.D428]*[.$P$5]" office:value-type="float" office:value="105" calcext:value-type="float">
            <text:p>105</text:p>
          </table:table-cell>
          <table:table-cell table:formula="of:=[.E428]-[.F428]" office:value-type="float" office:value="5515" calcext:value-type="float">
            <text:p>5515</text:p>
          </table:table-cell>
          <table:table-cell table:formula="of:=[.G428]*[.G428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429]*[.$M$5]+[.B429]*[.$N$5]+[.C429]*[.$O$5]+[.D429]*[.$P$5]" office:value-type="float" office:value="100" calcext:value-type="float">
            <text:p>100</text:p>
          </table:table-cell>
          <table:table-cell table:formula="of:=[.E429]-[.F429]" office:value-type="float" office:value="5400" calcext:value-type="float">
            <text:p>5400</text:p>
          </table:table-cell>
          <table:table-cell table:formula="of:=[.G429]*[.G429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30" calcext:value-type="float">
            <text:p>5230</text:p>
          </table:table-cell>
          <table:table-cell table:formula="of:=[.$L$5]+[.A430]*[.$M$5]+[.B430]*[.$N$5]+[.C430]*[.$O$5]+[.D430]*[.$P$5]" office:value-type="float" office:value="106" calcext:value-type="float">
            <text:p>106</text:p>
          </table:table-cell>
          <table:table-cell table:formula="of:=[.E430]-[.F430]" office:value-type="float" office:value="5124" calcext:value-type="float">
            <text:p>5124</text:p>
          </table:table-cell>
          <table:table-cell table:formula="of:=[.G430]*[.G430]" office:value-type="float" office:value="26255376" calcext:value-type="float">
            <text:p>2625537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90" calcext:value-type="float">
            <text:p>5890</text:p>
          </table:table-cell>
          <table:table-cell table:formula="of:=[.$L$5]+[.A431]*[.$M$5]+[.B431]*[.$N$5]+[.C431]*[.$O$5]+[.D431]*[.$P$5]" office:value-type="float" office:value="107" calcext:value-type="float">
            <text:p>107</text:p>
          </table:table-cell>
          <table:table-cell table:formula="of:=[.E431]-[.F431]" office:value-type="float" office:value="5783" calcext:value-type="float">
            <text:p>5783</text:p>
          </table:table-cell>
          <table:table-cell table:formula="of:=[.G431]*[.G431]" office:value-type="float" office:value="33443089" calcext:value-type="float">
            <text:p>334430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table:formula="of:=[.$L$5]+[.A432]*[.$M$5]+[.B432]*[.$N$5]+[.C432]*[.$O$5]+[.D432]*[.$P$5]" office:value-type="float" office:value="109" calcext:value-type="float">
            <text:p>109</text:p>
          </table:table-cell>
          <table:table-cell table:formula="of:=[.E432]-[.F432]" office:value-type="float" office:value="5391" calcext:value-type="float">
            <text:p>5391</text:p>
          </table:table-cell>
          <table:table-cell table:formula="of:=[.G432]*[.G432]" office:value-type="float" office:value="29062881" calcext:value-type="float">
            <text:p>2906288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980" calcext:value-type="float">
            <text:p>5980</text:p>
          </table:table-cell>
          <table:table-cell table:formula="of:=[.$L$5]+[.A433]*[.$M$5]+[.B433]*[.$N$5]+[.C433]*[.$O$5]+[.D433]*[.$P$5]" office:value-type="float" office:value="104" calcext:value-type="float">
            <text:p>104</text:p>
          </table:table-cell>
          <table:table-cell table:formula="of:=[.E433]-[.F433]" office:value-type="float" office:value="5876" calcext:value-type="float">
            <text:p>5876</text:p>
          </table:table-cell>
          <table:table-cell table:formula="of:=[.G433]*[.G433]" office:value-type="float" office:value="34527376" calcext:value-type="float">
            <text:p>3452737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00" calcext:value-type="float">
            <text:p>6100</text:p>
          </table:table-cell>
          <table:table-cell table:formula="of:=[.$L$5]+[.A434]*[.$M$5]+[.B434]*[.$N$5]+[.C434]*[.$O$5]+[.D434]*[.$P$5]" office:value-type="float" office:value="107" calcext:value-type="float">
            <text:p>107</text:p>
          </table:table-cell>
          <table:table-cell table:formula="of:=[.E434]-[.F434]" office:value-type="float" office:value="5993" calcext:value-type="float">
            <text:p>5993</text:p>
          </table:table-cell>
          <table:table-cell table:formula="of:=[.G434]*[.G434]" office:value-type="float" office:value="35916049" calcext:value-type="float">
            <text:p>3591604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90" calcext:value-type="float">
            <text:p>5890</text:p>
          </table:table-cell>
          <table:table-cell table:formula="of:=[.$L$5]+[.A435]*[.$M$5]+[.B435]*[.$N$5]+[.C435]*[.$O$5]+[.D435]*[.$P$5]" office:value-type="float" office:value="103" calcext:value-type="float">
            <text:p>103</text:p>
          </table:table-cell>
          <table:table-cell table:formula="of:=[.E435]-[.F435]" office:value-type="float" office:value="5787" calcext:value-type="float">
            <text:p>5787</text:p>
          </table:table-cell>
          <table:table-cell table:formula="of:=[.G435]*[.G435]" office:value-type="float" office:value="33489369" calcext:value-type="float">
            <text:p>3348936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10" calcext:value-type="float">
            <text:p>5110</text:p>
          </table:table-cell>
          <table:table-cell table:formula="of:=[.$L$5]+[.A436]*[.$M$5]+[.B436]*[.$N$5]+[.C436]*[.$O$5]+[.D436]*[.$P$5]" office:value-type="float" office:value="108" calcext:value-type="float">
            <text:p>108</text:p>
          </table:table-cell>
          <table:table-cell table:formula="of:=[.E436]-[.F436]" office:value-type="float" office:value="5002" calcext:value-type="float">
            <text:p>5002</text:p>
          </table:table-cell>
          <table:table-cell table:formula="of:=[.G436]*[.G436]" office:value-type="float" office:value="25020004" calcext:value-type="float">
            <text:p>2502000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10" calcext:value-type="float">
            <text:p>5410</text:p>
          </table:table-cell>
          <table:table-cell table:formula="of:=[.$L$5]+[.A437]*[.$M$5]+[.B437]*[.$N$5]+[.C437]*[.$O$5]+[.D437]*[.$P$5]" office:value-type="float" office:value="105" calcext:value-type="float">
            <text:p>105</text:p>
          </table:table-cell>
          <table:table-cell table:formula="of:=[.E437]-[.F437]" office:value-type="float" office:value="5305" calcext:value-type="float">
            <text:p>5305</text:p>
          </table:table-cell>
          <table:table-cell table:formula="of:=[.G437]*[.G437]" office:value-type="float" office:value="28143025" calcext:value-type="float">
            <text:p>2814302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10" calcext:value-type="float">
            <text:p>4810</text:p>
          </table:table-cell>
          <table:table-cell table:formula="of:=[.$L$5]+[.A438]*[.$M$5]+[.B438]*[.$N$5]+[.C438]*[.$O$5]+[.D438]*[.$P$5]" office:value-type="float" office:value="103" calcext:value-type="float">
            <text:p>103</text:p>
          </table:table-cell>
          <table:table-cell table:formula="of:=[.E438]-[.F438]" office:value-type="float" office:value="4707" calcext:value-type="float">
            <text:p>4707</text:p>
          </table:table-cell>
          <table:table-cell table:formula="of:=[.G438]*[.G438]" office:value-type="float" office:value="22155849" calcext:value-type="float">
            <text:p>221558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0" calcext:value-type="float">
            <text:p>5290</text:p>
          </table:table-cell>
          <table:table-cell table:formula="of:=[.$L$5]+[.A439]*[.$M$5]+[.B439]*[.$N$5]+[.C439]*[.$O$5]+[.D439]*[.$P$5]" office:value-type="float" office:value="106" calcext:value-type="float">
            <text:p>106</text:p>
          </table:table-cell>
          <table:table-cell table:formula="of:=[.E439]-[.F439]" office:value-type="float" office:value="5184" calcext:value-type="float">
            <text:p>5184</text:p>
          </table:table-cell>
          <table:table-cell table:formula="of:=[.G439]*[.G439]" office:value-type="float" office:value="26873856" calcext:value-type="float">
            <text:p>2687385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70" calcext:value-type="float">
            <text:p>5470</text:p>
          </table:table-cell>
          <table:table-cell table:formula="of:=[.$L$5]+[.A440]*[.$M$5]+[.B440]*[.$N$5]+[.C440]*[.$O$5]+[.D440]*[.$P$5]" office:value-type="float" office:value="102" calcext:value-type="float">
            <text:p>102</text:p>
          </table:table-cell>
          <table:table-cell table:formula="of:=[.E440]-[.F440]" office:value-type="float" office:value="5368" calcext:value-type="float">
            <text:p>5368</text:p>
          </table:table-cell>
          <table:table-cell table:formula="of:=[.G440]*[.G440]" office:value-type="float" office:value="28815424" calcext:value-type="float">
            <text:p>2881542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60" calcext:value-type="float">
            <text:p>5260</text:p>
          </table:table-cell>
          <table:table-cell table:formula="of:=[.$L$5]+[.A441]*[.$M$5]+[.B441]*[.$N$5]+[.C441]*[.$O$5]+[.D441]*[.$P$5]" office:value-type="float" office:value="106" calcext:value-type="float">
            <text:p>106</text:p>
          </table:table-cell>
          <table:table-cell table:formula="of:=[.E441]-[.F441]" office:value-type="float" office:value="5154" calcext:value-type="float">
            <text:p>5154</text:p>
          </table:table-cell>
          <table:table-cell table:formula="of:=[.G441]*[.G441]" office:value-type="float" office:value="26563716" calcext:value-type="float">
            <text:p>2656371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50" calcext:value-type="float">
            <text:p>5650</text:p>
          </table:table-cell>
          <table:table-cell table:formula="of:=[.$L$5]+[.A442]*[.$M$5]+[.B442]*[.$N$5]+[.C442]*[.$O$5]+[.D442]*[.$P$5]" office:value-type="float" office:value="104" calcext:value-type="float">
            <text:p>104</text:p>
          </table:table-cell>
          <table:table-cell table:formula="of:=[.E442]-[.F442]" office:value-type="float" office:value="5546" calcext:value-type="float">
            <text:p>5546</text:p>
          </table:table-cell>
          <table:table-cell table:formula="of:=[.G442]*[.G442]" office:value-type="float" office:value="30758116" calcext:value-type="float">
            <text:p>307581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5]+[.A443]*[.$M$5]+[.B443]*[.$N$5]+[.C443]*[.$O$5]+[.D443]*[.$P$5]" office:value-type="float" office:value="104" calcext:value-type="float">
            <text:p>104</text:p>
          </table:table-cell>
          <table:table-cell table:formula="of:=[.E443]-[.F443]" office:value-type="float" office:value="5396" calcext:value-type="float">
            <text:p>5396</text:p>
          </table:table-cell>
          <table:table-cell table:formula="of:=[.G443]*[.G443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444]*[.$M$5]+[.B444]*[.$N$5]+[.C444]*[.$O$5]+[.D444]*[.$P$5]" office:value-type="float" office:value="105" calcext:value-type="float">
            <text:p>105</text:p>
          </table:table-cell>
          <table:table-cell table:formula="of:=[.E444]-[.F444]" office:value-type="float" office:value="5515" calcext:value-type="float">
            <text:p>5515</text:p>
          </table:table-cell>
          <table:table-cell table:formula="of:=[.G444]*[.G444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110" calcext:value-type="float">
            <text:p>5110</text:p>
          </table:table-cell>
          <table:table-cell table:formula="of:=[.$L$5]+[.A445]*[.$M$5]+[.B445]*[.$N$5]+[.C445]*[.$O$5]+[.D445]*[.$P$5]" office:value-type="float" office:value="102" calcext:value-type="float">
            <text:p>102</text:p>
          </table:table-cell>
          <table:table-cell table:formula="of:=[.E445]-[.F445]" office:value-type="float" office:value="5008" calcext:value-type="float">
            <text:p>5008</text:p>
          </table:table-cell>
          <table:table-cell table:formula="of:=[.G445]*[.G445]" office:value-type="float" office:value="25080064" calcext:value-type="float">
            <text:p>2508006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  <table:table-cell table:formula="of:=[.$L$5]+[.A446]*[.$M$5]+[.B446]*[.$N$5]+[.C446]*[.$O$5]+[.D446]*[.$P$5]" office:value-type="float" office:value="105" calcext:value-type="float">
            <text:p>105</text:p>
          </table:table-cell>
          <table:table-cell table:formula="of:=[.E446]-[.F446]" office:value-type="float" office:value="5365" calcext:value-type="float">
            <text:p>5365</text:p>
          </table:table-cell>
          <table:table-cell table:formula="of:=[.G446]*[.G446]" office:value-type="float" office:value="28783225" calcext:value-type="float">
            <text:p>2878322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  <table:table-cell table:formula="of:=[.$L$5]+[.A447]*[.$M$5]+[.B447]*[.$N$5]+[.C447]*[.$O$5]+[.D447]*[.$P$5]" office:value-type="float" office:value="101" calcext:value-type="float">
            <text:p>101</text:p>
          </table:table-cell>
          <table:table-cell table:formula="of:=[.E447]-[.F447]" office:value-type="float" office:value="5549" calcext:value-type="float">
            <text:p>5549</text:p>
          </table:table-cell>
          <table:table-cell table:formula="of:=[.G447]*[.G447]" office:value-type="float" office:value="30791401" calcext:value-type="float">
            <text:p>3079140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10" calcext:value-type="float">
            <text:p>5410</text:p>
          </table:table-cell>
          <table:table-cell table:formula="of:=[.$L$5]+[.A448]*[.$M$5]+[.B448]*[.$N$5]+[.C448]*[.$O$5]+[.D448]*[.$P$5]" office:value-type="float" office:value="106" calcext:value-type="float">
            <text:p>106</text:p>
          </table:table-cell>
          <table:table-cell table:formula="of:=[.E448]-[.F448]" office:value-type="float" office:value="5304" calcext:value-type="float">
            <text:p>5304</text:p>
          </table:table-cell>
          <table:table-cell table:formula="of:=[.G448]*[.G448]" office:value-type="float" office:value="28132416" calcext:value-type="float">
            <text:p>28132416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930" calcext:value-type="float">
            <text:p>4930</text:p>
          </table:table-cell>
          <table:table-cell table:formula="of:=[.$L$5]+[.A449]*[.$M$5]+[.B449]*[.$N$5]+[.C449]*[.$O$5]+[.D449]*[.$P$5]" office:value-type="float" office:value="104" calcext:value-type="float">
            <text:p>104</text:p>
          </table:table-cell>
          <table:table-cell table:formula="of:=[.E449]-[.F449]" office:value-type="float" office:value="4826" calcext:value-type="float">
            <text:p>4826</text:p>
          </table:table-cell>
          <table:table-cell table:formula="of:=[.G449]*[.G449]" office:value-type="float" office:value="23290276" calcext:value-type="float">
            <text:p>2329027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formula="of:=[.$L$5]+[.A450]*[.$M$5]+[.B450]*[.$N$5]+[.C450]*[.$O$5]+[.D450]*[.$P$5]" office:value-type="float" office:value="107" calcext:value-type="float">
            <text:p>107</text:p>
          </table:table-cell>
          <table:table-cell table:formula="of:=[.E450]-[.F450]" office:value-type="float" office:value="5753" calcext:value-type="float">
            <text:p>5753</text:p>
          </table:table-cell>
          <table:table-cell table:formula="of:=[.G450]*[.G450]" office:value-type="float" office:value="33097009" calcext:value-type="float">
            <text:p>3309700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451]*[.$M$5]+[.B451]*[.$N$5]+[.C451]*[.$O$5]+[.D451]*[.$P$5]" office:value-type="float" office:value="100" calcext:value-type="float">
            <text:p>100</text:p>
          </table:table-cell>
          <table:table-cell table:formula="of:=[.E451]-[.F451]" office:value-type="float" office:value="5400" calcext:value-type="float">
            <text:p>5400</text:p>
          </table:table-cell>
          <table:table-cell table:formula="of:=[.G451]*[.G451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90" calcext:value-type="float">
            <text:p>4990</text:p>
          </table:table-cell>
          <table:table-cell table:formula="of:=[.$L$5]+[.A452]*[.$M$5]+[.B452]*[.$N$5]+[.C452]*[.$O$5]+[.D452]*[.$P$5]" office:value-type="float" office:value="109" calcext:value-type="float">
            <text:p>109</text:p>
          </table:table-cell>
          <table:table-cell table:formula="of:=[.E452]-[.F452]" office:value-type="float" office:value="4881" calcext:value-type="float">
            <text:p>4881</text:p>
          </table:table-cell>
          <table:table-cell table:formula="of:=[.G452]*[.G452]" office:value-type="float" office:value="23824161" calcext:value-type="float">
            <text:p>238241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5]+[.A453]*[.$M$5]+[.B453]*[.$N$5]+[.C453]*[.$O$5]+[.D453]*[.$P$5]" office:value-type="float" office:value="100" calcext:value-type="float">
            <text:p>100</text:p>
          </table:table-cell>
          <table:table-cell table:formula="of:=[.E453]-[.F453]" office:value-type="float" office:value="5460" calcext:value-type="float">
            <text:p>5460</text:p>
          </table:table-cell>
          <table:table-cell table:formula="of:=[.G453]*[.G453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40" calcext:value-type="float">
            <text:p>5740</text:p>
          </table:table-cell>
          <table:table-cell table:formula="of:=[.$L$5]+[.A454]*[.$M$5]+[.B454]*[.$N$5]+[.C454]*[.$O$5]+[.D454]*[.$P$5]" office:value-type="float" office:value="108" calcext:value-type="float">
            <text:p>108</text:p>
          </table:table-cell>
          <table:table-cell table:formula="of:=[.E454]-[.F454]" office:value-type="float" office:value="5632" calcext:value-type="float">
            <text:p>5632</text:p>
          </table:table-cell>
          <table:table-cell table:formula="of:=[.G454]*[.G454]" office:value-type="float" office:value="31719424" calcext:value-type="float">
            <text:p>317194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table:formula="of:=[.$L$5]+[.A455]*[.$M$5]+[.B455]*[.$N$5]+[.C455]*[.$O$5]+[.D455]*[.$P$5]" office:value-type="float" office:value="106" calcext:value-type="float">
            <text:p>106</text:p>
          </table:table-cell>
          <table:table-cell table:formula="of:=[.E455]-[.F455]" office:value-type="float" office:value="5454" calcext:value-type="float">
            <text:p>5454</text:p>
          </table:table-cell>
          <table:table-cell table:formula="of:=[.G455]*[.G455]" office:value-type="float" office:value="29746116" calcext:value-type="float">
            <text:p>2974611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456]*[.$M$5]+[.B456]*[.$N$5]+[.C456]*[.$O$5]+[.D456]*[.$P$5]" office:value-type="float" office:value="110" calcext:value-type="float">
            <text:p>110</text:p>
          </table:table-cell>
          <table:table-cell table:formula="of:=[.E456]-[.F456]" office:value-type="float" office:value="5300" calcext:value-type="float">
            <text:p>5300</text:p>
          </table:table-cell>
          <table:table-cell table:formula="of:=[.G456]*[.G456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formula="of:=[.$L$5]+[.A457]*[.$M$5]+[.B457]*[.$N$5]+[.C457]*[.$O$5]+[.D457]*[.$P$5]" office:value-type="float" office:value="105" calcext:value-type="float">
            <text:p>105</text:p>
          </table:table-cell>
          <table:table-cell table:formula="of:=[.E457]-[.F457]" office:value-type="float" office:value="5215" calcext:value-type="float">
            <text:p>5215</text:p>
          </table:table-cell>
          <table:table-cell table:formula="of:=[.G457]*[.G457]" office:value-type="float" office:value="27196225" calcext:value-type="float">
            <text:p>271962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  <table:table-cell table:formula="of:=[.$L$5]+[.A458]*[.$M$5]+[.B458]*[.$N$5]+[.C458]*[.$O$5]+[.D458]*[.$P$5]" office:value-type="float" office:value="104" calcext:value-type="float">
            <text:p>104</text:p>
          </table:table-cell>
          <table:table-cell table:formula="of:=[.E458]-[.F458]" office:value-type="float" office:value="5156" calcext:value-type="float">
            <text:p>5156</text:p>
          </table:table-cell>
          <table:table-cell table:formula="of:=[.G458]*[.G458]" office:value-type="float" office:value="26584336" calcext:value-type="float">
            <text:p>2658433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10" calcext:value-type="float">
            <text:p>5710</text:p>
          </table:table-cell>
          <table:table-cell table:formula="of:=[.$L$5]+[.A459]*[.$M$5]+[.B459]*[.$N$5]+[.C459]*[.$O$5]+[.D459]*[.$P$5]" office:value-type="float" office:value="104" calcext:value-type="float">
            <text:p>104</text:p>
          </table:table-cell>
          <table:table-cell table:formula="of:=[.E459]-[.F459]" office:value-type="float" office:value="5606" calcext:value-type="float">
            <text:p>5606</text:p>
          </table:table-cell>
          <table:table-cell table:formula="of:=[.G459]*[.G459]" office:value-type="float" office:value="31427236" calcext:value-type="float">
            <text:p>3142723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350" calcext:value-type="float">
            <text:p>5350</text:p>
          </table:table-cell>
          <table:table-cell table:formula="of:=[.$L$5]+[.A460]*[.$M$5]+[.B460]*[.$N$5]+[.C460]*[.$O$5]+[.D460]*[.$P$5]" office:value-type="float" office:value="110" calcext:value-type="float">
            <text:p>110</text:p>
          </table:table-cell>
          <table:table-cell table:formula="of:=[.E460]-[.F460]" office:value-type="float" office:value="5240" calcext:value-type="float">
            <text:p>5240</text:p>
          </table:table-cell>
          <table:table-cell table:formula="of:=[.G460]*[.G460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50" calcext:value-type="float">
            <text:p>5350</text:p>
          </table:table-cell>
          <table:table-cell table:formula="of:=[.$L$5]+[.A461]*[.$M$5]+[.B461]*[.$N$5]+[.C461]*[.$O$5]+[.D461]*[.$P$5]" office:value-type="float" office:value="110" calcext:value-type="float">
            <text:p>110</text:p>
          </table:table-cell>
          <table:table-cell table:formula="of:=[.E461]-[.F461]" office:value-type="float" office:value="5240" calcext:value-type="float">
            <text:p>5240</text:p>
          </table:table-cell>
          <table:table-cell table:formula="of:=[.G461]*[.G461]" office:value-type="float" office:value="27457600" calcext:value-type="float">
            <text:p>274576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462]*[.$M$5]+[.B462]*[.$N$5]+[.C462]*[.$O$5]+[.D462]*[.$P$5]" office:value-type="float" office:value="100" calcext:value-type="float">
            <text:p>100</text:p>
          </table:table-cell>
          <table:table-cell table:formula="of:=[.E462]-[.F462]" office:value-type="float" office:value="5670" calcext:value-type="float">
            <text:p>5670</text:p>
          </table:table-cell>
          <table:table-cell table:formula="of:=[.G462]*[.G462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20" calcext:value-type="float">
            <text:p>5320</text:p>
          </table:table-cell>
          <table:table-cell table:formula="of:=[.$L$5]+[.A463]*[.$M$5]+[.B463]*[.$N$5]+[.C463]*[.$O$5]+[.D463]*[.$P$5]" office:value-type="float" office:value="108" calcext:value-type="float">
            <text:p>108</text:p>
          </table:table-cell>
          <table:table-cell table:formula="of:=[.E463]-[.F463]" office:value-type="float" office:value="5212" calcext:value-type="float">
            <text:p>5212</text:p>
          </table:table-cell>
          <table:table-cell table:formula="of:=[.G463]*[.G463]" office:value-type="float" office:value="27164944" calcext:value-type="float">
            <text:p>2716494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464]*[.$M$5]+[.B464]*[.$N$5]+[.C464]*[.$O$5]+[.D464]*[.$P$5]" office:value-type="float" office:value="105" calcext:value-type="float">
            <text:p>105</text:p>
          </table:table-cell>
          <table:table-cell table:formula="of:=[.E464]-[.F464]" office:value-type="float" office:value="5275" calcext:value-type="float">
            <text:p>5275</text:p>
          </table:table-cell>
          <table:table-cell table:formula="of:=[.G464]*[.G464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10" calcext:value-type="float">
            <text:p>6010</text:p>
          </table:table-cell>
          <table:table-cell table:formula="of:=[.$L$5]+[.A465]*[.$M$5]+[.B465]*[.$N$5]+[.C465]*[.$O$5]+[.D465]*[.$P$5]" office:value-type="float" office:value="110" calcext:value-type="float">
            <text:p>110</text:p>
          </table:table-cell>
          <table:table-cell table:formula="of:=[.E465]-[.F465]" office:value-type="float" office:value="5900" calcext:value-type="float">
            <text:p>5900</text:p>
          </table:table-cell>
          <table:table-cell table:formula="of:=[.G465]*[.G465]" office:value-type="float" office:value="34810000" calcext:value-type="float">
            <text:p>34810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30" calcext:value-type="float">
            <text:p>5230</text:p>
          </table:table-cell>
          <table:table-cell table:formula="of:=[.$L$5]+[.A466]*[.$M$5]+[.B466]*[.$N$5]+[.C466]*[.$O$5]+[.D466]*[.$P$5]" office:value-type="float" office:value="110" calcext:value-type="float">
            <text:p>110</text:p>
          </table:table-cell>
          <table:table-cell table:formula="of:=[.E466]-[.F466]" office:value-type="float" office:value="5120" calcext:value-type="float">
            <text:p>5120</text:p>
          </table:table-cell>
          <table:table-cell table:formula="of:=[.G466]*[.G466]" office:value-type="float" office:value="26214400" calcext:value-type="float">
            <text:p>262144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table:formula="of:=[.$L$5]+[.A467]*[.$M$5]+[.B467]*[.$N$5]+[.C467]*[.$O$5]+[.D467]*[.$P$5]" office:value-type="float" office:value="100" calcext:value-type="float">
            <text:p>100</text:p>
          </table:table-cell>
          <table:table-cell table:formula="of:=[.E467]-[.F467]" office:value-type="float" office:value="5100" calcext:value-type="float">
            <text:p>5100</text:p>
          </table:table-cell>
          <table:table-cell table:formula="of:=[.G467]*[.G467]" office:value-type="float" office:value="26010000" calcext:value-type="float">
            <text:p>26010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table:formula="of:=[.$L$5]+[.A468]*[.$M$5]+[.B468]*[.$N$5]+[.C468]*[.$O$5]+[.D468]*[.$P$5]" office:value-type="float" office:value="106" calcext:value-type="float">
            <text:p>106</text:p>
          </table:table-cell>
          <table:table-cell table:formula="of:=[.E468]-[.F468]" office:value-type="float" office:value="5814" calcext:value-type="float">
            <text:p>5814</text:p>
          </table:table-cell>
          <table:table-cell table:formula="of:=[.G468]*[.G468]" office:value-type="float" office:value="33802596" calcext:value-type="float">
            <text:p>338025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50" calcext:value-type="float">
            <text:p>5050</text:p>
          </table:table-cell>
          <table:table-cell table:formula="of:=[.$L$5]+[.A469]*[.$M$5]+[.B469]*[.$N$5]+[.C469]*[.$O$5]+[.D469]*[.$P$5]" office:value-type="float" office:value="101" calcext:value-type="float">
            <text:p>101</text:p>
          </table:table-cell>
          <table:table-cell table:formula="of:=[.E469]-[.F469]" office:value-type="float" office:value="4949" calcext:value-type="float">
            <text:p>4949</text:p>
          </table:table-cell>
          <table:table-cell table:formula="of:=[.G469]*[.G469]" office:value-type="float" office:value="24492601" calcext:value-type="float">
            <text:p>2449260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  <table:table-cell table:formula="of:=[.$L$5]+[.A470]*[.$M$5]+[.B470]*[.$N$5]+[.C470]*[.$O$5]+[.D470]*[.$P$5]" office:value-type="float" office:value="105" calcext:value-type="float">
            <text:p>105</text:p>
          </table:table-cell>
          <table:table-cell table:formula="of:=[.E470]-[.F470]" office:value-type="float" office:value="5695" calcext:value-type="float">
            <text:p>5695</text:p>
          </table:table-cell>
          <table:table-cell table:formula="of:=[.G470]*[.G470]" office:value-type="float" office:value="32433025" calcext:value-type="float">
            <text:p>324330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40" calcext:value-type="float">
            <text:p>4840</text:p>
          </table:table-cell>
          <table:table-cell table:formula="of:=[.$L$5]+[.A471]*[.$M$5]+[.B471]*[.$N$5]+[.C471]*[.$O$5]+[.D471]*[.$P$5]" office:value-type="float" office:value="109" calcext:value-type="float">
            <text:p>109</text:p>
          </table:table-cell>
          <table:table-cell table:formula="of:=[.E471]-[.F471]" office:value-type="float" office:value="4731" calcext:value-type="float">
            <text:p>4731</text:p>
          </table:table-cell>
          <table:table-cell table:formula="of:=[.G471]*[.G471]" office:value-type="float" office:value="22382361" calcext:value-type="float">
            <text:p>2238236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472]*[.$M$5]+[.B472]*[.$N$5]+[.C472]*[.$O$5]+[.D472]*[.$P$5]" office:value-type="float" office:value="108" calcext:value-type="float">
            <text:p>108</text:p>
          </table:table-cell>
          <table:table-cell table:formula="of:=[.E472]-[.F472]" office:value-type="float" office:value="5242" calcext:value-type="float">
            <text:p>5242</text:p>
          </table:table-cell>
          <table:table-cell table:formula="of:=[.G472]*[.G472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70" calcext:value-type="float">
            <text:p>5470</text:p>
          </table:table-cell>
          <table:table-cell table:formula="of:=[.$L$5]+[.A473]*[.$M$5]+[.B473]*[.$N$5]+[.C473]*[.$O$5]+[.D473]*[.$P$5]" office:value-type="float" office:value="107" calcext:value-type="float">
            <text:p>107</text:p>
          </table:table-cell>
          <table:table-cell table:formula="of:=[.E473]-[.F473]" office:value-type="float" office:value="5363" calcext:value-type="float">
            <text:p>5363</text:p>
          </table:table-cell>
          <table:table-cell table:formula="of:=[.G473]*[.G473]" office:value-type="float" office:value="28761769" calcext:value-type="float">
            <text:p>2876176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870" calcext:value-type="float">
            <text:p>4870</text:p>
          </table:table-cell>
          <table:table-cell table:formula="of:=[.$L$5]+[.A474]*[.$M$5]+[.B474]*[.$N$5]+[.C474]*[.$O$5]+[.D474]*[.$P$5]" office:value-type="float" office:value="108" calcext:value-type="float">
            <text:p>108</text:p>
          </table:table-cell>
          <table:table-cell table:formula="of:=[.E474]-[.F474]" office:value-type="float" office:value="4762" calcext:value-type="float">
            <text:p>4762</text:p>
          </table:table-cell>
          <table:table-cell table:formula="of:=[.G474]*[.G474]" office:value-type="float" office:value="22676644" calcext:value-type="float">
            <text:p>2267664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table:formula="of:=[.$L$5]+[.A475]*[.$M$5]+[.B475]*[.$N$5]+[.C475]*[.$O$5]+[.D475]*[.$P$5]" office:value-type="float" office:value="100" calcext:value-type="float">
            <text:p>100</text:p>
          </table:table-cell>
          <table:table-cell table:formula="of:=[.E475]-[.F475]" office:value-type="float" office:value="5190" calcext:value-type="float">
            <text:p>5190</text:p>
          </table:table-cell>
          <table:table-cell table:formula="of:=[.G475]*[.G475]" office:value-type="float" office:value="26936100" calcext:value-type="float">
            <text:p>269361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  <table:table-cell table:formula="of:=[.$L$5]+[.A476]*[.$M$5]+[.B476]*[.$N$5]+[.C476]*[.$O$5]+[.D476]*[.$P$5]" office:value-type="float" office:value="105" calcext:value-type="float">
            <text:p>105</text:p>
          </table:table-cell>
          <table:table-cell table:formula="of:=[.E476]-[.F476]" office:value-type="float" office:value="5695" calcext:value-type="float">
            <text:p>5695</text:p>
          </table:table-cell>
          <table:table-cell table:formula="of:=[.G476]*[.G476]" office:value-type="float" office:value="32433025" calcext:value-type="float">
            <text:p>3243302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860" calcext:value-type="float">
            <text:p>5860</text:p>
          </table:table-cell>
          <table:table-cell table:formula="of:=[.$L$5]+[.A477]*[.$M$5]+[.B477]*[.$N$5]+[.C477]*[.$O$5]+[.D477]*[.$P$5]" office:value-type="float" office:value="109" calcext:value-type="float">
            <text:p>109</text:p>
          </table:table-cell>
          <table:table-cell table:formula="of:=[.E477]-[.F477]" office:value-type="float" office:value="5751" calcext:value-type="float">
            <text:p>5751</text:p>
          </table:table-cell>
          <table:table-cell table:formula="of:=[.G477]*[.G477]" office:value-type="float" office:value="33074001" calcext:value-type="float">
            <text:p>3307400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80" calcext:value-type="float">
            <text:p>5680</text:p>
          </table:table-cell>
          <table:table-cell table:formula="of:=[.$L$5]+[.A478]*[.$M$5]+[.B478]*[.$N$5]+[.C478]*[.$O$5]+[.D478]*[.$P$5]" office:value-type="float" office:value="108" calcext:value-type="float">
            <text:p>108</text:p>
          </table:table-cell>
          <table:table-cell table:formula="of:=[.E478]-[.F478]" office:value-type="float" office:value="5572" calcext:value-type="float">
            <text:p>5572</text:p>
          </table:table-cell>
          <table:table-cell table:formula="of:=[.G478]*[.G478]" office:value-type="float" office:value="31047184" calcext:value-type="float">
            <text:p>3104718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formula="of:=[.$L$5]+[.A479]*[.$M$5]+[.B479]*[.$N$5]+[.C479]*[.$O$5]+[.D479]*[.$P$5]" office:value-type="float" office:value="107" calcext:value-type="float">
            <text:p>107</text:p>
          </table:table-cell>
          <table:table-cell table:formula="of:=[.E479]-[.F479]" office:value-type="float" office:value="5753" calcext:value-type="float">
            <text:p>5753</text:p>
          </table:table-cell>
          <table:table-cell table:formula="of:=[.G479]*[.G479]" office:value-type="float" office:value="33097009" calcext:value-type="float">
            <text:p>3309700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480]*[.$M$5]+[.B480]*[.$N$5]+[.C480]*[.$O$5]+[.D480]*[.$P$5]" office:value-type="float" office:value="106" calcext:value-type="float">
            <text:p>106</text:p>
          </table:table-cell>
          <table:table-cell table:formula="of:=[.E480]-[.F480]" office:value-type="float" office:value="5394" calcext:value-type="float">
            <text:p>5394</text:p>
          </table:table-cell>
          <table:table-cell table:formula="of:=[.G480]*[.G480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10" calcext:value-type="float">
            <text:p>6010</text:p>
          </table:table-cell>
          <table:table-cell table:formula="of:=[.$L$5]+[.A481]*[.$M$5]+[.B481]*[.$N$5]+[.C481]*[.$O$5]+[.D481]*[.$P$5]" office:value-type="float" office:value="104" calcext:value-type="float">
            <text:p>104</text:p>
          </table:table-cell>
          <table:table-cell table:formula="of:=[.E481]-[.F481]" office:value-type="float" office:value="5906" calcext:value-type="float">
            <text:p>5906</text:p>
          </table:table-cell>
          <table:table-cell table:formula="of:=[.G481]*[.G481]" office:value-type="float" office:value="34880836" calcext:value-type="float">
            <text:p>3488083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482]*[.$M$5]+[.B482]*[.$N$5]+[.C482]*[.$O$5]+[.D482]*[.$P$5]" office:value-type="float" office:value="110" calcext:value-type="float">
            <text:p>110</text:p>
          </table:table-cell>
          <table:table-cell table:formula="of:=[.E482]-[.F482]" office:value-type="float" office:value="5300" calcext:value-type="float">
            <text:p>5300</text:p>
          </table:table-cell>
          <table:table-cell table:formula="of:=[.G482]*[.G482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10" calcext:value-type="float">
            <text:p>6010</text:p>
          </table:table-cell>
          <table:table-cell table:formula="of:=[.$L$5]+[.A483]*[.$M$5]+[.B483]*[.$N$5]+[.C483]*[.$O$5]+[.D483]*[.$P$5]" office:value-type="float" office:value="110" calcext:value-type="float">
            <text:p>110</text:p>
          </table:table-cell>
          <table:table-cell table:formula="of:=[.E483]-[.F483]" office:value-type="float" office:value="5900" calcext:value-type="float">
            <text:p>5900</text:p>
          </table:table-cell>
          <table:table-cell table:formula="of:=[.G483]*[.G483]" office:value-type="float" office:value="34810000" calcext:value-type="float">
            <text:p>34810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40" calcext:value-type="float">
            <text:p>6040</text:p>
          </table:table-cell>
          <table:table-cell table:formula="of:=[.$L$5]+[.A484]*[.$M$5]+[.B484]*[.$N$5]+[.C484]*[.$O$5]+[.D484]*[.$P$5]" office:value-type="float" office:value="106" calcext:value-type="float">
            <text:p>106</text:p>
          </table:table-cell>
          <table:table-cell table:formula="of:=[.E484]-[.F484]" office:value-type="float" office:value="5934" calcext:value-type="float">
            <text:p>5934</text:p>
          </table:table-cell>
          <table:table-cell table:formula="of:=[.G484]*[.G484]" office:value-type="float" office:value="35212356" calcext:value-type="float">
            <text:p>3521235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0" calcext:value-type="float">
            <text:p>5230</text:p>
          </table:table-cell>
          <table:table-cell table:formula="of:=[.$L$5]+[.A485]*[.$M$5]+[.B485]*[.$N$5]+[.C485]*[.$O$5]+[.D485]*[.$P$5]" office:value-type="float" office:value="104" calcext:value-type="float">
            <text:p>104</text:p>
          </table:table-cell>
          <table:table-cell table:formula="of:=[.E485]-[.F485]" office:value-type="float" office:value="5126" calcext:value-type="float">
            <text:p>5126</text:p>
          </table:table-cell>
          <table:table-cell table:formula="of:=[.G485]*[.G485]" office:value-type="float" office:value="26275876" calcext:value-type="float">
            <text:p>2627587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50" calcext:value-type="float">
            <text:p>5650</text:p>
          </table:table-cell>
          <table:table-cell table:formula="of:=[.$L$5]+[.A486]*[.$M$5]+[.B486]*[.$N$5]+[.C486]*[.$O$5]+[.D486]*[.$P$5]" office:value-type="float" office:value="109" calcext:value-type="float">
            <text:p>109</text:p>
          </table:table-cell>
          <table:table-cell table:formula="of:=[.E486]-[.F486]" office:value-type="float" office:value="5541" calcext:value-type="float">
            <text:p>5541</text:p>
          </table:table-cell>
          <table:table-cell table:formula="of:=[.G486]*[.G486]" office:value-type="float" office:value="30702681" calcext:value-type="float">
            <text:p>3070268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80" calcext:value-type="float">
            <text:p>5080</text:p>
          </table:table-cell>
          <table:table-cell table:formula="of:=[.$L$5]+[.A487]*[.$M$5]+[.B487]*[.$N$5]+[.C487]*[.$O$5]+[.D487]*[.$P$5]" office:value-type="float" office:value="107" calcext:value-type="float">
            <text:p>107</text:p>
          </table:table-cell>
          <table:table-cell table:formula="of:=[.E487]-[.F487]" office:value-type="float" office:value="4973" calcext:value-type="float">
            <text:p>4973</text:p>
          </table:table-cell>
          <table:table-cell table:formula="of:=[.G487]*[.G487]" office:value-type="float" office:value="24730729" calcext:value-type="float">
            <text:p>2473072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table:formula="of:=[.$L$5]+[.A488]*[.$M$5]+[.B488]*[.$N$5]+[.C488]*[.$O$5]+[.D488]*[.$P$5]" office:value-type="float" office:value="103" calcext:value-type="float">
            <text:p>103</text:p>
          </table:table-cell>
          <table:table-cell table:formula="of:=[.E488]-[.F488]" office:value-type="float" office:value="5397" calcext:value-type="float">
            <text:p>5397</text:p>
          </table:table-cell>
          <table:table-cell table:formula="of:=[.G488]*[.G488]" office:value-type="float" office:value="29127609" calcext:value-type="float">
            <text:p>29127609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table:formula="of:=[.$L$5]+[.A489]*[.$M$5]+[.B489]*[.$N$5]+[.C489]*[.$O$5]+[.D489]*[.$P$5]" office:value-type="float" office:value="104" calcext:value-type="float">
            <text:p>104</text:p>
          </table:table-cell>
          <table:table-cell table:formula="of:=[.E489]-[.F489]" office:value-type="float" office:value="4736" calcext:value-type="float">
            <text:p>4736</text:p>
          </table:table-cell>
          <table:table-cell table:formula="of:=[.G489]*[.G489]" office:value-type="float" office:value="22429696" calcext:value-type="float">
            <text:p>2242969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40" calcext:value-type="float">
            <text:p>4840</text:p>
          </table:table-cell>
          <table:table-cell table:formula="of:=[.$L$5]+[.A490]*[.$M$5]+[.B490]*[.$N$5]+[.C490]*[.$O$5]+[.D490]*[.$P$5]" office:value-type="float" office:value="107" calcext:value-type="float">
            <text:p>107</text:p>
          </table:table-cell>
          <table:table-cell table:formula="of:=[.E490]-[.F490]" office:value-type="float" office:value="4733" calcext:value-type="float">
            <text:p>4733</text:p>
          </table:table-cell>
          <table:table-cell table:formula="of:=[.G490]*[.G490]" office:value-type="float" office:value="22401289" calcext:value-type="float">
            <text:p>2240128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60" calcext:value-type="float">
            <text:p>5560</text:p>
          </table:table-cell>
          <table:table-cell table:formula="of:=[.$L$5]+[.A491]*[.$M$5]+[.B491]*[.$N$5]+[.C491]*[.$O$5]+[.D491]*[.$P$5]" office:value-type="float" office:value="109" calcext:value-type="float">
            <text:p>109</text:p>
          </table:table-cell>
          <table:table-cell table:formula="of:=[.E491]-[.F491]" office:value-type="float" office:value="5451" calcext:value-type="float">
            <text:p>5451</text:p>
          </table:table-cell>
          <table:table-cell table:formula="of:=[.G491]*[.G491]" office:value-type="float" office:value="29713401" calcext:value-type="float">
            <text:p>2971340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80" calcext:value-type="float">
            <text:p>5680</text:p>
          </table:table-cell>
          <table:table-cell table:formula="of:=[.$L$5]+[.A492]*[.$M$5]+[.B492]*[.$N$5]+[.C492]*[.$O$5]+[.D492]*[.$P$5]" office:value-type="float" office:value="110" calcext:value-type="float">
            <text:p>110</text:p>
          </table:table-cell>
          <table:table-cell table:formula="of:=[.E492]-[.F492]" office:value-type="float" office:value="5570" calcext:value-type="float">
            <text:p>5570</text:p>
          </table:table-cell>
          <table:table-cell table:formula="of:=[.G492]*[.G492]" office:value-type="float" office:value="31024900" calcext:value-type="float">
            <text:p>310249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table:formula="of:=[.$L$5]+[.A493]*[.$M$5]+[.B493]*[.$N$5]+[.C493]*[.$O$5]+[.D493]*[.$P$5]" office:value-type="float" office:value="100" calcext:value-type="float">
            <text:p>100</text:p>
          </table:table-cell>
          <table:table-cell table:formula="of:=[.E493]-[.F493]" office:value-type="float" office:value="5850" calcext:value-type="float">
            <text:p>5850</text:p>
          </table:table-cell>
          <table:table-cell table:formula="of:=[.G493]*[.G493]" office:value-type="float" office:value="34222500" calcext:value-type="float">
            <text:p>342225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70" calcext:value-type="float">
            <text:p>6070</text:p>
          </table:table-cell>
          <table:table-cell table:formula="of:=[.$L$5]+[.A494]*[.$M$5]+[.B494]*[.$N$5]+[.C494]*[.$O$5]+[.D494]*[.$P$5]" office:value-type="float" office:value="101" calcext:value-type="float">
            <text:p>101</text:p>
          </table:table-cell>
          <table:table-cell table:formula="of:=[.E494]-[.F494]" office:value-type="float" office:value="5969" calcext:value-type="float">
            <text:p>5969</text:p>
          </table:table-cell>
          <table:table-cell table:formula="of:=[.G494]*[.G494]" office:value-type="float" office:value="35628961" calcext:value-type="float">
            <text:p>3562896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30" calcext:value-type="float">
            <text:p>5230</text:p>
          </table:table-cell>
          <table:table-cell table:formula="of:=[.$L$5]+[.A495]*[.$M$5]+[.B495]*[.$N$5]+[.C495]*[.$O$5]+[.D495]*[.$P$5]" office:value-type="float" office:value="105" calcext:value-type="float">
            <text:p>105</text:p>
          </table:table-cell>
          <table:table-cell table:formula="of:=[.E495]-[.F495]" office:value-type="float" office:value="5125" calcext:value-type="float">
            <text:p>5125</text:p>
          </table:table-cell>
          <table:table-cell table:formula="of:=[.G495]*[.G495]" office:value-type="float" office:value="26265625" calcext:value-type="float">
            <text:p>262656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table:formula="of:=[.$L$5]+[.A496]*[.$M$5]+[.B496]*[.$N$5]+[.C496]*[.$O$5]+[.D496]*[.$P$5]" office:value-type="float" office:value="106" calcext:value-type="float">
            <text:p>106</text:p>
          </table:table-cell>
          <table:table-cell table:formula="of:=[.E496]-[.F496]" office:value-type="float" office:value="5094" calcext:value-type="float">
            <text:p>5094</text:p>
          </table:table-cell>
          <table:table-cell table:formula="of:=[.G496]*[.G496]" office:value-type="float" office:value="25948836" calcext:value-type="float">
            <text:p>25948836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50" calcext:value-type="float">
            <text:p>5650</text:p>
          </table:table-cell>
          <table:table-cell table:formula="of:=[.$L$5]+[.A497]*[.$M$5]+[.B497]*[.$N$5]+[.C497]*[.$O$5]+[.D497]*[.$P$5]" office:value-type="float" office:value="104" calcext:value-type="float">
            <text:p>104</text:p>
          </table:table-cell>
          <table:table-cell table:formula="of:=[.E497]-[.F497]" office:value-type="float" office:value="5546" calcext:value-type="float">
            <text:p>5546</text:p>
          </table:table-cell>
          <table:table-cell table:formula="of:=[.G497]*[.G497]" office:value-type="float" office:value="30758116" calcext:value-type="float">
            <text:p>3075811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10" calcext:value-type="float">
            <text:p>5410</text:p>
          </table:table-cell>
          <table:table-cell table:formula="of:=[.$L$5]+[.A498]*[.$M$5]+[.B498]*[.$N$5]+[.C498]*[.$O$5]+[.D498]*[.$P$5]" office:value-type="float" office:value="108" calcext:value-type="float">
            <text:p>108</text:p>
          </table:table-cell>
          <table:table-cell table:formula="of:=[.E498]-[.F498]" office:value-type="float" office:value="5302" calcext:value-type="float">
            <text:p>5302</text:p>
          </table:table-cell>
          <table:table-cell table:formula="of:=[.G498]*[.G498]" office:value-type="float" office:value="28111204" calcext:value-type="float">
            <text:p>2811120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990" calcext:value-type="float">
            <text:p>4990</text:p>
          </table:table-cell>
          <table:table-cell table:formula="of:=[.$L$5]+[.A499]*[.$M$5]+[.B499]*[.$N$5]+[.C499]*[.$O$5]+[.D499]*[.$P$5]" office:value-type="float" office:value="110" calcext:value-type="float">
            <text:p>110</text:p>
          </table:table-cell>
          <table:table-cell table:formula="of:=[.E499]-[.F499]" office:value-type="float" office:value="4880" calcext:value-type="float">
            <text:p>4880</text:p>
          </table:table-cell>
          <table:table-cell table:formula="of:=[.G499]*[.G499]" office:value-type="float" office:value="23814400" calcext:value-type="float">
            <text:p>238144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5]+[.A500]*[.$M$5]+[.B500]*[.$N$5]+[.C500]*[.$O$5]+[.D500]*[.$P$5]" office:value-type="float" office:value="102" calcext:value-type="float">
            <text:p>102</text:p>
          </table:table-cell>
          <table:table-cell table:formula="of:=[.E500]-[.F500]" office:value-type="float" office:value="5188" calcext:value-type="float">
            <text:p>5188</text:p>
          </table:table-cell>
          <table:table-cell table:formula="of:=[.G500]*[.G500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501]*[.$M$5]+[.B501]*[.$N$5]+[.C501]*[.$O$5]+[.D501]*[.$P$5]" office:value-type="float" office:value="100" calcext:value-type="float">
            <text:p>100</text:p>
          </table:table-cell>
          <table:table-cell table:formula="of:=[.E501]-[.F501]" office:value-type="float" office:value="5670" calcext:value-type="float">
            <text:p>5670</text:p>
          </table:table-cell>
          <table:table-cell table:formula="of:=[.G501]*[.G501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20" calcext:value-type="float">
            <text:p>5920</text:p>
          </table:table-cell>
          <table:table-cell table:formula="of:=[.$L$5]+[.A502]*[.$M$5]+[.B502]*[.$N$5]+[.C502]*[.$O$5]+[.D502]*[.$P$5]" office:value-type="float" office:value="104" calcext:value-type="float">
            <text:p>104</text:p>
          </table:table-cell>
          <table:table-cell table:formula="of:=[.E502]-[.F502]" office:value-type="float" office:value="5816" calcext:value-type="float">
            <text:p>5816</text:p>
          </table:table-cell>
          <table:table-cell table:formula="of:=[.G502]*[.G502]" office:value-type="float" office:value="33825856" calcext:value-type="float">
            <text:p>3382585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800" calcext:value-type="float">
            <text:p>5800</text:p>
          </table:table-cell>
          <table:table-cell table:formula="of:=[.$L$5]+[.A503]*[.$M$5]+[.B503]*[.$N$5]+[.C503]*[.$O$5]+[.D503]*[.$P$5]" office:value-type="float" office:value="105" calcext:value-type="float">
            <text:p>105</text:p>
          </table:table-cell>
          <table:table-cell table:formula="of:=[.E503]-[.F503]" office:value-type="float" office:value="5695" calcext:value-type="float">
            <text:p>5695</text:p>
          </table:table-cell>
          <table:table-cell table:formula="of:=[.G503]*[.G503]" office:value-type="float" office:value="32433025" calcext:value-type="float">
            <text:p>324330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50" calcext:value-type="float">
            <text:p>5350</text:p>
          </table:table-cell>
          <table:table-cell table:formula="of:=[.$L$5]+[.A504]*[.$M$5]+[.B504]*[.$N$5]+[.C504]*[.$O$5]+[.D504]*[.$P$5]" office:value-type="float" office:value="104" calcext:value-type="float">
            <text:p>104</text:p>
          </table:table-cell>
          <table:table-cell table:formula="of:=[.E504]-[.F504]" office:value-type="float" office:value="5246" calcext:value-type="float">
            <text:p>5246</text:p>
          </table:table-cell>
          <table:table-cell table:formula="of:=[.G504]*[.G504]" office:value-type="float" office:value="27520516" calcext:value-type="float">
            <text:p>27520516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20" calcext:value-type="float">
            <text:p>5020</text:p>
          </table:table-cell>
          <table:table-cell table:formula="of:=[.$L$5]+[.A505]*[.$M$5]+[.B505]*[.$N$5]+[.C505]*[.$O$5]+[.D505]*[.$P$5]" office:value-type="float" office:value="105" calcext:value-type="float">
            <text:p>105</text:p>
          </table:table-cell>
          <table:table-cell table:formula="of:=[.E505]-[.F505]" office:value-type="float" office:value="4915" calcext:value-type="float">
            <text:p>4915</text:p>
          </table:table-cell>
          <table:table-cell table:formula="of:=[.G505]*[.G505]" office:value-type="float" office:value="24157225" calcext:value-type="float">
            <text:p>2415722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formula="of:=[.$L$5]+[.A506]*[.$M$5]+[.B506]*[.$N$5]+[.C506]*[.$O$5]+[.D506]*[.$P$5]" office:value-type="float" office:value="100" calcext:value-type="float">
            <text:p>100</text:p>
          </table:table-cell>
          <table:table-cell table:formula="of:=[.E506]-[.F506]" office:value-type="float" office:value="5820" calcext:value-type="float">
            <text:p>5820</text:p>
          </table:table-cell>
          <table:table-cell table:formula="of:=[.G506]*[.G506]" office:value-type="float" office:value="33872400" calcext:value-type="float">
            <text:p>338724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40" calcext:value-type="float">
            <text:p>6040</text:p>
          </table:table-cell>
          <table:table-cell table:formula="of:=[.$L$5]+[.A507]*[.$M$5]+[.B507]*[.$N$5]+[.C507]*[.$O$5]+[.D507]*[.$P$5]" office:value-type="float" office:value="103" calcext:value-type="float">
            <text:p>103</text:p>
          </table:table-cell>
          <table:table-cell table:formula="of:=[.E507]-[.F507]" office:value-type="float" office:value="5937" calcext:value-type="float">
            <text:p>5937</text:p>
          </table:table-cell>
          <table:table-cell table:formula="of:=[.G507]*[.G507]" office:value-type="float" office:value="35247969" calcext:value-type="float">
            <text:p>3524796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10" calcext:value-type="float">
            <text:p>5710</text:p>
          </table:table-cell>
          <table:table-cell table:formula="of:=[.$L$5]+[.A508]*[.$M$5]+[.B508]*[.$N$5]+[.C508]*[.$O$5]+[.D508]*[.$P$5]" office:value-type="float" office:value="101" calcext:value-type="float">
            <text:p>101</text:p>
          </table:table-cell>
          <table:table-cell table:formula="of:=[.E508]-[.F508]" office:value-type="float" office:value="5609" calcext:value-type="float">
            <text:p>5609</text:p>
          </table:table-cell>
          <table:table-cell table:formula="of:=[.G508]*[.G508]" office:value-type="float" office:value="31460881" calcext:value-type="float">
            <text:p>3146088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40" calcext:value-type="float">
            <text:p>5740</text:p>
          </table:table-cell>
          <table:table-cell table:formula="of:=[.$L$5]+[.A509]*[.$M$5]+[.B509]*[.$N$5]+[.C509]*[.$O$5]+[.D509]*[.$P$5]" office:value-type="float" office:value="107" calcext:value-type="float">
            <text:p>107</text:p>
          </table:table-cell>
          <table:table-cell table:formula="of:=[.E509]-[.F509]" office:value-type="float" office:value="5633" calcext:value-type="float">
            <text:p>5633</text:p>
          </table:table-cell>
          <table:table-cell table:formula="of:=[.G509]*[.G509]" office:value-type="float" office:value="31730689" calcext:value-type="float">
            <text:p>31730689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170" calcext:value-type="float">
            <text:p>5170</text:p>
          </table:table-cell>
          <table:table-cell table:formula="of:=[.$L$5]+[.A510]*[.$M$5]+[.B510]*[.$N$5]+[.C510]*[.$O$5]+[.D510]*[.$P$5]" office:value-type="float" office:value="107" calcext:value-type="float">
            <text:p>107</text:p>
          </table:table-cell>
          <table:table-cell table:formula="of:=[.E510]-[.F510]" office:value-type="float" office:value="5063" calcext:value-type="float">
            <text:p>5063</text:p>
          </table:table-cell>
          <table:table-cell table:formula="of:=[.G510]*[.G510]" office:value-type="float" office:value="25633969" calcext:value-type="float">
            <text:p>256339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530" calcext:value-type="float">
            <text:p>5530</text:p>
          </table:table-cell>
          <table:table-cell table:formula="of:=[.$L$5]+[.A511]*[.$M$5]+[.B511]*[.$N$5]+[.C511]*[.$O$5]+[.D511]*[.$P$5]" office:value-type="float" office:value="106" calcext:value-type="float">
            <text:p>106</text:p>
          </table:table-cell>
          <table:table-cell table:formula="of:=[.E511]-[.F511]" office:value-type="float" office:value="5424" calcext:value-type="float">
            <text:p>5424</text:p>
          </table:table-cell>
          <table:table-cell table:formula="of:=[.G511]*[.G511]" office:value-type="float" office:value="29419776" calcext:value-type="float">
            <text:p>2941977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30" calcext:value-type="float">
            <text:p>5530</text:p>
          </table:table-cell>
          <table:table-cell table:formula="of:=[.$L$5]+[.A512]*[.$M$5]+[.B512]*[.$N$5]+[.C512]*[.$O$5]+[.D512]*[.$P$5]" office:value-type="float" office:value="103" calcext:value-type="float">
            <text:p>103</text:p>
          </table:table-cell>
          <table:table-cell table:formula="of:=[.E512]-[.F512]" office:value-type="float" office:value="5427" calcext:value-type="float">
            <text:p>5427</text:p>
          </table:table-cell>
          <table:table-cell table:formula="of:=[.G512]*[.G512]" office:value-type="float" office:value="29452329" calcext:value-type="float">
            <text:p>2945232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  <table:table-cell table:formula="of:=[.$L$5]+[.A513]*[.$M$5]+[.B513]*[.$N$5]+[.C513]*[.$O$5]+[.D513]*[.$P$5]" office:value-type="float" office:value="105" calcext:value-type="float">
            <text:p>105</text:p>
          </table:table-cell>
          <table:table-cell table:formula="of:=[.E513]-[.F513]" office:value-type="float" office:value="5485" calcext:value-type="float">
            <text:p>5485</text:p>
          </table:table-cell>
          <table:table-cell table:formula="of:=[.G513]*[.G513]" office:value-type="float" office:value="30085225" calcext:value-type="float">
            <text:p>300852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514]*[.$M$5]+[.B514]*[.$N$5]+[.C514]*[.$O$5]+[.D514]*[.$P$5]" office:value-type="float" office:value="102" calcext:value-type="float">
            <text:p>102</text:p>
          </table:table-cell>
          <table:table-cell table:formula="of:=[.E514]-[.F514]" office:value-type="float" office:value="5698" calcext:value-type="float">
            <text:p>5698</text:p>
          </table:table-cell>
          <table:table-cell table:formula="of:=[.G514]*[.G514]" office:value-type="float" office:value="32467204" calcext:value-type="float">
            <text:p>324672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710" calcext:value-type="float">
            <text:p>5710</text:p>
          </table:table-cell>
          <table:table-cell table:formula="of:=[.$L$5]+[.A515]*[.$M$5]+[.B515]*[.$N$5]+[.C515]*[.$O$5]+[.D515]*[.$P$5]" office:value-type="float" office:value="108" calcext:value-type="float">
            <text:p>108</text:p>
          </table:table-cell>
          <table:table-cell table:formula="of:=[.E515]-[.F515]" office:value-type="float" office:value="5602" calcext:value-type="float">
            <text:p>5602</text:p>
          </table:table-cell>
          <table:table-cell table:formula="of:=[.G515]*[.G515]" office:value-type="float" office:value="31382404" calcext:value-type="float">
            <text:p>3138240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60" calcext:value-type="float">
            <text:p>5260</text:p>
          </table:table-cell>
          <table:table-cell table:formula="of:=[.$L$5]+[.A516]*[.$M$5]+[.B516]*[.$N$5]+[.C516]*[.$O$5]+[.D516]*[.$P$5]" office:value-type="float" office:value="101" calcext:value-type="float">
            <text:p>101</text:p>
          </table:table-cell>
          <table:table-cell table:formula="of:=[.E516]-[.F516]" office:value-type="float" office:value="5159" calcext:value-type="float">
            <text:p>5159</text:p>
          </table:table-cell>
          <table:table-cell table:formula="of:=[.G516]*[.G516]" office:value-type="float" office:value="26615281" calcext:value-type="float">
            <text:p>26615281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40" calcext:value-type="float">
            <text:p>6040</text:p>
          </table:table-cell>
          <table:table-cell table:formula="of:=[.$L$5]+[.A517]*[.$M$5]+[.B517]*[.$N$5]+[.C517]*[.$O$5]+[.D517]*[.$P$5]" office:value-type="float" office:value="109" calcext:value-type="float">
            <text:p>109</text:p>
          </table:table-cell>
          <table:table-cell table:formula="of:=[.E517]-[.F517]" office:value-type="float" office:value="5931" calcext:value-type="float">
            <text:p>5931</text:p>
          </table:table-cell>
          <table:table-cell table:formula="of:=[.G517]*[.G517]" office:value-type="float" office:value="35176761" calcext:value-type="float">
            <text:p>3517676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90" calcext:value-type="float">
            <text:p>5590</text:p>
          </table:table-cell>
          <table:table-cell table:formula="of:=[.$L$5]+[.A518]*[.$M$5]+[.B518]*[.$N$5]+[.C518]*[.$O$5]+[.D518]*[.$P$5]" office:value-type="float" office:value="107" calcext:value-type="float">
            <text:p>107</text:p>
          </table:table-cell>
          <table:table-cell table:formula="of:=[.E518]-[.F518]" office:value-type="float" office:value="5483" calcext:value-type="float">
            <text:p>5483</text:p>
          </table:table-cell>
          <table:table-cell table:formula="of:=[.G518]*[.G518]" office:value-type="float" office:value="30063289" calcext:value-type="float">
            <text:p>30063289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410" calcext:value-type="float">
            <text:p>5410</text:p>
          </table:table-cell>
          <table:table-cell table:formula="of:=[.$L$5]+[.A519]*[.$M$5]+[.B519]*[.$N$5]+[.C519]*[.$O$5]+[.D519]*[.$P$5]" office:value-type="float" office:value="106" calcext:value-type="float">
            <text:p>106</text:p>
          </table:table-cell>
          <table:table-cell table:formula="of:=[.E519]-[.F519]" office:value-type="float" office:value="5304" calcext:value-type="float">
            <text:p>5304</text:p>
          </table:table-cell>
          <table:table-cell table:formula="of:=[.G519]*[.G519]" office:value-type="float" office:value="28132416" calcext:value-type="float">
            <text:p>281324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520]*[.$M$5]+[.B520]*[.$N$5]+[.C520]*[.$O$5]+[.D520]*[.$P$5]" office:value-type="float" office:value="109" calcext:value-type="float">
            <text:p>109</text:p>
          </table:table-cell>
          <table:table-cell table:formula="of:=[.E520]-[.F520]" office:value-type="float" office:value="5481" calcext:value-type="float">
            <text:p>5481</text:p>
          </table:table-cell>
          <table:table-cell table:formula="of:=[.G520]*[.G520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table:formula="of:=[.$L$5]+[.A521]*[.$M$5]+[.B521]*[.$N$5]+[.C521]*[.$O$5]+[.D521]*[.$P$5]" office:value-type="float" office:value="106" calcext:value-type="float">
            <text:p>106</text:p>
          </table:table-cell>
          <table:table-cell table:formula="of:=[.E521]-[.F521]" office:value-type="float" office:value="5454" calcext:value-type="float">
            <text:p>5454</text:p>
          </table:table-cell>
          <table:table-cell table:formula="of:=[.G521]*[.G521]" office:value-type="float" office:value="29746116" calcext:value-type="float">
            <text:p>29746116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5]+[.A522]*[.$M$5]+[.B522]*[.$N$5]+[.C522]*[.$O$5]+[.D522]*[.$P$5]" office:value-type="float" office:value="102" calcext:value-type="float">
            <text:p>102</text:p>
          </table:table-cell>
          <table:table-cell table:formula="of:=[.E522]-[.F522]" office:value-type="float" office:value="5188" calcext:value-type="float">
            <text:p>5188</text:p>
          </table:table-cell>
          <table:table-cell table:formula="of:=[.G522]*[.G522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table:formula="of:=[.$L$5]+[.A523]*[.$M$5]+[.B523]*[.$N$5]+[.C523]*[.$O$5]+[.D523]*[.$P$5]" office:value-type="float" office:value="109" calcext:value-type="float">
            <text:p>109</text:p>
          </table:table-cell>
          <table:table-cell table:formula="of:=[.E523]-[.F523]" office:value-type="float" office:value="5121" calcext:value-type="float">
            <text:p>5121</text:p>
          </table:table-cell>
          <table:table-cell table:formula="of:=[.G523]*[.G523]" office:value-type="float" office:value="26224641" calcext:value-type="float">
            <text:p>2622464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10" calcext:value-type="float">
            <text:p>5410</text:p>
          </table:table-cell>
          <table:table-cell table:formula="of:=[.$L$5]+[.A524]*[.$M$5]+[.B524]*[.$N$5]+[.C524]*[.$O$5]+[.D524]*[.$P$5]" office:value-type="float" office:value="100" calcext:value-type="float">
            <text:p>100</text:p>
          </table:table-cell>
          <table:table-cell table:formula="of:=[.E524]-[.F524]" office:value-type="float" office:value="5310" calcext:value-type="float">
            <text:p>5310</text:p>
          </table:table-cell>
          <table:table-cell table:formula="of:=[.G524]*[.G524]" office:value-type="float" office:value="28196100" calcext:value-type="float">
            <text:p>281961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80" calcext:value-type="float">
            <text:p>5380</text:p>
          </table:table-cell>
          <table:table-cell table:formula="of:=[.$L$5]+[.A525]*[.$M$5]+[.B525]*[.$N$5]+[.C525]*[.$O$5]+[.D525]*[.$P$5]" office:value-type="float" office:value="110" calcext:value-type="float">
            <text:p>110</text:p>
          </table:table-cell>
          <table:table-cell table:formula="of:=[.E525]-[.F525]" office:value-type="float" office:value="5270" calcext:value-type="float">
            <text:p>5270</text:p>
          </table:table-cell>
          <table:table-cell table:formula="of:=[.G525]*[.G525]" office:value-type="float" office:value="27772900" calcext:value-type="float">
            <text:p>27772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table:formula="of:=[.$L$5]+[.A526]*[.$M$5]+[.B526]*[.$N$5]+[.C526]*[.$O$5]+[.D526]*[.$P$5]" office:value-type="float" office:value="106" calcext:value-type="float">
            <text:p>106</text:p>
          </table:table-cell>
          <table:table-cell table:formula="of:=[.E526]-[.F526]" office:value-type="float" office:value="5244" calcext:value-type="float">
            <text:p>5244</text:p>
          </table:table-cell>
          <table:table-cell table:formula="of:=[.G526]*[.G526]" office:value-type="float" office:value="27499536" calcext:value-type="float">
            <text:p>274995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30" calcext:value-type="float">
            <text:p>5530</text:p>
          </table:table-cell>
          <table:table-cell table:formula="of:=[.$L$5]+[.A527]*[.$M$5]+[.B527]*[.$N$5]+[.C527]*[.$O$5]+[.D527]*[.$P$5]" office:value-type="float" office:value="105" calcext:value-type="float">
            <text:p>105</text:p>
          </table:table-cell>
          <table:table-cell table:formula="of:=[.E527]-[.F527]" office:value-type="float" office:value="5425" calcext:value-type="float">
            <text:p>5425</text:p>
          </table:table-cell>
          <table:table-cell table:formula="of:=[.G527]*[.G527]" office:value-type="float" office:value="29430625" calcext:value-type="float">
            <text:p>2943062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50" calcext:value-type="float">
            <text:p>5050</text:p>
          </table:table-cell>
          <table:table-cell table:formula="of:=[.$L$5]+[.A528]*[.$M$5]+[.B528]*[.$N$5]+[.C528]*[.$O$5]+[.D528]*[.$P$5]" office:value-type="float" office:value="101" calcext:value-type="float">
            <text:p>101</text:p>
          </table:table-cell>
          <table:table-cell table:formula="of:=[.E528]-[.F528]" office:value-type="float" office:value="4949" calcext:value-type="float">
            <text:p>4949</text:p>
          </table:table-cell>
          <table:table-cell table:formula="of:=[.G528]*[.G528]" office:value-type="float" office:value="24492601" calcext:value-type="float">
            <text:p>2449260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70" calcext:value-type="float">
            <text:p>5470</text:p>
          </table:table-cell>
          <table:table-cell table:formula="of:=[.$L$5]+[.A529]*[.$M$5]+[.B529]*[.$N$5]+[.C529]*[.$O$5]+[.D529]*[.$P$5]" office:value-type="float" office:value="101" calcext:value-type="float">
            <text:p>101</text:p>
          </table:table-cell>
          <table:table-cell table:formula="of:=[.E529]-[.F529]" office:value-type="float" office:value="5369" calcext:value-type="float">
            <text:p>5369</text:p>
          </table:table-cell>
          <table:table-cell table:formula="of:=[.G529]*[.G529]" office:value-type="float" office:value="28826161" calcext:value-type="float">
            <text:p>2882616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30" calcext:value-type="float">
            <text:p>5830</text:p>
          </table:table-cell>
          <table:table-cell table:formula="of:=[.$L$5]+[.A530]*[.$M$5]+[.B530]*[.$N$5]+[.C530]*[.$O$5]+[.D530]*[.$P$5]" office:value-type="float" office:value="109" calcext:value-type="float">
            <text:p>109</text:p>
          </table:table-cell>
          <table:table-cell table:formula="of:=[.E530]-[.F530]" office:value-type="float" office:value="5721" calcext:value-type="float">
            <text:p>5721</text:p>
          </table:table-cell>
          <table:table-cell table:formula="of:=[.G530]*[.G530]" office:value-type="float" office:value="32729841" calcext:value-type="float">
            <text:p>3272984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  <table:table-cell table:formula="of:=[.$L$5]+[.A531]*[.$M$5]+[.B531]*[.$N$5]+[.C531]*[.$O$5]+[.D531]*[.$P$5]" office:value-type="float" office:value="105" calcext:value-type="float">
            <text:p>105</text:p>
          </table:table-cell>
          <table:table-cell table:formula="of:=[.E531]-[.F531]" office:value-type="float" office:value="5485" calcext:value-type="float">
            <text:p>5485</text:p>
          </table:table-cell>
          <table:table-cell table:formula="of:=[.G531]*[.G531]" office:value-type="float" office:value="30085225" calcext:value-type="float">
            <text:p>3008522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0" calcext:value-type="float">
            <text:p>4990</text:p>
          </table:table-cell>
          <table:table-cell table:formula="of:=[.$L$5]+[.A532]*[.$M$5]+[.B532]*[.$N$5]+[.C532]*[.$O$5]+[.D532]*[.$P$5]" office:value-type="float" office:value="106" calcext:value-type="float">
            <text:p>106</text:p>
          </table:table-cell>
          <table:table-cell table:formula="of:=[.E532]-[.F532]" office:value-type="float" office:value="4884" calcext:value-type="float">
            <text:p>4884</text:p>
          </table:table-cell>
          <table:table-cell table:formula="of:=[.G532]*[.G532]" office:value-type="float" office:value="23853456" calcext:value-type="float">
            <text:p>2385345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10" calcext:value-type="float">
            <text:p>5410</text:p>
          </table:table-cell>
          <table:table-cell table:formula="of:=[.$L$5]+[.A533]*[.$M$5]+[.B533]*[.$N$5]+[.C533]*[.$O$5]+[.D533]*[.$P$5]" office:value-type="float" office:value="109" calcext:value-type="float">
            <text:p>109</text:p>
          </table:table-cell>
          <table:table-cell table:formula="of:=[.E533]-[.F533]" office:value-type="float" office:value="5301" calcext:value-type="float">
            <text:p>5301</text:p>
          </table:table-cell>
          <table:table-cell table:formula="of:=[.G533]*[.G533]" office:value-type="float" office:value="28100601" calcext:value-type="float">
            <text:p>2810060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30" calcext:value-type="float">
            <text:p>5230</text:p>
          </table:table-cell>
          <table:table-cell table:formula="of:=[.$L$5]+[.A534]*[.$M$5]+[.B534]*[.$N$5]+[.C534]*[.$O$5]+[.D534]*[.$P$5]" office:value-type="float" office:value="103" calcext:value-type="float">
            <text:p>103</text:p>
          </table:table-cell>
          <table:table-cell table:formula="of:=[.E534]-[.F534]" office:value-type="float" office:value="5127" calcext:value-type="float">
            <text:p>5127</text:p>
          </table:table-cell>
          <table:table-cell table:formula="of:=[.G534]*[.G534]" office:value-type="float" office:value="26286129" calcext:value-type="float">
            <text:p>2628612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50" calcext:value-type="float">
            <text:p>5050</text:p>
          </table:table-cell>
          <table:table-cell table:formula="of:=[.$L$5]+[.A535]*[.$M$5]+[.B535]*[.$N$5]+[.C535]*[.$O$5]+[.D535]*[.$P$5]" office:value-type="float" office:value="104" calcext:value-type="float">
            <text:p>104</text:p>
          </table:table-cell>
          <table:table-cell table:formula="of:=[.E535]-[.F535]" office:value-type="float" office:value="4946" calcext:value-type="float">
            <text:p>4946</text:p>
          </table:table-cell>
          <table:table-cell table:formula="of:=[.G535]*[.G535]" office:value-type="float" office:value="24462916" calcext:value-type="float">
            <text:p>2446291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30" calcext:value-type="float">
            <text:p>5230</text:p>
          </table:table-cell>
          <table:table-cell table:formula="of:=[.$L$5]+[.A536]*[.$M$5]+[.B536]*[.$N$5]+[.C536]*[.$O$5]+[.D536]*[.$P$5]" office:value-type="float" office:value="108" calcext:value-type="float">
            <text:p>108</text:p>
          </table:table-cell>
          <table:table-cell table:formula="of:=[.E536]-[.F536]" office:value-type="float" office:value="5122" calcext:value-type="float">
            <text:p>5122</text:p>
          </table:table-cell>
          <table:table-cell table:formula="of:=[.G536]*[.G536]" office:value-type="float" office:value="26234884" calcext:value-type="float">
            <text:p>2623488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20" calcext:value-type="float">
            <text:p>5620</text:p>
          </table:table-cell>
          <table:table-cell table:formula="of:=[.$L$5]+[.A537]*[.$M$5]+[.B537]*[.$N$5]+[.C537]*[.$O$5]+[.D537]*[.$P$5]" office:value-type="float" office:value="110" calcext:value-type="float">
            <text:p>110</text:p>
          </table:table-cell>
          <table:table-cell table:formula="of:=[.E537]-[.F537]" office:value-type="float" office:value="5510" calcext:value-type="float">
            <text:p>5510</text:p>
          </table:table-cell>
          <table:table-cell table:formula="of:=[.G537]*[.G537]" office:value-type="float" office:value="30360100" calcext:value-type="float">
            <text:p>303601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  <table:table-cell table:formula="of:=[.$L$5]+[.A538]*[.$M$5]+[.B538]*[.$N$5]+[.C538]*[.$O$5]+[.D538]*[.$P$5]" office:value-type="float" office:value="104" calcext:value-type="float">
            <text:p>104</text:p>
          </table:table-cell>
          <table:table-cell table:formula="of:=[.E538]-[.F538]" office:value-type="float" office:value="5576" calcext:value-type="float">
            <text:p>5576</text:p>
          </table:table-cell>
          <table:table-cell table:formula="of:=[.G538]*[.G538]" office:value-type="float" office:value="31091776" calcext:value-type="float">
            <text:p>3109177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formula="of:=[.$L$5]+[.A539]*[.$M$5]+[.B539]*[.$N$5]+[.C539]*[.$O$5]+[.D539]*[.$P$5]" office:value-type="float" office:value="105" calcext:value-type="float">
            <text:p>105</text:p>
          </table:table-cell>
          <table:table-cell table:formula="of:=[.E539]-[.F539]" office:value-type="float" office:value="5215" calcext:value-type="float">
            <text:p>5215</text:p>
          </table:table-cell>
          <table:table-cell table:formula="of:=[.G539]*[.G539]" office:value-type="float" office:value="27196225" calcext:value-type="float">
            <text:p>271962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60" calcext:value-type="float">
            <text:p>5260</text:p>
          </table:table-cell>
          <table:table-cell table:formula="of:=[.$L$5]+[.A540]*[.$M$5]+[.B540]*[.$N$5]+[.C540]*[.$O$5]+[.D540]*[.$P$5]" office:value-type="float" office:value="102" calcext:value-type="float">
            <text:p>102</text:p>
          </table:table-cell>
          <table:table-cell table:formula="of:=[.E540]-[.F540]" office:value-type="float" office:value="5158" calcext:value-type="float">
            <text:p>5158</text:p>
          </table:table-cell>
          <table:table-cell table:formula="of:=[.G540]*[.G540]" office:value-type="float" office:value="26604964" calcext:value-type="float">
            <text:p>266049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50" calcext:value-type="float">
            <text:p>5650</text:p>
          </table:table-cell>
          <table:table-cell table:formula="of:=[.$L$5]+[.A541]*[.$M$5]+[.B541]*[.$N$5]+[.C541]*[.$O$5]+[.D541]*[.$P$5]" office:value-type="float" office:value="108" calcext:value-type="float">
            <text:p>108</text:p>
          </table:table-cell>
          <table:table-cell table:formula="of:=[.E541]-[.F541]" office:value-type="float" office:value="5542" calcext:value-type="float">
            <text:p>5542</text:p>
          </table:table-cell>
          <table:table-cell table:formula="of:=[.G541]*[.G541]" office:value-type="float" office:value="30713764" calcext:value-type="float">
            <text:p>30713764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30" calcext:value-type="float">
            <text:p>5830</text:p>
          </table:table-cell>
          <table:table-cell table:formula="of:=[.$L$5]+[.A542]*[.$M$5]+[.B542]*[.$N$5]+[.C542]*[.$O$5]+[.D542]*[.$P$5]" office:value-type="float" office:value="101" calcext:value-type="float">
            <text:p>101</text:p>
          </table:table-cell>
          <table:table-cell table:formula="of:=[.E542]-[.F542]" office:value-type="float" office:value="5729" calcext:value-type="float">
            <text:p>5729</text:p>
          </table:table-cell>
          <table:table-cell table:formula="of:=[.G542]*[.G542]" office:value-type="float" office:value="32821441" calcext:value-type="float">
            <text:p>3282144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50" calcext:value-type="float">
            <text:p>5050</text:p>
          </table:table-cell>
          <table:table-cell table:formula="of:=[.$L$5]+[.A543]*[.$M$5]+[.B543]*[.$N$5]+[.C543]*[.$O$5]+[.D543]*[.$P$5]" office:value-type="float" office:value="109" calcext:value-type="float">
            <text:p>109</text:p>
          </table:table-cell>
          <table:table-cell table:formula="of:=[.E543]-[.F543]" office:value-type="float" office:value="4941" calcext:value-type="float">
            <text:p>4941</text:p>
          </table:table-cell>
          <table:table-cell table:formula="of:=[.G543]*[.G543]" office:value-type="float" office:value="24413481" calcext:value-type="float">
            <text:p>2441348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544]*[.$M$5]+[.B544]*[.$N$5]+[.C544]*[.$O$5]+[.D544]*[.$P$5]" office:value-type="float" office:value="102" calcext:value-type="float">
            <text:p>102</text:p>
          </table:table-cell>
          <table:table-cell table:formula="of:=[.E544]-[.F544]" office:value-type="float" office:value="5698" calcext:value-type="float">
            <text:p>5698</text:p>
          </table:table-cell>
          <table:table-cell table:formula="of:=[.G544]*[.G544]" office:value-type="float" office:value="32467204" calcext:value-type="float">
            <text:p>3246720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980" calcext:value-type="float">
            <text:p>5980</text:p>
          </table:table-cell>
          <table:table-cell table:formula="of:=[.$L$5]+[.A545]*[.$M$5]+[.B545]*[.$N$5]+[.C545]*[.$O$5]+[.D545]*[.$P$5]" office:value-type="float" office:value="100" calcext:value-type="float">
            <text:p>100</text:p>
          </table:table-cell>
          <table:table-cell table:formula="of:=[.E545]-[.F545]" office:value-type="float" office:value="5880" calcext:value-type="float">
            <text:p>5880</text:p>
          </table:table-cell>
          <table:table-cell table:formula="of:=[.G545]*[.G545]" office:value-type="float" office:value="34574400" calcext:value-type="float">
            <text:p>345744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5]+[.A546]*[.$M$5]+[.B546]*[.$N$5]+[.C546]*[.$O$5]+[.D546]*[.$P$5]" office:value-type="float" office:value="104" calcext:value-type="float">
            <text:p>104</text:p>
          </table:table-cell>
          <table:table-cell table:formula="of:=[.E546]-[.F546]" office:value-type="float" office:value="5366" calcext:value-type="float">
            <text:p>5366</text:p>
          </table:table-cell>
          <table:table-cell table:formula="of:=[.G546]*[.G546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table:formula="of:=[.$L$5]+[.A547]*[.$M$5]+[.B547]*[.$N$5]+[.C547]*[.$O$5]+[.D547]*[.$P$5]" office:value-type="float" office:value="102" calcext:value-type="float">
            <text:p>102</text:p>
          </table:table-cell>
          <table:table-cell table:formula="of:=[.E547]-[.F547]" office:value-type="float" office:value="5248" calcext:value-type="float">
            <text:p>5248</text:p>
          </table:table-cell>
          <table:table-cell table:formula="of:=[.G547]*[.G547]" office:value-type="float" office:value="27541504" calcext:value-type="float">
            <text:p>2754150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60" calcext:value-type="float">
            <text:p>5560</text:p>
          </table:table-cell>
          <table:table-cell table:formula="of:=[.$L$5]+[.A548]*[.$M$5]+[.B548]*[.$N$5]+[.C548]*[.$O$5]+[.D548]*[.$P$5]" office:value-type="float" office:value="101" calcext:value-type="float">
            <text:p>101</text:p>
          </table:table-cell>
          <table:table-cell table:formula="of:=[.E548]-[.F548]" office:value-type="float" office:value="5459" calcext:value-type="float">
            <text:p>5459</text:p>
          </table:table-cell>
          <table:table-cell table:formula="of:=[.G548]*[.G548]" office:value-type="float" office:value="29800681" calcext:value-type="float">
            <text:p>2980068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90" calcext:value-type="float">
            <text:p>5890</text:p>
          </table:table-cell>
          <table:table-cell table:formula="of:=[.$L$5]+[.A549]*[.$M$5]+[.B549]*[.$N$5]+[.C549]*[.$O$5]+[.D549]*[.$P$5]" office:value-type="float" office:value="102" calcext:value-type="float">
            <text:p>102</text:p>
          </table:table-cell>
          <table:table-cell table:formula="of:=[.E549]-[.F549]" office:value-type="float" office:value="5788" calcext:value-type="float">
            <text:p>5788</text:p>
          </table:table-cell>
          <table:table-cell table:formula="of:=[.G549]*[.G549]" office:value-type="float" office:value="33500944" calcext:value-type="float">
            <text:p>3350094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550]*[.$M$5]+[.B550]*[.$N$5]+[.C550]*[.$O$5]+[.D550]*[.$P$5]" office:value-type="float" office:value="104" calcext:value-type="float">
            <text:p>104</text:p>
          </table:table-cell>
          <table:table-cell table:formula="of:=[.E550]-[.F550]" office:value-type="float" office:value="5456" calcext:value-type="float">
            <text:p>5456</text:p>
          </table:table-cell>
          <table:table-cell table:formula="of:=[.G550]*[.G550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230" calcext:value-type="float">
            <text:p>5230</text:p>
          </table:table-cell>
          <table:table-cell table:formula="of:=[.$L$5]+[.A551]*[.$M$5]+[.B551]*[.$N$5]+[.C551]*[.$O$5]+[.D551]*[.$P$5]" office:value-type="float" office:value="110" calcext:value-type="float">
            <text:p>110</text:p>
          </table:table-cell>
          <table:table-cell table:formula="of:=[.E551]-[.F551]" office:value-type="float" office:value="5120" calcext:value-type="float">
            <text:p>5120</text:p>
          </table:table-cell>
          <table:table-cell table:formula="of:=[.G551]*[.G551]" office:value-type="float" office:value="26214400" calcext:value-type="float">
            <text:p>262144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60" calcext:value-type="float">
            <text:p>5260</text:p>
          </table:table-cell>
          <table:table-cell table:formula="of:=[.$L$5]+[.A552]*[.$M$5]+[.B552]*[.$N$5]+[.C552]*[.$O$5]+[.D552]*[.$P$5]" office:value-type="float" office:value="100" calcext:value-type="float">
            <text:p>100</text:p>
          </table:table-cell>
          <table:table-cell table:formula="of:=[.E552]-[.F552]" office:value-type="float" office:value="5160" calcext:value-type="float">
            <text:p>5160</text:p>
          </table:table-cell>
          <table:table-cell table:formula="of:=[.G552]*[.G552]" office:value-type="float" office:value="26625600" calcext:value-type="float">
            <text:p>26625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table:formula="of:=[.$L$5]+[.A553]*[.$M$5]+[.B553]*[.$N$5]+[.C553]*[.$O$5]+[.D553]*[.$P$5]" office:value-type="float" office:value="100" calcext:value-type="float">
            <text:p>100</text:p>
          </table:table-cell>
          <table:table-cell table:formula="of:=[.E553]-[.F553]" office:value-type="float" office:value="5250" calcext:value-type="float">
            <text:p>5250</text:p>
          </table:table-cell>
          <table:table-cell table:formula="of:=[.G553]*[.G553]" office:value-type="float" office:value="27562500" calcext:value-type="float">
            <text:p>275625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50" calcext:value-type="float">
            <text:p>5650</text:p>
          </table:table-cell>
          <table:table-cell table:formula="of:=[.$L$5]+[.A554]*[.$M$5]+[.B554]*[.$N$5]+[.C554]*[.$O$5]+[.D554]*[.$P$5]" office:value-type="float" office:value="108" calcext:value-type="float">
            <text:p>108</text:p>
          </table:table-cell>
          <table:table-cell table:formula="of:=[.E554]-[.F554]" office:value-type="float" office:value="5542" calcext:value-type="float">
            <text:p>5542</text:p>
          </table:table-cell>
          <table:table-cell table:formula="of:=[.G554]*[.G554]" office:value-type="float" office:value="30713764" calcext:value-type="float">
            <text:p>30713764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110" calcext:value-type="float">
            <text:p>5110</text:p>
          </table:table-cell>
          <table:table-cell table:formula="of:=[.$L$5]+[.A555]*[.$M$5]+[.B555]*[.$N$5]+[.C555]*[.$O$5]+[.D555]*[.$P$5]" office:value-type="float" office:value="102" calcext:value-type="float">
            <text:p>102</text:p>
          </table:table-cell>
          <table:table-cell table:formula="of:=[.E555]-[.F555]" office:value-type="float" office:value="5008" calcext:value-type="float">
            <text:p>5008</text:p>
          </table:table-cell>
          <table:table-cell table:formula="of:=[.G555]*[.G555]" office:value-type="float" office:value="25080064" calcext:value-type="float">
            <text:p>250800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10" calcext:value-type="float">
            <text:p>5410</text:p>
          </table:table-cell>
          <table:table-cell table:formula="of:=[.$L$5]+[.A556]*[.$M$5]+[.B556]*[.$N$5]+[.C556]*[.$O$5]+[.D556]*[.$P$5]" office:value-type="float" office:value="109" calcext:value-type="float">
            <text:p>109</text:p>
          </table:table-cell>
          <table:table-cell table:formula="of:=[.E556]-[.F556]" office:value-type="float" office:value="5301" calcext:value-type="float">
            <text:p>5301</text:p>
          </table:table-cell>
          <table:table-cell table:formula="of:=[.G556]*[.G556]" office:value-type="float" office:value="28100601" calcext:value-type="float">
            <text:p>2810060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770" calcext:value-type="float">
            <text:p>5770</text:p>
          </table:table-cell>
          <table:table-cell table:formula="of:=[.$L$5]+[.A557]*[.$M$5]+[.B557]*[.$N$5]+[.C557]*[.$O$5]+[.D557]*[.$P$5]" office:value-type="float" office:value="106" calcext:value-type="float">
            <text:p>106</text:p>
          </table:table-cell>
          <table:table-cell table:formula="of:=[.E557]-[.F557]" office:value-type="float" office:value="5664" calcext:value-type="float">
            <text:p>5664</text:p>
          </table:table-cell>
          <table:table-cell table:formula="of:=[.G557]*[.G557]" office:value-type="float" office:value="32080896" calcext:value-type="float">
            <text:p>3208089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table:formula="of:=[.$L$5]+[.A558]*[.$M$5]+[.B558]*[.$N$5]+[.C558]*[.$O$5]+[.D558]*[.$P$5]" office:value-type="float" office:value="101" calcext:value-type="float">
            <text:p>101</text:p>
          </table:table-cell>
          <table:table-cell table:formula="of:=[.E558]-[.F558]" office:value-type="float" office:value="5639" calcext:value-type="float">
            <text:p>5639</text:p>
          </table:table-cell>
          <table:table-cell table:formula="of:=[.G558]*[.G558]" office:value-type="float" office:value="31798321" calcext:value-type="float">
            <text:p>3179832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20" calcext:value-type="float">
            <text:p>5320</text:p>
          </table:table-cell>
          <table:table-cell table:formula="of:=[.$L$5]+[.A559]*[.$M$5]+[.B559]*[.$N$5]+[.C559]*[.$O$5]+[.D559]*[.$P$5]" office:value-type="float" office:value="110" calcext:value-type="float">
            <text:p>110</text:p>
          </table:table-cell>
          <table:table-cell table:formula="of:=[.E559]-[.F559]" office:value-type="float" office:value="5210" calcext:value-type="float">
            <text:p>5210</text:p>
          </table:table-cell>
          <table:table-cell table:formula="of:=[.G559]*[.G559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80" calcext:value-type="float">
            <text:p>5380</text:p>
          </table:table-cell>
          <table:table-cell table:formula="of:=[.$L$5]+[.A560]*[.$M$5]+[.B560]*[.$N$5]+[.C560]*[.$O$5]+[.D560]*[.$P$5]" office:value-type="float" office:value="103" calcext:value-type="float">
            <text:p>103</text:p>
          </table:table-cell>
          <table:table-cell table:formula="of:=[.E560]-[.F560]" office:value-type="float" office:value="5277" calcext:value-type="float">
            <text:p>5277</text:p>
          </table:table-cell>
          <table:table-cell table:formula="of:=[.G560]*[.G560]" office:value-type="float" office:value="27846729" calcext:value-type="float">
            <text:p>2784672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  <table:table-cell table:formula="of:=[.$L$5]+[.A561]*[.$M$5]+[.B561]*[.$N$5]+[.C561]*[.$O$5]+[.D561]*[.$P$5]" office:value-type="float" office:value="105" calcext:value-type="float">
            <text:p>105</text:p>
          </table:table-cell>
          <table:table-cell table:formula="of:=[.E561]-[.F561]" office:value-type="float" office:value="5245" calcext:value-type="float">
            <text:p>5245</text:p>
          </table:table-cell>
          <table:table-cell table:formula="of:=[.G561]*[.G561]" office:value-type="float" office:value="27510025" calcext:value-type="float">
            <text:p>27510025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130" calcext:value-type="float">
            <text:p>6130</text:p>
          </table:table-cell>
          <table:table-cell table:formula="of:=[.$L$5]+[.A562]*[.$M$5]+[.B562]*[.$N$5]+[.C562]*[.$O$5]+[.D562]*[.$P$5]" office:value-type="float" office:value="102" calcext:value-type="float">
            <text:p>102</text:p>
          </table:table-cell>
          <table:table-cell table:formula="of:=[.E562]-[.F562]" office:value-type="float" office:value="6028" calcext:value-type="float">
            <text:p>6028</text:p>
          </table:table-cell>
          <table:table-cell table:formula="of:=[.G562]*[.G562]" office:value-type="float" office:value="36336784" calcext:value-type="float">
            <text:p>363367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table:formula="of:=[.$L$5]+[.A563]*[.$M$5]+[.B563]*[.$N$5]+[.C563]*[.$O$5]+[.D563]*[.$P$5]" office:value-type="float" office:value="100" calcext:value-type="float">
            <text:p>100</text:p>
          </table:table-cell>
          <table:table-cell table:formula="of:=[.E563]-[.F563]" office:value-type="float" office:value="4950" calcext:value-type="float">
            <text:p>4950</text:p>
          </table:table-cell>
          <table:table-cell table:formula="of:=[.G563]*[.G563]" office:value-type="float" office:value="24502500" calcext:value-type="float">
            <text:p>245025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10" calcext:value-type="float">
            <text:p>5710</text:p>
          </table:table-cell>
          <table:table-cell table:formula="of:=[.$L$5]+[.A564]*[.$M$5]+[.B564]*[.$N$5]+[.C564]*[.$O$5]+[.D564]*[.$P$5]" office:value-type="float" office:value="105" calcext:value-type="float">
            <text:p>105</text:p>
          </table:table-cell>
          <table:table-cell table:formula="of:=[.E564]-[.F564]" office:value-type="float" office:value="5605" calcext:value-type="float">
            <text:p>5605</text:p>
          </table:table-cell>
          <table:table-cell table:formula="of:=[.G564]*[.G564]" office:value-type="float" office:value="31416025" calcext:value-type="float">
            <text:p>314160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60" calcext:value-type="float">
            <text:p>5260</text:p>
          </table:table-cell>
          <table:table-cell table:formula="of:=[.$L$5]+[.A565]*[.$M$5]+[.B565]*[.$N$5]+[.C565]*[.$O$5]+[.D565]*[.$P$5]" office:value-type="float" office:value="103" calcext:value-type="float">
            <text:p>103</text:p>
          </table:table-cell>
          <table:table-cell table:formula="of:=[.E565]-[.F565]" office:value-type="float" office:value="5157" calcext:value-type="float">
            <text:p>5157</text:p>
          </table:table-cell>
          <table:table-cell table:formula="of:=[.G565]*[.G565]" office:value-type="float" office:value="26594649" calcext:value-type="float">
            <text:p>2659464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860" calcext:value-type="float">
            <text:p>5860</text:p>
          </table:table-cell>
          <table:table-cell table:formula="of:=[.$L$5]+[.A566]*[.$M$5]+[.B566]*[.$N$5]+[.C566]*[.$O$5]+[.D566]*[.$P$5]" office:value-type="float" office:value="108" calcext:value-type="float">
            <text:p>108</text:p>
          </table:table-cell>
          <table:table-cell table:formula="of:=[.E566]-[.F566]" office:value-type="float" office:value="5752" calcext:value-type="float">
            <text:p>5752</text:p>
          </table:table-cell>
          <table:table-cell table:formula="of:=[.G566]*[.G566]" office:value-type="float" office:value="33085504" calcext:value-type="float">
            <text:p>3308550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567]*[.$M$5]+[.B567]*[.$N$5]+[.C567]*[.$O$5]+[.D567]*[.$P$5]" office:value-type="float" office:value="102" calcext:value-type="float">
            <text:p>102</text:p>
          </table:table-cell>
          <table:table-cell table:formula="of:=[.E567]-[.F567]" office:value-type="float" office:value="5278" calcext:value-type="float">
            <text:p>5278</text:p>
          </table:table-cell>
          <table:table-cell table:formula="of:=[.G567]*[.G567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40" calcext:value-type="float">
            <text:p>6040</text:p>
          </table:table-cell>
          <table:table-cell table:formula="of:=[.$L$5]+[.A568]*[.$M$5]+[.B568]*[.$N$5]+[.C568]*[.$O$5]+[.D568]*[.$P$5]" office:value-type="float" office:value="109" calcext:value-type="float">
            <text:p>109</text:p>
          </table:table-cell>
          <table:table-cell table:formula="of:=[.E568]-[.F568]" office:value-type="float" office:value="5931" calcext:value-type="float">
            <text:p>5931</text:p>
          </table:table-cell>
          <table:table-cell table:formula="of:=[.G568]*[.G568]" office:value-type="float" office:value="35176761" calcext:value-type="float">
            <text:p>3517676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  <table:table-cell table:formula="of:=[.$L$5]+[.A569]*[.$M$5]+[.B569]*[.$N$5]+[.C569]*[.$O$5]+[.D569]*[.$P$5]" office:value-type="float" office:value="105" calcext:value-type="float">
            <text:p>105</text:p>
          </table:table-cell>
          <table:table-cell table:formula="of:=[.E569]-[.F569]" office:value-type="float" office:value="5365" calcext:value-type="float">
            <text:p>5365</text:p>
          </table:table-cell>
          <table:table-cell table:formula="of:=[.G569]*[.G569]" office:value-type="float" office:value="28783225" calcext:value-type="float">
            <text:p>287832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table:formula="of:=[.$L$5]+[.A570]*[.$M$5]+[.B570]*[.$N$5]+[.C570]*[.$O$5]+[.D570]*[.$P$5]" office:value-type="float" office:value="108" calcext:value-type="float">
            <text:p>108</text:p>
          </table:table-cell>
          <table:table-cell table:formula="of:=[.E570]-[.F570]" office:value-type="float" office:value="5482" calcext:value-type="float">
            <text:p>5482</text:p>
          </table:table-cell>
          <table:table-cell table:formula="of:=[.G570]*[.G570]" office:value-type="float" office:value="30052324" calcext:value-type="float">
            <text:p>3005232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80" calcext:value-type="float">
            <text:p>5980</text:p>
          </table:table-cell>
          <table:table-cell table:formula="of:=[.$L$5]+[.A571]*[.$M$5]+[.B571]*[.$N$5]+[.C571]*[.$O$5]+[.D571]*[.$P$5]" office:value-type="float" office:value="104" calcext:value-type="float">
            <text:p>104</text:p>
          </table:table-cell>
          <table:table-cell table:formula="of:=[.E571]-[.F571]" office:value-type="float" office:value="5876" calcext:value-type="float">
            <text:p>5876</text:p>
          </table:table-cell>
          <table:table-cell table:formula="of:=[.G571]*[.G571]" office:value-type="float" office:value="34527376" calcext:value-type="float">
            <text:p>34527376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  <table:table-cell table:formula="of:=[.$L$5]+[.A572]*[.$M$5]+[.B572]*[.$N$5]+[.C572]*[.$O$5]+[.D572]*[.$P$5]" office:value-type="float" office:value="105" calcext:value-type="float">
            <text:p>105</text:p>
          </table:table-cell>
          <table:table-cell table:formula="of:=[.E572]-[.F572]" office:value-type="float" office:value="5365" calcext:value-type="float">
            <text:p>5365</text:p>
          </table:table-cell>
          <table:table-cell table:formula="of:=[.G572]*[.G572]" office:value-type="float" office:value="28783225" calcext:value-type="float">
            <text:p>2878322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table:formula="of:=[.$L$5]+[.A573]*[.$M$5]+[.B573]*[.$N$5]+[.C573]*[.$O$5]+[.D573]*[.$P$5]" office:value-type="float" office:value="100" calcext:value-type="float">
            <text:p>100</text:p>
          </table:table-cell>
          <table:table-cell table:formula="of:=[.E573]-[.F573]" office:value-type="float" office:value="5760" calcext:value-type="float">
            <text:p>5760</text:p>
          </table:table-cell>
          <table:table-cell table:formula="of:=[.G573]*[.G573]" office:value-type="float" office:value="33177600" calcext:value-type="float">
            <text:p>331776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table:formula="of:=[.$L$5]+[.A574]*[.$M$5]+[.B574]*[.$N$5]+[.C574]*[.$O$5]+[.D574]*[.$P$5]" office:value-type="float" office:value="109" calcext:value-type="float">
            <text:p>109</text:p>
          </table:table-cell>
          <table:table-cell table:formula="of:=[.E574]-[.F574]" office:value-type="float" office:value="5121" calcext:value-type="float">
            <text:p>5121</text:p>
          </table:table-cell>
          <table:table-cell table:formula="of:=[.G574]*[.G574]" office:value-type="float" office:value="26224641" calcext:value-type="float">
            <text:p>262246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575]*[.$M$5]+[.B575]*[.$N$5]+[.C575]*[.$O$5]+[.D575]*[.$P$5]" office:value-type="float" office:value="100" calcext:value-type="float">
            <text:p>100</text:p>
          </table:table-cell>
          <table:table-cell table:formula="of:=[.E575]-[.F575]" office:value-type="float" office:value="5670" calcext:value-type="float">
            <text:p>5670</text:p>
          </table:table-cell>
          <table:table-cell table:formula="of:=[.G575]*[.G575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40" calcext:value-type="float">
            <text:p>6040</text:p>
          </table:table-cell>
          <table:table-cell table:formula="of:=[.$L$5]+[.A576]*[.$M$5]+[.B576]*[.$N$5]+[.C576]*[.$O$5]+[.D576]*[.$P$5]" office:value-type="float" office:value="107" calcext:value-type="float">
            <text:p>107</text:p>
          </table:table-cell>
          <table:table-cell table:formula="of:=[.E576]-[.F576]" office:value-type="float" office:value="5933" calcext:value-type="float">
            <text:p>5933</text:p>
          </table:table-cell>
          <table:table-cell table:formula="of:=[.G576]*[.G576]" office:value-type="float" office:value="35200489" calcext:value-type="float">
            <text:p>3520048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table:formula="of:=[.$L$5]+[.A577]*[.$M$5]+[.B577]*[.$N$5]+[.C577]*[.$O$5]+[.D577]*[.$P$5]" office:value-type="float" office:value="102" calcext:value-type="float">
            <text:p>102</text:p>
          </table:table-cell>
          <table:table-cell table:formula="of:=[.E577]-[.F577]" office:value-type="float" office:value="5248" calcext:value-type="float">
            <text:p>5248</text:p>
          </table:table-cell>
          <table:table-cell table:formula="of:=[.G577]*[.G577]" office:value-type="float" office:value="27541504" calcext:value-type="float">
            <text:p>2754150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70" calcext:value-type="float">
            <text:p>5170</text:p>
          </table:table-cell>
          <table:table-cell table:formula="of:=[.$L$5]+[.A578]*[.$M$5]+[.B578]*[.$N$5]+[.C578]*[.$O$5]+[.D578]*[.$P$5]" office:value-type="float" office:value="107" calcext:value-type="float">
            <text:p>107</text:p>
          </table:table-cell>
          <table:table-cell table:formula="of:=[.E578]-[.F578]" office:value-type="float" office:value="5063" calcext:value-type="float">
            <text:p>5063</text:p>
          </table:table-cell>
          <table:table-cell table:formula="of:=[.G578]*[.G578]" office:value-type="float" office:value="25633969" calcext:value-type="float">
            <text:p>2563396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20" calcext:value-type="float">
            <text:p>5620</text:p>
          </table:table-cell>
          <table:table-cell table:formula="of:=[.$L$5]+[.A579]*[.$M$5]+[.B579]*[.$N$5]+[.C579]*[.$O$5]+[.D579]*[.$P$5]" office:value-type="float" office:value="106" calcext:value-type="float">
            <text:p>106</text:p>
          </table:table-cell>
          <table:table-cell table:formula="of:=[.E579]-[.F579]" office:value-type="float" office:value="5514" calcext:value-type="float">
            <text:p>5514</text:p>
          </table:table-cell>
          <table:table-cell table:formula="of:=[.G579]*[.G579]" office:value-type="float" office:value="30404196" calcext:value-type="float">
            <text:p>3040419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40" calcext:value-type="float">
            <text:p>5440</text:p>
          </table:table-cell>
          <table:table-cell table:formula="of:=[.$L$5]+[.A580]*[.$M$5]+[.B580]*[.$N$5]+[.C580]*[.$O$5]+[.D580]*[.$P$5]" office:value-type="float" office:value="101" calcext:value-type="float">
            <text:p>101</text:p>
          </table:table-cell>
          <table:table-cell table:formula="of:=[.E580]-[.F580]" office:value-type="float" office:value="5339" calcext:value-type="float">
            <text:p>5339</text:p>
          </table:table-cell>
          <table:table-cell table:formula="of:=[.G580]*[.G580]" office:value-type="float" office:value="28504921" calcext:value-type="float">
            <text:p>2850492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50" calcext:value-type="float">
            <text:p>5050</text:p>
          </table:table-cell>
          <table:table-cell table:formula="of:=[.$L$5]+[.A581]*[.$M$5]+[.B581]*[.$N$5]+[.C581]*[.$O$5]+[.D581]*[.$P$5]" office:value-type="float" office:value="110" calcext:value-type="float">
            <text:p>110</text:p>
          </table:table-cell>
          <table:table-cell table:formula="of:=[.E581]-[.F581]" office:value-type="float" office:value="4940" calcext:value-type="float">
            <text:p>4940</text:p>
          </table:table-cell>
          <table:table-cell table:formula="of:=[.G581]*[.G581]" office:value-type="float" office:value="24403600" calcext:value-type="float">
            <text:p>244036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650" calcext:value-type="float">
            <text:p>5650</text:p>
          </table:table-cell>
          <table:table-cell table:formula="of:=[.$L$5]+[.A582]*[.$M$5]+[.B582]*[.$N$5]+[.C582]*[.$O$5]+[.D582]*[.$P$5]" office:value-type="float" office:value="109" calcext:value-type="float">
            <text:p>109</text:p>
          </table:table-cell>
          <table:table-cell table:formula="of:=[.E582]-[.F582]" office:value-type="float" office:value="5541" calcext:value-type="float">
            <text:p>5541</text:p>
          </table:table-cell>
          <table:table-cell table:formula="of:=[.G582]*[.G582]" office:value-type="float" office:value="30702681" calcext:value-type="float">
            <text:p>3070268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formula="of:=[.$L$5]+[.A583]*[.$M$5]+[.B583]*[.$N$5]+[.C583]*[.$O$5]+[.D583]*[.$P$5]" office:value-type="float" office:value="100" calcext:value-type="float">
            <text:p>100</text:p>
          </table:table-cell>
          <table:table-cell table:formula="of:=[.E583]-[.F583]" office:value-type="float" office:value="5010" calcext:value-type="float">
            <text:p>5010</text:p>
          </table:table-cell>
          <table:table-cell table:formula="of:=[.G583]*[.G583]" office:value-type="float" office:value="25100100" calcext:value-type="float">
            <text:p>251001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60" calcext:value-type="float">
            <text:p>5860</text:p>
          </table:table-cell>
          <table:table-cell table:formula="of:=[.$L$5]+[.A584]*[.$M$5]+[.B584]*[.$N$5]+[.C584]*[.$O$5]+[.D584]*[.$P$5]" office:value-type="float" office:value="104" calcext:value-type="float">
            <text:p>104</text:p>
          </table:table-cell>
          <table:table-cell table:formula="of:=[.E584]-[.F584]" office:value-type="float" office:value="5756" calcext:value-type="float">
            <text:p>5756</text:p>
          </table:table-cell>
          <table:table-cell table:formula="of:=[.G584]*[.G584]" office:value-type="float" office:value="33131536" calcext:value-type="float">
            <text:p>3313153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30" calcext:value-type="float">
            <text:p>5830</text:p>
          </table:table-cell>
          <table:table-cell table:formula="of:=[.$L$5]+[.A585]*[.$M$5]+[.B585]*[.$N$5]+[.C585]*[.$O$5]+[.D585]*[.$P$5]" office:value-type="float" office:value="110" calcext:value-type="float">
            <text:p>110</text:p>
          </table:table-cell>
          <table:table-cell table:formula="of:=[.E585]-[.F585]" office:value-type="float" office:value="5720" calcext:value-type="float">
            <text:p>5720</text:p>
          </table:table-cell>
          <table:table-cell table:formula="of:=[.G585]*[.G585]" office:value-type="float" office:value="32718400" calcext:value-type="float">
            <text:p>327184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586]*[.$M$5]+[.B586]*[.$N$5]+[.C586]*[.$O$5]+[.D586]*[.$P$5]" office:value-type="float" office:value="106" calcext:value-type="float">
            <text:p>106</text:p>
          </table:table-cell>
          <table:table-cell table:formula="of:=[.E586]-[.F586]" office:value-type="float" office:value="5604" calcext:value-type="float">
            <text:p>5604</text:p>
          </table:table-cell>
          <table:table-cell table:formula="of:=[.G586]*[.G586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table:formula="of:=[.$L$5]+[.A587]*[.$M$5]+[.B587]*[.$N$5]+[.C587]*[.$O$5]+[.D587]*[.$P$5]" office:value-type="float" office:value="107" calcext:value-type="float">
            <text:p>107</text:p>
          </table:table-cell>
          <table:table-cell table:formula="of:=[.E587]-[.F587]" office:value-type="float" office:value="5093" calcext:value-type="float">
            <text:p>5093</text:p>
          </table:table-cell>
          <table:table-cell table:formula="of:=[.G587]*[.G587]" office:value-type="float" office:value="25938649" calcext:value-type="float">
            <text:p>259386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588]*[.$M$5]+[.B588]*[.$N$5]+[.C588]*[.$O$5]+[.D588]*[.$P$5]" office:value-type="float" office:value="101" calcext:value-type="float">
            <text:p>101</text:p>
          </table:table-cell>
          <table:table-cell table:formula="of:=[.E588]-[.F588]" office:value-type="float" office:value="5189" calcext:value-type="float">
            <text:p>5189</text:p>
          </table:table-cell>
          <table:table-cell table:formula="of:=[.G588]*[.G588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40" calcext:value-type="float">
            <text:p>5440</text:p>
          </table:table-cell>
          <table:table-cell table:formula="of:=[.$L$5]+[.A589]*[.$M$5]+[.B589]*[.$N$5]+[.C589]*[.$O$5]+[.D589]*[.$P$5]" office:value-type="float" office:value="107" calcext:value-type="float">
            <text:p>107</text:p>
          </table:table-cell>
          <table:table-cell table:formula="of:=[.E589]-[.F589]" office:value-type="float" office:value="5333" calcext:value-type="float">
            <text:p>5333</text:p>
          </table:table-cell>
          <table:table-cell table:formula="of:=[.G589]*[.G589]" office:value-type="float" office:value="28440889" calcext:value-type="float">
            <text:p>28440889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60" calcext:value-type="float">
            <text:p>4960</text:p>
          </table:table-cell>
          <table:table-cell table:formula="of:=[.$L$5]+[.A590]*[.$M$5]+[.B590]*[.$N$5]+[.C590]*[.$O$5]+[.D590]*[.$P$5]" office:value-type="float" office:value="100" calcext:value-type="float">
            <text:p>100</text:p>
          </table:table-cell>
          <table:table-cell table:formula="of:=[.E590]-[.F590]" office:value-type="float" office:value="4860" calcext:value-type="float">
            <text:p>4860</text:p>
          </table:table-cell>
          <table:table-cell table:formula="of:=[.G590]*[.G590]" office:value-type="float" office:value="23619600" calcext:value-type="float">
            <text:p>236196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80" calcext:value-type="float">
            <text:p>5380</text:p>
          </table:table-cell>
          <table:table-cell table:formula="of:=[.$L$5]+[.A591]*[.$M$5]+[.B591]*[.$N$5]+[.C591]*[.$O$5]+[.D591]*[.$P$5]" office:value-type="float" office:value="109" calcext:value-type="float">
            <text:p>109</text:p>
          </table:table-cell>
          <table:table-cell table:formula="of:=[.E591]-[.F591]" office:value-type="float" office:value="5271" calcext:value-type="float">
            <text:p>5271</text:p>
          </table:table-cell>
          <table:table-cell table:formula="of:=[.G591]*[.G591]" office:value-type="float" office:value="27783441" calcext:value-type="float">
            <text:p>2778344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5]+[.A592]*[.$M$5]+[.B592]*[.$N$5]+[.C592]*[.$O$5]+[.D592]*[.$P$5]" office:value-type="float" office:value="102" calcext:value-type="float">
            <text:p>102</text:p>
          </table:table-cell>
          <table:table-cell table:formula="of:=[.E592]-[.F592]" office:value-type="float" office:value="5458" calcext:value-type="float">
            <text:p>5458</text:p>
          </table:table-cell>
          <table:table-cell table:formula="of:=[.G592]*[.G592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90" calcext:value-type="float">
            <text:p>4990</text:p>
          </table:table-cell>
          <table:table-cell table:formula="of:=[.$L$5]+[.A593]*[.$M$5]+[.B593]*[.$N$5]+[.C593]*[.$O$5]+[.D593]*[.$P$5]" office:value-type="float" office:value="103" calcext:value-type="float">
            <text:p>103</text:p>
          </table:table-cell>
          <table:table-cell table:formula="of:=[.E593]-[.F593]" office:value-type="float" office:value="4887" calcext:value-type="float">
            <text:p>4887</text:p>
          </table:table-cell>
          <table:table-cell table:formula="of:=[.G593]*[.G593]" office:value-type="float" office:value="23882769" calcext:value-type="float">
            <text:p>2388276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  <table:table-cell table:formula="of:=[.$L$5]+[.A594]*[.$M$5]+[.B594]*[.$N$5]+[.C594]*[.$O$5]+[.D594]*[.$P$5]" office:value-type="float" office:value="105" calcext:value-type="float">
            <text:p>105</text:p>
          </table:table-cell>
          <table:table-cell table:formula="of:=[.E594]-[.F594]" office:value-type="float" office:value="5485" calcext:value-type="float">
            <text:p>5485</text:p>
          </table:table-cell>
          <table:table-cell table:formula="of:=[.G594]*[.G594]" office:value-type="float" office:value="30085225" calcext:value-type="float">
            <text:p>300852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40" calcext:value-type="float">
            <text:p>5740</text:p>
          </table:table-cell>
          <table:table-cell table:formula="of:=[.$L$5]+[.A595]*[.$M$5]+[.B595]*[.$N$5]+[.C595]*[.$O$5]+[.D595]*[.$P$5]" office:value-type="float" office:value="100" calcext:value-type="float">
            <text:p>100</text:p>
          </table:table-cell>
          <table:table-cell table:formula="of:=[.E595]-[.F595]" office:value-type="float" office:value="5640" calcext:value-type="float">
            <text:p>5640</text:p>
          </table:table-cell>
          <table:table-cell table:formula="of:=[.G595]*[.G595]" office:value-type="float" office:value="31809600" calcext:value-type="float">
            <text:p>318096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table:formula="of:=[.$L$5]+[.A596]*[.$M$5]+[.B596]*[.$N$5]+[.C596]*[.$O$5]+[.D596]*[.$P$5]" office:value-type="float" office:value="103" calcext:value-type="float">
            <text:p>103</text:p>
          </table:table-cell>
          <table:table-cell table:formula="of:=[.E596]-[.F596]" office:value-type="float" office:value="5307" calcext:value-type="float">
            <text:p>5307</text:p>
          </table:table-cell>
          <table:table-cell table:formula="of:=[.G596]*[.G596]" office:value-type="float" office:value="28164249" calcext:value-type="float">
            <text:p>2816424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0" calcext:value-type="float">
            <text:p>5470</text:p>
          </table:table-cell>
          <table:table-cell table:formula="of:=[.$L$5]+[.A597]*[.$M$5]+[.B597]*[.$N$5]+[.C597]*[.$O$5]+[.D597]*[.$P$5]" office:value-type="float" office:value="106" calcext:value-type="float">
            <text:p>106</text:p>
          </table:table-cell>
          <table:table-cell table:formula="of:=[.E597]-[.F597]" office:value-type="float" office:value="5364" calcext:value-type="float">
            <text:p>5364</text:p>
          </table:table-cell>
          <table:table-cell table:formula="of:=[.G597]*[.G597]" office:value-type="float" office:value="28772496" calcext:value-type="float">
            <text:p>2877249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10" calcext:value-type="float">
            <text:p>5710</text:p>
          </table:table-cell>
          <table:table-cell table:formula="of:=[.$L$5]+[.A598]*[.$M$5]+[.B598]*[.$N$5]+[.C598]*[.$O$5]+[.D598]*[.$P$5]" office:value-type="float" office:value="105" calcext:value-type="float">
            <text:p>105</text:p>
          </table:table-cell>
          <table:table-cell table:formula="of:=[.E598]-[.F598]" office:value-type="float" office:value="5605" calcext:value-type="float">
            <text:p>5605</text:p>
          </table:table-cell>
          <table:table-cell table:formula="of:=[.G598]*[.G598]" office:value-type="float" office:value="31416025" calcext:value-type="float">
            <text:p>3141602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980" calcext:value-type="float">
            <text:p>5980</text:p>
          </table:table-cell>
          <table:table-cell table:formula="of:=[.$L$5]+[.A599]*[.$M$5]+[.B599]*[.$N$5]+[.C599]*[.$O$5]+[.D599]*[.$P$5]" office:value-type="float" office:value="107" calcext:value-type="float">
            <text:p>107</text:p>
          </table:table-cell>
          <table:table-cell table:formula="of:=[.E599]-[.F599]" office:value-type="float" office:value="5873" calcext:value-type="float">
            <text:p>5873</text:p>
          </table:table-cell>
          <table:table-cell table:formula="of:=[.G599]*[.G599]" office:value-type="float" office:value="34492129" calcext:value-type="float">
            <text:p>3449212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50" calcext:value-type="float">
            <text:p>5950</text:p>
          </table:table-cell>
          <table:table-cell table:formula="of:=[.$L$5]+[.A600]*[.$M$5]+[.B600]*[.$N$5]+[.C600]*[.$O$5]+[.D600]*[.$P$5]" office:value-type="float" office:value="101" calcext:value-type="float">
            <text:p>101</text:p>
          </table:table-cell>
          <table:table-cell table:formula="of:=[.E600]-[.F600]" office:value-type="float" office:value="5849" calcext:value-type="float">
            <text:p>5849</text:p>
          </table:table-cell>
          <table:table-cell table:formula="of:=[.G600]*[.G600]" office:value-type="float" office:value="34210801" calcext:value-type="float">
            <text:p>3421080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40" calcext:value-type="float">
            <text:p>5740</text:p>
          </table:table-cell>
          <table:table-cell table:formula="of:=[.$L$5]+[.A601]*[.$M$5]+[.B601]*[.$N$5]+[.C601]*[.$O$5]+[.D601]*[.$P$5]" office:value-type="float" office:value="100" calcext:value-type="float">
            <text:p>100</text:p>
          </table:table-cell>
          <table:table-cell table:formula="of:=[.E601]-[.F601]" office:value-type="float" office:value="5640" calcext:value-type="float">
            <text:p>5640</text:p>
          </table:table-cell>
          <table:table-cell table:formula="of:=[.G601]*[.G601]" office:value-type="float" office:value="31809600" calcext:value-type="float">
            <text:p>318096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602]*[.$M$5]+[.B602]*[.$N$5]+[.C602]*[.$O$5]+[.D602]*[.$P$5]" office:value-type="float" office:value="100" calcext:value-type="float">
            <text:p>100</text:p>
          </table:table-cell>
          <table:table-cell table:formula="of:=[.E602]-[.F602]" office:value-type="float" office:value="5400" calcext:value-type="float">
            <text:p>5400</text:p>
          </table:table-cell>
          <table:table-cell table:formula="of:=[.G602]*[.G602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70" calcext:value-type="float">
            <text:p>5170</text:p>
          </table:table-cell>
          <table:table-cell table:formula="of:=[.$L$5]+[.A603]*[.$M$5]+[.B603]*[.$N$5]+[.C603]*[.$O$5]+[.D603]*[.$P$5]" office:value-type="float" office:value="101" calcext:value-type="float">
            <text:p>101</text:p>
          </table:table-cell>
          <table:table-cell table:formula="of:=[.E603]-[.F603]" office:value-type="float" office:value="5069" calcext:value-type="float">
            <text:p>5069</text:p>
          </table:table-cell>
          <table:table-cell table:formula="of:=[.G603]*[.G603]" office:value-type="float" office:value="25694761" calcext:value-type="float">
            <text:p>2569476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604]*[.$M$5]+[.B604]*[.$N$5]+[.C604]*[.$O$5]+[.D604]*[.$P$5]" office:value-type="float" office:value="110" calcext:value-type="float">
            <text:p>110</text:p>
          </table:table-cell>
          <table:table-cell table:formula="of:=[.E604]-[.F604]" office:value-type="float" office:value="5180" calcext:value-type="float">
            <text:p>5180</text:p>
          </table:table-cell>
          <table:table-cell table:formula="of:=[.G604]*[.G604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50" calcext:value-type="float">
            <text:p>5650</text:p>
          </table:table-cell>
          <table:table-cell table:formula="of:=[.$L$5]+[.A605]*[.$M$5]+[.B605]*[.$N$5]+[.C605]*[.$O$5]+[.D605]*[.$P$5]" office:value-type="float" office:value="105" calcext:value-type="float">
            <text:p>105</text:p>
          </table:table-cell>
          <table:table-cell table:formula="of:=[.E605]-[.F605]" office:value-type="float" office:value="5545" calcext:value-type="float">
            <text:p>5545</text:p>
          </table:table-cell>
          <table:table-cell table:formula="of:=[.G605]*[.G605]" office:value-type="float" office:value="30747025" calcext:value-type="float">
            <text:p>3074702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560" calcext:value-type="float">
            <text:p>5560</text:p>
          </table:table-cell>
          <table:table-cell table:formula="of:=[.$L$5]+[.A606]*[.$M$5]+[.B606]*[.$N$5]+[.C606]*[.$O$5]+[.D606]*[.$P$5]" office:value-type="float" office:value="101" calcext:value-type="float">
            <text:p>101</text:p>
          </table:table-cell>
          <table:table-cell table:formula="of:=[.E606]-[.F606]" office:value-type="float" office:value="5459" calcext:value-type="float">
            <text:p>5459</text:p>
          </table:table-cell>
          <table:table-cell table:formula="of:=[.G606]*[.G606]" office:value-type="float" office:value="29800681" calcext:value-type="float">
            <text:p>29800681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table:formula="of:=[.$L$5]+[.A607]*[.$M$5]+[.B607]*[.$N$5]+[.C607]*[.$O$5]+[.D607]*[.$P$5]" office:value-type="float" office:value="106" calcext:value-type="float">
            <text:p>106</text:p>
          </table:table-cell>
          <table:table-cell table:formula="of:=[.E607]-[.F607]" office:value-type="float" office:value="5904" calcext:value-type="float">
            <text:p>5904</text:p>
          </table:table-cell>
          <table:table-cell table:formula="of:=[.G607]*[.G607]" office:value-type="float" office:value="34857216" calcext:value-type="float">
            <text:p>3485721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70" calcext:value-type="float">
            <text:p>6070</text:p>
          </table:table-cell>
          <table:table-cell table:formula="of:=[.$L$5]+[.A608]*[.$M$5]+[.B608]*[.$N$5]+[.C608]*[.$O$5]+[.D608]*[.$P$5]" office:value-type="float" office:value="105" calcext:value-type="float">
            <text:p>105</text:p>
          </table:table-cell>
          <table:table-cell table:formula="of:=[.E608]-[.F608]" office:value-type="float" office:value="5965" calcext:value-type="float">
            <text:p>5965</text:p>
          </table:table-cell>
          <table:table-cell table:formula="of:=[.G608]*[.G608]" office:value-type="float" office:value="35581225" calcext:value-type="float">
            <text:p>3558122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30" calcext:value-type="float">
            <text:p>4930</text:p>
          </table:table-cell>
          <table:table-cell table:formula="of:=[.$L$5]+[.A609]*[.$M$5]+[.B609]*[.$N$5]+[.C609]*[.$O$5]+[.D609]*[.$P$5]" office:value-type="float" office:value="110" calcext:value-type="float">
            <text:p>110</text:p>
          </table:table-cell>
          <table:table-cell table:formula="of:=[.E609]-[.F609]" office:value-type="float" office:value="4820" calcext:value-type="float">
            <text:p>4820</text:p>
          </table:table-cell>
          <table:table-cell table:formula="of:=[.G609]*[.G609]" office:value-type="float" office:value="23232400" calcext:value-type="float">
            <text:p>232324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60" calcext:value-type="float">
            <text:p>5860</text:p>
          </table:table-cell>
          <table:table-cell table:formula="of:=[.$L$5]+[.A610]*[.$M$5]+[.B610]*[.$N$5]+[.C610]*[.$O$5]+[.D610]*[.$P$5]" office:value-type="float" office:value="109" calcext:value-type="float">
            <text:p>109</text:p>
          </table:table-cell>
          <table:table-cell table:formula="of:=[.E610]-[.F610]" office:value-type="float" office:value="5751" calcext:value-type="float">
            <text:p>5751</text:p>
          </table:table-cell>
          <table:table-cell table:formula="of:=[.G610]*[.G610]" office:value-type="float" office:value="33074001" calcext:value-type="float">
            <text:p>3307400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70" calcext:value-type="float">
            <text:p>5770</text:p>
          </table:table-cell>
          <table:table-cell table:formula="of:=[.$L$5]+[.A611]*[.$M$5]+[.B611]*[.$N$5]+[.C611]*[.$O$5]+[.D611]*[.$P$5]" office:value-type="float" office:value="107" calcext:value-type="float">
            <text:p>107</text:p>
          </table:table-cell>
          <table:table-cell table:formula="of:=[.E611]-[.F611]" office:value-type="float" office:value="5663" calcext:value-type="float">
            <text:p>5663</text:p>
          </table:table-cell>
          <table:table-cell table:formula="of:=[.G611]*[.G611]" office:value-type="float" office:value="32069569" calcext:value-type="float">
            <text:p>3206956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612]*[.$M$5]+[.B612]*[.$N$5]+[.C612]*[.$O$5]+[.D612]*[.$P$5]" office:value-type="float" office:value="108" calcext:value-type="float">
            <text:p>108</text:p>
          </table:table-cell>
          <table:table-cell table:formula="of:=[.E612]-[.F612]" office:value-type="float" office:value="5452" calcext:value-type="float">
            <text:p>5452</text:p>
          </table:table-cell>
          <table:table-cell table:formula="of:=[.G612]*[.G612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890" calcext:value-type="float">
            <text:p>5890</text:p>
          </table:table-cell>
          <table:table-cell table:formula="of:=[.$L$5]+[.A613]*[.$M$5]+[.B613]*[.$N$5]+[.C613]*[.$O$5]+[.D613]*[.$P$5]" office:value-type="float" office:value="107" calcext:value-type="float">
            <text:p>107</text:p>
          </table:table-cell>
          <table:table-cell table:formula="of:=[.E613]-[.F613]" office:value-type="float" office:value="5783" calcext:value-type="float">
            <text:p>5783</text:p>
          </table:table-cell>
          <table:table-cell table:formula="of:=[.G613]*[.G613]" office:value-type="float" office:value="33443089" calcext:value-type="float">
            <text:p>3344308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614]*[.$M$5]+[.B614]*[.$N$5]+[.C614]*[.$O$5]+[.D614]*[.$P$5]" office:value-type="float" office:value="103" calcext:value-type="float">
            <text:p>103</text:p>
          </table:table-cell>
          <table:table-cell table:formula="of:=[.E614]-[.F614]" office:value-type="float" office:value="5667" calcext:value-type="float">
            <text:p>5667</text:p>
          </table:table-cell>
          <table:table-cell table:formula="of:=[.G614]*[.G614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5]+[.A615]*[.$M$5]+[.B615]*[.$N$5]+[.C615]*[.$O$5]+[.D615]*[.$P$5]" office:value-type="float" office:value="100" calcext:value-type="float">
            <text:p>100</text:p>
          </table:table-cell>
          <table:table-cell table:formula="of:=[.E615]-[.F615]" office:value-type="float" office:value="5370" calcext:value-type="float">
            <text:p>5370</text:p>
          </table:table-cell>
          <table:table-cell table:formula="of:=[.G615]*[.G615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60" calcext:value-type="float">
            <text:p>5860</text:p>
          </table:table-cell>
          <table:table-cell table:formula="of:=[.$L$5]+[.A616]*[.$M$5]+[.B616]*[.$N$5]+[.C616]*[.$O$5]+[.D616]*[.$P$5]" office:value-type="float" office:value="101" calcext:value-type="float">
            <text:p>101</text:p>
          </table:table-cell>
          <table:table-cell table:formula="of:=[.E616]-[.F616]" office:value-type="float" office:value="5759" calcext:value-type="float">
            <text:p>5759</text:p>
          </table:table-cell>
          <table:table-cell table:formula="of:=[.G616]*[.G616]" office:value-type="float" office:value="33166081" calcext:value-type="float">
            <text:p>3316608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617]*[.$M$5]+[.B617]*[.$N$5]+[.C617]*[.$O$5]+[.D617]*[.$P$5]" office:value-type="float" office:value="110" calcext:value-type="float">
            <text:p>110</text:p>
          </table:table-cell>
          <table:table-cell table:formula="of:=[.E617]-[.F617]" office:value-type="float" office:value="5300" calcext:value-type="float">
            <text:p>5300</text:p>
          </table:table-cell>
          <table:table-cell table:formula="of:=[.G617]*[.G617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40" calcext:value-type="float">
            <text:p>5440</text:p>
          </table:table-cell>
          <table:table-cell table:formula="of:=[.$L$5]+[.A618]*[.$M$5]+[.B618]*[.$N$5]+[.C618]*[.$O$5]+[.D618]*[.$P$5]" office:value-type="float" office:value="107" calcext:value-type="float">
            <text:p>107</text:p>
          </table:table-cell>
          <table:table-cell table:formula="of:=[.E618]-[.F618]" office:value-type="float" office:value="5333" calcext:value-type="float">
            <text:p>5333</text:p>
          </table:table-cell>
          <table:table-cell table:formula="of:=[.G618]*[.G618]" office:value-type="float" office:value="28440889" calcext:value-type="float">
            <text:p>2844088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80" calcext:value-type="float">
            <text:p>5680</text:p>
          </table:table-cell>
          <table:table-cell table:formula="of:=[.$L$5]+[.A619]*[.$M$5]+[.B619]*[.$N$5]+[.C619]*[.$O$5]+[.D619]*[.$P$5]" office:value-type="float" office:value="105" calcext:value-type="float">
            <text:p>105</text:p>
          </table:table-cell>
          <table:table-cell table:formula="of:=[.E619]-[.F619]" office:value-type="float" office:value="5575" calcext:value-type="float">
            <text:p>5575</text:p>
          </table:table-cell>
          <table:table-cell table:formula="of:=[.G619]*[.G619]" office:value-type="float" office:value="31080625" calcext:value-type="float">
            <text:p>310806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620]*[.$M$5]+[.B620]*[.$N$5]+[.C620]*[.$O$5]+[.D620]*[.$P$5]" office:value-type="float" office:value="101" calcext:value-type="float">
            <text:p>101</text:p>
          </table:table-cell>
          <table:table-cell table:formula="of:=[.E620]-[.F620]" office:value-type="float" office:value="5189" calcext:value-type="float">
            <text:p>5189</text:p>
          </table:table-cell>
          <table:table-cell table:formula="of:=[.G620]*[.G620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621]*[.$M$5]+[.B621]*[.$N$5]+[.C621]*[.$O$5]+[.D621]*[.$P$5]" office:value-type="float" office:value="107" calcext:value-type="float">
            <text:p>107</text:p>
          </table:table-cell>
          <table:table-cell table:formula="of:=[.E621]-[.F621]" office:value-type="float" office:value="5153" calcext:value-type="float">
            <text:p>5153</text:p>
          </table:table-cell>
          <table:table-cell table:formula="of:=[.G621]*[.G621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table:formula="of:=[.$L$5]+[.A622]*[.$M$5]+[.B622]*[.$N$5]+[.C622]*[.$O$5]+[.D622]*[.$P$5]" office:value-type="float" office:value="110" calcext:value-type="float">
            <text:p>110</text:p>
          </table:table-cell>
          <table:table-cell table:formula="of:=[.E622]-[.F622]" office:value-type="float" office:value="5600" calcext:value-type="float">
            <text:p>5600</text:p>
          </table:table-cell>
          <table:table-cell table:formula="of:=[.G622]*[.G622]" office:value-type="float" office:value="31360000" calcext:value-type="float">
            <text:p>31360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230" calcext:value-type="float">
            <text:p>5230</text:p>
          </table:table-cell>
          <table:table-cell table:formula="of:=[.$L$5]+[.A623]*[.$M$5]+[.B623]*[.$N$5]+[.C623]*[.$O$5]+[.D623]*[.$P$5]" office:value-type="float" office:value="109" calcext:value-type="float">
            <text:p>109</text:p>
          </table:table-cell>
          <table:table-cell table:formula="of:=[.E623]-[.F623]" office:value-type="float" office:value="5121" calcext:value-type="float">
            <text:p>5121</text:p>
          </table:table-cell>
          <table:table-cell table:formula="of:=[.G623]*[.G623]" office:value-type="float" office:value="26224641" calcext:value-type="float">
            <text:p>2622464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650" calcext:value-type="float">
            <text:p>5650</text:p>
          </table:table-cell>
          <table:table-cell table:formula="of:=[.$L$5]+[.A624]*[.$M$5]+[.B624]*[.$N$5]+[.C624]*[.$O$5]+[.D624]*[.$P$5]" office:value-type="float" office:value="106" calcext:value-type="float">
            <text:p>106</text:p>
          </table:table-cell>
          <table:table-cell table:formula="of:=[.E624]-[.F624]" office:value-type="float" office:value="5544" calcext:value-type="float">
            <text:p>5544</text:p>
          </table:table-cell>
          <table:table-cell table:formula="of:=[.G624]*[.G624]" office:value-type="float" office:value="30735936" calcext:value-type="float">
            <text:p>307359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30" calcext:value-type="float">
            <text:p>5530</text:p>
          </table:table-cell>
          <table:table-cell table:formula="of:=[.$L$5]+[.A625]*[.$M$5]+[.B625]*[.$N$5]+[.C625]*[.$O$5]+[.D625]*[.$P$5]" office:value-type="float" office:value="104" calcext:value-type="float">
            <text:p>104</text:p>
          </table:table-cell>
          <table:table-cell table:formula="of:=[.E625]-[.F625]" office:value-type="float" office:value="5426" calcext:value-type="float">
            <text:p>5426</text:p>
          </table:table-cell>
          <table:table-cell table:formula="of:=[.G625]*[.G625]" office:value-type="float" office:value="29441476" calcext:value-type="float">
            <text:p>2944147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890" calcext:value-type="float">
            <text:p>5890</text:p>
          </table:table-cell>
          <table:table-cell table:formula="of:=[.$L$5]+[.A626]*[.$M$5]+[.B626]*[.$N$5]+[.C626]*[.$O$5]+[.D626]*[.$P$5]" office:value-type="float" office:value="102" calcext:value-type="float">
            <text:p>102</text:p>
          </table:table-cell>
          <table:table-cell table:formula="of:=[.E626]-[.F626]" office:value-type="float" office:value="5788" calcext:value-type="float">
            <text:p>5788</text:p>
          </table:table-cell>
          <table:table-cell table:formula="of:=[.G626]*[.G626]" office:value-type="float" office:value="33500944" calcext:value-type="float">
            <text:p>3350094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30" calcext:value-type="float">
            <text:p>5530</text:p>
          </table:table-cell>
          <table:table-cell table:formula="of:=[.$L$5]+[.A627]*[.$M$5]+[.B627]*[.$N$5]+[.C627]*[.$O$5]+[.D627]*[.$P$5]" office:value-type="float" office:value="108" calcext:value-type="float">
            <text:p>108</text:p>
          </table:table-cell>
          <table:table-cell table:formula="of:=[.E627]-[.F627]" office:value-type="float" office:value="5422" calcext:value-type="float">
            <text:p>5422</text:p>
          </table:table-cell>
          <table:table-cell table:formula="of:=[.G627]*[.G627]" office:value-type="float" office:value="29398084" calcext:value-type="float">
            <text:p>29398084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10" calcext:value-type="float">
            <text:p>5110</text:p>
          </table:table-cell>
          <table:table-cell table:formula="of:=[.$L$5]+[.A628]*[.$M$5]+[.B628]*[.$N$5]+[.C628]*[.$O$5]+[.D628]*[.$P$5]" office:value-type="float" office:value="109" calcext:value-type="float">
            <text:p>109</text:p>
          </table:table-cell>
          <table:table-cell table:formula="of:=[.E628]-[.F628]" office:value-type="float" office:value="5001" calcext:value-type="float">
            <text:p>5001</text:p>
          </table:table-cell>
          <table:table-cell table:formula="of:=[.G628]*[.G628]" office:value-type="float" office:value="25010001" calcext:value-type="float">
            <text:p>2501000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table:formula="of:=[.$L$5]+[.A629]*[.$M$5]+[.B629]*[.$N$5]+[.C629]*[.$O$5]+[.D629]*[.$P$5]" office:value-type="float" office:value="104" calcext:value-type="float">
            <text:p>104</text:p>
          </table:table-cell>
          <table:table-cell table:formula="of:=[.E629]-[.F629]" office:value-type="float" office:value="5486" calcext:value-type="float">
            <text:p>5486</text:p>
          </table:table-cell>
          <table:table-cell table:formula="of:=[.G629]*[.G629]" office:value-type="float" office:value="30096196" calcext:value-type="float">
            <text:p>30096196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800" calcext:value-type="float">
            <text:p>5800</text:p>
          </table:table-cell>
          <table:table-cell table:formula="of:=[.$L$5]+[.A630]*[.$M$5]+[.B630]*[.$N$5]+[.C630]*[.$O$5]+[.D630]*[.$P$5]" office:value-type="float" office:value="108" calcext:value-type="float">
            <text:p>108</text:p>
          </table:table-cell>
          <table:table-cell table:formula="of:=[.E630]-[.F630]" office:value-type="float" office:value="5692" calcext:value-type="float">
            <text:p>5692</text:p>
          </table:table-cell>
          <table:table-cell table:formula="of:=[.G630]*[.G630]" office:value-type="float" office:value="32398864" calcext:value-type="float">
            <text:p>32398864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740" calcext:value-type="float">
            <text:p>5740</text:p>
          </table:table-cell>
          <table:table-cell table:formula="of:=[.$L$5]+[.A631]*[.$M$5]+[.B631]*[.$N$5]+[.C631]*[.$O$5]+[.D631]*[.$P$5]" office:value-type="float" office:value="106" calcext:value-type="float">
            <text:p>106</text:p>
          </table:table-cell>
          <table:table-cell table:formula="of:=[.E631]-[.F631]" office:value-type="float" office:value="5634" calcext:value-type="float">
            <text:p>5634</text:p>
          </table:table-cell>
          <table:table-cell table:formula="of:=[.G631]*[.G631]" office:value-type="float" office:value="31741956" calcext:value-type="float">
            <text:p>3174195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110" calcext:value-type="float">
            <text:p>5110</text:p>
          </table:table-cell>
          <table:table-cell table:formula="of:=[.$L$5]+[.A632]*[.$M$5]+[.B632]*[.$N$5]+[.C632]*[.$O$5]+[.D632]*[.$P$5]" office:value-type="float" office:value="105" calcext:value-type="float">
            <text:p>105</text:p>
          </table:table-cell>
          <table:table-cell table:formula="of:=[.E632]-[.F632]" office:value-type="float" office:value="5005" calcext:value-type="float">
            <text:p>5005</text:p>
          </table:table-cell>
          <table:table-cell table:formula="of:=[.G632]*[.G632]" office:value-type="float" office:value="25050025" calcext:value-type="float">
            <text:p>2505002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350" calcext:value-type="float">
            <text:p>5350</text:p>
          </table:table-cell>
          <table:table-cell table:formula="of:=[.$L$5]+[.A633]*[.$M$5]+[.B633]*[.$N$5]+[.C633]*[.$O$5]+[.D633]*[.$P$5]" office:value-type="float" office:value="109" calcext:value-type="float">
            <text:p>109</text:p>
          </table:table-cell>
          <table:table-cell table:formula="of:=[.E633]-[.F633]" office:value-type="float" office:value="5241" calcext:value-type="float">
            <text:p>5241</text:p>
          </table:table-cell>
          <table:table-cell table:formula="of:=[.G633]*[.G633]" office:value-type="float" office:value="27468081" calcext:value-type="float">
            <text:p>274680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60" calcext:value-type="float">
            <text:p>4960</text:p>
          </table:table-cell>
          <table:table-cell table:formula="of:=[.$L$5]+[.A634]*[.$M$5]+[.B634]*[.$N$5]+[.C634]*[.$O$5]+[.D634]*[.$P$5]" office:value-type="float" office:value="105" calcext:value-type="float">
            <text:p>105</text:p>
          </table:table-cell>
          <table:table-cell table:formula="of:=[.E634]-[.F634]" office:value-type="float" office:value="4855" calcext:value-type="float">
            <text:p>4855</text:p>
          </table:table-cell>
          <table:table-cell table:formula="of:=[.G634]*[.G634]" office:value-type="float" office:value="23571025" calcext:value-type="float">
            <text:p>235710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440" calcext:value-type="float">
            <text:p>5440</text:p>
          </table:table-cell>
          <table:table-cell table:formula="of:=[.$L$5]+[.A635]*[.$M$5]+[.B635]*[.$N$5]+[.C635]*[.$O$5]+[.D635]*[.$P$5]" office:value-type="float" office:value="106" calcext:value-type="float">
            <text:p>106</text:p>
          </table:table-cell>
          <table:table-cell table:formula="of:=[.E635]-[.F635]" office:value-type="float" office:value="5334" calcext:value-type="float">
            <text:p>5334</text:p>
          </table:table-cell>
          <table:table-cell table:formula="of:=[.G635]*[.G635]" office:value-type="float" office:value="28451556" calcext:value-type="float">
            <text:p>2845155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410" calcext:value-type="float">
            <text:p>5410</text:p>
          </table:table-cell>
          <table:table-cell table:formula="of:=[.$L$5]+[.A636]*[.$M$5]+[.B636]*[.$N$5]+[.C636]*[.$O$5]+[.D636]*[.$P$5]" office:value-type="float" office:value="106" calcext:value-type="float">
            <text:p>106</text:p>
          </table:table-cell>
          <table:table-cell table:formula="of:=[.E636]-[.F636]" office:value-type="float" office:value="5304" calcext:value-type="float">
            <text:p>5304</text:p>
          </table:table-cell>
          <table:table-cell table:formula="of:=[.G636]*[.G636]" office:value-type="float" office:value="28132416" calcext:value-type="float">
            <text:p>2813241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740" calcext:value-type="float">
            <text:p>5740</text:p>
          </table:table-cell>
          <table:table-cell table:formula="of:=[.$L$5]+[.A637]*[.$M$5]+[.B637]*[.$N$5]+[.C637]*[.$O$5]+[.D637]*[.$P$5]" office:value-type="float" office:value="110" calcext:value-type="float">
            <text:p>110</text:p>
          </table:table-cell>
          <table:table-cell table:formula="of:=[.E637]-[.F637]" office:value-type="float" office:value="5630" calcext:value-type="float">
            <text:p>5630</text:p>
          </table:table-cell>
          <table:table-cell table:formula="of:=[.G637]*[.G637]" office:value-type="float" office:value="31696900" calcext:value-type="float">
            <text:p>316969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40" calcext:value-type="float">
            <text:p>5140</text:p>
          </table:table-cell>
          <table:table-cell table:formula="of:=[.$L$5]+[.A638]*[.$M$5]+[.B638]*[.$N$5]+[.C638]*[.$O$5]+[.D638]*[.$P$5]" office:value-type="float" office:value="102" calcext:value-type="float">
            <text:p>102</text:p>
          </table:table-cell>
          <table:table-cell table:formula="of:=[.E638]-[.F638]" office:value-type="float" office:value="5038" calcext:value-type="float">
            <text:p>5038</text:p>
          </table:table-cell>
          <table:table-cell table:formula="of:=[.G638]*[.G638]" office:value-type="float" office:value="25381444" calcext:value-type="float">
            <text:p>2538144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60" calcext:value-type="float">
            <text:p>5560</text:p>
          </table:table-cell>
          <table:table-cell table:formula="of:=[.$L$5]+[.A639]*[.$M$5]+[.B639]*[.$N$5]+[.C639]*[.$O$5]+[.D639]*[.$P$5]" office:value-type="float" office:value="101" calcext:value-type="float">
            <text:p>101</text:p>
          </table:table-cell>
          <table:table-cell table:formula="of:=[.E639]-[.F639]" office:value-type="float" office:value="5459" calcext:value-type="float">
            <text:p>5459</text:p>
          </table:table-cell>
          <table:table-cell table:formula="of:=[.G639]*[.G639]" office:value-type="float" office:value="29800681" calcext:value-type="float">
            <text:p>2980068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10" calcext:value-type="float">
            <text:p>5410</text:p>
          </table:table-cell>
          <table:table-cell table:formula="of:=[.$L$5]+[.A640]*[.$M$5]+[.B640]*[.$N$5]+[.C640]*[.$O$5]+[.D640]*[.$P$5]" office:value-type="float" office:value="106" calcext:value-type="float">
            <text:p>106</text:p>
          </table:table-cell>
          <table:table-cell table:formula="of:=[.E640]-[.F640]" office:value-type="float" office:value="5304" calcext:value-type="float">
            <text:p>5304</text:p>
          </table:table-cell>
          <table:table-cell table:formula="of:=[.G640]*[.G640]" office:value-type="float" office:value="28132416" calcext:value-type="float">
            <text:p>2813241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830" calcext:value-type="float">
            <text:p>5830</text:p>
          </table:table-cell>
          <table:table-cell table:formula="of:=[.$L$5]+[.A641]*[.$M$5]+[.B641]*[.$N$5]+[.C641]*[.$O$5]+[.D641]*[.$P$5]" office:value-type="float" office:value="109" calcext:value-type="float">
            <text:p>109</text:p>
          </table:table-cell>
          <table:table-cell table:formula="of:=[.E641]-[.F641]" office:value-type="float" office:value="5721" calcext:value-type="float">
            <text:p>5721</text:p>
          </table:table-cell>
          <table:table-cell table:formula="of:=[.G641]*[.G641]" office:value-type="float" office:value="32729841" calcext:value-type="float">
            <text:p>327298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642]*[.$M$5]+[.B642]*[.$N$5]+[.C642]*[.$O$5]+[.D642]*[.$P$5]" office:value-type="float" office:value="103" calcext:value-type="float">
            <text:p>103</text:p>
          </table:table-cell>
          <table:table-cell table:formula="of:=[.E642]-[.F642]" office:value-type="float" office:value="5667" calcext:value-type="float">
            <text:p>5667</text:p>
          </table:table-cell>
          <table:table-cell table:formula="of:=[.G642]*[.G642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70" calcext:value-type="float">
            <text:p>6070</text:p>
          </table:table-cell>
          <table:table-cell table:formula="of:=[.$L$5]+[.A643]*[.$M$5]+[.B643]*[.$N$5]+[.C643]*[.$O$5]+[.D643]*[.$P$5]" office:value-type="float" office:value="104" calcext:value-type="float">
            <text:p>104</text:p>
          </table:table-cell>
          <table:table-cell table:formula="of:=[.E643]-[.F643]" office:value-type="float" office:value="5966" calcext:value-type="float">
            <text:p>5966</text:p>
          </table:table-cell>
          <table:table-cell table:formula="of:=[.G643]*[.G643]" office:value-type="float" office:value="35593156" calcext:value-type="float">
            <text:p>35593156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table:formula="of:=[.$L$5]+[.A644]*[.$M$5]+[.B644]*[.$N$5]+[.C644]*[.$O$5]+[.D644]*[.$P$5]" office:value-type="float" office:value="107" calcext:value-type="float">
            <text:p>107</text:p>
          </table:table-cell>
          <table:table-cell table:formula="of:=[.E644]-[.F644]" office:value-type="float" office:value="5753" calcext:value-type="float">
            <text:p>5753</text:p>
          </table:table-cell>
          <table:table-cell table:formula="of:=[.G644]*[.G644]" office:value-type="float" office:value="33097009" calcext:value-type="float">
            <text:p>33097009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50" calcext:value-type="float">
            <text:p>5050</text:p>
          </table:table-cell>
          <table:table-cell table:formula="of:=[.$L$5]+[.A645]*[.$M$5]+[.B645]*[.$N$5]+[.C645]*[.$O$5]+[.D645]*[.$P$5]" office:value-type="float" office:value="102" calcext:value-type="float">
            <text:p>102</text:p>
          </table:table-cell>
          <table:table-cell table:formula="of:=[.E645]-[.F645]" office:value-type="float" office:value="4948" calcext:value-type="float">
            <text:p>4948</text:p>
          </table:table-cell>
          <table:table-cell table:formula="of:=[.G645]*[.G645]" office:value-type="float" office:value="24482704" calcext:value-type="float">
            <text:p>2448270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646]*[.$M$5]+[.B646]*[.$N$5]+[.C646]*[.$O$5]+[.D646]*[.$P$5]" office:value-type="float" office:value="100" calcext:value-type="float">
            <text:p>100</text:p>
          </table:table-cell>
          <table:table-cell table:formula="of:=[.E646]-[.F646]" office:value-type="float" office:value="5400" calcext:value-type="float">
            <text:p>5400</text:p>
          </table:table-cell>
          <table:table-cell table:formula="of:=[.G646]*[.G646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30" calcext:value-type="float">
            <text:p>5530</text:p>
          </table:table-cell>
          <table:table-cell table:formula="of:=[.$L$5]+[.A647]*[.$M$5]+[.B647]*[.$N$5]+[.C647]*[.$O$5]+[.D647]*[.$P$5]" office:value-type="float" office:value="105" calcext:value-type="float">
            <text:p>105</text:p>
          </table:table-cell>
          <table:table-cell table:formula="of:=[.E647]-[.F647]" office:value-type="float" office:value="5425" calcext:value-type="float">
            <text:p>5425</text:p>
          </table:table-cell>
          <table:table-cell table:formula="of:=[.G647]*[.G647]" office:value-type="float" office:value="29430625" calcext:value-type="float">
            <text:p>2943062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50" calcext:value-type="float">
            <text:p>5050</text:p>
          </table:table-cell>
          <table:table-cell table:formula="of:=[.$L$5]+[.A648]*[.$M$5]+[.B648]*[.$N$5]+[.C648]*[.$O$5]+[.D648]*[.$P$5]" office:value-type="float" office:value="102" calcext:value-type="float">
            <text:p>102</text:p>
          </table:table-cell>
          <table:table-cell table:formula="of:=[.E648]-[.F648]" office:value-type="float" office:value="4948" calcext:value-type="float">
            <text:p>4948</text:p>
          </table:table-cell>
          <table:table-cell table:formula="of:=[.G648]*[.G648]" office:value-type="float" office:value="24482704" calcext:value-type="float">
            <text:p>244827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649]*[.$M$5]+[.B649]*[.$N$5]+[.C649]*[.$O$5]+[.D649]*[.$P$5]" office:value-type="float" office:value="110" calcext:value-type="float">
            <text:p>110</text:p>
          </table:table-cell>
          <table:table-cell table:formula="of:=[.E649]-[.F649]" office:value-type="float" office:value="5540" calcext:value-type="float">
            <text:p>5540</text:p>
          </table:table-cell>
          <table:table-cell table:formula="of:=[.G649]*[.G649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table:formula="of:=[.$L$5]+[.A650]*[.$M$5]+[.B650]*[.$N$5]+[.C650]*[.$O$5]+[.D650]*[.$P$5]" office:value-type="float" office:value="101" calcext:value-type="float">
            <text:p>101</text:p>
          </table:table-cell>
          <table:table-cell table:formula="of:=[.E650]-[.F650]" office:value-type="float" office:value="5669" calcext:value-type="float">
            <text:p>5669</text:p>
          </table:table-cell>
          <table:table-cell table:formula="of:=[.G650]*[.G650]" office:value-type="float" office:value="32137561" calcext:value-type="float">
            <text:p>3213756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60" calcext:value-type="float">
            <text:p>5860</text:p>
          </table:table-cell>
          <table:table-cell table:formula="of:=[.$L$5]+[.A651]*[.$M$5]+[.B651]*[.$N$5]+[.C651]*[.$O$5]+[.D651]*[.$P$5]" office:value-type="float" office:value="106" calcext:value-type="float">
            <text:p>106</text:p>
          </table:table-cell>
          <table:table-cell table:formula="of:=[.E651]-[.F651]" office:value-type="float" office:value="5754" calcext:value-type="float">
            <text:p>5754</text:p>
          </table:table-cell>
          <table:table-cell table:formula="of:=[.G651]*[.G651]" office:value-type="float" office:value="33108516" calcext:value-type="float">
            <text:p>331085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table:formula="of:=[.$L$5]+[.A652]*[.$M$5]+[.B652]*[.$N$5]+[.C652]*[.$O$5]+[.D652]*[.$P$5]" office:value-type="float" office:value="110" calcext:value-type="float">
            <text:p>110</text:p>
          </table:table-cell>
          <table:table-cell table:formula="of:=[.E652]-[.F652]" office:value-type="float" office:value="5390" calcext:value-type="float">
            <text:p>5390</text:p>
          </table:table-cell>
          <table:table-cell table:formula="of:=[.G652]*[.G652]" office:value-type="float" office:value="29052100" calcext:value-type="float">
            <text:p>29052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653]*[.$M$5]+[.B653]*[.$N$5]+[.C653]*[.$O$5]+[.D653]*[.$P$5]" office:value-type="float" office:value="110" calcext:value-type="float">
            <text:p>110</text:p>
          </table:table-cell>
          <table:table-cell table:formula="of:=[.E653]-[.F653]" office:value-type="float" office:value="5420" calcext:value-type="float">
            <text:p>5420</text:p>
          </table:table-cell>
          <table:table-cell table:formula="of:=[.G653]*[.G653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50" calcext:value-type="float">
            <text:p>5650</text:p>
          </table:table-cell>
          <table:table-cell table:formula="of:=[.$L$5]+[.A654]*[.$M$5]+[.B654]*[.$N$5]+[.C654]*[.$O$5]+[.D654]*[.$P$5]" office:value-type="float" office:value="103" calcext:value-type="float">
            <text:p>103</text:p>
          </table:table-cell>
          <table:table-cell table:formula="of:=[.E654]-[.F654]" office:value-type="float" office:value="5547" calcext:value-type="float">
            <text:p>5547</text:p>
          </table:table-cell>
          <table:table-cell table:formula="of:=[.G654]*[.G654]" office:value-type="float" office:value="30769209" calcext:value-type="float">
            <text:p>3076920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40" calcext:value-type="float">
            <text:p>5440</text:p>
          </table:table-cell>
          <table:table-cell table:formula="of:=[.$L$5]+[.A655]*[.$M$5]+[.B655]*[.$N$5]+[.C655]*[.$O$5]+[.D655]*[.$P$5]" office:value-type="float" office:value="104" calcext:value-type="float">
            <text:p>104</text:p>
          </table:table-cell>
          <table:table-cell table:formula="of:=[.E655]-[.F655]" office:value-type="float" office:value="5336" calcext:value-type="float">
            <text:p>5336</text:p>
          </table:table-cell>
          <table:table-cell table:formula="of:=[.G655]*[.G655]" office:value-type="float" office:value="28472896" calcext:value-type="float">
            <text:p>2847289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30" calcext:value-type="float">
            <text:p>5530</text:p>
          </table:table-cell>
          <table:table-cell table:formula="of:=[.$L$5]+[.A656]*[.$M$5]+[.B656]*[.$N$5]+[.C656]*[.$O$5]+[.D656]*[.$P$5]" office:value-type="float" office:value="102" calcext:value-type="float">
            <text:p>102</text:p>
          </table:table-cell>
          <table:table-cell table:formula="of:=[.E656]-[.F656]" office:value-type="float" office:value="5428" calcext:value-type="float">
            <text:p>5428</text:p>
          </table:table-cell>
          <table:table-cell table:formula="of:=[.G656]*[.G656]" office:value-type="float" office:value="29463184" calcext:value-type="float">
            <text:p>2946318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  <table:table-cell table:formula="of:=[.$L$5]+[.A657]*[.$M$5]+[.B657]*[.$N$5]+[.C657]*[.$O$5]+[.D657]*[.$P$5]" office:value-type="float" office:value="105" calcext:value-type="float">
            <text:p>105</text:p>
          </table:table-cell>
          <table:table-cell table:formula="of:=[.E657]-[.F657]" office:value-type="float" office:value="5095" calcext:value-type="float">
            <text:p>5095</text:p>
          </table:table-cell>
          <table:table-cell table:formula="of:=[.G657]*[.G657]" office:value-type="float" office:value="25959025" calcext:value-type="float">
            <text:p>25959025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00" calcext:value-type="float">
            <text:p>4900</text:p>
          </table:table-cell>
          <table:table-cell table:formula="of:=[.$L$5]+[.A658]*[.$M$5]+[.B658]*[.$N$5]+[.C658]*[.$O$5]+[.D658]*[.$P$5]" office:value-type="float" office:value="106" calcext:value-type="float">
            <text:p>106</text:p>
          </table:table-cell>
          <table:table-cell table:formula="of:=[.E658]-[.F658]" office:value-type="float" office:value="4794" calcext:value-type="float">
            <text:p>4794</text:p>
          </table:table-cell>
          <table:table-cell table:formula="of:=[.G658]*[.G658]" office:value-type="float" office:value="22982436" calcext:value-type="float">
            <text:p>2298243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80" calcext:value-type="float">
            <text:p>5080</text:p>
          </table:table-cell>
          <table:table-cell table:formula="of:=[.$L$5]+[.A659]*[.$M$5]+[.B659]*[.$N$5]+[.C659]*[.$O$5]+[.D659]*[.$P$5]" office:value-type="float" office:value="102" calcext:value-type="float">
            <text:p>102</text:p>
          </table:table-cell>
          <table:table-cell table:formula="of:=[.E659]-[.F659]" office:value-type="float" office:value="4978" calcext:value-type="float">
            <text:p>4978</text:p>
          </table:table-cell>
          <table:table-cell table:formula="of:=[.G659]*[.G659]" office:value-type="float" office:value="24780484" calcext:value-type="float">
            <text:p>24780484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660]*[.$M$5]+[.B660]*[.$N$5]+[.C660]*[.$O$5]+[.D660]*[.$P$5]" office:value-type="float" office:value="100" calcext:value-type="float">
            <text:p>100</text:p>
          </table:table-cell>
          <table:table-cell table:formula="of:=[.E660]-[.F660]" office:value-type="float" office:value="5280" calcext:value-type="float">
            <text:p>5280</text:p>
          </table:table-cell>
          <table:table-cell table:formula="of:=[.G660]*[.G660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661]*[.$M$5]+[.B661]*[.$N$5]+[.C661]*[.$O$5]+[.D661]*[.$P$5]" office:value-type="float" office:value="104" calcext:value-type="float">
            <text:p>104</text:p>
          </table:table-cell>
          <table:table-cell table:formula="of:=[.E661]-[.F661]" office:value-type="float" office:value="5456" calcext:value-type="float">
            <text:p>5456</text:p>
          </table:table-cell>
          <table:table-cell table:formula="of:=[.G661]*[.G661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30" calcext:value-type="float">
            <text:p>5530</text:p>
          </table:table-cell>
          <table:table-cell table:formula="of:=[.$L$5]+[.A662]*[.$M$5]+[.B662]*[.$N$5]+[.C662]*[.$O$5]+[.D662]*[.$P$5]" office:value-type="float" office:value="102" calcext:value-type="float">
            <text:p>102</text:p>
          </table:table-cell>
          <table:table-cell table:formula="of:=[.E662]-[.F662]" office:value-type="float" office:value="5428" calcext:value-type="float">
            <text:p>5428</text:p>
          </table:table-cell>
          <table:table-cell table:formula="of:=[.G662]*[.G662]" office:value-type="float" office:value="29463184" calcext:value-type="float">
            <text:p>2946318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50" calcext:value-type="float">
            <text:p>5650</text:p>
          </table:table-cell>
          <table:table-cell table:formula="of:=[.$L$5]+[.A663]*[.$M$5]+[.B663]*[.$N$5]+[.C663]*[.$O$5]+[.D663]*[.$P$5]" office:value-type="float" office:value="106" calcext:value-type="float">
            <text:p>106</text:p>
          </table:table-cell>
          <table:table-cell table:formula="of:=[.E663]-[.F663]" office:value-type="float" office:value="5544" calcext:value-type="float">
            <text:p>5544</text:p>
          </table:table-cell>
          <table:table-cell table:formula="of:=[.G663]*[.G663]" office:value-type="float" office:value="30735936" calcext:value-type="float">
            <text:p>3073593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070" calcext:value-type="float">
            <text:p>6070</text:p>
          </table:table-cell>
          <table:table-cell table:formula="of:=[.$L$5]+[.A664]*[.$M$5]+[.B664]*[.$N$5]+[.C664]*[.$O$5]+[.D664]*[.$P$5]" office:value-type="float" office:value="109" calcext:value-type="float">
            <text:p>109</text:p>
          </table:table-cell>
          <table:table-cell table:formula="of:=[.E664]-[.F664]" office:value-type="float" office:value="5961" calcext:value-type="float">
            <text:p>5961</text:p>
          </table:table-cell>
          <table:table-cell table:formula="of:=[.G664]*[.G664]" office:value-type="float" office:value="35533521" calcext:value-type="float">
            <text:p>355335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410" calcext:value-type="float">
            <text:p>5410</text:p>
          </table:table-cell>
          <table:table-cell table:formula="of:=[.$L$5]+[.A665]*[.$M$5]+[.B665]*[.$N$5]+[.C665]*[.$O$5]+[.D665]*[.$P$5]" office:value-type="float" office:value="105" calcext:value-type="float">
            <text:p>105</text:p>
          </table:table-cell>
          <table:table-cell table:formula="of:=[.E665]-[.F665]" office:value-type="float" office:value="5305" calcext:value-type="float">
            <text:p>5305</text:p>
          </table:table-cell>
          <table:table-cell table:formula="of:=[.G665]*[.G665]" office:value-type="float" office:value="28143025" calcext:value-type="float">
            <text:p>281430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00" calcext:value-type="float">
            <text:p>5200</text:p>
          </table:table-cell>
          <table:table-cell table:formula="of:=[.$L$5]+[.A666]*[.$M$5]+[.B666]*[.$N$5]+[.C666]*[.$O$5]+[.D666]*[.$P$5]" office:value-type="float" office:value="101" calcext:value-type="float">
            <text:p>101</text:p>
          </table:table-cell>
          <table:table-cell table:formula="of:=[.E666]-[.F666]" office:value-type="float" office:value="5099" calcext:value-type="float">
            <text:p>5099</text:p>
          </table:table-cell>
          <table:table-cell table:formula="of:=[.G666]*[.G666]" office:value-type="float" office:value="25999801" calcext:value-type="float">
            <text:p>2599980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667]*[.$M$5]+[.B667]*[.$N$5]+[.C667]*[.$O$5]+[.D667]*[.$P$5]" office:value-type="float" office:value="101" calcext:value-type="float">
            <text:p>101</text:p>
          </table:table-cell>
          <table:table-cell table:formula="of:=[.E667]-[.F667]" office:value-type="float" office:value="5519" calcext:value-type="float">
            <text:p>5519</text:p>
          </table:table-cell>
          <table:table-cell table:formula="of:=[.G667]*[.G667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30" calcext:value-type="float">
            <text:p>6130</text:p>
          </table:table-cell>
          <table:table-cell table:formula="of:=[.$L$5]+[.A668]*[.$M$5]+[.B668]*[.$N$5]+[.C668]*[.$O$5]+[.D668]*[.$P$5]" office:value-type="float" office:value="102" calcext:value-type="float">
            <text:p>102</text:p>
          </table:table-cell>
          <table:table-cell table:formula="of:=[.E668]-[.F668]" office:value-type="float" office:value="6028" calcext:value-type="float">
            <text:p>6028</text:p>
          </table:table-cell>
          <table:table-cell table:formula="of:=[.G668]*[.G668]" office:value-type="float" office:value="36336784" calcext:value-type="float">
            <text:p>3633678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669]*[.$M$5]+[.B669]*[.$N$5]+[.C669]*[.$O$5]+[.D669]*[.$P$5]" office:value-type="float" office:value="104" calcext:value-type="float">
            <text:p>104</text:p>
          </table:table-cell>
          <table:table-cell table:formula="of:=[.E669]-[.F669]" office:value-type="float" office:value="5456" calcext:value-type="float">
            <text:p>5456</text:p>
          </table:table-cell>
          <table:table-cell table:formula="of:=[.G669]*[.G669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770" calcext:value-type="float">
            <text:p>5770</text:p>
          </table:table-cell>
          <table:table-cell table:formula="of:=[.$L$5]+[.A670]*[.$M$5]+[.B670]*[.$N$5]+[.C670]*[.$O$5]+[.D670]*[.$P$5]" office:value-type="float" office:value="106" calcext:value-type="float">
            <text:p>106</text:p>
          </table:table-cell>
          <table:table-cell table:formula="of:=[.E670]-[.F670]" office:value-type="float" office:value="5664" calcext:value-type="float">
            <text:p>5664</text:p>
          </table:table-cell>
          <table:table-cell table:formula="of:=[.G670]*[.G670]" office:value-type="float" office:value="32080896" calcext:value-type="float">
            <text:p>3208089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170" calcext:value-type="float">
            <text:p>5170</text:p>
          </table:table-cell>
          <table:table-cell table:formula="of:=[.$L$5]+[.A671]*[.$M$5]+[.B671]*[.$N$5]+[.C671]*[.$O$5]+[.D671]*[.$P$5]" office:value-type="float" office:value="106" calcext:value-type="float">
            <text:p>106</text:p>
          </table:table-cell>
          <table:table-cell table:formula="of:=[.E671]-[.F671]" office:value-type="float" office:value="5064" calcext:value-type="float">
            <text:p>5064</text:p>
          </table:table-cell>
          <table:table-cell table:formula="of:=[.G671]*[.G671]" office:value-type="float" office:value="25644096" calcext:value-type="float">
            <text:p>2564409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60" calcext:value-type="float">
            <text:p>5560</text:p>
          </table:table-cell>
          <table:table-cell table:formula="of:=[.$L$5]+[.A672]*[.$M$5]+[.B672]*[.$N$5]+[.C672]*[.$O$5]+[.D672]*[.$P$5]" office:value-type="float" office:value="105" calcext:value-type="float">
            <text:p>105</text:p>
          </table:table-cell>
          <table:table-cell table:formula="of:=[.E672]-[.F672]" office:value-type="float" office:value="5455" calcext:value-type="float">
            <text:p>5455</text:p>
          </table:table-cell>
          <table:table-cell table:formula="of:=[.G672]*[.G672]" office:value-type="float" office:value="29757025" calcext:value-type="float">
            <text:p>297570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40" calcext:value-type="float">
            <text:p>4840</text:p>
          </table:table-cell>
          <table:table-cell table:formula="of:=[.$L$5]+[.A673]*[.$M$5]+[.B673]*[.$N$5]+[.C673]*[.$O$5]+[.D673]*[.$P$5]" office:value-type="float" office:value="101" calcext:value-type="float">
            <text:p>101</text:p>
          </table:table-cell>
          <table:table-cell table:formula="of:=[.E673]-[.F673]" office:value-type="float" office:value="4739" calcext:value-type="float">
            <text:p>4739</text:p>
          </table:table-cell>
          <table:table-cell table:formula="of:=[.G673]*[.G673]" office:value-type="float" office:value="22458121" calcext:value-type="float">
            <text:p>2245812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70" calcext:value-type="float">
            <text:p>5470</text:p>
          </table:table-cell>
          <table:table-cell table:formula="of:=[.$L$5]+[.A674]*[.$M$5]+[.B674]*[.$N$5]+[.C674]*[.$O$5]+[.D674]*[.$P$5]" office:value-type="float" office:value="105" calcext:value-type="float">
            <text:p>105</text:p>
          </table:table-cell>
          <table:table-cell table:formula="of:=[.E674]-[.F674]" office:value-type="float" office:value="5365" calcext:value-type="float">
            <text:p>5365</text:p>
          </table:table-cell>
          <table:table-cell table:formula="of:=[.G674]*[.G674]" office:value-type="float" office:value="28783225" calcext:value-type="float">
            <text:p>287832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table:formula="of:=[.$L$5]+[.A675]*[.$M$5]+[.B675]*[.$N$5]+[.C675]*[.$O$5]+[.D675]*[.$P$5]" office:value-type="float" office:value="108" calcext:value-type="float">
            <text:p>108</text:p>
          </table:table-cell>
          <table:table-cell table:formula="of:=[.E675]-[.F675]" office:value-type="float" office:value="5062" calcext:value-type="float">
            <text:p>5062</text:p>
          </table:table-cell>
          <table:table-cell table:formula="of:=[.G675]*[.G675]" office:value-type="float" office:value="25623844" calcext:value-type="float">
            <text:p>2562384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920" calcext:value-type="float">
            <text:p>5920</text:p>
          </table:table-cell>
          <table:table-cell table:formula="of:=[.$L$5]+[.A676]*[.$M$5]+[.B676]*[.$N$5]+[.C676]*[.$O$5]+[.D676]*[.$P$5]" office:value-type="float" office:value="108" calcext:value-type="float">
            <text:p>108</text:p>
          </table:table-cell>
          <table:table-cell table:formula="of:=[.E676]-[.F676]" office:value-type="float" office:value="5812" calcext:value-type="float">
            <text:p>5812</text:p>
          </table:table-cell>
          <table:table-cell table:formula="of:=[.G676]*[.G676]" office:value-type="float" office:value="33779344" calcext:value-type="float">
            <text:p>3377934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20" calcext:value-type="float">
            <text:p>5320</text:p>
          </table:table-cell>
          <table:table-cell table:formula="of:=[.$L$5]+[.A677]*[.$M$5]+[.B677]*[.$N$5]+[.C677]*[.$O$5]+[.D677]*[.$P$5]" office:value-type="float" office:value="102" calcext:value-type="float">
            <text:p>102</text:p>
          </table:table-cell>
          <table:table-cell table:formula="of:=[.E677]-[.F677]" office:value-type="float" office:value="5218" calcext:value-type="float">
            <text:p>5218</text:p>
          </table:table-cell>
          <table:table-cell table:formula="of:=[.G677]*[.G677]" office:value-type="float" office:value="27227524" calcext:value-type="float">
            <text:p>2722752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678]*[.$M$5]+[.B678]*[.$N$5]+[.C678]*[.$O$5]+[.D678]*[.$P$5]" office:value-type="float" office:value="101" calcext:value-type="float">
            <text:p>101</text:p>
          </table:table-cell>
          <table:table-cell table:formula="of:=[.E678]-[.F678]" office:value-type="float" office:value="5519" calcext:value-type="float">
            <text:p>5519</text:p>
          </table:table-cell>
          <table:table-cell table:formula="of:=[.G678]*[.G678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50" calcext:value-type="float">
            <text:p>5650</text:p>
          </table:table-cell>
          <table:table-cell table:formula="of:=[.$L$5]+[.A679]*[.$M$5]+[.B679]*[.$N$5]+[.C679]*[.$O$5]+[.D679]*[.$P$5]" office:value-type="float" office:value="102" calcext:value-type="float">
            <text:p>102</text:p>
          </table:table-cell>
          <table:table-cell table:formula="of:=[.E679]-[.F679]" office:value-type="float" office:value="5548" calcext:value-type="float">
            <text:p>5548</text:p>
          </table:table-cell>
          <table:table-cell table:formula="of:=[.G679]*[.G679]" office:value-type="float" office:value="30780304" calcext:value-type="float">
            <text:p>3078030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  <table:table-cell table:formula="of:=[.$L$5]+[.A680]*[.$M$5]+[.B680]*[.$N$5]+[.C680]*[.$O$5]+[.D680]*[.$P$5]" office:value-type="float" office:value="105" calcext:value-type="float">
            <text:p>105</text:p>
          </table:table-cell>
          <table:table-cell table:formula="of:=[.E680]-[.F680]" office:value-type="float" office:value="5245" calcext:value-type="float">
            <text:p>5245</text:p>
          </table:table-cell>
          <table:table-cell table:formula="of:=[.G680]*[.G680]" office:value-type="float" office:value="27510025" calcext:value-type="float">
            <text:p>27510025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  <table:table-cell table:formula="of:=[.$L$5]+[.A681]*[.$M$5]+[.B681]*[.$N$5]+[.C681]*[.$O$5]+[.D681]*[.$P$5]" office:value-type="float" office:value="100" calcext:value-type="float">
            <text:p>100</text:p>
          </table:table-cell>
          <table:table-cell table:formula="of:=[.E681]-[.F681]" office:value-type="float" office:value="6090" calcext:value-type="float">
            <text:p>6090</text:p>
          </table:table-cell>
          <table:table-cell table:formula="of:=[.G681]*[.G681]" office:value-type="float" office:value="37088100" calcext:value-type="float">
            <text:p>370881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20" calcext:value-type="float">
            <text:p>5320</text:p>
          </table:table-cell>
          <table:table-cell table:formula="of:=[.$L$5]+[.A682]*[.$M$5]+[.B682]*[.$N$5]+[.C682]*[.$O$5]+[.D682]*[.$P$5]" office:value-type="float" office:value="101" calcext:value-type="float">
            <text:p>101</text:p>
          </table:table-cell>
          <table:table-cell table:formula="of:=[.E682]-[.F682]" office:value-type="float" office:value="5219" calcext:value-type="float">
            <text:p>5219</text:p>
          </table:table-cell>
          <table:table-cell table:formula="of:=[.G682]*[.G682]" office:value-type="float" office:value="27237961" calcext:value-type="float">
            <text:p>2723796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740" calcext:value-type="float">
            <text:p>5740</text:p>
          </table:table-cell>
          <table:table-cell table:formula="of:=[.$L$5]+[.A683]*[.$M$5]+[.B683]*[.$N$5]+[.C683]*[.$O$5]+[.D683]*[.$P$5]" office:value-type="float" office:value="109" calcext:value-type="float">
            <text:p>109</text:p>
          </table:table-cell>
          <table:table-cell table:formula="of:=[.E683]-[.F683]" office:value-type="float" office:value="5631" calcext:value-type="float">
            <text:p>5631</text:p>
          </table:table-cell>
          <table:table-cell table:formula="of:=[.G683]*[.G683]" office:value-type="float" office:value="31708161" calcext:value-type="float">
            <text:p>3170816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70" calcext:value-type="float">
            <text:p>4870</text:p>
          </table:table-cell>
          <table:table-cell table:formula="of:=[.$L$5]+[.A684]*[.$M$5]+[.B684]*[.$N$5]+[.C684]*[.$O$5]+[.D684]*[.$P$5]" office:value-type="float" office:value="104" calcext:value-type="float">
            <text:p>104</text:p>
          </table:table-cell>
          <table:table-cell table:formula="of:=[.E684]-[.F684]" office:value-type="float" office:value="4766" calcext:value-type="float">
            <text:p>4766</text:p>
          </table:table-cell>
          <table:table-cell table:formula="of:=[.G684]*[.G684]" office:value-type="float" office:value="22714756" calcext:value-type="float">
            <text:p>2271475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320" calcext:value-type="float">
            <text:p>5320</text:p>
          </table:table-cell>
          <table:table-cell table:formula="of:=[.$L$5]+[.A685]*[.$M$5]+[.B685]*[.$N$5]+[.C685]*[.$O$5]+[.D685]*[.$P$5]" office:value-type="float" office:value="109" calcext:value-type="float">
            <text:p>109</text:p>
          </table:table-cell>
          <table:table-cell table:formula="of:=[.E685]-[.F685]" office:value-type="float" office:value="5211" calcext:value-type="float">
            <text:p>5211</text:p>
          </table:table-cell>
          <table:table-cell table:formula="of:=[.G685]*[.G685]" office:value-type="float" office:value="27154521" calcext:value-type="float">
            <text:p>2715452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90" calcext:value-type="float">
            <text:p>5590</text:p>
          </table:table-cell>
          <table:table-cell table:formula="of:=[.$L$5]+[.A686]*[.$M$5]+[.B686]*[.$N$5]+[.C686]*[.$O$5]+[.D686]*[.$P$5]" office:value-type="float" office:value="102" calcext:value-type="float">
            <text:p>102</text:p>
          </table:table-cell>
          <table:table-cell table:formula="of:=[.E686]-[.F686]" office:value-type="float" office:value="5488" calcext:value-type="float">
            <text:p>5488</text:p>
          </table:table-cell>
          <table:table-cell table:formula="of:=[.G686]*[.G686]" office:value-type="float" office:value="30118144" calcext:value-type="float">
            <text:p>3011814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00" calcext:value-type="float">
            <text:p>5200</text:p>
          </table:table-cell>
          <table:table-cell table:formula="of:=[.$L$5]+[.A687]*[.$M$5]+[.B687]*[.$N$5]+[.C687]*[.$O$5]+[.D687]*[.$P$5]" office:value-type="float" office:value="110" calcext:value-type="float">
            <text:p>110</text:p>
          </table:table-cell>
          <table:table-cell table:formula="of:=[.E687]-[.F687]" office:value-type="float" office:value="5090" calcext:value-type="float">
            <text:p>5090</text:p>
          </table:table-cell>
          <table:table-cell table:formula="of:=[.G687]*[.G687]" office:value-type="float" office:value="25908100" calcext:value-type="float">
            <text:p>259081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table:formula="of:=[.$L$5]+[.A688]*[.$M$5]+[.B688]*[.$N$5]+[.C688]*[.$O$5]+[.D688]*[.$P$5]" office:value-type="float" office:value="100" calcext:value-type="float">
            <text:p>100</text:p>
          </table:table-cell>
          <table:table-cell table:formula="of:=[.E688]-[.F688]" office:value-type="float" office:value="5250" calcext:value-type="float">
            <text:p>5250</text:p>
          </table:table-cell>
          <table:table-cell table:formula="of:=[.G688]*[.G688]" office:value-type="float" office:value="27562500" calcext:value-type="float">
            <text:p>275625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20" calcext:value-type="float">
            <text:p>5320</text:p>
          </table:table-cell>
          <table:table-cell table:formula="of:=[.$L$5]+[.A689]*[.$M$5]+[.B689]*[.$N$5]+[.C689]*[.$O$5]+[.D689]*[.$P$5]" office:value-type="float" office:value="107" calcext:value-type="float">
            <text:p>107</text:p>
          </table:table-cell>
          <table:table-cell table:formula="of:=[.E689]-[.F689]" office:value-type="float" office:value="5213" calcext:value-type="float">
            <text:p>5213</text:p>
          </table:table-cell>
          <table:table-cell table:formula="of:=[.G689]*[.G689]" office:value-type="float" office:value="27175369" calcext:value-type="float">
            <text:p>2717536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80" calcext:value-type="float">
            <text:p>5680</text:p>
          </table:table-cell>
          <table:table-cell table:formula="of:=[.$L$5]+[.A690]*[.$M$5]+[.B690]*[.$N$5]+[.C690]*[.$O$5]+[.D690]*[.$P$5]" office:value-type="float" office:value="105" calcext:value-type="float">
            <text:p>105</text:p>
          </table:table-cell>
          <table:table-cell table:formula="of:=[.E690]-[.F690]" office:value-type="float" office:value="5575" calcext:value-type="float">
            <text:p>5575</text:p>
          </table:table-cell>
          <table:table-cell table:formula="of:=[.G690]*[.G690]" office:value-type="float" office:value="31080625" calcext:value-type="float">
            <text:p>3108062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table:formula="of:=[.$L$5]+[.A691]*[.$M$5]+[.B691]*[.$N$5]+[.C691]*[.$O$5]+[.D691]*[.$P$5]" office:value-type="float" office:value="108" calcext:value-type="float">
            <text:p>108</text:p>
          </table:table-cell>
          <table:table-cell table:formula="of:=[.E691]-[.F691]" office:value-type="float" office:value="5332" calcext:value-type="float">
            <text:p>5332</text:p>
          </table:table-cell>
          <table:table-cell table:formula="of:=[.G691]*[.G691]" office:value-type="float" office:value="28430224" calcext:value-type="float">
            <text:p>2843022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80" calcext:value-type="float">
            <text:p>5080</text:p>
          </table:table-cell>
          <table:table-cell table:formula="of:=[.$L$5]+[.A692]*[.$M$5]+[.B692]*[.$N$5]+[.C692]*[.$O$5]+[.D692]*[.$P$5]" office:value-type="float" office:value="102" calcext:value-type="float">
            <text:p>102</text:p>
          </table:table-cell>
          <table:table-cell table:formula="of:=[.E692]-[.F692]" office:value-type="float" office:value="4978" calcext:value-type="float">
            <text:p>4978</text:p>
          </table:table-cell>
          <table:table-cell table:formula="of:=[.G692]*[.G692]" office:value-type="float" office:value="24780484" calcext:value-type="float">
            <text:p>2478048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950" calcext:value-type="float">
            <text:p>5950</text:p>
          </table:table-cell>
          <table:table-cell table:formula="of:=[.$L$5]+[.A693]*[.$M$5]+[.B693]*[.$N$5]+[.C693]*[.$O$5]+[.D693]*[.$P$5]" office:value-type="float" office:value="101" calcext:value-type="float">
            <text:p>101</text:p>
          </table:table-cell>
          <table:table-cell table:formula="of:=[.E693]-[.F693]" office:value-type="float" office:value="5849" calcext:value-type="float">
            <text:p>5849</text:p>
          </table:table-cell>
          <table:table-cell table:formula="of:=[.G693]*[.G693]" office:value-type="float" office:value="34210801" calcext:value-type="float">
            <text:p>3421080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40" calcext:value-type="float">
            <text:p>5740</text:p>
          </table:table-cell>
          <table:table-cell table:formula="of:=[.$L$5]+[.A694]*[.$M$5]+[.B694]*[.$N$5]+[.C694]*[.$O$5]+[.D694]*[.$P$5]" office:value-type="float" office:value="108" calcext:value-type="float">
            <text:p>108</text:p>
          </table:table-cell>
          <table:table-cell table:formula="of:=[.E694]-[.F694]" office:value-type="float" office:value="5632" calcext:value-type="float">
            <text:p>5632</text:p>
          </table:table-cell>
          <table:table-cell table:formula="of:=[.G694]*[.G694]" office:value-type="float" office:value="31719424" calcext:value-type="float">
            <text:p>317194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60" calcext:value-type="float">
            <text:p>5560</text:p>
          </table:table-cell>
          <table:table-cell table:formula="of:=[.$L$5]+[.A695]*[.$M$5]+[.B695]*[.$N$5]+[.C695]*[.$O$5]+[.D695]*[.$P$5]" office:value-type="float" office:value="103" calcext:value-type="float">
            <text:p>103</text:p>
          </table:table-cell>
          <table:table-cell table:formula="of:=[.E695]-[.F695]" office:value-type="float" office:value="5457" calcext:value-type="float">
            <text:p>5457</text:p>
          </table:table-cell>
          <table:table-cell table:formula="of:=[.G695]*[.G695]" office:value-type="float" office:value="29778849" calcext:value-type="float">
            <text:p>2977884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90" calcext:value-type="float">
            <text:p>5590</text:p>
          </table:table-cell>
          <table:table-cell table:formula="of:=[.$L$5]+[.A696]*[.$M$5]+[.B696]*[.$N$5]+[.C696]*[.$O$5]+[.D696]*[.$P$5]" office:value-type="float" office:value="104" calcext:value-type="float">
            <text:p>104</text:p>
          </table:table-cell>
          <table:table-cell table:formula="of:=[.E696]-[.F696]" office:value-type="float" office:value="5486" calcext:value-type="float">
            <text:p>5486</text:p>
          </table:table-cell>
          <table:table-cell table:formula="of:=[.G696]*[.G696]" office:value-type="float" office:value="30096196" calcext:value-type="float">
            <text:p>3009619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  <table:table-cell table:formula="of:=[.$L$5]+[.A697]*[.$M$5]+[.B697]*[.$N$5]+[.C697]*[.$O$5]+[.D697]*[.$P$5]" office:value-type="float" office:value="103" calcext:value-type="float">
            <text:p>103</text:p>
          </table:table-cell>
          <table:table-cell table:formula="of:=[.E697]-[.F697]" office:value-type="float" office:value="5487" calcext:value-type="float">
            <text:p>5487</text:p>
          </table:table-cell>
          <table:table-cell table:formula="of:=[.G697]*[.G697]" office:value-type="float" office:value="30107169" calcext:value-type="float">
            <text:p>3010716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table:formula="of:=[.$L$5]+[.A698]*[.$M$5]+[.B698]*[.$N$5]+[.C698]*[.$O$5]+[.D698]*[.$P$5]" office:value-type="float" office:value="107" calcext:value-type="float">
            <text:p>107</text:p>
          </table:table-cell>
          <table:table-cell table:formula="of:=[.E698]-[.F698]" office:value-type="float" office:value="5183" calcext:value-type="float">
            <text:p>5183</text:p>
          </table:table-cell>
          <table:table-cell table:formula="of:=[.G698]*[.G698]" office:value-type="float" office:value="26863489" calcext:value-type="float">
            <text:p>2686348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699]*[.$M$5]+[.B699]*[.$N$5]+[.C699]*[.$O$5]+[.D699]*[.$P$5]" office:value-type="float" office:value="104" calcext:value-type="float">
            <text:p>104</text:p>
          </table:table-cell>
          <table:table-cell table:formula="of:=[.E699]-[.F699]" office:value-type="float" office:value="5456" calcext:value-type="float">
            <text:p>5456</text:p>
          </table:table-cell>
          <table:table-cell table:formula="of:=[.G699]*[.G699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770" calcext:value-type="float">
            <text:p>5770</text:p>
          </table:table-cell>
          <table:table-cell table:formula="of:=[.$L$5]+[.A700]*[.$M$5]+[.B700]*[.$N$5]+[.C700]*[.$O$5]+[.D700]*[.$P$5]" office:value-type="float" office:value="109" calcext:value-type="float">
            <text:p>109</text:p>
          </table:table-cell>
          <table:table-cell table:formula="of:=[.E700]-[.F700]" office:value-type="float" office:value="5661" calcext:value-type="float">
            <text:p>5661</text:p>
          </table:table-cell>
          <table:table-cell table:formula="of:=[.G700]*[.G700]" office:value-type="float" office:value="32046921" calcext:value-type="float">
            <text:p>3204692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table:formula="of:=[.$L$5]+[.A701]*[.$M$5]+[.B701]*[.$N$5]+[.C701]*[.$O$5]+[.D701]*[.$P$5]" office:value-type="float" office:value="102" calcext:value-type="float">
            <text:p>102</text:p>
          </table:table-cell>
          <table:table-cell table:formula="of:=[.E701]-[.F701]" office:value-type="float" office:value="5668" calcext:value-type="float">
            <text:p>5668</text:p>
          </table:table-cell>
          <table:table-cell table:formula="of:=[.G701]*[.G701]" office:value-type="float" office:value="32126224" calcext:value-type="float">
            <text:p>321262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5]+[.A702]*[.$M$5]+[.B702]*[.$N$5]+[.C702]*[.$O$5]+[.D702]*[.$P$5]" office:value-type="float" office:value="100" calcext:value-type="float">
            <text:p>100</text:p>
          </table:table-cell>
          <table:table-cell table:formula="of:=[.E702]-[.F702]" office:value-type="float" office:value="5460" calcext:value-type="float">
            <text:p>5460</text:p>
          </table:table-cell>
          <table:table-cell table:formula="of:=[.G702]*[.G702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60" calcext:value-type="float">
            <text:p>5860</text:p>
          </table:table-cell>
          <table:table-cell table:formula="of:=[.$L$5]+[.A703]*[.$M$5]+[.B703]*[.$N$5]+[.C703]*[.$O$5]+[.D703]*[.$P$5]" office:value-type="float" office:value="104" calcext:value-type="float">
            <text:p>104</text:p>
          </table:table-cell>
          <table:table-cell table:formula="of:=[.E703]-[.F703]" office:value-type="float" office:value="5756" calcext:value-type="float">
            <text:p>5756</text:p>
          </table:table-cell>
          <table:table-cell table:formula="of:=[.G703]*[.G703]" office:value-type="float" office:value="33131536" calcext:value-type="float">
            <text:p>3313153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60" calcext:value-type="float">
            <text:p>5260</text:p>
          </table:table-cell>
          <table:table-cell table:formula="of:=[.$L$5]+[.A704]*[.$M$5]+[.B704]*[.$N$5]+[.C704]*[.$O$5]+[.D704]*[.$P$5]" office:value-type="float" office:value="108" calcext:value-type="float">
            <text:p>108</text:p>
          </table:table-cell>
          <table:table-cell table:formula="of:=[.E704]-[.F704]" office:value-type="float" office:value="5152" calcext:value-type="float">
            <text:p>5152</text:p>
          </table:table-cell>
          <table:table-cell table:formula="of:=[.G704]*[.G704]" office:value-type="float" office:value="26543104" calcext:value-type="float">
            <text:p>2654310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705]*[.$M$5]+[.B705]*[.$N$5]+[.C705]*[.$O$5]+[.D705]*[.$P$5]" office:value-type="float" office:value="107" calcext:value-type="float">
            <text:p>107</text:p>
          </table:table-cell>
          <table:table-cell table:formula="of:=[.E705]-[.F705]" office:value-type="float" office:value="5153" calcext:value-type="float">
            <text:p>5153</text:p>
          </table:table-cell>
          <table:table-cell table:formula="of:=[.G705]*[.G705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260" calcext:value-type="float">
            <text:p>5260</text:p>
          </table:table-cell>
          <table:table-cell table:formula="of:=[.$L$5]+[.A706]*[.$M$5]+[.B706]*[.$N$5]+[.C706]*[.$O$5]+[.D706]*[.$P$5]" office:value-type="float" office:value="109" calcext:value-type="float">
            <text:p>109</text:p>
          </table:table-cell>
          <table:table-cell table:formula="of:=[.E706]-[.F706]" office:value-type="float" office:value="5151" calcext:value-type="float">
            <text:p>5151</text:p>
          </table:table-cell>
          <table:table-cell table:formula="of:=[.G706]*[.G706]" office:value-type="float" office:value="26532801" calcext:value-type="float">
            <text:p>2653280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40" calcext:value-type="float">
            <text:p>5140</text:p>
          </table:table-cell>
          <table:table-cell table:formula="of:=[.$L$5]+[.A707]*[.$M$5]+[.B707]*[.$N$5]+[.C707]*[.$O$5]+[.D707]*[.$P$5]" office:value-type="float" office:value="103" calcext:value-type="float">
            <text:p>103</text:p>
          </table:table-cell>
          <table:table-cell table:formula="of:=[.E707]-[.F707]" office:value-type="float" office:value="5037" calcext:value-type="float">
            <text:p>5037</text:p>
          </table:table-cell>
          <table:table-cell table:formula="of:=[.G707]*[.G707]" office:value-type="float" office:value="25371369" calcext:value-type="float">
            <text:p>2537136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90" calcext:value-type="float">
            <text:p>5590</text:p>
          </table:table-cell>
          <table:table-cell table:formula="of:=[.$L$5]+[.A708]*[.$M$5]+[.B708]*[.$N$5]+[.C708]*[.$O$5]+[.D708]*[.$P$5]" office:value-type="float" office:value="102" calcext:value-type="float">
            <text:p>102</text:p>
          </table:table-cell>
          <table:table-cell table:formula="of:=[.E708]-[.F708]" office:value-type="float" office:value="5488" calcext:value-type="float">
            <text:p>5488</text:p>
          </table:table-cell>
          <table:table-cell table:formula="of:=[.G708]*[.G708]" office:value-type="float" office:value="30118144" calcext:value-type="float">
            <text:p>30118144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90" calcext:value-type="float">
            <text:p>5590</text:p>
          </table:table-cell>
          <table:table-cell table:formula="of:=[.$L$5]+[.A709]*[.$M$5]+[.B709]*[.$N$5]+[.C709]*[.$O$5]+[.D709]*[.$P$5]" office:value-type="float" office:value="102" calcext:value-type="float">
            <text:p>102</text:p>
          </table:table-cell>
          <table:table-cell table:formula="of:=[.E709]-[.F709]" office:value-type="float" office:value="5488" calcext:value-type="float">
            <text:p>5488</text:p>
          </table:table-cell>
          <table:table-cell table:formula="of:=[.G709]*[.G709]" office:value-type="float" office:value="30118144" calcext:value-type="float">
            <text:p>30118144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30" calcext:value-type="float">
            <text:p>4930</text:p>
          </table:table-cell>
          <table:table-cell table:formula="of:=[.$L$5]+[.A710]*[.$M$5]+[.B710]*[.$N$5]+[.C710]*[.$O$5]+[.D710]*[.$P$5]" office:value-type="float" office:value="101" calcext:value-type="float">
            <text:p>101</text:p>
          </table:table-cell>
          <table:table-cell table:formula="of:=[.E710]-[.F710]" office:value-type="float" office:value="4829" calcext:value-type="float">
            <text:p>4829</text:p>
          </table:table-cell>
          <table:table-cell table:formula="of:=[.G710]*[.G710]" office:value-type="float" office:value="23319241" calcext:value-type="float">
            <text:p>23319241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table:formula="of:=[.$L$5]+[.A711]*[.$M$5]+[.B711]*[.$N$5]+[.C711]*[.$O$5]+[.D711]*[.$P$5]" office:value-type="float" office:value="106" calcext:value-type="float">
            <text:p>106</text:p>
          </table:table-cell>
          <table:table-cell table:formula="of:=[.E711]-[.F711]" office:value-type="float" office:value="5814" calcext:value-type="float">
            <text:p>5814</text:p>
          </table:table-cell>
          <table:table-cell table:formula="of:=[.G711]*[.G711]" office:value-type="float" office:value="33802596" calcext:value-type="float">
            <text:p>338025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table:formula="of:=[.$L$5]+[.A712]*[.$M$5]+[.B712]*[.$N$5]+[.C712]*[.$O$5]+[.D712]*[.$P$5]" office:value-type="float" office:value="100" calcext:value-type="float">
            <text:p>100</text:p>
          </table:table-cell>
          <table:table-cell table:formula="of:=[.E712]-[.F712]" office:value-type="float" office:value="4950" calcext:value-type="float">
            <text:p>4950</text:p>
          </table:table-cell>
          <table:table-cell table:formula="of:=[.G712]*[.G712]" office:value-type="float" office:value="24502500" calcext:value-type="float">
            <text:p>245025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20" calcext:value-type="float">
            <text:p>5320</text:p>
          </table:table-cell>
          <table:table-cell table:formula="of:=[.$L$5]+[.A713]*[.$M$5]+[.B713]*[.$N$5]+[.C713]*[.$O$5]+[.D713]*[.$P$5]" office:value-type="float" office:value="108" calcext:value-type="float">
            <text:p>108</text:p>
          </table:table-cell>
          <table:table-cell table:formula="of:=[.E713]-[.F713]" office:value-type="float" office:value="5212" calcext:value-type="float">
            <text:p>5212</text:p>
          </table:table-cell>
          <table:table-cell table:formula="of:=[.G713]*[.G713]" office:value-type="float" office:value="27164944" calcext:value-type="float">
            <text:p>27164944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60" calcext:value-type="float">
            <text:p>5260</text:p>
          </table:table-cell>
          <table:table-cell table:formula="of:=[.$L$5]+[.A714]*[.$M$5]+[.B714]*[.$N$5]+[.C714]*[.$O$5]+[.D714]*[.$P$5]" office:value-type="float" office:value="102" calcext:value-type="float">
            <text:p>102</text:p>
          </table:table-cell>
          <table:table-cell table:formula="of:=[.E714]-[.F714]" office:value-type="float" office:value="5158" calcext:value-type="float">
            <text:p>5158</text:p>
          </table:table-cell>
          <table:table-cell table:formula="of:=[.G714]*[.G714]" office:value-type="float" office:value="26604964" calcext:value-type="float">
            <text:p>2660496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60" calcext:value-type="float">
            <text:p>5860</text:p>
          </table:table-cell>
          <table:table-cell table:formula="of:=[.$L$5]+[.A715]*[.$M$5]+[.B715]*[.$N$5]+[.C715]*[.$O$5]+[.D715]*[.$P$5]" office:value-type="float" office:value="104" calcext:value-type="float">
            <text:p>104</text:p>
          </table:table-cell>
          <table:table-cell table:formula="of:=[.E715]-[.F715]" office:value-type="float" office:value="5756" calcext:value-type="float">
            <text:p>5756</text:p>
          </table:table-cell>
          <table:table-cell table:formula="of:=[.G715]*[.G715]" office:value-type="float" office:value="33131536" calcext:value-type="float">
            <text:p>3313153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table:formula="of:=[.$L$5]+[.A716]*[.$M$5]+[.B716]*[.$N$5]+[.C716]*[.$O$5]+[.D716]*[.$P$5]" office:value-type="float" office:value="103" calcext:value-type="float">
            <text:p>103</text:p>
          </table:table-cell>
          <table:table-cell table:formula="of:=[.E716]-[.F716]" office:value-type="float" office:value="5307" calcext:value-type="float">
            <text:p>5307</text:p>
          </table:table-cell>
          <table:table-cell table:formula="of:=[.G716]*[.G716]" office:value-type="float" office:value="28164249" calcext:value-type="float">
            <text:p>2816424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table:formula="of:=[.$L$5]+[.A717]*[.$M$5]+[.B717]*[.$N$5]+[.C717]*[.$O$5]+[.D717]*[.$P$5]" office:value-type="float" office:value="102" calcext:value-type="float">
            <text:p>102</text:p>
          </table:table-cell>
          <table:table-cell table:formula="of:=[.E717]-[.F717]" office:value-type="float" office:value="5668" calcext:value-type="float">
            <text:p>5668</text:p>
          </table:table-cell>
          <table:table-cell table:formula="of:=[.G717]*[.G717]" office:value-type="float" office:value="32126224" calcext:value-type="float">
            <text:p>3212622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650" calcext:value-type="float">
            <text:p>5650</text:p>
          </table:table-cell>
          <table:table-cell table:formula="of:=[.$L$5]+[.A718]*[.$M$5]+[.B718]*[.$N$5]+[.C718]*[.$O$5]+[.D718]*[.$P$5]" office:value-type="float" office:value="106" calcext:value-type="float">
            <text:p>106</text:p>
          </table:table-cell>
          <table:table-cell table:formula="of:=[.E718]-[.F718]" office:value-type="float" office:value="5544" calcext:value-type="float">
            <text:p>5544</text:p>
          </table:table-cell>
          <table:table-cell table:formula="of:=[.G718]*[.G718]" office:value-type="float" office:value="30735936" calcext:value-type="float">
            <text:p>30735936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00" calcext:value-type="float">
            <text:p>4900</text:p>
          </table:table-cell>
          <table:table-cell table:formula="of:=[.$L$5]+[.A719]*[.$M$5]+[.B719]*[.$N$5]+[.C719]*[.$O$5]+[.D719]*[.$P$5]" office:value-type="float" office:value="108" calcext:value-type="float">
            <text:p>108</text:p>
          </table:table-cell>
          <table:table-cell table:formula="of:=[.E719]-[.F719]" office:value-type="float" office:value="4792" calcext:value-type="float">
            <text:p>4792</text:p>
          </table:table-cell>
          <table:table-cell table:formula="of:=[.G719]*[.G719]" office:value-type="float" office:value="22963264" calcext:value-type="float">
            <text:p>2296326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720]*[.$M$5]+[.B720]*[.$N$5]+[.C720]*[.$O$5]+[.D720]*[.$P$5]" office:value-type="float" office:value="104" calcext:value-type="float">
            <text:p>104</text:p>
          </table:table-cell>
          <table:table-cell table:formula="of:=[.E720]-[.F720]" office:value-type="float" office:value="5456" calcext:value-type="float">
            <text:p>5456</text:p>
          </table:table-cell>
          <table:table-cell table:formula="of:=[.G720]*[.G720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60" calcext:value-type="float">
            <text:p>5260</text:p>
          </table:table-cell>
          <table:table-cell table:formula="of:=[.$L$5]+[.A721]*[.$M$5]+[.B721]*[.$N$5]+[.C721]*[.$O$5]+[.D721]*[.$P$5]" office:value-type="float" office:value="110" calcext:value-type="float">
            <text:p>110</text:p>
          </table:table-cell>
          <table:table-cell table:formula="of:=[.E721]-[.F721]" office:value-type="float" office:value="5150" calcext:value-type="float">
            <text:p>5150</text:p>
          </table:table-cell>
          <table:table-cell table:formula="of:=[.G721]*[.G721]" office:value-type="float" office:value="26522500" calcext:value-type="float">
            <text:p>265225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0" calcext:value-type="float">
            <text:p>5290</text:p>
          </table:table-cell>
          <table:table-cell table:formula="of:=[.$L$5]+[.A722]*[.$M$5]+[.B722]*[.$N$5]+[.C722]*[.$O$5]+[.D722]*[.$P$5]" office:value-type="float" office:value="106" calcext:value-type="float">
            <text:p>106</text:p>
          </table:table-cell>
          <table:table-cell table:formula="of:=[.E722]-[.F722]" office:value-type="float" office:value="5184" calcext:value-type="float">
            <text:p>5184</text:p>
          </table:table-cell>
          <table:table-cell table:formula="of:=[.G722]*[.G722]" office:value-type="float" office:value="26873856" calcext:value-type="float">
            <text:p>2687385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40" calcext:value-type="float">
            <text:p>5140</text:p>
          </table:table-cell>
          <table:table-cell table:formula="of:=[.$L$5]+[.A723]*[.$M$5]+[.B723]*[.$N$5]+[.C723]*[.$O$5]+[.D723]*[.$P$5]" office:value-type="float" office:value="103" calcext:value-type="float">
            <text:p>103</text:p>
          </table:table-cell>
          <table:table-cell table:formula="of:=[.E723]-[.F723]" office:value-type="float" office:value="5037" calcext:value-type="float">
            <text:p>5037</text:p>
          </table:table-cell>
          <table:table-cell table:formula="of:=[.G723]*[.G723]" office:value-type="float" office:value="25371369" calcext:value-type="float">
            <text:p>253713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[.$L$5]+[.A724]*[.$M$5]+[.B724]*[.$N$5]+[.C724]*[.$O$5]+[.D724]*[.$P$5]" office:value-type="float" office:value="100" calcext:value-type="float">
            <text:p>100</text:p>
          </table:table-cell>
          <table:table-cell table:formula="of:=[.E724]-[.F724]" office:value-type="float" office:value="5400" calcext:value-type="float">
            <text:p>5400</text:p>
          </table:table-cell>
          <table:table-cell table:formula="of:=[.G724]*[.G724]" office:value-type="float" office:value="29160000" calcext:value-type="float">
            <text:p>29160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40" calcext:value-type="float">
            <text:p>5140</text:p>
          </table:table-cell>
          <table:table-cell table:formula="of:=[.$L$5]+[.A725]*[.$M$5]+[.B725]*[.$N$5]+[.C725]*[.$O$5]+[.D725]*[.$P$5]" office:value-type="float" office:value="104" calcext:value-type="float">
            <text:p>104</text:p>
          </table:table-cell>
          <table:table-cell table:formula="of:=[.E725]-[.F725]" office:value-type="float" office:value="5036" calcext:value-type="float">
            <text:p>5036</text:p>
          </table:table-cell>
          <table:table-cell table:formula="of:=[.G725]*[.G725]" office:value-type="float" office:value="25361296" calcext:value-type="float">
            <text:p>2536129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70" calcext:value-type="float">
            <text:p>5770</text:p>
          </table:table-cell>
          <table:table-cell table:formula="of:=[.$L$5]+[.A726]*[.$M$5]+[.B726]*[.$N$5]+[.C726]*[.$O$5]+[.D726]*[.$P$5]" office:value-type="float" office:value="104" calcext:value-type="float">
            <text:p>104</text:p>
          </table:table-cell>
          <table:table-cell table:formula="of:=[.E726]-[.F726]" office:value-type="float" office:value="5666" calcext:value-type="float">
            <text:p>5666</text:p>
          </table:table-cell>
          <table:table-cell table:formula="of:=[.G726]*[.G726]" office:value-type="float" office:value="32103556" calcext:value-type="float">
            <text:p>3210355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50" calcext:value-type="float">
            <text:p>4750</text:p>
          </table:table-cell>
          <table:table-cell table:formula="of:=[.$L$5]+[.A727]*[.$M$5]+[.B727]*[.$N$5]+[.C727]*[.$O$5]+[.D727]*[.$P$5]" office:value-type="float" office:value="105" calcext:value-type="float">
            <text:p>105</text:p>
          </table:table-cell>
          <table:table-cell table:formula="of:=[.E727]-[.F727]" office:value-type="float" office:value="4645" calcext:value-type="float">
            <text:p>4645</text:p>
          </table:table-cell>
          <table:table-cell table:formula="of:=[.G727]*[.G727]" office:value-type="float" office:value="21576025" calcext:value-type="float">
            <text:p>215760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260" calcext:value-type="float">
            <text:p>5260</text:p>
          </table:table-cell>
          <table:table-cell table:formula="of:=[.$L$5]+[.A728]*[.$M$5]+[.B728]*[.$N$5]+[.C728]*[.$O$5]+[.D728]*[.$P$5]" office:value-type="float" office:value="109" calcext:value-type="float">
            <text:p>109</text:p>
          </table:table-cell>
          <table:table-cell table:formula="of:=[.E728]-[.F728]" office:value-type="float" office:value="5151" calcext:value-type="float">
            <text:p>5151</text:p>
          </table:table-cell>
          <table:table-cell table:formula="of:=[.G728]*[.G728]" office:value-type="float" office:value="26532801" calcext:value-type="float">
            <text:p>2653280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470" calcext:value-type="float">
            <text:p>5470</text:p>
          </table:table-cell>
          <table:table-cell table:formula="of:=[.$L$5]+[.A729]*[.$M$5]+[.B729]*[.$N$5]+[.C729]*[.$O$5]+[.D729]*[.$P$5]" office:value-type="float" office:value="106" calcext:value-type="float">
            <text:p>106</text:p>
          </table:table-cell>
          <table:table-cell table:formula="of:=[.E729]-[.F729]" office:value-type="float" office:value="5364" calcext:value-type="float">
            <text:p>5364</text:p>
          </table:table-cell>
          <table:table-cell table:formula="of:=[.G729]*[.G729]" office:value-type="float" office:value="28772496" calcext:value-type="float">
            <text:p>2877249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730]*[.$M$5]+[.B730]*[.$N$5]+[.C730]*[.$O$5]+[.D730]*[.$P$5]" office:value-type="float" office:value="100" calcext:value-type="float">
            <text:p>100</text:p>
          </table:table-cell>
          <table:table-cell table:formula="of:=[.E730]-[.F730]" office:value-type="float" office:value="5280" calcext:value-type="float">
            <text:p>5280</text:p>
          </table:table-cell>
          <table:table-cell table:formula="of:=[.G730]*[.G730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20" calcext:value-type="float">
            <text:p>5020</text:p>
          </table:table-cell>
          <table:table-cell table:formula="of:=[.$L$5]+[.A731]*[.$M$5]+[.B731]*[.$N$5]+[.C731]*[.$O$5]+[.D731]*[.$P$5]" office:value-type="float" office:value="110" calcext:value-type="float">
            <text:p>110</text:p>
          </table:table-cell>
          <table:table-cell table:formula="of:=[.E731]-[.F731]" office:value-type="float" office:value="4910" calcext:value-type="float">
            <text:p>4910</text:p>
          </table:table-cell>
          <table:table-cell table:formula="of:=[.G731]*[.G731]" office:value-type="float" office:value="24108100" calcext:value-type="float">
            <text:p>241081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20" calcext:value-type="float">
            <text:p>5020</text:p>
          </table:table-cell>
          <table:table-cell table:formula="of:=[.$L$5]+[.A732]*[.$M$5]+[.B732]*[.$N$5]+[.C732]*[.$O$5]+[.D732]*[.$P$5]" office:value-type="float" office:value="104" calcext:value-type="float">
            <text:p>104</text:p>
          </table:table-cell>
          <table:table-cell table:formula="of:=[.E732]-[.F732]" office:value-type="float" office:value="4916" calcext:value-type="float">
            <text:p>4916</text:p>
          </table:table-cell>
          <table:table-cell table:formula="of:=[.G732]*[.G732]" office:value-type="float" office:value="24167056" calcext:value-type="float">
            <text:p>2416705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40" calcext:value-type="float">
            <text:p>5140</text:p>
          </table:table-cell>
          <table:table-cell table:formula="of:=[.$L$5]+[.A733]*[.$M$5]+[.B733]*[.$N$5]+[.C733]*[.$O$5]+[.D733]*[.$P$5]" office:value-type="float" office:value="108" calcext:value-type="float">
            <text:p>108</text:p>
          </table:table-cell>
          <table:table-cell table:formula="of:=[.E733]-[.F733]" office:value-type="float" office:value="5032" calcext:value-type="float">
            <text:p>5032</text:p>
          </table:table-cell>
          <table:table-cell table:formula="of:=[.G733]*[.G733]" office:value-type="float" office:value="25321024" calcext:value-type="float">
            <text:p>2532102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70" calcext:value-type="float">
            <text:p>6070</text:p>
          </table:table-cell>
          <table:table-cell table:formula="of:=[.$L$5]+[.A734]*[.$M$5]+[.B734]*[.$N$5]+[.C734]*[.$O$5]+[.D734]*[.$P$5]" office:value-type="float" office:value="100" calcext:value-type="float">
            <text:p>100</text:p>
          </table:table-cell>
          <table:table-cell table:formula="of:=[.E734]-[.F734]" office:value-type="float" office:value="5970" calcext:value-type="float">
            <text:p>5970</text:p>
          </table:table-cell>
          <table:table-cell table:formula="of:=[.G734]*[.G734]" office:value-type="float" office:value="35640900" calcext:value-type="float">
            <text:p>356409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10" calcext:value-type="float">
            <text:p>5110</text:p>
          </table:table-cell>
          <table:table-cell table:formula="of:=[.$L$5]+[.A735]*[.$M$5]+[.B735]*[.$N$5]+[.C735]*[.$O$5]+[.D735]*[.$P$5]" office:value-type="float" office:value="108" calcext:value-type="float">
            <text:p>108</text:p>
          </table:table-cell>
          <table:table-cell table:formula="of:=[.E735]-[.F735]" office:value-type="float" office:value="5002" calcext:value-type="float">
            <text:p>5002</text:p>
          </table:table-cell>
          <table:table-cell table:formula="of:=[.G735]*[.G735]" office:value-type="float" office:value="25020004" calcext:value-type="float">
            <text:p>2502000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80" calcext:value-type="float">
            <text:p>4780</text:p>
          </table:table-cell>
          <table:table-cell table:formula="of:=[.$L$5]+[.A736]*[.$M$5]+[.B736]*[.$N$5]+[.C736]*[.$O$5]+[.D736]*[.$P$5]" office:value-type="float" office:value="101" calcext:value-type="float">
            <text:p>101</text:p>
          </table:table-cell>
          <table:table-cell table:formula="of:=[.E736]-[.F736]" office:value-type="float" office:value="4679" calcext:value-type="float">
            <text:p>4679</text:p>
          </table:table-cell>
          <table:table-cell table:formula="of:=[.G736]*[.G736]" office:value-type="float" office:value="21893041" calcext:value-type="float">
            <text:p>2189304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80" calcext:value-type="float">
            <text:p>5680</text:p>
          </table:table-cell>
          <table:table-cell table:formula="of:=[.$L$5]+[.A737]*[.$M$5]+[.B737]*[.$N$5]+[.C737]*[.$O$5]+[.D737]*[.$P$5]" office:value-type="float" office:value="101" calcext:value-type="float">
            <text:p>101</text:p>
          </table:table-cell>
          <table:table-cell table:formula="of:=[.E737]-[.F737]" office:value-type="float" office:value="5579" calcext:value-type="float">
            <text:p>5579</text:p>
          </table:table-cell>
          <table:table-cell table:formula="of:=[.G737]*[.G737]" office:value-type="float" office:value="31125241" calcext:value-type="float">
            <text:p>3112524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80" calcext:value-type="float">
            <text:p>5380</text:p>
          </table:table-cell>
          <table:table-cell table:formula="of:=[.$L$5]+[.A738]*[.$M$5]+[.B738]*[.$N$5]+[.C738]*[.$O$5]+[.D738]*[.$P$5]" office:value-type="float" office:value="108" calcext:value-type="float">
            <text:p>108</text:p>
          </table:table-cell>
          <table:table-cell table:formula="of:=[.E738]-[.F738]" office:value-type="float" office:value="5272" calcext:value-type="float">
            <text:p>5272</text:p>
          </table:table-cell>
          <table:table-cell table:formula="of:=[.G738]*[.G738]" office:value-type="float" office:value="27793984" calcext:value-type="float">
            <text:p>2779398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50" calcext:value-type="float">
            <text:p>5650</text:p>
          </table:table-cell>
          <table:table-cell table:formula="of:=[.$L$5]+[.A739]*[.$M$5]+[.B739]*[.$N$5]+[.C739]*[.$O$5]+[.D739]*[.$P$5]" office:value-type="float" office:value="107" calcext:value-type="float">
            <text:p>107</text:p>
          </table:table-cell>
          <table:table-cell table:formula="of:=[.E739]-[.F739]" office:value-type="float" office:value="5543" calcext:value-type="float">
            <text:p>5543</text:p>
          </table:table-cell>
          <table:table-cell table:formula="of:=[.G739]*[.G739]" office:value-type="float" office:value="30724849" calcext:value-type="float">
            <text:p>3072484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30" calcext:value-type="float">
            <text:p>5830</text:p>
          </table:table-cell>
          <table:table-cell table:formula="of:=[.$L$5]+[.A740]*[.$M$5]+[.B740]*[.$N$5]+[.C740]*[.$O$5]+[.D740]*[.$P$5]" office:value-type="float" office:value="105" calcext:value-type="float">
            <text:p>105</text:p>
          </table:table-cell>
          <table:table-cell table:formula="of:=[.E740]-[.F740]" office:value-type="float" office:value="5725" calcext:value-type="float">
            <text:p>5725</text:p>
          </table:table-cell>
          <table:table-cell table:formula="of:=[.G740]*[.G740]" office:value-type="float" office:value="32775625" calcext:value-type="float">
            <text:p>3277562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20" calcext:value-type="float">
            <text:p>5320</text:p>
          </table:table-cell>
          <table:table-cell table:formula="of:=[.$L$5]+[.A741]*[.$M$5]+[.B741]*[.$N$5]+[.C741]*[.$O$5]+[.D741]*[.$P$5]" office:value-type="float" office:value="110" calcext:value-type="float">
            <text:p>110</text:p>
          </table:table-cell>
          <table:table-cell table:formula="of:=[.E741]-[.F741]" office:value-type="float" office:value="5210" calcext:value-type="float">
            <text:p>5210</text:p>
          </table:table-cell>
          <table:table-cell table:formula="of:=[.G741]*[.G741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742]*[.$M$5]+[.B742]*[.$N$5]+[.C742]*[.$O$5]+[.D742]*[.$P$5]" office:value-type="float" office:value="103" calcext:value-type="float">
            <text:p>103</text:p>
          </table:table-cell>
          <table:table-cell table:formula="of:=[.E742]-[.F742]" office:value-type="float" office:value="5247" calcext:value-type="float">
            <text:p>5247</text:p>
          </table:table-cell>
          <table:table-cell table:formula="of:=[.G742]*[.G742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80" calcext:value-type="float">
            <text:p>5680</text:p>
          </table:table-cell>
          <table:table-cell table:formula="of:=[.$L$5]+[.A743]*[.$M$5]+[.B743]*[.$N$5]+[.C743]*[.$O$5]+[.D743]*[.$P$5]" office:value-type="float" office:value="110" calcext:value-type="float">
            <text:p>110</text:p>
          </table:table-cell>
          <table:table-cell table:formula="of:=[.E743]-[.F743]" office:value-type="float" office:value="5570" calcext:value-type="float">
            <text:p>5570</text:p>
          </table:table-cell>
          <table:table-cell table:formula="of:=[.G743]*[.G743]" office:value-type="float" office:value="31024900" calcext:value-type="float">
            <text:p>310249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50" calcext:value-type="float">
            <text:p>5650</text:p>
          </table:table-cell>
          <table:table-cell table:formula="of:=[.$L$5]+[.A744]*[.$M$5]+[.B744]*[.$N$5]+[.C744]*[.$O$5]+[.D744]*[.$P$5]" office:value-type="float" office:value="107" calcext:value-type="float">
            <text:p>107</text:p>
          </table:table-cell>
          <table:table-cell table:formula="of:=[.E744]-[.F744]" office:value-type="float" office:value="5543" calcext:value-type="float">
            <text:p>5543</text:p>
          </table:table-cell>
          <table:table-cell table:formula="of:=[.G744]*[.G744]" office:value-type="float" office:value="30724849" calcext:value-type="float">
            <text:p>3072484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table:formula="of:=[.$L$5]+[.A745]*[.$M$5]+[.B745]*[.$N$5]+[.C745]*[.$O$5]+[.D745]*[.$P$5]" office:value-type="float" office:value="107" calcext:value-type="float">
            <text:p>107</text:p>
          </table:table-cell>
          <table:table-cell table:formula="of:=[.E745]-[.F745]" office:value-type="float" office:value="5093" calcext:value-type="float">
            <text:p>5093</text:p>
          </table:table-cell>
          <table:table-cell table:formula="of:=[.G745]*[.G745]" office:value-type="float" office:value="25938649" calcext:value-type="float">
            <text:p>2593864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  <table:table-cell table:formula="of:=[.$L$5]+[.A746]*[.$M$5]+[.B746]*[.$N$5]+[.C746]*[.$O$5]+[.D746]*[.$P$5]" office:value-type="float" office:value="100" calcext:value-type="float">
            <text:p>100</text:p>
          </table:table-cell>
          <table:table-cell table:formula="of:=[.E746]-[.F746]" office:value-type="float" office:value="5340" calcext:value-type="float">
            <text:p>5340</text:p>
          </table:table-cell>
          <table:table-cell table:formula="of:=[.G746]*[.G746]" office:value-type="float" office:value="28515600" calcext:value-type="float">
            <text:p>285156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  <table:table-cell table:formula="of:=[.$L$5]+[.A747]*[.$M$5]+[.B747]*[.$N$5]+[.C747]*[.$O$5]+[.D747]*[.$P$5]" office:value-type="float" office:value="101" calcext:value-type="float">
            <text:p>101</text:p>
          </table:table-cell>
          <table:table-cell table:formula="of:=[.E747]-[.F747]" office:value-type="float" office:value="5549" calcext:value-type="float">
            <text:p>5549</text:p>
          </table:table-cell>
          <table:table-cell table:formula="of:=[.G747]*[.G747]" office:value-type="float" office:value="30791401" calcext:value-type="float">
            <text:p>3079140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60" calcext:value-type="float">
            <text:p>4960</text:p>
          </table:table-cell>
          <table:table-cell table:formula="of:=[.$L$5]+[.A748]*[.$M$5]+[.B748]*[.$N$5]+[.C748]*[.$O$5]+[.D748]*[.$P$5]" office:value-type="float" office:value="101" calcext:value-type="float">
            <text:p>101</text:p>
          </table:table-cell>
          <table:table-cell table:formula="of:=[.E748]-[.F748]" office:value-type="float" office:value="4859" calcext:value-type="float">
            <text:p>4859</text:p>
          </table:table-cell>
          <table:table-cell table:formula="of:=[.G748]*[.G748]" office:value-type="float" office:value="23609881" calcext:value-type="float">
            <text:p>2360988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749]*[.$M$5]+[.B749]*[.$N$5]+[.C749]*[.$O$5]+[.D749]*[.$P$5]" office:value-type="float" office:value="103" calcext:value-type="float">
            <text:p>103</text:p>
          </table:table-cell>
          <table:table-cell table:formula="of:=[.E749]-[.F749]" office:value-type="float" office:value="5667" calcext:value-type="float">
            <text:p>5667</text:p>
          </table:table-cell>
          <table:table-cell table:formula="of:=[.G749]*[.G749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30" calcext:value-type="float">
            <text:p>5830</text:p>
          </table:table-cell>
          <table:table-cell table:formula="of:=[.$L$5]+[.A750]*[.$M$5]+[.B750]*[.$N$5]+[.C750]*[.$O$5]+[.D750]*[.$P$5]" office:value-type="float" office:value="108" calcext:value-type="float">
            <text:p>108</text:p>
          </table:table-cell>
          <table:table-cell table:formula="of:=[.E750]-[.F750]" office:value-type="float" office:value="5722" calcext:value-type="float">
            <text:p>5722</text:p>
          </table:table-cell>
          <table:table-cell table:formula="of:=[.G750]*[.G750]" office:value-type="float" office:value="32741284" calcext:value-type="float">
            <text:p>3274128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table:formula="of:=[.$L$5]+[.A751]*[.$M$5]+[.B751]*[.$N$5]+[.C751]*[.$O$5]+[.D751]*[.$P$5]" office:value-type="float" office:value="100" calcext:value-type="float">
            <text:p>100</text:p>
          </table:table-cell>
          <table:table-cell table:formula="of:=[.E751]-[.F751]" office:value-type="float" office:value="5370" calcext:value-type="float">
            <text:p>5370</text:p>
          </table:table-cell>
          <table:table-cell table:formula="of:=[.G751]*[.G751]" office:value-type="float" office:value="28836900" calcext:value-type="float">
            <text:p>288369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table:formula="of:=[.$L$5]+[.A752]*[.$M$5]+[.B752]*[.$N$5]+[.C752]*[.$O$5]+[.D752]*[.$P$5]" office:value-type="float" office:value="109" calcext:value-type="float">
            <text:p>109</text:p>
          </table:table-cell>
          <table:table-cell table:formula="of:=[.E752]-[.F752]" office:value-type="float" office:value="5421" calcext:value-type="float">
            <text:p>5421</text:p>
          </table:table-cell>
          <table:table-cell table:formula="of:=[.G752]*[.G752]" office:value-type="float" office:value="29387241" calcext:value-type="float">
            <text:p>2938724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70" calcext:value-type="float">
            <text:p>5770</text:p>
          </table:table-cell>
          <table:table-cell table:formula="of:=[.$L$5]+[.A753]*[.$M$5]+[.B753]*[.$N$5]+[.C753]*[.$O$5]+[.D753]*[.$P$5]" office:value-type="float" office:value="106" calcext:value-type="float">
            <text:p>106</text:p>
          </table:table-cell>
          <table:table-cell table:formula="of:=[.E753]-[.F753]" office:value-type="float" office:value="5664" calcext:value-type="float">
            <text:p>5664</text:p>
          </table:table-cell>
          <table:table-cell table:formula="of:=[.G753]*[.G753]" office:value-type="float" office:value="32080896" calcext:value-type="float">
            <text:p>3208089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90" calcext:value-type="float">
            <text:p>5590</text:p>
          </table:table-cell>
          <table:table-cell table:formula="of:=[.$L$5]+[.A754]*[.$M$5]+[.B754]*[.$N$5]+[.C754]*[.$O$5]+[.D754]*[.$P$5]" office:value-type="float" office:value="101" calcext:value-type="float">
            <text:p>101</text:p>
          </table:table-cell>
          <table:table-cell table:formula="of:=[.E754]-[.F754]" office:value-type="float" office:value="5489" calcext:value-type="float">
            <text:p>5489</text:p>
          </table:table-cell>
          <table:table-cell table:formula="of:=[.G754]*[.G754]" office:value-type="float" office:value="30129121" calcext:value-type="float">
            <text:p>3012912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30" calcext:value-type="float">
            <text:p>5230</text:p>
          </table:table-cell>
          <table:table-cell table:formula="of:=[.$L$5]+[.A755]*[.$M$5]+[.B755]*[.$N$5]+[.C755]*[.$O$5]+[.D755]*[.$P$5]" office:value-type="float" office:value="108" calcext:value-type="float">
            <text:p>108</text:p>
          </table:table-cell>
          <table:table-cell table:formula="of:=[.E755]-[.F755]" office:value-type="float" office:value="5122" calcext:value-type="float">
            <text:p>5122</text:p>
          </table:table-cell>
          <table:table-cell table:formula="of:=[.G755]*[.G755]" office:value-type="float" office:value="26234884" calcext:value-type="float">
            <text:p>26234884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890" calcext:value-type="float">
            <text:p>5890</text:p>
          </table:table-cell>
          <table:table-cell table:formula="of:=[.$L$5]+[.A756]*[.$M$5]+[.B756]*[.$N$5]+[.C756]*[.$O$5]+[.D756]*[.$P$5]" office:value-type="float" office:value="107" calcext:value-type="float">
            <text:p>107</text:p>
          </table:table-cell>
          <table:table-cell table:formula="of:=[.E756]-[.F756]" office:value-type="float" office:value="5783" calcext:value-type="float">
            <text:p>5783</text:p>
          </table:table-cell>
          <table:table-cell table:formula="of:=[.G756]*[.G756]" office:value-type="float" office:value="33443089" calcext:value-type="float">
            <text:p>3344308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80" calcext:value-type="float">
            <text:p>5680</text:p>
          </table:table-cell>
          <table:table-cell table:formula="of:=[.$L$5]+[.A757]*[.$M$5]+[.B757]*[.$N$5]+[.C757]*[.$O$5]+[.D757]*[.$P$5]" office:value-type="float" office:value="105" calcext:value-type="float">
            <text:p>105</text:p>
          </table:table-cell>
          <table:table-cell table:formula="of:=[.E757]-[.F757]" office:value-type="float" office:value="5575" calcext:value-type="float">
            <text:p>5575</text:p>
          </table:table-cell>
          <table:table-cell table:formula="of:=[.G757]*[.G757]" office:value-type="float" office:value="31080625" calcext:value-type="float">
            <text:p>3108062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70" calcext:value-type="float">
            <text:p>5770</text:p>
          </table:table-cell>
          <table:table-cell table:formula="of:=[.$L$5]+[.A758]*[.$M$5]+[.B758]*[.$N$5]+[.C758]*[.$O$5]+[.D758]*[.$P$5]" office:value-type="float" office:value="108" calcext:value-type="float">
            <text:p>108</text:p>
          </table:table-cell>
          <table:table-cell table:formula="of:=[.E758]-[.F758]" office:value-type="float" office:value="5662" calcext:value-type="float">
            <text:p>5662</text:p>
          </table:table-cell>
          <table:table-cell table:formula="of:=[.G758]*[.G758]" office:value-type="float" office:value="32058244" calcext:value-type="float">
            <text:p>3205824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620" calcext:value-type="float">
            <text:p>5620</text:p>
          </table:table-cell>
          <table:table-cell table:formula="of:=[.$L$5]+[.A759]*[.$M$5]+[.B759]*[.$N$5]+[.C759]*[.$O$5]+[.D759]*[.$P$5]" office:value-type="float" office:value="108" calcext:value-type="float">
            <text:p>108</text:p>
          </table:table-cell>
          <table:table-cell table:formula="of:=[.E759]-[.F759]" office:value-type="float" office:value="5512" calcext:value-type="float">
            <text:p>5512</text:p>
          </table:table-cell>
          <table:table-cell table:formula="of:=[.G759]*[.G759]" office:value-type="float" office:value="30382144" calcext:value-type="float">
            <text:p>3038214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760]*[.$M$5]+[.B760]*[.$N$5]+[.C760]*[.$O$5]+[.D760]*[.$P$5]" office:value-type="float" office:value="106" calcext:value-type="float">
            <text:p>106</text:p>
          </table:table-cell>
          <table:table-cell table:formula="of:=[.E760]-[.F760]" office:value-type="float" office:value="5604" calcext:value-type="float">
            <text:p>5604</text:p>
          </table:table-cell>
          <table:table-cell table:formula="of:=[.G760]*[.G760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60" calcext:value-type="float">
            <text:p>5560</text:p>
          </table:table-cell>
          <table:table-cell table:formula="of:=[.$L$5]+[.A761]*[.$M$5]+[.B761]*[.$N$5]+[.C761]*[.$O$5]+[.D761]*[.$P$5]" office:value-type="float" office:value="107" calcext:value-type="float">
            <text:p>107</text:p>
          </table:table-cell>
          <table:table-cell table:formula="of:=[.E761]-[.F761]" office:value-type="float" office:value="5453" calcext:value-type="float">
            <text:p>5453</text:p>
          </table:table-cell>
          <table:table-cell table:formula="of:=[.G761]*[.G761]" office:value-type="float" office:value="29735209" calcext:value-type="float">
            <text:p>297352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60" calcext:value-type="float">
            <text:p>5260</text:p>
          </table:table-cell>
          <table:table-cell table:formula="of:=[.$L$5]+[.A762]*[.$M$5]+[.B762]*[.$N$5]+[.C762]*[.$O$5]+[.D762]*[.$P$5]" office:value-type="float" office:value="105" calcext:value-type="float">
            <text:p>105</text:p>
          </table:table-cell>
          <table:table-cell table:formula="of:=[.E762]-[.F762]" office:value-type="float" office:value="5155" calcext:value-type="float">
            <text:p>5155</text:p>
          </table:table-cell>
          <table:table-cell table:formula="of:=[.G762]*[.G762]" office:value-type="float" office:value="26574025" calcext:value-type="float">
            <text:p>265740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40" calcext:value-type="float">
            <text:p>5740</text:p>
          </table:table-cell>
          <table:table-cell table:formula="of:=[.$L$5]+[.A763]*[.$M$5]+[.B763]*[.$N$5]+[.C763]*[.$O$5]+[.D763]*[.$P$5]" office:value-type="float" office:value="100" calcext:value-type="float">
            <text:p>100</text:p>
          </table:table-cell>
          <table:table-cell table:formula="of:=[.E763]-[.F763]" office:value-type="float" office:value="5640" calcext:value-type="float">
            <text:p>5640</text:p>
          </table:table-cell>
          <table:table-cell table:formula="of:=[.G763]*[.G763]" office:value-type="float" office:value="31809600" calcext:value-type="float">
            <text:p>31809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764]*[.$M$5]+[.B764]*[.$N$5]+[.C764]*[.$O$5]+[.D764]*[.$P$5]" office:value-type="float" office:value="108" calcext:value-type="float">
            <text:p>108</text:p>
          </table:table-cell>
          <table:table-cell table:formula="of:=[.E764]-[.F764]" office:value-type="float" office:value="5242" calcext:value-type="float">
            <text:p>5242</text:p>
          </table:table-cell>
          <table:table-cell table:formula="of:=[.G764]*[.G764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20" calcext:value-type="float">
            <text:p>5320</text:p>
          </table:table-cell>
          <table:table-cell table:formula="of:=[.$L$5]+[.A765]*[.$M$5]+[.B765]*[.$N$5]+[.C765]*[.$O$5]+[.D765]*[.$P$5]" office:value-type="float" office:value="105" calcext:value-type="float">
            <text:p>105</text:p>
          </table:table-cell>
          <table:table-cell table:formula="of:=[.E765]-[.F765]" office:value-type="float" office:value="5215" calcext:value-type="float">
            <text:p>5215</text:p>
          </table:table-cell>
          <table:table-cell table:formula="of:=[.G765]*[.G765]" office:value-type="float" office:value="27196225" calcext:value-type="float">
            <text:p>27196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formula="of:=[.$L$5]+[.A766]*[.$M$5]+[.B766]*[.$N$5]+[.C766]*[.$O$5]+[.D766]*[.$P$5]" office:value-type="float" office:value="103" calcext:value-type="float">
            <text:p>103</text:p>
          </table:table-cell>
          <table:table-cell table:formula="of:=[.E766]-[.F766]" office:value-type="float" office:value="5007" calcext:value-type="float">
            <text:p>5007</text:p>
          </table:table-cell>
          <table:table-cell table:formula="of:=[.G766]*[.G766]" office:value-type="float" office:value="25070049" calcext:value-type="float">
            <text:p>2507004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90" calcext:value-type="float">
            <text:p>5590</text:p>
          </table:table-cell>
          <table:table-cell table:formula="of:=[.$L$5]+[.A767]*[.$M$5]+[.B767]*[.$N$5]+[.C767]*[.$O$5]+[.D767]*[.$P$5]" office:value-type="float" office:value="108" calcext:value-type="float">
            <text:p>108</text:p>
          </table:table-cell>
          <table:table-cell table:formula="of:=[.E767]-[.F767]" office:value-type="float" office:value="5482" calcext:value-type="float">
            <text:p>5482</text:p>
          </table:table-cell>
          <table:table-cell table:formula="of:=[.G767]*[.G767]" office:value-type="float" office:value="30052324" calcext:value-type="float">
            <text:p>3005232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40" calcext:value-type="float">
            <text:p>5440</text:p>
          </table:table-cell>
          <table:table-cell table:formula="of:=[.$L$5]+[.A768]*[.$M$5]+[.B768]*[.$N$5]+[.C768]*[.$O$5]+[.D768]*[.$P$5]" office:value-type="float" office:value="101" calcext:value-type="float">
            <text:p>101</text:p>
          </table:table-cell>
          <table:table-cell table:formula="of:=[.E768]-[.F768]" office:value-type="float" office:value="5339" calcext:value-type="float">
            <text:p>5339</text:p>
          </table:table-cell>
          <table:table-cell table:formula="of:=[.G768]*[.G768]" office:value-type="float" office:value="28504921" calcext:value-type="float">
            <text:p>2850492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10" calcext:value-type="float">
            <text:p>5410</text:p>
          </table:table-cell>
          <table:table-cell table:formula="of:=[.$L$5]+[.A769]*[.$M$5]+[.B769]*[.$N$5]+[.C769]*[.$O$5]+[.D769]*[.$P$5]" office:value-type="float" office:value="108" calcext:value-type="float">
            <text:p>108</text:p>
          </table:table-cell>
          <table:table-cell table:formula="of:=[.E769]-[.F769]" office:value-type="float" office:value="5302" calcext:value-type="float">
            <text:p>5302</text:p>
          </table:table-cell>
          <table:table-cell table:formula="of:=[.G769]*[.G769]" office:value-type="float" office:value="28111204" calcext:value-type="float">
            <text:p>2811120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table:formula="of:=[.$L$5]+[.A770]*[.$M$5]+[.B770]*[.$N$5]+[.C770]*[.$O$5]+[.D770]*[.$P$5]" office:value-type="float" office:value="100" calcext:value-type="float">
            <text:p>100</text:p>
          </table:table-cell>
          <table:table-cell table:formula="of:=[.E770]-[.F770]" office:value-type="float" office:value="6000" calcext:value-type="float">
            <text:p>6000</text:p>
          </table:table-cell>
          <table:table-cell table:formula="of:=[.G770]*[.G770]" office:value-type="float" office:value="36000000" calcext:value-type="float">
            <text:p>36000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10" calcext:value-type="float">
            <text:p>5410</text:p>
          </table:table-cell>
          <table:table-cell table:formula="of:=[.$L$5]+[.A771]*[.$M$5]+[.B771]*[.$N$5]+[.C771]*[.$O$5]+[.D771]*[.$P$5]" office:value-type="float" office:value="107" calcext:value-type="float">
            <text:p>107</text:p>
          </table:table-cell>
          <table:table-cell table:formula="of:=[.E771]-[.F771]" office:value-type="float" office:value="5303" calcext:value-type="float">
            <text:p>5303</text:p>
          </table:table-cell>
          <table:table-cell table:formula="of:=[.G771]*[.G771]" office:value-type="float" office:value="28121809" calcext:value-type="float">
            <text:p>2812180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90" calcext:value-type="float">
            <text:p>5590</text:p>
          </table:table-cell>
          <table:table-cell table:formula="of:=[.$L$5]+[.A772]*[.$M$5]+[.B772]*[.$N$5]+[.C772]*[.$O$5]+[.D772]*[.$P$5]" office:value-type="float" office:value="100" calcext:value-type="float">
            <text:p>100</text:p>
          </table:table-cell>
          <table:table-cell table:formula="of:=[.E772]-[.F772]" office:value-type="float" office:value="5490" calcext:value-type="float">
            <text:p>5490</text:p>
          </table:table-cell>
          <table:table-cell table:formula="of:=[.G772]*[.G772]" office:value-type="float" office:value="30140100" calcext:value-type="float">
            <text:p>30140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530" calcext:value-type="float">
            <text:p>5530</text:p>
          </table:table-cell>
          <table:table-cell table:formula="of:=[.$L$5]+[.A773]*[.$M$5]+[.B773]*[.$N$5]+[.C773]*[.$O$5]+[.D773]*[.$P$5]" office:value-type="float" office:value="107" calcext:value-type="float">
            <text:p>107</text:p>
          </table:table-cell>
          <table:table-cell table:formula="of:=[.E773]-[.F773]" office:value-type="float" office:value="5423" calcext:value-type="float">
            <text:p>5423</text:p>
          </table:table-cell>
          <table:table-cell table:formula="of:=[.G773]*[.G773]" office:value-type="float" office:value="29408929" calcext:value-type="float">
            <text:p>2940892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80" calcext:value-type="float">
            <text:p>5080</text:p>
          </table:table-cell>
          <table:table-cell table:formula="of:=[.$L$5]+[.A774]*[.$M$5]+[.B774]*[.$N$5]+[.C774]*[.$O$5]+[.D774]*[.$P$5]" office:value-type="float" office:value="106" calcext:value-type="float">
            <text:p>106</text:p>
          </table:table-cell>
          <table:table-cell table:formula="of:=[.E774]-[.F774]" office:value-type="float" office:value="4974" calcext:value-type="float">
            <text:p>4974</text:p>
          </table:table-cell>
          <table:table-cell table:formula="of:=[.G774]*[.G774]" office:value-type="float" office:value="24740676" calcext:value-type="float">
            <text:p>2474067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50" calcext:value-type="float">
            <text:p>5050</text:p>
          </table:table-cell>
          <table:table-cell table:formula="of:=[.$L$5]+[.A775]*[.$M$5]+[.B775]*[.$N$5]+[.C775]*[.$O$5]+[.D775]*[.$P$5]" office:value-type="float" office:value="102" calcext:value-type="float">
            <text:p>102</text:p>
          </table:table-cell>
          <table:table-cell table:formula="of:=[.E775]-[.F775]" office:value-type="float" office:value="4948" calcext:value-type="float">
            <text:p>4948</text:p>
          </table:table-cell>
          <table:table-cell table:formula="of:=[.G775]*[.G775]" office:value-type="float" office:value="24482704" calcext:value-type="float">
            <text:p>244827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table:formula="of:=[.$L$5]+[.A776]*[.$M$5]+[.B776]*[.$N$5]+[.C776]*[.$O$5]+[.D776]*[.$P$5]" office:value-type="float" office:value="110" calcext:value-type="float">
            <text:p>110</text:p>
          </table:table-cell>
          <table:table-cell table:formula="of:=[.E776]-[.F776]" office:value-type="float" office:value="5600" calcext:value-type="float">
            <text:p>5600</text:p>
          </table:table-cell>
          <table:table-cell table:formula="of:=[.G776]*[.G776]" office:value-type="float" office:value="31360000" calcext:value-type="float">
            <text:p>31360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590" calcext:value-type="float">
            <text:p>5590</text:p>
          </table:table-cell>
          <table:table-cell table:formula="of:=[.$L$5]+[.A777]*[.$M$5]+[.B777]*[.$N$5]+[.C777]*[.$O$5]+[.D777]*[.$P$5]" office:value-type="float" office:value="110" calcext:value-type="float">
            <text:p>110</text:p>
          </table:table-cell>
          <table:table-cell table:formula="of:=[.E777]-[.F777]" office:value-type="float" office:value="5480" calcext:value-type="float">
            <text:p>5480</text:p>
          </table:table-cell>
          <table:table-cell table:formula="of:=[.G777]*[.G777]" office:value-type="float" office:value="30030400" calcext:value-type="float">
            <text:p>300304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10" calcext:value-type="float">
            <text:p>5710</text:p>
          </table:table-cell>
          <table:table-cell table:formula="of:=[.$L$5]+[.A778]*[.$M$5]+[.B778]*[.$N$5]+[.C778]*[.$O$5]+[.D778]*[.$P$5]" office:value-type="float" office:value="108" calcext:value-type="float">
            <text:p>108</text:p>
          </table:table-cell>
          <table:table-cell table:formula="of:=[.E778]-[.F778]" office:value-type="float" office:value="5602" calcext:value-type="float">
            <text:p>5602</text:p>
          </table:table-cell>
          <table:table-cell table:formula="of:=[.G778]*[.G778]" office:value-type="float" office:value="31382404" calcext:value-type="float">
            <text:p>3138240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table:formula="of:=[.$L$5]+[.A779]*[.$M$5]+[.B779]*[.$N$5]+[.C779]*[.$O$5]+[.D779]*[.$P$5]" office:value-type="float" office:value="101" calcext:value-type="float">
            <text:p>101</text:p>
          </table:table-cell>
          <table:table-cell table:formula="of:=[.E779]-[.F779]" office:value-type="float" office:value="5429" calcext:value-type="float">
            <text:p>5429</text:p>
          </table:table-cell>
          <table:table-cell table:formula="of:=[.G779]*[.G779]" office:value-type="float" office:value="29474041" calcext:value-type="float">
            <text:p>2947404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10" calcext:value-type="float">
            <text:p>5410</text:p>
          </table:table-cell>
          <table:table-cell table:formula="of:=[.$L$5]+[.A780]*[.$M$5]+[.B780]*[.$N$5]+[.C780]*[.$O$5]+[.D780]*[.$P$5]" office:value-type="float" office:value="108" calcext:value-type="float">
            <text:p>108</text:p>
          </table:table-cell>
          <table:table-cell table:formula="of:=[.E780]-[.F780]" office:value-type="float" office:value="5302" calcext:value-type="float">
            <text:p>5302</text:p>
          </table:table-cell>
          <table:table-cell table:formula="of:=[.G780]*[.G780]" office:value-type="float" office:value="28111204" calcext:value-type="float">
            <text:p>28111204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80" calcext:value-type="float">
            <text:p>4780</text:p>
          </table:table-cell>
          <table:table-cell table:formula="of:=[.$L$5]+[.A781]*[.$M$5]+[.B781]*[.$N$5]+[.C781]*[.$O$5]+[.D781]*[.$P$5]" office:value-type="float" office:value="110" calcext:value-type="float">
            <text:p>110</text:p>
          </table:table-cell>
          <table:table-cell table:formula="of:=[.E781]-[.F781]" office:value-type="float" office:value="4670" calcext:value-type="float">
            <text:p>4670</text:p>
          </table:table-cell>
          <table:table-cell table:formula="of:=[.G781]*[.G781]" office:value-type="float" office:value="21808900" calcext:value-type="float">
            <text:p>218089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782]*[.$M$5]+[.B782]*[.$N$5]+[.C782]*[.$O$5]+[.D782]*[.$P$5]" office:value-type="float" office:value="110" calcext:value-type="float">
            <text:p>110</text:p>
          </table:table-cell>
          <table:table-cell table:formula="of:=[.E782]-[.F782]" office:value-type="float" office:value="5300" calcext:value-type="float">
            <text:p>5300</text:p>
          </table:table-cell>
          <table:table-cell table:formula="of:=[.G782]*[.G782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783]*[.$M$5]+[.B783]*[.$N$5]+[.C783]*[.$O$5]+[.D783]*[.$P$5]" office:value-type="float" office:value="103" calcext:value-type="float">
            <text:p>103</text:p>
          </table:table-cell>
          <table:table-cell table:formula="of:=[.E783]-[.F783]" office:value-type="float" office:value="5247" calcext:value-type="float">
            <text:p>5247</text:p>
          </table:table-cell>
          <table:table-cell table:formula="of:=[.G783]*[.G783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table:formula="of:=[.$L$5]+[.A784]*[.$M$5]+[.B784]*[.$N$5]+[.C784]*[.$O$5]+[.D784]*[.$P$5]" office:value-type="float" office:value="100" calcext:value-type="float">
            <text:p>100</text:p>
          </table:table-cell>
          <table:table-cell table:formula="of:=[.E784]-[.F784]" office:value-type="float" office:value="5520" calcext:value-type="float">
            <text:p>5520</text:p>
          </table:table-cell>
          <table:table-cell table:formula="of:=[.G784]*[.G784]" office:value-type="float" office:value="30470400" calcext:value-type="float">
            <text:p>304704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80" calcext:value-type="float">
            <text:p>5380</text:p>
          </table:table-cell>
          <table:table-cell table:formula="of:=[.$L$5]+[.A785]*[.$M$5]+[.B785]*[.$N$5]+[.C785]*[.$O$5]+[.D785]*[.$P$5]" office:value-type="float" office:value="110" calcext:value-type="float">
            <text:p>110</text:p>
          </table:table-cell>
          <table:table-cell table:formula="of:=[.E785]-[.F785]" office:value-type="float" office:value="5270" calcext:value-type="float">
            <text:p>5270</text:p>
          </table:table-cell>
          <table:table-cell table:formula="of:=[.G785]*[.G785]" office:value-type="float" office:value="27772900" calcext:value-type="float">
            <text:p>277729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960" calcext:value-type="float">
            <text:p>4960</text:p>
          </table:table-cell>
          <table:table-cell table:formula="of:=[.$L$5]+[.A786]*[.$M$5]+[.B786]*[.$N$5]+[.C786]*[.$O$5]+[.D786]*[.$P$5]" office:value-type="float" office:value="110" calcext:value-type="float">
            <text:p>110</text:p>
          </table:table-cell>
          <table:table-cell table:formula="of:=[.E786]-[.F786]" office:value-type="float" office:value="4850" calcext:value-type="float">
            <text:p>4850</text:p>
          </table:table-cell>
          <table:table-cell table:formula="of:=[.G786]*[.G786]" office:value-type="float" office:value="23522500" calcext:value-type="float">
            <text:p>235225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70" calcext:value-type="float">
            <text:p>5470</text:p>
          </table:table-cell>
          <table:table-cell table:formula="of:=[.$L$5]+[.A787]*[.$M$5]+[.B787]*[.$N$5]+[.C787]*[.$O$5]+[.D787]*[.$P$5]" office:value-type="float" office:value="103" calcext:value-type="float">
            <text:p>103</text:p>
          </table:table-cell>
          <table:table-cell table:formula="of:=[.E787]-[.F787]" office:value-type="float" office:value="5367" calcext:value-type="float">
            <text:p>5367</text:p>
          </table:table-cell>
          <table:table-cell table:formula="of:=[.G787]*[.G787]" office:value-type="float" office:value="28804689" calcext:value-type="float">
            <text:p>2880468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50" calcext:value-type="float">
            <text:p>5650</text:p>
          </table:table-cell>
          <table:table-cell table:formula="of:=[.$L$5]+[.A788]*[.$M$5]+[.B788]*[.$N$5]+[.C788]*[.$O$5]+[.D788]*[.$P$5]" office:value-type="float" office:value="108" calcext:value-type="float">
            <text:p>108</text:p>
          </table:table-cell>
          <table:table-cell table:formula="of:=[.E788]-[.F788]" office:value-type="float" office:value="5542" calcext:value-type="float">
            <text:p>5542</text:p>
          </table:table-cell>
          <table:table-cell table:formula="of:=[.G788]*[.G788]" office:value-type="float" office:value="30713764" calcext:value-type="float">
            <text:p>3071376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90" calcext:value-type="float">
            <text:p>5290</text:p>
          </table:table-cell>
          <table:table-cell table:formula="of:=[.$L$5]+[.A789]*[.$M$5]+[.B789]*[.$N$5]+[.C789]*[.$O$5]+[.D789]*[.$P$5]" office:value-type="float" office:value="103" calcext:value-type="float">
            <text:p>103</text:p>
          </table:table-cell>
          <table:table-cell table:formula="of:=[.E789]-[.F789]" office:value-type="float" office:value="5187" calcext:value-type="float">
            <text:p>5187</text:p>
          </table:table-cell>
          <table:table-cell table:formula="of:=[.G789]*[.G789]" office:value-type="float" office:value="26904969" calcext:value-type="float">
            <text:p>2690496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290" calcext:value-type="float">
            <text:p>5290</text:p>
          </table:table-cell>
          <table:table-cell table:formula="of:=[.$L$5]+[.A790]*[.$M$5]+[.B790]*[.$N$5]+[.C790]*[.$O$5]+[.D790]*[.$P$5]" office:value-type="float" office:value="106" calcext:value-type="float">
            <text:p>106</text:p>
          </table:table-cell>
          <table:table-cell table:formula="of:=[.E790]-[.F790]" office:value-type="float" office:value="5184" calcext:value-type="float">
            <text:p>5184</text:p>
          </table:table-cell>
          <table:table-cell table:formula="of:=[.G790]*[.G790]" office:value-type="float" office:value="26873856" calcext:value-type="float">
            <text:p>2687385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90" calcext:value-type="float">
            <text:p>5590</text:p>
          </table:table-cell>
          <table:table-cell table:formula="of:=[.$L$5]+[.A791]*[.$M$5]+[.B791]*[.$N$5]+[.C791]*[.$O$5]+[.D791]*[.$P$5]" office:value-type="float" office:value="100" calcext:value-type="float">
            <text:p>100</text:p>
          </table:table-cell>
          <table:table-cell table:formula="of:=[.E791]-[.F791]" office:value-type="float" office:value="5490" calcext:value-type="float">
            <text:p>5490</text:p>
          </table:table-cell>
          <table:table-cell table:formula="of:=[.G791]*[.G791]" office:value-type="float" office:value="30140100" calcext:value-type="float">
            <text:p>301401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50" calcext:value-type="float">
            <text:p>5350</text:p>
          </table:table-cell>
          <table:table-cell table:formula="of:=[.$L$5]+[.A792]*[.$M$5]+[.B792]*[.$N$5]+[.C792]*[.$O$5]+[.D792]*[.$P$5]" office:value-type="float" office:value="100" calcext:value-type="float">
            <text:p>100</text:p>
          </table:table-cell>
          <table:table-cell table:formula="of:=[.E792]-[.F792]" office:value-type="float" office:value="5250" calcext:value-type="float">
            <text:p>5250</text:p>
          </table:table-cell>
          <table:table-cell table:formula="of:=[.G792]*[.G792]" office:value-type="float" office:value="27562500" calcext:value-type="float">
            <text:p>275625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table:formula="of:=[.$L$5]+[.A793]*[.$M$5]+[.B793]*[.$N$5]+[.C793]*[.$O$5]+[.D793]*[.$P$5]" office:value-type="float" office:value="101" calcext:value-type="float">
            <text:p>101</text:p>
          </table:table-cell>
          <table:table-cell table:formula="of:=[.E793]-[.F793]" office:value-type="float" office:value="5519" calcext:value-type="float">
            <text:p>5519</text:p>
          </table:table-cell>
          <table:table-cell table:formula="of:=[.G793]*[.G793]" office:value-type="float" office:value="30459361" calcext:value-type="float">
            <text:p>3045936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table:formula="of:=[.$L$5]+[.A794]*[.$M$5]+[.B794]*[.$N$5]+[.C794]*[.$O$5]+[.D794]*[.$P$5]" office:value-type="float" office:value="101" calcext:value-type="float">
            <text:p>101</text:p>
          </table:table-cell>
          <table:table-cell table:formula="of:=[.E794]-[.F794]" office:value-type="float" office:value="5189" calcext:value-type="float">
            <text:p>5189</text:p>
          </table:table-cell>
          <table:table-cell table:formula="of:=[.G794]*[.G794]" office:value-type="float" office:value="26925721" calcext:value-type="float">
            <text:p>2692572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740" calcext:value-type="float">
            <text:p>5740</text:p>
          </table:table-cell>
          <table:table-cell table:formula="of:=[.$L$5]+[.A795]*[.$M$5]+[.B795]*[.$N$5]+[.C795]*[.$O$5]+[.D795]*[.$P$5]" office:value-type="float" office:value="110" calcext:value-type="float">
            <text:p>110</text:p>
          </table:table-cell>
          <table:table-cell table:formula="of:=[.E795]-[.F795]" office:value-type="float" office:value="5630" calcext:value-type="float">
            <text:p>5630</text:p>
          </table:table-cell>
          <table:table-cell table:formula="of:=[.G795]*[.G795]" office:value-type="float" office:value="31696900" calcext:value-type="float">
            <text:p>316969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796]*[.$M$5]+[.B796]*[.$N$5]+[.C796]*[.$O$5]+[.D796]*[.$P$5]" office:value-type="float" office:value="102" calcext:value-type="float">
            <text:p>102</text:p>
          </table:table-cell>
          <table:table-cell table:formula="of:=[.E796]-[.F796]" office:value-type="float" office:value="5278" calcext:value-type="float">
            <text:p>5278</text:p>
          </table:table-cell>
          <table:table-cell table:formula="of:=[.G796]*[.G796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20" calcext:value-type="float">
            <text:p>5620</text:p>
          </table:table-cell>
          <table:table-cell table:formula="of:=[.$L$5]+[.A797]*[.$M$5]+[.B797]*[.$N$5]+[.C797]*[.$O$5]+[.D797]*[.$P$5]" office:value-type="float" office:value="104" calcext:value-type="float">
            <text:p>104</text:p>
          </table:table-cell>
          <table:table-cell table:formula="of:=[.E797]-[.F797]" office:value-type="float" office:value="5516" calcext:value-type="float">
            <text:p>5516</text:p>
          </table:table-cell>
          <table:table-cell table:formula="of:=[.G797]*[.G797]" office:value-type="float" office:value="30426256" calcext:value-type="float">
            <text:p>3042625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  <table:table-cell table:formula="of:=[.$L$5]+[.A798]*[.$M$5]+[.B798]*[.$N$5]+[.C798]*[.$O$5]+[.D798]*[.$P$5]" office:value-type="float" office:value="100" calcext:value-type="float">
            <text:p>100</text:p>
          </table:table-cell>
          <table:table-cell table:formula="of:=[.E798]-[.F798]" office:value-type="float" office:value="5130" calcext:value-type="float">
            <text:p>5130</text:p>
          </table:table-cell>
          <table:table-cell table:formula="of:=[.G798]*[.G798]" office:value-type="float" office:value="26316900" calcext:value-type="float">
            <text:p>263169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table:formula="of:=[.$L$5]+[.A799]*[.$M$5]+[.B799]*[.$N$5]+[.C799]*[.$O$5]+[.D799]*[.$P$5]" office:value-type="float" office:value="103" calcext:value-type="float">
            <text:p>103</text:p>
          </table:table-cell>
          <table:table-cell table:formula="of:=[.E799]-[.F799]" office:value-type="float" office:value="5097" calcext:value-type="float">
            <text:p>5097</text:p>
          </table:table-cell>
          <table:table-cell table:formula="of:=[.G799]*[.G799]" office:value-type="float" office:value="25979409" calcext:value-type="float">
            <text:p>2597940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950" calcext:value-type="float">
            <text:p>5950</text:p>
          </table:table-cell>
          <table:table-cell table:formula="of:=[.$L$5]+[.A800]*[.$M$5]+[.B800]*[.$N$5]+[.C800]*[.$O$5]+[.D800]*[.$P$5]" office:value-type="float" office:value="104" calcext:value-type="float">
            <text:p>104</text:p>
          </table:table-cell>
          <table:table-cell table:formula="of:=[.E800]-[.F800]" office:value-type="float" office:value="5846" calcext:value-type="float">
            <text:p>5846</text:p>
          </table:table-cell>
          <table:table-cell table:formula="of:=[.G800]*[.G800]" office:value-type="float" office:value="34175716" calcext:value-type="float">
            <text:p>341757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table:formula="of:=[.$L$5]+[.A801]*[.$M$5]+[.B801]*[.$N$5]+[.C801]*[.$O$5]+[.D801]*[.$P$5]" office:value-type="float" office:value="107" calcext:value-type="float">
            <text:p>107</text:p>
          </table:table-cell>
          <table:table-cell table:formula="of:=[.E801]-[.F801]" office:value-type="float" office:value="5393" calcext:value-type="float">
            <text:p>5393</text:p>
          </table:table-cell>
          <table:table-cell table:formula="of:=[.G801]*[.G801]" office:value-type="float" office:value="29084449" calcext:value-type="float">
            <text:p>2908444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110" calcext:value-type="float">
            <text:p>5110</text:p>
          </table:table-cell>
          <table:table-cell table:formula="of:=[.$L$5]+[.A802]*[.$M$5]+[.B802]*[.$N$5]+[.C802]*[.$O$5]+[.D802]*[.$P$5]" office:value-type="float" office:value="107" calcext:value-type="float">
            <text:p>107</text:p>
          </table:table-cell>
          <table:table-cell table:formula="of:=[.E802]-[.F802]" office:value-type="float" office:value="5003" calcext:value-type="float">
            <text:p>5003</text:p>
          </table:table-cell>
          <table:table-cell table:formula="of:=[.G802]*[.G802]" office:value-type="float" office:value="25030009" calcext:value-type="float">
            <text:p>2503000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30" calcext:value-type="float">
            <text:p>5530</text:p>
          </table:table-cell>
          <table:table-cell table:formula="of:=[.$L$5]+[.A803]*[.$M$5]+[.B803]*[.$N$5]+[.C803]*[.$O$5]+[.D803]*[.$P$5]" office:value-type="float" office:value="101" calcext:value-type="float">
            <text:p>101</text:p>
          </table:table-cell>
          <table:table-cell table:formula="of:=[.E803]-[.F803]" office:value-type="float" office:value="5429" calcext:value-type="float">
            <text:p>5429</text:p>
          </table:table-cell>
          <table:table-cell table:formula="of:=[.G803]*[.G803]" office:value-type="float" office:value="29474041" calcext:value-type="float">
            <text:p>2947404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10" calcext:value-type="float">
            <text:p>5710</text:p>
          </table:table-cell>
          <table:table-cell table:formula="of:=[.$L$5]+[.A804]*[.$M$5]+[.B804]*[.$N$5]+[.C804]*[.$O$5]+[.D804]*[.$P$5]" office:value-type="float" office:value="105" calcext:value-type="float">
            <text:p>105</text:p>
          </table:table-cell>
          <table:table-cell table:formula="of:=[.E804]-[.F804]" office:value-type="float" office:value="5605" calcext:value-type="float">
            <text:p>5605</text:p>
          </table:table-cell>
          <table:table-cell table:formula="of:=[.G804]*[.G804]" office:value-type="float" office:value="31416025" calcext:value-type="float">
            <text:p>3141602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table:formula="of:=[.$L$5]+[.A805]*[.$M$5]+[.B805]*[.$N$5]+[.C805]*[.$O$5]+[.D805]*[.$P$5]" office:value-type="float" office:value="101" calcext:value-type="float">
            <text:p>101</text:p>
          </table:table-cell>
          <table:table-cell table:formula="of:=[.E805]-[.F805]" office:value-type="float" office:value="5639" calcext:value-type="float">
            <text:p>5639</text:p>
          </table:table-cell>
          <table:table-cell table:formula="of:=[.G805]*[.G805]" office:value-type="float" office:value="31798321" calcext:value-type="float">
            <text:p>3179832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20" calcext:value-type="float">
            <text:p>5620</text:p>
          </table:table-cell>
          <table:table-cell table:formula="of:=[.$L$5]+[.A806]*[.$M$5]+[.B806]*[.$N$5]+[.C806]*[.$O$5]+[.D806]*[.$P$5]" office:value-type="float" office:value="109" calcext:value-type="float">
            <text:p>109</text:p>
          </table:table-cell>
          <table:table-cell table:formula="of:=[.E806]-[.F806]" office:value-type="float" office:value="5511" calcext:value-type="float">
            <text:p>5511</text:p>
          </table:table-cell>
          <table:table-cell table:formula="of:=[.G806]*[.G806]" office:value-type="float" office:value="30371121" calcext:value-type="float">
            <text:p>3037112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30" calcext:value-type="float">
            <text:p>5830</text:p>
          </table:table-cell>
          <table:table-cell table:formula="of:=[.$L$5]+[.A807]*[.$M$5]+[.B807]*[.$N$5]+[.C807]*[.$O$5]+[.D807]*[.$P$5]" office:value-type="float" office:value="107" calcext:value-type="float">
            <text:p>107</text:p>
          </table:table-cell>
          <table:table-cell table:formula="of:=[.E807]-[.F807]" office:value-type="float" office:value="5723" calcext:value-type="float">
            <text:p>5723</text:p>
          </table:table-cell>
          <table:table-cell table:formula="of:=[.G807]*[.G807]" office:value-type="float" office:value="32752729" calcext:value-type="float">
            <text:p>3275272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808]*[.$M$5]+[.B808]*[.$N$5]+[.C808]*[.$O$5]+[.D808]*[.$P$5]" office:value-type="float" office:value="105" calcext:value-type="float">
            <text:p>105</text:p>
          </table:table-cell>
          <table:table-cell table:formula="of:=[.E808]-[.F808]" office:value-type="float" office:value="5515" calcext:value-type="float">
            <text:p>5515</text:p>
          </table:table-cell>
          <table:table-cell table:formula="of:=[.G808]*[.G808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90" calcext:value-type="float">
            <text:p>5590</text:p>
          </table:table-cell>
          <table:table-cell table:formula="of:=[.$L$5]+[.A809]*[.$M$5]+[.B809]*[.$N$5]+[.C809]*[.$O$5]+[.D809]*[.$P$5]" office:value-type="float" office:value="110" calcext:value-type="float">
            <text:p>110</text:p>
          </table:table-cell>
          <table:table-cell table:formula="of:=[.E809]-[.F809]" office:value-type="float" office:value="5480" calcext:value-type="float">
            <text:p>5480</text:p>
          </table:table-cell>
          <table:table-cell table:formula="of:=[.G809]*[.G809]" office:value-type="float" office:value="30030400" calcext:value-type="float">
            <text:p>300304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810]*[.$M$5]+[.B810]*[.$N$5]+[.C810]*[.$O$5]+[.D810]*[.$P$5]" office:value-type="float" office:value="110" calcext:value-type="float">
            <text:p>110</text:p>
          </table:table-cell>
          <table:table-cell table:formula="of:=[.E810]-[.F810]" office:value-type="float" office:value="5360" calcext:value-type="float">
            <text:p>5360</text:p>
          </table:table-cell>
          <table:table-cell table:formula="of:=[.G810]*[.G810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00" calcext:value-type="float">
            <text:p>5200</text:p>
          </table:table-cell>
          <table:table-cell table:formula="of:=[.$L$5]+[.A811]*[.$M$5]+[.B811]*[.$N$5]+[.C811]*[.$O$5]+[.D811]*[.$P$5]" office:value-type="float" office:value="105" calcext:value-type="float">
            <text:p>105</text:p>
          </table:table-cell>
          <table:table-cell table:formula="of:=[.E811]-[.F811]" office:value-type="float" office:value="5095" calcext:value-type="float">
            <text:p>5095</text:p>
          </table:table-cell>
          <table:table-cell table:formula="of:=[.G811]*[.G811]" office:value-type="float" office:value="25959025" calcext:value-type="float">
            <text:p>259590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812]*[.$M$5]+[.B812]*[.$N$5]+[.C812]*[.$O$5]+[.D812]*[.$P$5]" office:value-type="float" office:value="102" calcext:value-type="float">
            <text:p>102</text:p>
          </table:table-cell>
          <table:table-cell table:formula="of:=[.E812]-[.F812]" office:value-type="float" office:value="5278" calcext:value-type="float">
            <text:p>5278</text:p>
          </table:table-cell>
          <table:table-cell table:formula="of:=[.G812]*[.G812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70" calcext:value-type="float">
            <text:p>5170</text:p>
          </table:table-cell>
          <table:table-cell table:formula="of:=[.$L$5]+[.A813]*[.$M$5]+[.B813]*[.$N$5]+[.C813]*[.$O$5]+[.D813]*[.$P$5]" office:value-type="float" office:value="107" calcext:value-type="float">
            <text:p>107</text:p>
          </table:table-cell>
          <table:table-cell table:formula="of:=[.E813]-[.F813]" office:value-type="float" office:value="5063" calcext:value-type="float">
            <text:p>5063</text:p>
          </table:table-cell>
          <table:table-cell table:formula="of:=[.G813]*[.G813]" office:value-type="float" office:value="25633969" calcext:value-type="float">
            <text:p>25633969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30" calcext:value-type="float">
            <text:p>5830</text:p>
          </table:table-cell>
          <table:table-cell table:formula="of:=[.$L$5]+[.A814]*[.$M$5]+[.B814]*[.$N$5]+[.C814]*[.$O$5]+[.D814]*[.$P$5]" office:value-type="float" office:value="104" calcext:value-type="float">
            <text:p>104</text:p>
          </table:table-cell>
          <table:table-cell table:formula="of:=[.E814]-[.F814]" office:value-type="float" office:value="5726" calcext:value-type="float">
            <text:p>5726</text:p>
          </table:table-cell>
          <table:table-cell table:formula="of:=[.G814]*[.G814]" office:value-type="float" office:value="32787076" calcext:value-type="float">
            <text:p>3278707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50" calcext:value-type="float">
            <text:p>5050</text:p>
          </table:table-cell>
          <table:table-cell table:formula="of:=[.$L$5]+[.A815]*[.$M$5]+[.B815]*[.$N$5]+[.C815]*[.$O$5]+[.D815]*[.$P$5]" office:value-type="float" office:value="107" calcext:value-type="float">
            <text:p>107</text:p>
          </table:table-cell>
          <table:table-cell table:formula="of:=[.E815]-[.F815]" office:value-type="float" office:value="4943" calcext:value-type="float">
            <text:p>4943</text:p>
          </table:table-cell>
          <table:table-cell table:formula="of:=[.G815]*[.G815]" office:value-type="float" office:value="24433249" calcext:value-type="float">
            <text:p>24433249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table:formula="of:=[.$L$5]+[.A816]*[.$M$5]+[.B816]*[.$N$5]+[.C816]*[.$O$5]+[.D816]*[.$P$5]" office:value-type="float" office:value="104" calcext:value-type="float">
            <text:p>104</text:p>
          </table:table-cell>
          <table:table-cell table:formula="of:=[.E816]-[.F816]" office:value-type="float" office:value="6056" calcext:value-type="float">
            <text:p>6056</text:p>
          </table:table-cell>
          <table:table-cell table:formula="of:=[.G816]*[.G816]" office:value-type="float" office:value="36675136" calcext:value-type="float">
            <text:p>366751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30" calcext:value-type="float">
            <text:p>5530</text:p>
          </table:table-cell>
          <table:table-cell table:formula="of:=[.$L$5]+[.A817]*[.$M$5]+[.B817]*[.$N$5]+[.C817]*[.$O$5]+[.D817]*[.$P$5]" office:value-type="float" office:value="108" calcext:value-type="float">
            <text:p>108</text:p>
          </table:table-cell>
          <table:table-cell table:formula="of:=[.E817]-[.F817]" office:value-type="float" office:value="5422" calcext:value-type="float">
            <text:p>5422</text:p>
          </table:table-cell>
          <table:table-cell table:formula="of:=[.G817]*[.G817]" office:value-type="float" office:value="29398084" calcext:value-type="float">
            <text:p>29398084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818]*[.$M$5]+[.B818]*[.$N$5]+[.C818]*[.$O$5]+[.D818]*[.$P$5]" office:value-type="float" office:value="110" calcext:value-type="float">
            <text:p>110</text:p>
          </table:table-cell>
          <table:table-cell table:formula="of:=[.E818]-[.F818]" office:value-type="float" office:value="5180" calcext:value-type="float">
            <text:p>5180</text:p>
          </table:table-cell>
          <table:table-cell table:formula="of:=[.G818]*[.G818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30" calcext:value-type="float">
            <text:p>5230</text:p>
          </table:table-cell>
          <table:table-cell table:formula="of:=[.$L$5]+[.A819]*[.$M$5]+[.B819]*[.$N$5]+[.C819]*[.$O$5]+[.D819]*[.$P$5]" office:value-type="float" office:value="107" calcext:value-type="float">
            <text:p>107</text:p>
          </table:table-cell>
          <table:table-cell table:formula="of:=[.E819]-[.F819]" office:value-type="float" office:value="5123" calcext:value-type="float">
            <text:p>5123</text:p>
          </table:table-cell>
          <table:table-cell table:formula="of:=[.G819]*[.G819]" office:value-type="float" office:value="26245129" calcext:value-type="float">
            <text:p>2624512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50" calcext:value-type="float">
            <text:p>5350</text:p>
          </table:table-cell>
          <table:table-cell table:formula="of:=[.$L$5]+[.A820]*[.$M$5]+[.B820]*[.$N$5]+[.C820]*[.$O$5]+[.D820]*[.$P$5]" office:value-type="float" office:value="105" calcext:value-type="float">
            <text:p>105</text:p>
          </table:table-cell>
          <table:table-cell table:formula="of:=[.E820]-[.F820]" office:value-type="float" office:value="5245" calcext:value-type="float">
            <text:p>5245</text:p>
          </table:table-cell>
          <table:table-cell table:formula="of:=[.G820]*[.G820]" office:value-type="float" office:value="27510025" calcext:value-type="float">
            <text:p>27510025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10" calcext:value-type="float">
            <text:p>6010</text:p>
          </table:table-cell>
          <table:table-cell table:formula="of:=[.$L$5]+[.A821]*[.$M$5]+[.B821]*[.$N$5]+[.C821]*[.$O$5]+[.D821]*[.$P$5]" office:value-type="float" office:value="102" calcext:value-type="float">
            <text:p>102</text:p>
          </table:table-cell>
          <table:table-cell table:formula="of:=[.E821]-[.F821]" office:value-type="float" office:value="5908" calcext:value-type="float">
            <text:p>5908</text:p>
          </table:table-cell>
          <table:table-cell table:formula="of:=[.G821]*[.G821]" office:value-type="float" office:value="34904464" calcext:value-type="float">
            <text:p>34904464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40" calcext:value-type="float">
            <text:p>6340</text:p>
          </table:table-cell>
          <table:table-cell table:formula="of:=[.$L$5]+[.A822]*[.$M$5]+[.B822]*[.$N$5]+[.C822]*[.$O$5]+[.D822]*[.$P$5]" office:value-type="float" office:value="102" calcext:value-type="float">
            <text:p>102</text:p>
          </table:table-cell>
          <table:table-cell table:formula="of:=[.E822]-[.F822]" office:value-type="float" office:value="6238" calcext:value-type="float">
            <text:p>6238</text:p>
          </table:table-cell>
          <table:table-cell table:formula="of:=[.G822]*[.G822]" office:value-type="float" office:value="38912644" calcext:value-type="float">
            <text:p>3891264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170" calcext:value-type="float">
            <text:p>5170</text:p>
          </table:table-cell>
          <table:table-cell table:formula="of:=[.$L$5]+[.A823]*[.$M$5]+[.B823]*[.$N$5]+[.C823]*[.$O$5]+[.D823]*[.$P$5]" office:value-type="float" office:value="109" calcext:value-type="float">
            <text:p>109</text:p>
          </table:table-cell>
          <table:table-cell table:formula="of:=[.E823]-[.F823]" office:value-type="float" office:value="5061" calcext:value-type="float">
            <text:p>5061</text:p>
          </table:table-cell>
          <table:table-cell table:formula="of:=[.G823]*[.G823]" office:value-type="float" office:value="25613721" calcext:value-type="float">
            <text:p>2561372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table:formula="of:=[.$L$5]+[.A824]*[.$M$5]+[.B824]*[.$N$5]+[.C824]*[.$O$5]+[.D824]*[.$P$5]" office:value-type="float" office:value="100" calcext:value-type="float">
            <text:p>100</text:p>
          </table:table-cell>
          <table:table-cell table:formula="of:=[.E824]-[.F824]" office:value-type="float" office:value="5520" calcext:value-type="float">
            <text:p>5520</text:p>
          </table:table-cell>
          <table:table-cell table:formula="of:=[.G824]*[.G824]" office:value-type="float" office:value="30470400" calcext:value-type="float">
            <text:p>304704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5]+[.A825]*[.$M$5]+[.B825]*[.$N$5]+[.C825]*[.$O$5]+[.D825]*[.$P$5]" office:value-type="float" office:value="105" calcext:value-type="float">
            <text:p>105</text:p>
          </table:table-cell>
          <table:table-cell table:formula="of:=[.E825]-[.F825]" office:value-type="float" office:value="5665" calcext:value-type="float">
            <text:p>5665</text:p>
          </table:table-cell>
          <table:table-cell table:formula="of:=[.G825]*[.G825]" office:value-type="float" office:value="32092225" calcext:value-type="float">
            <text:p>3209222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90" calcext:value-type="float">
            <text:p>5290</text:p>
          </table:table-cell>
          <table:table-cell table:formula="of:=[.$L$5]+[.A826]*[.$M$5]+[.B826]*[.$N$5]+[.C826]*[.$O$5]+[.D826]*[.$P$5]" office:value-type="float" office:value="107" calcext:value-type="float">
            <text:p>107</text:p>
          </table:table-cell>
          <table:table-cell table:formula="of:=[.E826]-[.F826]" office:value-type="float" office:value="5183" calcext:value-type="float">
            <text:p>5183</text:p>
          </table:table-cell>
          <table:table-cell table:formula="of:=[.G826]*[.G826]" office:value-type="float" office:value="26863489" calcext:value-type="float">
            <text:p>2686348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30" calcext:value-type="float">
            <text:p>5230</text:p>
          </table:table-cell>
          <table:table-cell table:formula="of:=[.$L$5]+[.A827]*[.$M$5]+[.B827]*[.$N$5]+[.C827]*[.$O$5]+[.D827]*[.$P$5]" office:value-type="float" office:value="105" calcext:value-type="float">
            <text:p>105</text:p>
          </table:table-cell>
          <table:table-cell table:formula="of:=[.E827]-[.F827]" office:value-type="float" office:value="5125" calcext:value-type="float">
            <text:p>5125</text:p>
          </table:table-cell>
          <table:table-cell table:formula="of:=[.G827]*[.G827]" office:value-type="float" office:value="26265625" calcext:value-type="float">
            <text:p>262656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30" calcext:value-type="float">
            <text:p>5830</text:p>
          </table:table-cell>
          <table:table-cell table:formula="of:=[.$L$5]+[.A828]*[.$M$5]+[.B828]*[.$N$5]+[.C828]*[.$O$5]+[.D828]*[.$P$5]" office:value-type="float" office:value="107" calcext:value-type="float">
            <text:p>107</text:p>
          </table:table-cell>
          <table:table-cell table:formula="of:=[.E828]-[.F828]" office:value-type="float" office:value="5723" calcext:value-type="float">
            <text:p>5723</text:p>
          </table:table-cell>
          <table:table-cell table:formula="of:=[.G828]*[.G828]" office:value-type="float" office:value="32752729" calcext:value-type="float">
            <text:p>3275272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5]+[.A829]*[.$M$5]+[.B829]*[.$N$5]+[.C829]*[.$O$5]+[.D829]*[.$P$5]" office:value-type="float" office:value="105" calcext:value-type="float">
            <text:p>105</text:p>
          </table:table-cell>
          <table:table-cell table:formula="of:=[.E829]-[.F829]" office:value-type="float" office:value="5665" calcext:value-type="float">
            <text:p>5665</text:p>
          </table:table-cell>
          <table:table-cell table:formula="of:=[.G829]*[.G829]" office:value-type="float" office:value="32092225" calcext:value-type="float">
            <text:p>3209222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80" calcext:value-type="float">
            <text:p>5080</text:p>
          </table:table-cell>
          <table:table-cell table:formula="of:=[.$L$5]+[.A830]*[.$M$5]+[.B830]*[.$N$5]+[.C830]*[.$O$5]+[.D830]*[.$P$5]" office:value-type="float" office:value="105" calcext:value-type="float">
            <text:p>105</text:p>
          </table:table-cell>
          <table:table-cell table:formula="of:=[.E830]-[.F830]" office:value-type="float" office:value="4975" calcext:value-type="float">
            <text:p>4975</text:p>
          </table:table-cell>
          <table:table-cell table:formula="of:=[.G830]*[.G830]" office:value-type="float" office:value="24750625" calcext:value-type="float">
            <text:p>2475062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80" calcext:value-type="float">
            <text:p>5680</text:p>
          </table:table-cell>
          <table:table-cell table:formula="of:=[.$L$5]+[.A831]*[.$M$5]+[.B831]*[.$N$5]+[.C831]*[.$O$5]+[.D831]*[.$P$5]" office:value-type="float" office:value="102" calcext:value-type="float">
            <text:p>102</text:p>
          </table:table-cell>
          <table:table-cell table:formula="of:=[.E831]-[.F831]" office:value-type="float" office:value="5578" calcext:value-type="float">
            <text:p>5578</text:p>
          </table:table-cell>
          <table:table-cell table:formula="of:=[.G831]*[.G831]" office:value-type="float" office:value="31114084" calcext:value-type="float">
            <text:p>3111408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20" calcext:value-type="float">
            <text:p>5320</text:p>
          </table:table-cell>
          <table:table-cell table:formula="of:=[.$L$5]+[.A832]*[.$M$5]+[.B832]*[.$N$5]+[.C832]*[.$O$5]+[.D832]*[.$P$5]" office:value-type="float" office:value="110" calcext:value-type="float">
            <text:p>110</text:p>
          </table:table-cell>
          <table:table-cell table:formula="of:=[.E832]-[.F832]" office:value-type="float" office:value="5210" calcext:value-type="float">
            <text:p>5210</text:p>
          </table:table-cell>
          <table:table-cell table:formula="of:=[.G832]*[.G832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70" calcext:value-type="float">
            <text:p>5770</text:p>
          </table:table-cell>
          <table:table-cell table:formula="of:=[.$L$5]+[.A833]*[.$M$5]+[.B833]*[.$N$5]+[.C833]*[.$O$5]+[.D833]*[.$P$5]" office:value-type="float" office:value="105" calcext:value-type="float">
            <text:p>105</text:p>
          </table:table-cell>
          <table:table-cell table:formula="of:=[.E833]-[.F833]" office:value-type="float" office:value="5665" calcext:value-type="float">
            <text:p>5665</text:p>
          </table:table-cell>
          <table:table-cell table:formula="of:=[.G833]*[.G833]" office:value-type="float" office:value="32092225" calcext:value-type="float">
            <text:p>3209222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80" calcext:value-type="float">
            <text:p>5380</text:p>
          </table:table-cell>
          <table:table-cell table:formula="of:=[.$L$5]+[.A834]*[.$M$5]+[.B834]*[.$N$5]+[.C834]*[.$O$5]+[.D834]*[.$P$5]" office:value-type="float" office:value="110" calcext:value-type="float">
            <text:p>110</text:p>
          </table:table-cell>
          <table:table-cell table:formula="of:=[.E834]-[.F834]" office:value-type="float" office:value="5270" calcext:value-type="float">
            <text:p>5270</text:p>
          </table:table-cell>
          <table:table-cell table:formula="of:=[.G834]*[.G834]" office:value-type="float" office:value="27772900" calcext:value-type="float">
            <text:p>277729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835]*[.$M$5]+[.B835]*[.$N$5]+[.C835]*[.$O$5]+[.D835]*[.$P$5]" office:value-type="float" office:value="107" calcext:value-type="float">
            <text:p>107</text:p>
          </table:table-cell>
          <table:table-cell table:formula="of:=[.E835]-[.F835]" office:value-type="float" office:value="5153" calcext:value-type="float">
            <text:p>5153</text:p>
          </table:table-cell>
          <table:table-cell table:formula="of:=[.G835]*[.G835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  <table:table-cell table:formula="of:=[.$L$5]+[.A836]*[.$M$5]+[.B836]*[.$N$5]+[.C836]*[.$O$5]+[.D836]*[.$P$5]" office:value-type="float" office:value="104" calcext:value-type="float">
            <text:p>104</text:p>
          </table:table-cell>
          <table:table-cell table:formula="of:=[.E836]-[.F836]" office:value-type="float" office:value="5696" calcext:value-type="float">
            <text:p>5696</text:p>
          </table:table-cell>
          <table:table-cell table:formula="of:=[.G836]*[.G836]" office:value-type="float" office:value="32444416" calcext:value-type="float">
            <text:p>32444416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920" calcext:value-type="float">
            <text:p>5920</text:p>
          </table:table-cell>
          <table:table-cell table:formula="of:=[.$L$5]+[.A837]*[.$M$5]+[.B837]*[.$N$5]+[.C837]*[.$O$5]+[.D837]*[.$P$5]" office:value-type="float" office:value="101" calcext:value-type="float">
            <text:p>101</text:p>
          </table:table-cell>
          <table:table-cell table:formula="of:=[.E837]-[.F837]" office:value-type="float" office:value="5819" calcext:value-type="float">
            <text:p>5819</text:p>
          </table:table-cell>
          <table:table-cell table:formula="of:=[.G837]*[.G837]" office:value-type="float" office:value="33860761" calcext:value-type="float">
            <text:p>3386076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740" calcext:value-type="float">
            <text:p>5740</text:p>
          </table:table-cell>
          <table:table-cell table:formula="of:=[.$L$5]+[.A838]*[.$M$5]+[.B838]*[.$N$5]+[.C838]*[.$O$5]+[.D838]*[.$P$5]" office:value-type="float" office:value="105" calcext:value-type="float">
            <text:p>105</text:p>
          </table:table-cell>
          <table:table-cell table:formula="of:=[.E838]-[.F838]" office:value-type="float" office:value="5635" calcext:value-type="float">
            <text:p>5635</text:p>
          </table:table-cell>
          <table:table-cell table:formula="of:=[.G838]*[.G838]" office:value-type="float" office:value="31753225" calcext:value-type="float">
            <text:p>317532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70" calcext:value-type="float">
            <text:p>5470</text:p>
          </table:table-cell>
          <table:table-cell table:formula="of:=[.$L$5]+[.A839]*[.$M$5]+[.B839]*[.$N$5]+[.C839]*[.$O$5]+[.D839]*[.$P$5]" office:value-type="float" office:value="101" calcext:value-type="float">
            <text:p>101</text:p>
          </table:table-cell>
          <table:table-cell table:formula="of:=[.E839]-[.F839]" office:value-type="float" office:value="5369" calcext:value-type="float">
            <text:p>5369</text:p>
          </table:table-cell>
          <table:table-cell table:formula="of:=[.G839]*[.G839]" office:value-type="float" office:value="28826161" calcext:value-type="float">
            <text:p>2882616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70" calcext:value-type="float">
            <text:p>4870</text:p>
          </table:table-cell>
          <table:table-cell table:formula="of:=[.$L$5]+[.A840]*[.$M$5]+[.B840]*[.$N$5]+[.C840]*[.$O$5]+[.D840]*[.$P$5]" office:value-type="float" office:value="105" calcext:value-type="float">
            <text:p>105</text:p>
          </table:table-cell>
          <table:table-cell table:formula="of:=[.E840]-[.F840]" office:value-type="float" office:value="4765" calcext:value-type="float">
            <text:p>4765</text:p>
          </table:table-cell>
          <table:table-cell table:formula="of:=[.G840]*[.G840]" office:value-type="float" office:value="22705225" calcext:value-type="float">
            <text:p>2270522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40" calcext:value-type="float">
            <text:p>4840</text:p>
          </table:table-cell>
          <table:table-cell table:formula="of:=[.$L$5]+[.A841]*[.$M$5]+[.B841]*[.$N$5]+[.C841]*[.$O$5]+[.D841]*[.$P$5]" office:value-type="float" office:value="105" calcext:value-type="float">
            <text:p>105</text:p>
          </table:table-cell>
          <table:table-cell table:formula="of:=[.E841]-[.F841]" office:value-type="float" office:value="4735" calcext:value-type="float">
            <text:p>4735</text:p>
          </table:table-cell>
          <table:table-cell table:formula="of:=[.G841]*[.G841]" office:value-type="float" office:value="22420225" calcext:value-type="float">
            <text:p>2242022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60" calcext:value-type="float">
            <text:p>5260</text:p>
          </table:table-cell>
          <table:table-cell table:formula="of:=[.$L$5]+[.A842]*[.$M$5]+[.B842]*[.$N$5]+[.C842]*[.$O$5]+[.D842]*[.$P$5]" office:value-type="float" office:value="102" calcext:value-type="float">
            <text:p>102</text:p>
          </table:table-cell>
          <table:table-cell table:formula="of:=[.E842]-[.F842]" office:value-type="float" office:value="5158" calcext:value-type="float">
            <text:p>5158</text:p>
          </table:table-cell>
          <table:table-cell table:formula="of:=[.G842]*[.G842]" office:value-type="float" office:value="26604964" calcext:value-type="float">
            <text:p>2660496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90" calcext:value-type="float">
            <text:p>4990</text:p>
          </table:table-cell>
          <table:table-cell table:formula="of:=[.$L$5]+[.A843]*[.$M$5]+[.B843]*[.$N$5]+[.C843]*[.$O$5]+[.D843]*[.$P$5]" office:value-type="float" office:value="109" calcext:value-type="float">
            <text:p>109</text:p>
          </table:table-cell>
          <table:table-cell table:formula="of:=[.E843]-[.F843]" office:value-type="float" office:value="4881" calcext:value-type="float">
            <text:p>4881</text:p>
          </table:table-cell>
          <table:table-cell table:formula="of:=[.G843]*[.G843]" office:value-type="float" office:value="23824161" calcext:value-type="float">
            <text:p>2382416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60" calcext:value-type="float">
            <text:p>5860</text:p>
          </table:table-cell>
          <table:table-cell table:formula="of:=[.$L$5]+[.A844]*[.$M$5]+[.B844]*[.$N$5]+[.C844]*[.$O$5]+[.D844]*[.$P$5]" office:value-type="float" office:value="105" calcext:value-type="float">
            <text:p>105</text:p>
          </table:table-cell>
          <table:table-cell table:formula="of:=[.E844]-[.F844]" office:value-type="float" office:value="5755" calcext:value-type="float">
            <text:p>5755</text:p>
          </table:table-cell>
          <table:table-cell table:formula="of:=[.G844]*[.G844]" office:value-type="float" office:value="33120025" calcext:value-type="float">
            <text:p>331200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845]*[.$M$5]+[.B845]*[.$N$5]+[.C845]*[.$O$5]+[.D845]*[.$P$5]" office:value-type="float" office:value="102" calcext:value-type="float">
            <text:p>102</text:p>
          </table:table-cell>
          <table:table-cell table:formula="of:=[.E845]-[.F845]" office:value-type="float" office:value="5698" calcext:value-type="float">
            <text:p>5698</text:p>
          </table:table-cell>
          <table:table-cell table:formula="of:=[.G845]*[.G845]" office:value-type="float" office:value="32467204" calcext:value-type="float">
            <text:p>3246720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70" calcext:value-type="float">
            <text:p>6070</text:p>
          </table:table-cell>
          <table:table-cell table:formula="of:=[.$L$5]+[.A846]*[.$M$5]+[.B846]*[.$N$5]+[.C846]*[.$O$5]+[.D846]*[.$P$5]" office:value-type="float" office:value="101" calcext:value-type="float">
            <text:p>101</text:p>
          </table:table-cell>
          <table:table-cell table:formula="of:=[.E846]-[.F846]" office:value-type="float" office:value="5969" calcext:value-type="float">
            <text:p>5969</text:p>
          </table:table-cell>
          <table:table-cell table:formula="of:=[.G846]*[.G846]" office:value-type="float" office:value="35628961" calcext:value-type="float">
            <text:p>3562896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10" calcext:value-type="float">
            <text:p>5410</text:p>
          </table:table-cell>
          <table:table-cell table:formula="of:=[.$L$5]+[.A847]*[.$M$5]+[.B847]*[.$N$5]+[.C847]*[.$O$5]+[.D847]*[.$P$5]" office:value-type="float" office:value="105" calcext:value-type="float">
            <text:p>105</text:p>
          </table:table-cell>
          <table:table-cell table:formula="of:=[.E847]-[.F847]" office:value-type="float" office:value="5305" calcext:value-type="float">
            <text:p>5305</text:p>
          </table:table-cell>
          <table:table-cell table:formula="of:=[.G847]*[.G847]" office:value-type="float" office:value="28143025" calcext:value-type="float">
            <text:p>2814302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20" calcext:value-type="float">
            <text:p>5620</text:p>
          </table:table-cell>
          <table:table-cell table:formula="of:=[.$L$5]+[.A848]*[.$M$5]+[.B848]*[.$N$5]+[.C848]*[.$O$5]+[.D848]*[.$P$5]" office:value-type="float" office:value="105" calcext:value-type="float">
            <text:p>105</text:p>
          </table:table-cell>
          <table:table-cell table:formula="of:=[.E848]-[.F848]" office:value-type="float" office:value="5515" calcext:value-type="float">
            <text:p>5515</text:p>
          </table:table-cell>
          <table:table-cell table:formula="of:=[.G848]*[.G848]" office:value-type="float" office:value="30415225" calcext:value-type="float">
            <text:p>30415225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470" calcext:value-type="float">
            <text:p>5470</text:p>
          </table:table-cell>
          <table:table-cell table:formula="of:=[.$L$5]+[.A849]*[.$M$5]+[.B849]*[.$N$5]+[.C849]*[.$O$5]+[.D849]*[.$P$5]" office:value-type="float" office:value="110" calcext:value-type="float">
            <text:p>110</text:p>
          </table:table-cell>
          <table:table-cell table:formula="of:=[.E849]-[.F849]" office:value-type="float" office:value="5360" calcext:value-type="float">
            <text:p>5360</text:p>
          </table:table-cell>
          <table:table-cell table:formula="of:=[.G849]*[.G849]" office:value-type="float" office:value="28729600" calcext:value-type="float">
            <text:p>287296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00" calcext:value-type="float">
            <text:p>5800</text:p>
          </table:table-cell>
          <table:table-cell table:formula="of:=[.$L$5]+[.A850]*[.$M$5]+[.B850]*[.$N$5]+[.C850]*[.$O$5]+[.D850]*[.$P$5]" office:value-type="float" office:value="107" calcext:value-type="float">
            <text:p>107</text:p>
          </table:table-cell>
          <table:table-cell table:formula="of:=[.E850]-[.F850]" office:value-type="float" office:value="5693" calcext:value-type="float">
            <text:p>5693</text:p>
          </table:table-cell>
          <table:table-cell table:formula="of:=[.G850]*[.G850]" office:value-type="float" office:value="32410249" calcext:value-type="float">
            <text:p>3241024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200" calcext:value-type="float">
            <text:p>5200</text:p>
          </table:table-cell>
          <table:table-cell table:formula="of:=[.$L$5]+[.A851]*[.$M$5]+[.B851]*[.$N$5]+[.C851]*[.$O$5]+[.D851]*[.$P$5]" office:value-type="float" office:value="103" calcext:value-type="float">
            <text:p>103</text:p>
          </table:table-cell>
          <table:table-cell table:formula="of:=[.E851]-[.F851]" office:value-type="float" office:value="5097" calcext:value-type="float">
            <text:p>5097</text:p>
          </table:table-cell>
          <table:table-cell table:formula="of:=[.G851]*[.G851]" office:value-type="float" office:value="25979409" calcext:value-type="float">
            <text:p>2597940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80" calcext:value-type="float">
            <text:p>5080</text:p>
          </table:table-cell>
          <table:table-cell table:formula="of:=[.$L$5]+[.A852]*[.$M$5]+[.B852]*[.$N$5]+[.C852]*[.$O$5]+[.D852]*[.$P$5]" office:value-type="float" office:value="106" calcext:value-type="float">
            <text:p>106</text:p>
          </table:table-cell>
          <table:table-cell table:formula="of:=[.E852]-[.F852]" office:value-type="float" office:value="4974" calcext:value-type="float">
            <text:p>4974</text:p>
          </table:table-cell>
          <table:table-cell table:formula="of:=[.G852]*[.G852]" office:value-type="float" office:value="24740676" calcext:value-type="float">
            <text:p>24740676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40" calcext:value-type="float">
            <text:p>6040</text:p>
          </table:table-cell>
          <table:table-cell table:formula="of:=[.$L$5]+[.A853]*[.$M$5]+[.B853]*[.$N$5]+[.C853]*[.$O$5]+[.D853]*[.$P$5]" office:value-type="float" office:value="110" calcext:value-type="float">
            <text:p>110</text:p>
          </table:table-cell>
          <table:table-cell table:formula="of:=[.E853]-[.F853]" office:value-type="float" office:value="5930" calcext:value-type="float">
            <text:p>5930</text:p>
          </table:table-cell>
          <table:table-cell table:formula="of:=[.G853]*[.G853]" office:value-type="float" office:value="35164900" calcext:value-type="float">
            <text:p>351649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60" calcext:value-type="float">
            <text:p>5860</text:p>
          </table:table-cell>
          <table:table-cell table:formula="of:=[.$L$5]+[.A854]*[.$M$5]+[.B854]*[.$N$5]+[.C854]*[.$O$5]+[.D854]*[.$P$5]" office:value-type="float" office:value="103" calcext:value-type="float">
            <text:p>103</text:p>
          </table:table-cell>
          <table:table-cell table:formula="of:=[.E854]-[.F854]" office:value-type="float" office:value="5757" calcext:value-type="float">
            <text:p>5757</text:p>
          </table:table-cell>
          <table:table-cell table:formula="of:=[.G854]*[.G854]" office:value-type="float" office:value="33143049" calcext:value-type="float">
            <text:p>3314304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855]*[.$M$5]+[.B855]*[.$N$5]+[.C855]*[.$O$5]+[.D855]*[.$P$5]" office:value-type="float" office:value="108" calcext:value-type="float">
            <text:p>108</text:p>
          </table:table-cell>
          <table:table-cell table:formula="of:=[.E855]-[.F855]" office:value-type="float" office:value="5452" calcext:value-type="float">
            <text:p>5452</text:p>
          </table:table-cell>
          <table:table-cell table:formula="of:=[.G855]*[.G855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table:formula="of:=[.$L$5]+[.A856]*[.$M$5]+[.B856]*[.$N$5]+[.C856]*[.$O$5]+[.D856]*[.$P$5]" office:value-type="float" office:value="109" calcext:value-type="float">
            <text:p>109</text:p>
          </table:table-cell>
          <table:table-cell table:formula="of:=[.E856]-[.F856]" office:value-type="float" office:value="5421" calcext:value-type="float">
            <text:p>5421</text:p>
          </table:table-cell>
          <table:table-cell table:formula="of:=[.G856]*[.G856]" office:value-type="float" office:value="29387241" calcext:value-type="float">
            <text:p>2938724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60" calcext:value-type="float">
            <text:p>4960</text:p>
          </table:table-cell>
          <table:table-cell table:formula="of:=[.$L$5]+[.A857]*[.$M$5]+[.B857]*[.$N$5]+[.C857]*[.$O$5]+[.D857]*[.$P$5]" office:value-type="float" office:value="110" calcext:value-type="float">
            <text:p>110</text:p>
          </table:table-cell>
          <table:table-cell table:formula="of:=[.E857]-[.F857]" office:value-type="float" office:value="4850" calcext:value-type="float">
            <text:p>4850</text:p>
          </table:table-cell>
          <table:table-cell table:formula="of:=[.G857]*[.G857]" office:value-type="float" office:value="23522500" calcext:value-type="float">
            <text:p>235225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00" calcext:value-type="float">
            <text:p>5200</text:p>
          </table:table-cell>
          <table:table-cell table:formula="of:=[.$L$5]+[.A858]*[.$M$5]+[.B858]*[.$N$5]+[.C858]*[.$O$5]+[.D858]*[.$P$5]" office:value-type="float" office:value="104" calcext:value-type="float">
            <text:p>104</text:p>
          </table:table-cell>
          <table:table-cell table:formula="of:=[.E858]-[.F858]" office:value-type="float" office:value="5096" calcext:value-type="float">
            <text:p>5096</text:p>
          </table:table-cell>
          <table:table-cell table:formula="of:=[.G858]*[.G858]" office:value-type="float" office:value="25969216" calcext:value-type="float">
            <text:p>2596921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350" calcext:value-type="float">
            <text:p>5350</text:p>
          </table:table-cell>
          <table:table-cell table:formula="of:=[.$L$5]+[.A859]*[.$M$5]+[.B859]*[.$N$5]+[.C859]*[.$O$5]+[.D859]*[.$P$5]" office:value-type="float" office:value="109" calcext:value-type="float">
            <text:p>109</text:p>
          </table:table-cell>
          <table:table-cell table:formula="of:=[.E859]-[.F859]" office:value-type="float" office:value="5241" calcext:value-type="float">
            <text:p>5241</text:p>
          </table:table-cell>
          <table:table-cell table:formula="of:=[.G859]*[.G859]" office:value-type="float" office:value="27468081" calcext:value-type="float">
            <text:p>2746808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590" calcext:value-type="float">
            <text:p>5590</text:p>
          </table:table-cell>
          <table:table-cell table:formula="of:=[.$L$5]+[.A860]*[.$M$5]+[.B860]*[.$N$5]+[.C860]*[.$O$5]+[.D860]*[.$P$5]" office:value-type="float" office:value="102" calcext:value-type="float">
            <text:p>102</text:p>
          </table:table-cell>
          <table:table-cell table:formula="of:=[.E860]-[.F860]" office:value-type="float" office:value="5488" calcext:value-type="float">
            <text:p>5488</text:p>
          </table:table-cell>
          <table:table-cell table:formula="of:=[.G860]*[.G860]" office:value-type="float" office:value="30118144" calcext:value-type="float">
            <text:p>301181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50" calcext:value-type="float">
            <text:p>5650</text:p>
          </table:table-cell>
          <table:table-cell table:formula="of:=[.$L$5]+[.A861]*[.$M$5]+[.B861]*[.$N$5]+[.C861]*[.$O$5]+[.D861]*[.$P$5]" office:value-type="float" office:value="103" calcext:value-type="float">
            <text:p>103</text:p>
          </table:table-cell>
          <table:table-cell table:formula="of:=[.E861]-[.F861]" office:value-type="float" office:value="5547" calcext:value-type="float">
            <text:p>5547</text:p>
          </table:table-cell>
          <table:table-cell table:formula="of:=[.G861]*[.G861]" office:value-type="float" office:value="30769209" calcext:value-type="float">
            <text:p>3076920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table:formula="of:=[.$L$5]+[.A862]*[.$M$5]+[.B862]*[.$N$5]+[.C862]*[.$O$5]+[.D862]*[.$P$5]" office:value-type="float" office:value="106" calcext:value-type="float">
            <text:p>106</text:p>
          </table:table-cell>
          <table:table-cell table:formula="of:=[.E862]-[.F862]" office:value-type="float" office:value="5394" calcext:value-type="float">
            <text:p>5394</text:p>
          </table:table-cell>
          <table:table-cell table:formula="of:=[.G862]*[.G862]" office:value-type="float" office:value="29095236" calcext:value-type="float">
            <text:p>2909523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50" calcext:value-type="float">
            <text:p>5050</text:p>
          </table:table-cell>
          <table:table-cell table:formula="of:=[.$L$5]+[.A863]*[.$M$5]+[.B863]*[.$N$5]+[.C863]*[.$O$5]+[.D863]*[.$P$5]" office:value-type="float" office:value="102" calcext:value-type="float">
            <text:p>102</text:p>
          </table:table-cell>
          <table:table-cell table:formula="of:=[.E863]-[.F863]" office:value-type="float" office:value="4948" calcext:value-type="float">
            <text:p>4948</text:p>
          </table:table-cell>
          <table:table-cell table:formula="of:=[.G863]*[.G863]" office:value-type="float" office:value="24482704" calcext:value-type="float">
            <text:p>2448270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40" calcext:value-type="float">
            <text:p>5140</text:p>
          </table:table-cell>
          <table:table-cell table:formula="of:=[.$L$5]+[.A864]*[.$M$5]+[.B864]*[.$N$5]+[.C864]*[.$O$5]+[.D864]*[.$P$5]" office:value-type="float" office:value="106" calcext:value-type="float">
            <text:p>106</text:p>
          </table:table-cell>
          <table:table-cell table:formula="of:=[.E864]-[.F864]" office:value-type="float" office:value="5034" calcext:value-type="float">
            <text:p>5034</text:p>
          </table:table-cell>
          <table:table-cell table:formula="of:=[.G864]*[.G864]" office:value-type="float" office:value="25341156" calcext:value-type="float">
            <text:p>2534115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90" calcext:value-type="float">
            <text:p>5590</text:p>
          </table:table-cell>
          <table:table-cell table:formula="of:=[.$L$5]+[.A865]*[.$M$5]+[.B865]*[.$N$5]+[.C865]*[.$O$5]+[.D865]*[.$P$5]" office:value-type="float" office:value="105" calcext:value-type="float">
            <text:p>105</text:p>
          </table:table-cell>
          <table:table-cell table:formula="of:=[.E865]-[.F865]" office:value-type="float" office:value="5485" calcext:value-type="float">
            <text:p>5485</text:p>
          </table:table-cell>
          <table:table-cell table:formula="of:=[.G865]*[.G865]" office:value-type="float" office:value="30085225" calcext:value-type="float">
            <text:p>3008522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70" calcext:value-type="float">
            <text:p>5170</text:p>
          </table:table-cell>
          <table:table-cell table:formula="of:=[.$L$5]+[.A866]*[.$M$5]+[.B866]*[.$N$5]+[.C866]*[.$O$5]+[.D866]*[.$P$5]" office:value-type="float" office:value="104" calcext:value-type="float">
            <text:p>104</text:p>
          </table:table-cell>
          <table:table-cell table:formula="of:=[.E866]-[.F866]" office:value-type="float" office:value="5066" calcext:value-type="float">
            <text:p>5066</text:p>
          </table:table-cell>
          <table:table-cell table:formula="of:=[.G866]*[.G866]" office:value-type="float" office:value="25664356" calcext:value-type="float">
            <text:p>2566435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70" calcext:value-type="float">
            <text:p>6070</text:p>
          </table:table-cell>
          <table:table-cell table:formula="of:=[.$L$5]+[.A867]*[.$M$5]+[.B867]*[.$N$5]+[.C867]*[.$O$5]+[.D867]*[.$P$5]" office:value-type="float" office:value="100" calcext:value-type="float">
            <text:p>100</text:p>
          </table:table-cell>
          <table:table-cell table:formula="of:=[.E867]-[.F867]" office:value-type="float" office:value="5970" calcext:value-type="float">
            <text:p>5970</text:p>
          </table:table-cell>
          <table:table-cell table:formula="of:=[.G867]*[.G867]" office:value-type="float" office:value="35640900" calcext:value-type="float">
            <text:p>356409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  <table:table-cell table:formula="of:=[.$L$5]+[.A868]*[.$M$5]+[.B868]*[.$N$5]+[.C868]*[.$O$5]+[.D868]*[.$P$5]" office:value-type="float" office:value="104" calcext:value-type="float">
            <text:p>104</text:p>
          </table:table-cell>
          <table:table-cell table:formula="of:=[.E868]-[.F868]" office:value-type="float" office:value="5576" calcext:value-type="float">
            <text:p>5576</text:p>
          </table:table-cell>
          <table:table-cell table:formula="of:=[.G868]*[.G868]" office:value-type="float" office:value="31091776" calcext:value-type="float">
            <text:p>3109177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30" calcext:value-type="float">
            <text:p>5530</text:p>
          </table:table-cell>
          <table:table-cell table:formula="of:=[.$L$5]+[.A869]*[.$M$5]+[.B869]*[.$N$5]+[.C869]*[.$O$5]+[.D869]*[.$P$5]" office:value-type="float" office:value="103" calcext:value-type="float">
            <text:p>103</text:p>
          </table:table-cell>
          <table:table-cell table:formula="of:=[.E869]-[.F869]" office:value-type="float" office:value="5427" calcext:value-type="float">
            <text:p>5427</text:p>
          </table:table-cell>
          <table:table-cell table:formula="of:=[.G869]*[.G869]" office:value-type="float" office:value="29452329" calcext:value-type="float">
            <text:p>2945232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10" calcext:value-type="float">
            <text:p>5110</text:p>
          </table:table-cell>
          <table:table-cell table:formula="of:=[.$L$5]+[.A870]*[.$M$5]+[.B870]*[.$N$5]+[.C870]*[.$O$5]+[.D870]*[.$P$5]" office:value-type="float" office:value="104" calcext:value-type="float">
            <text:p>104</text:p>
          </table:table-cell>
          <table:table-cell table:formula="of:=[.E870]-[.F870]" office:value-type="float" office:value="5006" calcext:value-type="float">
            <text:p>5006</text:p>
          </table:table-cell>
          <table:table-cell table:formula="of:=[.G870]*[.G870]" office:value-type="float" office:value="25060036" calcext:value-type="float">
            <text:p>25060036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680" calcext:value-type="float">
            <text:p>5680</text:p>
          </table:table-cell>
          <table:table-cell table:formula="of:=[.$L$5]+[.A871]*[.$M$5]+[.B871]*[.$N$5]+[.C871]*[.$O$5]+[.D871]*[.$P$5]" office:value-type="float" office:value="110" calcext:value-type="float">
            <text:p>110</text:p>
          </table:table-cell>
          <table:table-cell table:formula="of:=[.E871]-[.F871]" office:value-type="float" office:value="5570" calcext:value-type="float">
            <text:p>5570</text:p>
          </table:table-cell>
          <table:table-cell table:formula="of:=[.G871]*[.G871]" office:value-type="float" office:value="31024900" calcext:value-type="float">
            <text:p>310249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740" calcext:value-type="float">
            <text:p>5740</text:p>
          </table:table-cell>
          <table:table-cell table:formula="of:=[.$L$5]+[.A872]*[.$M$5]+[.B872]*[.$N$5]+[.C872]*[.$O$5]+[.D872]*[.$P$5]" office:value-type="float" office:value="104" calcext:value-type="float">
            <text:p>104</text:p>
          </table:table-cell>
          <table:table-cell table:formula="of:=[.E872]-[.F872]" office:value-type="float" office:value="5636" calcext:value-type="float">
            <text:p>5636</text:p>
          </table:table-cell>
          <table:table-cell table:formula="of:=[.G872]*[.G872]" office:value-type="float" office:value="31764496" calcext:value-type="float">
            <text:p>317644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table:formula="of:=[.$L$5]+[.A873]*[.$M$5]+[.B873]*[.$N$5]+[.C873]*[.$O$5]+[.D873]*[.$P$5]" office:value-type="float" office:value="106" calcext:value-type="float">
            <text:p>106</text:p>
          </table:table-cell>
          <table:table-cell table:formula="of:=[.E873]-[.F873]" office:value-type="float" office:value="4944" calcext:value-type="float">
            <text:p>4944</text:p>
          </table:table-cell>
          <table:table-cell table:formula="of:=[.G873]*[.G873]" office:value-type="float" office:value="24443136" calcext:value-type="float">
            <text:p>2444313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90" calcext:value-type="float">
            <text:p>5590</text:p>
          </table:table-cell>
          <table:table-cell table:formula="of:=[.$L$5]+[.A874]*[.$M$5]+[.B874]*[.$N$5]+[.C874]*[.$O$5]+[.D874]*[.$P$5]" office:value-type="float" office:value="106" calcext:value-type="float">
            <text:p>106</text:p>
          </table:table-cell>
          <table:table-cell table:formula="of:=[.E874]-[.F874]" office:value-type="float" office:value="5484" calcext:value-type="float">
            <text:p>5484</text:p>
          </table:table-cell>
          <table:table-cell table:formula="of:=[.G874]*[.G874]" office:value-type="float" office:value="30074256" calcext:value-type="float">
            <text:p>300742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table:formula="of:=[.$L$5]+[.A875]*[.$M$5]+[.B875]*[.$N$5]+[.C875]*[.$O$5]+[.D875]*[.$P$5]" office:value-type="float" office:value="106" calcext:value-type="float">
            <text:p>106</text:p>
          </table:table-cell>
          <table:table-cell table:formula="of:=[.E875]-[.F875]" office:value-type="float" office:value="5454" calcext:value-type="float">
            <text:p>5454</text:p>
          </table:table-cell>
          <table:table-cell table:formula="of:=[.G875]*[.G875]" office:value-type="float" office:value="29746116" calcext:value-type="float">
            <text:p>2974611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30" calcext:value-type="float">
            <text:p>5530</text:p>
          </table:table-cell>
          <table:table-cell table:formula="of:=[.$L$5]+[.A876]*[.$M$5]+[.B876]*[.$N$5]+[.C876]*[.$O$5]+[.D876]*[.$P$5]" office:value-type="float" office:value="107" calcext:value-type="float">
            <text:p>107</text:p>
          </table:table-cell>
          <table:table-cell table:formula="of:=[.E876]-[.F876]" office:value-type="float" office:value="5423" calcext:value-type="float">
            <text:p>5423</text:p>
          </table:table-cell>
          <table:table-cell table:formula="of:=[.G876]*[.G876]" office:value-type="float" office:value="29408929" calcext:value-type="float">
            <text:p>2940892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10" calcext:value-type="float">
            <text:p>5110</text:p>
          </table:table-cell>
          <table:table-cell table:formula="of:=[.$L$5]+[.A877]*[.$M$5]+[.B877]*[.$N$5]+[.C877]*[.$O$5]+[.D877]*[.$P$5]" office:value-type="float" office:value="110" calcext:value-type="float">
            <text:p>110</text:p>
          </table:table-cell>
          <table:table-cell table:formula="of:=[.E877]-[.F877]" office:value-type="float" office:value="5000" calcext:value-type="float">
            <text:p>5000</text:p>
          </table:table-cell>
          <table:table-cell table:formula="of:=[.G877]*[.G877]" office:value-type="float" office:value="25000000" calcext:value-type="float">
            <text:p>25000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30" calcext:value-type="float">
            <text:p>5230</text:p>
          </table:table-cell>
          <table:table-cell table:formula="of:=[.$L$5]+[.A878]*[.$M$5]+[.B878]*[.$N$5]+[.C878]*[.$O$5]+[.D878]*[.$P$5]" office:value-type="float" office:value="108" calcext:value-type="float">
            <text:p>108</text:p>
          </table:table-cell>
          <table:table-cell table:formula="of:=[.E878]-[.F878]" office:value-type="float" office:value="5122" calcext:value-type="float">
            <text:p>5122</text:p>
          </table:table-cell>
          <table:table-cell table:formula="of:=[.G878]*[.G878]" office:value-type="float" office:value="26234884" calcext:value-type="float">
            <text:p>26234884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70" calcext:value-type="float">
            <text:p>4870</text:p>
          </table:table-cell>
          <table:table-cell table:formula="of:=[.$L$5]+[.A879]*[.$M$5]+[.B879]*[.$N$5]+[.C879]*[.$O$5]+[.D879]*[.$P$5]" office:value-type="float" office:value="100" calcext:value-type="float">
            <text:p>100</text:p>
          </table:table-cell>
          <table:table-cell table:formula="of:=[.E879]-[.F879]" office:value-type="float" office:value="4770" calcext:value-type="float">
            <text:p>4770</text:p>
          </table:table-cell>
          <table:table-cell table:formula="of:=[.G879]*[.G879]" office:value-type="float" office:value="22752900" calcext:value-type="float">
            <text:p>227529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30" calcext:value-type="float">
            <text:p>5530</text:p>
          </table:table-cell>
          <table:table-cell table:formula="of:=[.$L$5]+[.A880]*[.$M$5]+[.B880]*[.$N$5]+[.C880]*[.$O$5]+[.D880]*[.$P$5]" office:value-type="float" office:value="109" calcext:value-type="float">
            <text:p>109</text:p>
          </table:table-cell>
          <table:table-cell table:formula="of:=[.E880]-[.F880]" office:value-type="float" office:value="5421" calcext:value-type="float">
            <text:p>5421</text:p>
          </table:table-cell>
          <table:table-cell table:formula="of:=[.G880]*[.G880]" office:value-type="float" office:value="29387241" calcext:value-type="float">
            <text:p>29387241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30" calcext:value-type="float">
            <text:p>4930</text:p>
          </table:table-cell>
          <table:table-cell table:formula="of:=[.$L$5]+[.A881]*[.$M$5]+[.B881]*[.$N$5]+[.C881]*[.$O$5]+[.D881]*[.$P$5]" office:value-type="float" office:value="104" calcext:value-type="float">
            <text:p>104</text:p>
          </table:table-cell>
          <table:table-cell table:formula="of:=[.E881]-[.F881]" office:value-type="float" office:value="4826" calcext:value-type="float">
            <text:p>4826</text:p>
          </table:table-cell>
          <table:table-cell table:formula="of:=[.G881]*[.G881]" office:value-type="float" office:value="23290276" calcext:value-type="float">
            <text:p>2329027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620" calcext:value-type="float">
            <text:p>5620</text:p>
          </table:table-cell>
          <table:table-cell table:formula="of:=[.$L$5]+[.A882]*[.$M$5]+[.B882]*[.$N$5]+[.C882]*[.$O$5]+[.D882]*[.$P$5]" office:value-type="float" office:value="107" calcext:value-type="float">
            <text:p>107</text:p>
          </table:table-cell>
          <table:table-cell table:formula="of:=[.E882]-[.F882]" office:value-type="float" office:value="5513" calcext:value-type="float">
            <text:p>5513</text:p>
          </table:table-cell>
          <table:table-cell table:formula="of:=[.G882]*[.G882]" office:value-type="float" office:value="30393169" calcext:value-type="float">
            <text:p>30393169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80" calcext:value-type="float">
            <text:p>5080</text:p>
          </table:table-cell>
          <table:table-cell table:formula="of:=[.$L$5]+[.A883]*[.$M$5]+[.B883]*[.$N$5]+[.C883]*[.$O$5]+[.D883]*[.$P$5]" office:value-type="float" office:value="102" calcext:value-type="float">
            <text:p>102</text:p>
          </table:table-cell>
          <table:table-cell table:formula="of:=[.E883]-[.F883]" office:value-type="float" office:value="4978" calcext:value-type="float">
            <text:p>4978</text:p>
          </table:table-cell>
          <table:table-cell table:formula="of:=[.G883]*[.G883]" office:value-type="float" office:value="24780484" calcext:value-type="float">
            <text:p>247804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  <table:table-cell table:formula="of:=[.$L$5]+[.A884]*[.$M$5]+[.B884]*[.$N$5]+[.C884]*[.$O$5]+[.D884]*[.$P$5]" office:value-type="float" office:value="100" calcext:value-type="float">
            <text:p>100</text:p>
          </table:table-cell>
          <table:table-cell table:formula="of:=[.E884]-[.F884]" office:value-type="float" office:value="4950" calcext:value-type="float">
            <text:p>4950</text:p>
          </table:table-cell>
          <table:table-cell table:formula="of:=[.G884]*[.G884]" office:value-type="float" office:value="24502500" calcext:value-type="float">
            <text:p>245025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table:formula="of:=[.$L$5]+[.A885]*[.$M$5]+[.B885]*[.$N$5]+[.C885]*[.$O$5]+[.D885]*[.$P$5]" office:value-type="float" office:value="110" calcext:value-type="float">
            <text:p>110</text:p>
          </table:table-cell>
          <table:table-cell table:formula="of:=[.E885]-[.F885]" office:value-type="float" office:value="5390" calcext:value-type="float">
            <text:p>5390</text:p>
          </table:table-cell>
          <table:table-cell table:formula="of:=[.G885]*[.G885]" office:value-type="float" office:value="29052100" calcext:value-type="float">
            <text:p>290521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80" calcext:value-type="float">
            <text:p>5380</text:p>
          </table:table-cell>
          <table:table-cell table:formula="of:=[.$L$5]+[.A886]*[.$M$5]+[.B886]*[.$N$5]+[.C886]*[.$O$5]+[.D886]*[.$P$5]" office:value-type="float" office:value="104" calcext:value-type="float">
            <text:p>104</text:p>
          </table:table-cell>
          <table:table-cell table:formula="of:=[.E886]-[.F886]" office:value-type="float" office:value="5276" calcext:value-type="float">
            <text:p>5276</text:p>
          </table:table-cell>
          <table:table-cell table:formula="of:=[.G886]*[.G886]" office:value-type="float" office:value="27836176" calcext:value-type="float">
            <text:p>278361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table:formula="of:=[.$L$5]+[.A887]*[.$M$5]+[.B887]*[.$N$5]+[.C887]*[.$O$5]+[.D887]*[.$P$5]" office:value-type="float" office:value="105" calcext:value-type="float">
            <text:p>105</text:p>
          </table:table-cell>
          <table:table-cell table:formula="of:=[.E887]-[.F887]" office:value-type="float" office:value="5395" calcext:value-type="float">
            <text:p>5395</text:p>
          </table:table-cell>
          <table:table-cell table:formula="of:=[.G887]*[.G887]" office:value-type="float" office:value="29106025" calcext:value-type="float">
            <text:p>291060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10" calcext:value-type="float">
            <text:p>5410</text:p>
          </table:table-cell>
          <table:table-cell table:formula="of:=[.$L$5]+[.A888]*[.$M$5]+[.B888]*[.$N$5]+[.C888]*[.$O$5]+[.D888]*[.$P$5]" office:value-type="float" office:value="103" calcext:value-type="float">
            <text:p>103</text:p>
          </table:table-cell>
          <table:table-cell table:formula="of:=[.E888]-[.F888]" office:value-type="float" office:value="5307" calcext:value-type="float">
            <text:p>5307</text:p>
          </table:table-cell>
          <table:table-cell table:formula="of:=[.G888]*[.G888]" office:value-type="float" office:value="28164249" calcext:value-type="float">
            <text:p>281642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889]*[.$M$5]+[.B889]*[.$N$5]+[.C889]*[.$O$5]+[.D889]*[.$P$5]" office:value-type="float" office:value="110" calcext:value-type="float">
            <text:p>110</text:p>
          </table:table-cell>
          <table:table-cell table:formula="of:=[.E889]-[.F889]" office:value-type="float" office:value="5180" calcext:value-type="float">
            <text:p>5180</text:p>
          </table:table-cell>
          <table:table-cell table:formula="of:=[.G889]*[.G889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table:formula="of:=[.$L$5]+[.A890]*[.$M$5]+[.B890]*[.$N$5]+[.C890]*[.$O$5]+[.D890]*[.$P$5]" office:value-type="float" office:value="100" calcext:value-type="float">
            <text:p>100</text:p>
          </table:table-cell>
          <table:table-cell table:formula="of:=[.E890]-[.F890]" office:value-type="float" office:value="5520" calcext:value-type="float">
            <text:p>5520</text:p>
          </table:table-cell>
          <table:table-cell table:formula="of:=[.G890]*[.G890]" office:value-type="float" office:value="30470400" calcext:value-type="float">
            <text:p>304704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30" calcext:value-type="float">
            <text:p>5530</text:p>
          </table:table-cell>
          <table:table-cell table:formula="of:=[.$L$5]+[.A891]*[.$M$5]+[.B891]*[.$N$5]+[.C891]*[.$O$5]+[.D891]*[.$P$5]" office:value-type="float" office:value="110" calcext:value-type="float">
            <text:p>110</text:p>
          </table:table-cell>
          <table:table-cell table:formula="of:=[.E891]-[.F891]" office:value-type="float" office:value="5420" calcext:value-type="float">
            <text:p>5420</text:p>
          </table:table-cell>
          <table:table-cell table:formula="of:=[.G891]*[.G891]" office:value-type="float" office:value="29376400" calcext:value-type="float">
            <text:p>293764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200" calcext:value-type="float">
            <text:p>5200</text:p>
          </table:table-cell>
          <table:table-cell table:formula="of:=[.$L$5]+[.A892]*[.$M$5]+[.B892]*[.$N$5]+[.C892]*[.$O$5]+[.D892]*[.$P$5]" office:value-type="float" office:value="108" calcext:value-type="float">
            <text:p>108</text:p>
          </table:table-cell>
          <table:table-cell table:formula="of:=[.E892]-[.F892]" office:value-type="float" office:value="5092" calcext:value-type="float">
            <text:p>5092</text:p>
          </table:table-cell>
          <table:table-cell table:formula="of:=[.G892]*[.G892]" office:value-type="float" office:value="25928464" calcext:value-type="float">
            <text:p>25928464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980" calcext:value-type="float">
            <text:p>5980</text:p>
          </table:table-cell>
          <table:table-cell table:formula="of:=[.$L$5]+[.A893]*[.$M$5]+[.B893]*[.$N$5]+[.C893]*[.$O$5]+[.D893]*[.$P$5]" office:value-type="float" office:value="103" calcext:value-type="float">
            <text:p>103</text:p>
          </table:table-cell>
          <table:table-cell table:formula="of:=[.E893]-[.F893]" office:value-type="float" office:value="5877" calcext:value-type="float">
            <text:p>5877</text:p>
          </table:table-cell>
          <table:table-cell table:formula="of:=[.G893]*[.G893]" office:value-type="float" office:value="34539129" calcext:value-type="float">
            <text:p>3453912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560" calcext:value-type="float">
            <text:p>5560</text:p>
          </table:table-cell>
          <table:table-cell table:formula="of:=[.$L$5]+[.A894]*[.$M$5]+[.B894]*[.$N$5]+[.C894]*[.$O$5]+[.D894]*[.$P$5]" office:value-type="float" office:value="108" calcext:value-type="float">
            <text:p>108</text:p>
          </table:table-cell>
          <table:table-cell table:formula="of:=[.E894]-[.F894]" office:value-type="float" office:value="5452" calcext:value-type="float">
            <text:p>5452</text:p>
          </table:table-cell>
          <table:table-cell table:formula="of:=[.G894]*[.G894]" office:value-type="float" office:value="29724304" calcext:value-type="float">
            <text:p>2972430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20" calcext:value-type="float">
            <text:p>5320</text:p>
          </table:table-cell>
          <table:table-cell table:formula="of:=[.$L$5]+[.A895]*[.$M$5]+[.B895]*[.$N$5]+[.C895]*[.$O$5]+[.D895]*[.$P$5]" office:value-type="float" office:value="107" calcext:value-type="float">
            <text:p>107</text:p>
          </table:table-cell>
          <table:table-cell table:formula="of:=[.E895]-[.F895]" office:value-type="float" office:value="5213" calcext:value-type="float">
            <text:p>5213</text:p>
          </table:table-cell>
          <table:table-cell table:formula="of:=[.G895]*[.G895]" office:value-type="float" office:value="27175369" calcext:value-type="float">
            <text:p>2717536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90" calcext:value-type="float">
            <text:p>5590</text:p>
          </table:table-cell>
          <table:table-cell table:formula="of:=[.$L$5]+[.A896]*[.$M$5]+[.B896]*[.$N$5]+[.C896]*[.$O$5]+[.D896]*[.$P$5]" office:value-type="float" office:value="101" calcext:value-type="float">
            <text:p>101</text:p>
          </table:table-cell>
          <table:table-cell table:formula="of:=[.E896]-[.F896]" office:value-type="float" office:value="5489" calcext:value-type="float">
            <text:p>5489</text:p>
          </table:table-cell>
          <table:table-cell table:formula="of:=[.G896]*[.G896]" office:value-type="float" office:value="30129121" calcext:value-type="float">
            <text:p>3012912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  <table:table-cell table:formula="of:=[.$L$5]+[.A897]*[.$M$5]+[.B897]*[.$N$5]+[.C897]*[.$O$5]+[.D897]*[.$P$5]" office:value-type="float" office:value="104" calcext:value-type="float">
            <text:p>104</text:p>
          </table:table-cell>
          <table:table-cell table:formula="of:=[.E897]-[.F897]" office:value-type="float" office:value="5156" calcext:value-type="float">
            <text:p>5156</text:p>
          </table:table-cell>
          <table:table-cell table:formula="of:=[.G897]*[.G897]" office:value-type="float" office:value="26584336" calcext:value-type="float">
            <text:p>26584336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40" calcext:value-type="float">
            <text:p>5440</text:p>
          </table:table-cell>
          <table:table-cell table:formula="of:=[.$L$5]+[.A898]*[.$M$5]+[.B898]*[.$N$5]+[.C898]*[.$O$5]+[.D898]*[.$P$5]" office:value-type="float" office:value="103" calcext:value-type="float">
            <text:p>103</text:p>
          </table:table-cell>
          <table:table-cell table:formula="of:=[.E898]-[.F898]" office:value-type="float" office:value="5337" calcext:value-type="float">
            <text:p>5337</text:p>
          </table:table-cell>
          <table:table-cell table:formula="of:=[.G898]*[.G898]" office:value-type="float" office:value="28483569" calcext:value-type="float">
            <text:p>2848356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899]*[.$M$5]+[.B899]*[.$N$5]+[.C899]*[.$O$5]+[.D899]*[.$P$5]" office:value-type="float" office:value="105" calcext:value-type="float">
            <text:p>105</text:p>
          </table:table-cell>
          <table:table-cell table:formula="of:=[.E899]-[.F899]" office:value-type="float" office:value="5275" calcext:value-type="float">
            <text:p>5275</text:p>
          </table:table-cell>
          <table:table-cell table:formula="of:=[.G899]*[.G899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10" calcext:value-type="float">
            <text:p>5710</text:p>
          </table:table-cell>
          <table:table-cell table:formula="of:=[.$L$5]+[.A900]*[.$M$5]+[.B900]*[.$N$5]+[.C900]*[.$O$5]+[.D900]*[.$P$5]" office:value-type="float" office:value="107" calcext:value-type="float">
            <text:p>107</text:p>
          </table:table-cell>
          <table:table-cell table:formula="of:=[.E900]-[.F900]" office:value-type="float" office:value="5603" calcext:value-type="float">
            <text:p>5603</text:p>
          </table:table-cell>
          <table:table-cell table:formula="of:=[.G900]*[.G900]" office:value-type="float" office:value="31393609" calcext:value-type="float">
            <text:p>31393609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5]+[.A901]*[.$M$5]+[.B901]*[.$N$5]+[.C901]*[.$O$5]+[.D901]*[.$P$5]" office:value-type="float" office:value="104" calcext:value-type="float">
            <text:p>104</text:p>
          </table:table-cell>
          <table:table-cell table:formula="of:=[.E901]-[.F901]" office:value-type="float" office:value="5366" calcext:value-type="float">
            <text:p>5366</text:p>
          </table:table-cell>
          <table:table-cell table:formula="of:=[.G901]*[.G901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30" calcext:value-type="float">
            <text:p>5830</text:p>
          </table:table-cell>
          <table:table-cell table:formula="of:=[.$L$5]+[.A902]*[.$M$5]+[.B902]*[.$N$5]+[.C902]*[.$O$5]+[.D902]*[.$P$5]" office:value-type="float" office:value="108" calcext:value-type="float">
            <text:p>108</text:p>
          </table:table-cell>
          <table:table-cell table:formula="of:=[.E902]-[.F902]" office:value-type="float" office:value="5722" calcext:value-type="float">
            <text:p>5722</text:p>
          </table:table-cell>
          <table:table-cell table:formula="of:=[.G902]*[.G902]" office:value-type="float" office:value="32741284" calcext:value-type="float">
            <text:p>3274128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903]*[.$M$5]+[.B903]*[.$N$5]+[.C903]*[.$O$5]+[.D903]*[.$P$5]" office:value-type="float" office:value="103" calcext:value-type="float">
            <text:p>103</text:p>
          </table:table-cell>
          <table:table-cell table:formula="of:=[.E903]-[.F903]" office:value-type="float" office:value="5247" calcext:value-type="float">
            <text:p>5247</text:p>
          </table:table-cell>
          <table:table-cell table:formula="of:=[.G903]*[.G903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50" calcext:value-type="float">
            <text:p>5350</text:p>
          </table:table-cell>
          <table:table-cell table:formula="of:=[.$L$5]+[.A904]*[.$M$5]+[.B904]*[.$N$5]+[.C904]*[.$O$5]+[.D904]*[.$P$5]" office:value-type="float" office:value="108" calcext:value-type="float">
            <text:p>108</text:p>
          </table:table-cell>
          <table:table-cell table:formula="of:=[.E904]-[.F904]" office:value-type="float" office:value="5242" calcext:value-type="float">
            <text:p>5242</text:p>
          </table:table-cell>
          <table:table-cell table:formula="of:=[.G904]*[.G904]" office:value-type="float" office:value="27478564" calcext:value-type="float">
            <text:p>2747856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10" calcext:value-type="float">
            <text:p>5410</text:p>
          </table:table-cell>
          <table:table-cell table:formula="of:=[.$L$5]+[.A905]*[.$M$5]+[.B905]*[.$N$5]+[.C905]*[.$O$5]+[.D905]*[.$P$5]" office:value-type="float" office:value="101" calcext:value-type="float">
            <text:p>101</text:p>
          </table:table-cell>
          <table:table-cell table:formula="of:=[.E905]-[.F905]" office:value-type="float" office:value="5309" calcext:value-type="float">
            <text:p>5309</text:p>
          </table:table-cell>
          <table:table-cell table:formula="of:=[.G905]*[.G905]" office:value-type="float" office:value="28185481" calcext:value-type="float">
            <text:p>2818548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80" calcext:value-type="float">
            <text:p>5380</text:p>
          </table:table-cell>
          <table:table-cell table:formula="of:=[.$L$5]+[.A906]*[.$M$5]+[.B906]*[.$N$5]+[.C906]*[.$O$5]+[.D906]*[.$P$5]" office:value-type="float" office:value="109" calcext:value-type="float">
            <text:p>109</text:p>
          </table:table-cell>
          <table:table-cell table:formula="of:=[.E906]-[.F906]" office:value-type="float" office:value="5271" calcext:value-type="float">
            <text:p>5271</text:p>
          </table:table-cell>
          <table:table-cell table:formula="of:=[.G906]*[.G906]" office:value-type="float" office:value="27783441" calcext:value-type="float">
            <text:p>2778344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30" calcext:value-type="float">
            <text:p>5830</text:p>
          </table:table-cell>
          <table:table-cell table:formula="of:=[.$L$5]+[.A907]*[.$M$5]+[.B907]*[.$N$5]+[.C907]*[.$O$5]+[.D907]*[.$P$5]" office:value-type="float" office:value="106" calcext:value-type="float">
            <text:p>106</text:p>
          </table:table-cell>
          <table:table-cell table:formula="of:=[.E907]-[.F907]" office:value-type="float" office:value="5724" calcext:value-type="float">
            <text:p>5724</text:p>
          </table:table-cell>
          <table:table-cell table:formula="of:=[.G907]*[.G907]" office:value-type="float" office:value="32764176" calcext:value-type="float">
            <text:p>3276417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  <table:table-cell table:formula="of:=[.$L$5]+[.A908]*[.$M$5]+[.B908]*[.$N$5]+[.C908]*[.$O$5]+[.D908]*[.$P$5]" office:value-type="float" office:value="104" calcext:value-type="float">
            <text:p>104</text:p>
          </table:table-cell>
          <table:table-cell table:formula="of:=[.E908]-[.F908]" office:value-type="float" office:value="5156" calcext:value-type="float">
            <text:p>5156</text:p>
          </table:table-cell>
          <table:table-cell table:formula="of:=[.G908]*[.G908]" office:value-type="float" office:value="26584336" calcext:value-type="float">
            <text:p>265843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60" calcext:value-type="float">
            <text:p>5560</text:p>
          </table:table-cell>
          <table:table-cell table:formula="of:=[.$L$5]+[.A909]*[.$M$5]+[.B909]*[.$N$5]+[.C909]*[.$O$5]+[.D909]*[.$P$5]" office:value-type="float" office:value="104" calcext:value-type="float">
            <text:p>104</text:p>
          </table:table-cell>
          <table:table-cell table:formula="of:=[.E909]-[.F909]" office:value-type="float" office:value="5456" calcext:value-type="float">
            <text:p>5456</text:p>
          </table:table-cell>
          <table:table-cell table:formula="of:=[.G909]*[.G909]" office:value-type="float" office:value="29767936" calcext:value-type="float">
            <text:p>2976793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530" calcext:value-type="float">
            <text:p>5530</text:p>
          </table:table-cell>
          <table:table-cell table:formula="of:=[.$L$5]+[.A910]*[.$M$5]+[.B910]*[.$N$5]+[.C910]*[.$O$5]+[.D910]*[.$P$5]" office:value-type="float" office:value="102" calcext:value-type="float">
            <text:p>102</text:p>
          </table:table-cell>
          <table:table-cell table:formula="of:=[.E910]-[.F910]" office:value-type="float" office:value="5428" calcext:value-type="float">
            <text:p>5428</text:p>
          </table:table-cell>
          <table:table-cell table:formula="of:=[.G910]*[.G910]" office:value-type="float" office:value="29463184" calcext:value-type="float">
            <text:p>29463184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911]*[.$M$5]+[.B911]*[.$N$5]+[.C911]*[.$O$5]+[.D911]*[.$P$5]" office:value-type="float" office:value="103" calcext:value-type="float">
            <text:p>103</text:p>
          </table:table-cell>
          <table:table-cell table:formula="of:=[.E911]-[.F911]" office:value-type="float" office:value="5667" calcext:value-type="float">
            <text:p>5667</text:p>
          </table:table-cell>
          <table:table-cell table:formula="of:=[.G911]*[.G911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table:formula="of:=[.$L$5]+[.A912]*[.$M$5]+[.B912]*[.$N$5]+[.C912]*[.$O$5]+[.D912]*[.$P$5]" office:value-type="float" office:value="105" calcext:value-type="float">
            <text:p>105</text:p>
          </table:table-cell>
          <table:table-cell table:formula="of:=[.E912]-[.F912]" office:value-type="float" office:value="5395" calcext:value-type="float">
            <text:p>5395</text:p>
          </table:table-cell>
          <table:table-cell table:formula="of:=[.G912]*[.G912]" office:value-type="float" office:value="29106025" calcext:value-type="float">
            <text:p>2910602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830" calcext:value-type="float">
            <text:p>5830</text:p>
          </table:table-cell>
          <table:table-cell table:formula="of:=[.$L$5]+[.A913]*[.$M$5]+[.B913]*[.$N$5]+[.C913]*[.$O$5]+[.D913]*[.$P$5]" office:value-type="float" office:value="104" calcext:value-type="float">
            <text:p>104</text:p>
          </table:table-cell>
          <table:table-cell table:formula="of:=[.E913]-[.F913]" office:value-type="float" office:value="5726" calcext:value-type="float">
            <text:p>5726</text:p>
          </table:table-cell>
          <table:table-cell table:formula="of:=[.G913]*[.G913]" office:value-type="float" office:value="32787076" calcext:value-type="float">
            <text:p>3278707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50" calcext:value-type="float">
            <text:p>5350</text:p>
          </table:table-cell>
          <table:table-cell table:formula="of:=[.$L$5]+[.A914]*[.$M$5]+[.B914]*[.$N$5]+[.C914]*[.$O$5]+[.D914]*[.$P$5]" office:value-type="float" office:value="102" calcext:value-type="float">
            <text:p>102</text:p>
          </table:table-cell>
          <table:table-cell table:formula="of:=[.E914]-[.F914]" office:value-type="float" office:value="5248" calcext:value-type="float">
            <text:p>5248</text:p>
          </table:table-cell>
          <table:table-cell table:formula="of:=[.G914]*[.G914]" office:value-type="float" office:value="27541504" calcext:value-type="float">
            <text:p>27541504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710" calcext:value-type="float">
            <text:p>5710</text:p>
          </table:table-cell>
          <table:table-cell table:formula="of:=[.$L$5]+[.A915]*[.$M$5]+[.B915]*[.$N$5]+[.C915]*[.$O$5]+[.D915]*[.$P$5]" office:value-type="float" office:value="106" calcext:value-type="float">
            <text:p>106</text:p>
          </table:table-cell>
          <table:table-cell table:formula="of:=[.E915]-[.F915]" office:value-type="float" office:value="5604" calcext:value-type="float">
            <text:p>5604</text:p>
          </table:table-cell>
          <table:table-cell table:formula="of:=[.G915]*[.G915]" office:value-type="float" office:value="31404816" calcext:value-type="float">
            <text:p>31404816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90" calcext:value-type="float">
            <text:p>5590</text:p>
          </table:table-cell>
          <table:table-cell table:formula="of:=[.$L$5]+[.A916]*[.$M$5]+[.B916]*[.$N$5]+[.C916]*[.$O$5]+[.D916]*[.$P$5]" office:value-type="float" office:value="110" calcext:value-type="float">
            <text:p>110</text:p>
          </table:table-cell>
          <table:table-cell table:formula="of:=[.E916]-[.F916]" office:value-type="float" office:value="5480" calcext:value-type="float">
            <text:p>5480</text:p>
          </table:table-cell>
          <table:table-cell table:formula="of:=[.G916]*[.G916]" office:value-type="float" office:value="30030400" calcext:value-type="float">
            <text:p>300304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290" calcext:value-type="float">
            <text:p>5290</text:p>
          </table:table-cell>
          <table:table-cell table:formula="of:=[.$L$5]+[.A917]*[.$M$5]+[.B917]*[.$N$5]+[.C917]*[.$O$5]+[.D917]*[.$P$5]" office:value-type="float" office:value="110" calcext:value-type="float">
            <text:p>110</text:p>
          </table:table-cell>
          <table:table-cell table:formula="of:=[.E917]-[.F917]" office:value-type="float" office:value="5180" calcext:value-type="float">
            <text:p>5180</text:p>
          </table:table-cell>
          <table:table-cell table:formula="of:=[.G917]*[.G917]" office:value-type="float" office:value="26832400" calcext:value-type="float">
            <text:p>268324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table:formula="of:=[.$L$5]+[.A918]*[.$M$5]+[.B918]*[.$N$5]+[.C918]*[.$O$5]+[.D918]*[.$P$5]" office:value-type="float" office:value="107" calcext:value-type="float">
            <text:p>107</text:p>
          </table:table-cell>
          <table:table-cell table:formula="of:=[.E918]-[.F918]" office:value-type="float" office:value="4763" calcext:value-type="float">
            <text:p>4763</text:p>
          </table:table-cell>
          <table:table-cell table:formula="of:=[.G918]*[.G918]" office:value-type="float" office:value="22686169" calcext:value-type="float">
            <text:p>226861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table:formula="of:=[.$L$5]+[.A919]*[.$M$5]+[.B919]*[.$N$5]+[.C919]*[.$O$5]+[.D919]*[.$P$5]" office:value-type="float" office:value="105" calcext:value-type="float">
            <text:p>105</text:p>
          </table:table-cell>
          <table:table-cell table:formula="of:=[.E919]-[.F919]" office:value-type="float" office:value="5395" calcext:value-type="float">
            <text:p>5395</text:p>
          </table:table-cell>
          <table:table-cell table:formula="of:=[.G919]*[.G919]" office:value-type="float" office:value="29106025" calcext:value-type="float">
            <text:p>29106025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10" calcext:value-type="float">
            <text:p>5410</text:p>
          </table:table-cell>
          <table:table-cell table:formula="of:=[.$L$5]+[.A920]*[.$M$5]+[.B920]*[.$N$5]+[.C920]*[.$O$5]+[.D920]*[.$P$5]" office:value-type="float" office:value="105" calcext:value-type="float">
            <text:p>105</text:p>
          </table:table-cell>
          <table:table-cell table:formula="of:=[.E920]-[.F920]" office:value-type="float" office:value="5305" calcext:value-type="float">
            <text:p>5305</text:p>
          </table:table-cell>
          <table:table-cell table:formula="of:=[.G920]*[.G920]" office:value-type="float" office:value="28143025" calcext:value-type="float">
            <text:p>2814302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710" calcext:value-type="float">
            <text:p>5710</text:p>
          </table:table-cell>
          <table:table-cell table:formula="of:=[.$L$5]+[.A921]*[.$M$5]+[.B921]*[.$N$5]+[.C921]*[.$O$5]+[.D921]*[.$P$5]" office:value-type="float" office:value="103" calcext:value-type="float">
            <text:p>103</text:p>
          </table:table-cell>
          <table:table-cell table:formula="of:=[.E921]-[.F921]" office:value-type="float" office:value="5607" calcext:value-type="float">
            <text:p>5607</text:p>
          </table:table-cell>
          <table:table-cell table:formula="of:=[.G921]*[.G921]" office:value-type="float" office:value="31438449" calcext:value-type="float">
            <text:p>314384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90" calcext:value-type="float">
            <text:p>5290</text:p>
          </table:table-cell>
          <table:table-cell table:formula="of:=[.$L$5]+[.A922]*[.$M$5]+[.B922]*[.$N$5]+[.C922]*[.$O$5]+[.D922]*[.$P$5]" office:value-type="float" office:value="102" calcext:value-type="float">
            <text:p>102</text:p>
          </table:table-cell>
          <table:table-cell table:formula="of:=[.E922]-[.F922]" office:value-type="float" office:value="5188" calcext:value-type="float">
            <text:p>5188</text:p>
          </table:table-cell>
          <table:table-cell table:formula="of:=[.G922]*[.G922]" office:value-type="float" office:value="26915344" calcext:value-type="float">
            <text:p>2691534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80" calcext:value-type="float">
            <text:p>5080</text:p>
          </table:table-cell>
          <table:table-cell table:formula="of:=[.$L$5]+[.A923]*[.$M$5]+[.B923]*[.$N$5]+[.C923]*[.$O$5]+[.D923]*[.$P$5]" office:value-type="float" office:value="104" calcext:value-type="float">
            <text:p>104</text:p>
          </table:table-cell>
          <table:table-cell table:formula="of:=[.E923]-[.F923]" office:value-type="float" office:value="4976" calcext:value-type="float">
            <text:p>4976</text:p>
          </table:table-cell>
          <table:table-cell table:formula="of:=[.G923]*[.G923]" office:value-type="float" office:value="24760576" calcext:value-type="float">
            <text:p>2476057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20" calcext:value-type="float">
            <text:p>5320</text:p>
          </table:table-cell>
          <table:table-cell table:formula="of:=[.$L$5]+[.A924]*[.$M$5]+[.B924]*[.$N$5]+[.C924]*[.$O$5]+[.D924]*[.$P$5]" office:value-type="float" office:value="103" calcext:value-type="float">
            <text:p>103</text:p>
          </table:table-cell>
          <table:table-cell table:formula="of:=[.E924]-[.F924]" office:value-type="float" office:value="5217" calcext:value-type="float">
            <text:p>5217</text:p>
          </table:table-cell>
          <table:table-cell table:formula="of:=[.G924]*[.G924]" office:value-type="float" office:value="27217089" calcext:value-type="float">
            <text:p>2721708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80" calcext:value-type="float">
            <text:p>5380</text:p>
          </table:table-cell>
          <table:table-cell table:formula="of:=[.$L$5]+[.A925]*[.$M$5]+[.B925]*[.$N$5]+[.C925]*[.$O$5]+[.D925]*[.$P$5]" office:value-type="float" office:value="104" calcext:value-type="float">
            <text:p>104</text:p>
          </table:table-cell>
          <table:table-cell table:formula="of:=[.E925]-[.F925]" office:value-type="float" office:value="5276" calcext:value-type="float">
            <text:p>5276</text:p>
          </table:table-cell>
          <table:table-cell table:formula="of:=[.G925]*[.G925]" office:value-type="float" office:value="27836176" calcext:value-type="float">
            <text:p>2783617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380" calcext:value-type="float">
            <text:p>5380</text:p>
          </table:table-cell>
          <table:table-cell table:formula="of:=[.$L$5]+[.A926]*[.$M$5]+[.B926]*[.$N$5]+[.C926]*[.$O$5]+[.D926]*[.$P$5]" office:value-type="float" office:value="109" calcext:value-type="float">
            <text:p>109</text:p>
          </table:table-cell>
          <table:table-cell table:formula="of:=[.E926]-[.F926]" office:value-type="float" office:value="5271" calcext:value-type="float">
            <text:p>5271</text:p>
          </table:table-cell>
          <table:table-cell table:formula="of:=[.G926]*[.G926]" office:value-type="float" office:value="27783441" calcext:value-type="float">
            <text:p>2778344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50" calcext:value-type="float">
            <text:p>5650</text:p>
          </table:table-cell>
          <table:table-cell table:formula="of:=[.$L$5]+[.A927]*[.$M$5]+[.B927]*[.$N$5]+[.C927]*[.$O$5]+[.D927]*[.$P$5]" office:value-type="float" office:value="108" calcext:value-type="float">
            <text:p>108</text:p>
          </table:table-cell>
          <table:table-cell table:formula="of:=[.E927]-[.F927]" office:value-type="float" office:value="5542" calcext:value-type="float">
            <text:p>5542</text:p>
          </table:table-cell>
          <table:table-cell table:formula="of:=[.G927]*[.G927]" office:value-type="float" office:value="30713764" calcext:value-type="float">
            <text:p>3071376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920" calcext:value-type="float">
            <text:p>5920</text:p>
          </table:table-cell>
          <table:table-cell table:formula="of:=[.$L$5]+[.A928]*[.$M$5]+[.B928]*[.$N$5]+[.C928]*[.$O$5]+[.D928]*[.$P$5]" office:value-type="float" office:value="105" calcext:value-type="float">
            <text:p>105</text:p>
          </table:table-cell>
          <table:table-cell table:formula="of:=[.E928]-[.F928]" office:value-type="float" office:value="5815" calcext:value-type="float">
            <text:p>5815</text:p>
          </table:table-cell>
          <table:table-cell table:formula="of:=[.G928]*[.G928]" office:value-type="float" office:value="33814225" calcext:value-type="float">
            <text:p>33814225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70" calcext:value-type="float">
            <text:p>5770</text:p>
          </table:table-cell>
          <table:table-cell table:formula="of:=[.$L$5]+[.A929]*[.$M$5]+[.B929]*[.$N$5]+[.C929]*[.$O$5]+[.D929]*[.$P$5]" office:value-type="float" office:value="103" calcext:value-type="float">
            <text:p>103</text:p>
          </table:table-cell>
          <table:table-cell table:formula="of:=[.E929]-[.F929]" office:value-type="float" office:value="5667" calcext:value-type="float">
            <text:p>5667</text:p>
          </table:table-cell>
          <table:table-cell table:formula="of:=[.G929]*[.G929]" office:value-type="float" office:value="32114889" calcext:value-type="float">
            <text:p>3211488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table:formula="of:=[.$L$5]+[.A930]*[.$M$5]+[.B930]*[.$N$5]+[.C930]*[.$O$5]+[.D930]*[.$P$5]" office:value-type="float" office:value="101" calcext:value-type="float">
            <text:p>101</text:p>
          </table:table-cell>
          <table:table-cell table:formula="of:=[.E930]-[.F930]" office:value-type="float" office:value="5639" calcext:value-type="float">
            <text:p>5639</text:p>
          </table:table-cell>
          <table:table-cell table:formula="of:=[.G930]*[.G930]" office:value-type="float" office:value="31798321" calcext:value-type="float">
            <text:p>3179832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90" calcext:value-type="float">
            <text:p>5590</text:p>
          </table:table-cell>
          <table:table-cell table:formula="of:=[.$L$5]+[.A931]*[.$M$5]+[.B931]*[.$N$5]+[.C931]*[.$O$5]+[.D931]*[.$P$5]" office:value-type="float" office:value="109" calcext:value-type="float">
            <text:p>109</text:p>
          </table:table-cell>
          <table:table-cell table:formula="of:=[.E931]-[.F931]" office:value-type="float" office:value="5481" calcext:value-type="float">
            <text:p>5481</text:p>
          </table:table-cell>
          <table:table-cell table:formula="of:=[.G931]*[.G931]" office:value-type="float" office:value="30041361" calcext:value-type="float">
            <text:p>3004136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table:formula="of:=[.$L$5]+[.A932]*[.$M$5]+[.B932]*[.$N$5]+[.C932]*[.$O$5]+[.D932]*[.$P$5]" office:value-type="float" office:value="104" calcext:value-type="float">
            <text:p>104</text:p>
          </table:table-cell>
          <table:table-cell table:formula="of:=[.E932]-[.F932]" office:value-type="float" office:value="5396" calcext:value-type="float">
            <text:p>5396</text:p>
          </table:table-cell>
          <table:table-cell table:formula="of:=[.G932]*[.G932]" office:value-type="float" office:value="29116816" calcext:value-type="float">
            <text:p>2911681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80" calcext:value-type="float">
            <text:p>5080</text:p>
          </table:table-cell>
          <table:table-cell table:formula="of:=[.$L$5]+[.A933]*[.$M$5]+[.B933]*[.$N$5]+[.C933]*[.$O$5]+[.D933]*[.$P$5]" office:value-type="float" office:value="107" calcext:value-type="float">
            <text:p>107</text:p>
          </table:table-cell>
          <table:table-cell table:formula="of:=[.E933]-[.F933]" office:value-type="float" office:value="4973" calcext:value-type="float">
            <text:p>4973</text:p>
          </table:table-cell>
          <table:table-cell table:formula="of:=[.G933]*[.G933]" office:value-type="float" office:value="24730729" calcext:value-type="float">
            <text:p>24730729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20" calcext:value-type="float">
            <text:p>5620</text:p>
          </table:table-cell>
          <table:table-cell table:formula="of:=[.$L$5]+[.A934]*[.$M$5]+[.B934]*[.$N$5]+[.C934]*[.$O$5]+[.D934]*[.$P$5]" office:value-type="float" office:value="103" calcext:value-type="float">
            <text:p>103</text:p>
          </table:table-cell>
          <table:table-cell table:formula="of:=[.E934]-[.F934]" office:value-type="float" office:value="5517" calcext:value-type="float">
            <text:p>5517</text:p>
          </table:table-cell>
          <table:table-cell table:formula="of:=[.G934]*[.G934]" office:value-type="float" office:value="30437289" calcext:value-type="float">
            <text:p>3043728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440" calcext:value-type="float">
            <text:p>5440</text:p>
          </table:table-cell>
          <table:table-cell table:formula="of:=[.$L$5]+[.A935]*[.$M$5]+[.B935]*[.$N$5]+[.C935]*[.$O$5]+[.D935]*[.$P$5]" office:value-type="float" office:value="101" calcext:value-type="float">
            <text:p>101</text:p>
          </table:table-cell>
          <table:table-cell table:formula="of:=[.E935]-[.F935]" office:value-type="float" office:value="5339" calcext:value-type="float">
            <text:p>5339</text:p>
          </table:table-cell>
          <table:table-cell table:formula="of:=[.G935]*[.G935]" office:value-type="float" office:value="28504921" calcext:value-type="float">
            <text:p>2850492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140" calcext:value-type="float">
            <text:p>5140</text:p>
          </table:table-cell>
          <table:table-cell table:formula="of:=[.$L$5]+[.A936]*[.$M$5]+[.B936]*[.$N$5]+[.C936]*[.$O$5]+[.D936]*[.$P$5]" office:value-type="float" office:value="103" calcext:value-type="float">
            <text:p>103</text:p>
          </table:table-cell>
          <table:table-cell table:formula="of:=[.E936]-[.F936]" office:value-type="float" office:value="5037" calcext:value-type="float">
            <text:p>5037</text:p>
          </table:table-cell>
          <table:table-cell table:formula="of:=[.G936]*[.G936]" office:value-type="float" office:value="25371369" calcext:value-type="float">
            <text:p>2537136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90" calcext:value-type="float">
            <text:p>5590</text:p>
          </table:table-cell>
          <table:table-cell table:formula="of:=[.$L$5]+[.A937]*[.$M$5]+[.B937]*[.$N$5]+[.C937]*[.$O$5]+[.D937]*[.$P$5]" office:value-type="float" office:value="103" calcext:value-type="float">
            <text:p>103</text:p>
          </table:table-cell>
          <table:table-cell table:formula="of:=[.E937]-[.F937]" office:value-type="float" office:value="5487" calcext:value-type="float">
            <text:p>5487</text:p>
          </table:table-cell>
          <table:table-cell table:formula="of:=[.G937]*[.G937]" office:value-type="float" office:value="30107169" calcext:value-type="float">
            <text:p>3010716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80" calcext:value-type="float">
            <text:p>5380</text:p>
          </table:table-cell>
          <table:table-cell table:formula="of:=[.$L$5]+[.A938]*[.$M$5]+[.B938]*[.$N$5]+[.C938]*[.$O$5]+[.D938]*[.$P$5]" office:value-type="float" office:value="106" calcext:value-type="float">
            <text:p>106</text:p>
          </table:table-cell>
          <table:table-cell table:formula="of:=[.E938]-[.F938]" office:value-type="float" office:value="5274" calcext:value-type="float">
            <text:p>5274</text:p>
          </table:table-cell>
          <table:table-cell table:formula="of:=[.G938]*[.G938]" office:value-type="float" office:value="27815076" calcext:value-type="float">
            <text:p>27815076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table:formula="of:=[.$L$5]+[.A939]*[.$M$5]+[.B939]*[.$N$5]+[.C939]*[.$O$5]+[.D939]*[.$P$5]" office:value-type="float" office:value="101" calcext:value-type="float">
            <text:p>101</text:p>
          </table:table-cell>
          <table:table-cell table:formula="of:=[.E939]-[.F939]" office:value-type="float" office:value="5669" calcext:value-type="float">
            <text:p>5669</text:p>
          </table:table-cell>
          <table:table-cell table:formula="of:=[.G939]*[.G939]" office:value-type="float" office:value="32137561" calcext:value-type="float">
            <text:p>32137561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90" calcext:value-type="float">
            <text:p>4990</text:p>
          </table:table-cell>
          <table:table-cell table:formula="of:=[.$L$5]+[.A940]*[.$M$5]+[.B940]*[.$N$5]+[.C940]*[.$O$5]+[.D940]*[.$P$5]" office:value-type="float" office:value="104" calcext:value-type="float">
            <text:p>104</text:p>
          </table:table-cell>
          <table:table-cell table:formula="of:=[.E940]-[.F940]" office:value-type="float" office:value="4886" calcext:value-type="float">
            <text:p>4886</text:p>
          </table:table-cell>
          <table:table-cell table:formula="of:=[.G940]*[.G940]" office:value-type="float" office:value="23872996" calcext:value-type="float">
            <text:p>2387299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941]*[.$M$5]+[.B941]*[.$N$5]+[.C941]*[.$O$5]+[.D941]*[.$P$5]" office:value-type="float" office:value="107" calcext:value-type="float">
            <text:p>107</text:p>
          </table:table-cell>
          <table:table-cell table:formula="of:=[.E941]-[.F941]" office:value-type="float" office:value="5153" calcext:value-type="float">
            <text:p>5153</text:p>
          </table:table-cell>
          <table:table-cell table:formula="of:=[.G941]*[.G941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00" calcext:value-type="float">
            <text:p>5800</text:p>
          </table:table-cell>
          <table:table-cell table:formula="of:=[.$L$5]+[.A942]*[.$M$5]+[.B942]*[.$N$5]+[.C942]*[.$O$5]+[.D942]*[.$P$5]" office:value-type="float" office:value="109" calcext:value-type="float">
            <text:p>109</text:p>
          </table:table-cell>
          <table:table-cell table:formula="of:=[.E942]-[.F942]" office:value-type="float" office:value="5691" calcext:value-type="float">
            <text:p>5691</text:p>
          </table:table-cell>
          <table:table-cell table:formula="of:=[.G942]*[.G942]" office:value-type="float" office:value="32387481" calcext:value-type="float">
            <text:p>3238748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40" calcext:value-type="float">
            <text:p>5440</text:p>
          </table:table-cell>
          <table:table-cell table:formula="of:=[.$L$5]+[.A943]*[.$M$5]+[.B943]*[.$N$5]+[.C943]*[.$O$5]+[.D943]*[.$P$5]" office:value-type="float" office:value="108" calcext:value-type="float">
            <text:p>108</text:p>
          </table:table-cell>
          <table:table-cell table:formula="of:=[.E943]-[.F943]" office:value-type="float" office:value="5332" calcext:value-type="float">
            <text:p>5332</text:p>
          </table:table-cell>
          <table:table-cell table:formula="of:=[.G943]*[.G943]" office:value-type="float" office:value="28430224" calcext:value-type="float">
            <text:p>2843022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800" calcext:value-type="float">
            <text:p>5800</text:p>
          </table:table-cell>
          <table:table-cell table:formula="of:=[.$L$5]+[.A944]*[.$M$5]+[.B944]*[.$N$5]+[.C944]*[.$O$5]+[.D944]*[.$P$5]" office:value-type="float" office:value="109" calcext:value-type="float">
            <text:p>109</text:p>
          </table:table-cell>
          <table:table-cell table:formula="of:=[.E944]-[.F944]" office:value-type="float" office:value="5691" calcext:value-type="float">
            <text:p>5691</text:p>
          </table:table-cell>
          <table:table-cell table:formula="of:=[.G944]*[.G944]" office:value-type="float" office:value="32387481" calcext:value-type="float">
            <text:p>3238748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00" calcext:value-type="float">
            <text:p>5200</text:p>
          </table:table-cell>
          <table:table-cell table:formula="of:=[.$L$5]+[.A945]*[.$M$5]+[.B945]*[.$N$5]+[.C945]*[.$O$5]+[.D945]*[.$P$5]" office:value-type="float" office:value="108" calcext:value-type="float">
            <text:p>108</text:p>
          </table:table-cell>
          <table:table-cell table:formula="of:=[.E945]-[.F945]" office:value-type="float" office:value="5092" calcext:value-type="float">
            <text:p>5092</text:p>
          </table:table-cell>
          <table:table-cell table:formula="of:=[.G945]*[.G945]" office:value-type="float" office:value="25928464" calcext:value-type="float">
            <text:p>2592846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60" calcext:value-type="float">
            <text:p>5560</text:p>
          </table:table-cell>
          <table:table-cell table:formula="of:=[.$L$5]+[.A946]*[.$M$5]+[.B946]*[.$N$5]+[.C946]*[.$O$5]+[.D946]*[.$P$5]" office:value-type="float" office:value="109" calcext:value-type="float">
            <text:p>109</text:p>
          </table:table-cell>
          <table:table-cell table:formula="of:=[.E946]-[.F946]" office:value-type="float" office:value="5451" calcext:value-type="float">
            <text:p>5451</text:p>
          </table:table-cell>
          <table:table-cell table:formula="of:=[.G946]*[.G946]" office:value-type="float" office:value="29713401" calcext:value-type="float">
            <text:p>2971340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20" calcext:value-type="float">
            <text:p>5320</text:p>
          </table:table-cell>
          <table:table-cell table:formula="of:=[.$L$5]+[.A947]*[.$M$5]+[.B947]*[.$N$5]+[.C947]*[.$O$5]+[.D947]*[.$P$5]" office:value-type="float" office:value="110" calcext:value-type="float">
            <text:p>110</text:p>
          </table:table-cell>
          <table:table-cell table:formula="of:=[.E947]-[.F947]" office:value-type="float" office:value="5210" calcext:value-type="float">
            <text:p>5210</text:p>
          </table:table-cell>
          <table:table-cell table:formula="of:=[.G947]*[.G947]" office:value-type="float" office:value="27144100" calcext:value-type="float">
            <text:p>271441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80" calcext:value-type="float">
            <text:p>5380</text:p>
          </table:table-cell>
          <table:table-cell table:formula="of:=[.$L$5]+[.A948]*[.$M$5]+[.B948]*[.$N$5]+[.C948]*[.$O$5]+[.D948]*[.$P$5]" office:value-type="float" office:value="101" calcext:value-type="float">
            <text:p>101</text:p>
          </table:table-cell>
          <table:table-cell table:formula="of:=[.E948]-[.F948]" office:value-type="float" office:value="5279" calcext:value-type="float">
            <text:p>5279</text:p>
          </table:table-cell>
          <table:table-cell table:formula="of:=[.G948]*[.G948]" office:value-type="float" office:value="27867841" calcext:value-type="float">
            <text:p>2786784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0" calcext:value-type="float">
            <text:p>5320</text:p>
          </table:table-cell>
          <table:table-cell table:formula="of:=[.$L$5]+[.A949]*[.$M$5]+[.B949]*[.$N$5]+[.C949]*[.$O$5]+[.D949]*[.$P$5]" office:value-type="float" office:value="106" calcext:value-type="float">
            <text:p>106</text:p>
          </table:table-cell>
          <table:table-cell table:formula="of:=[.E949]-[.F949]" office:value-type="float" office:value="5214" calcext:value-type="float">
            <text:p>5214</text:p>
          </table:table-cell>
          <table:table-cell table:formula="of:=[.G949]*[.G949]" office:value-type="float" office:value="27185796" calcext:value-type="float">
            <text:p>2718579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50" calcext:value-type="float">
            <text:p>5050</text:p>
          </table:table-cell>
          <table:table-cell table:formula="of:=[.$L$5]+[.A950]*[.$M$5]+[.B950]*[.$N$5]+[.C950]*[.$O$5]+[.D950]*[.$P$5]" office:value-type="float" office:value="109" calcext:value-type="float">
            <text:p>109</text:p>
          </table:table-cell>
          <table:table-cell table:formula="of:=[.E950]-[.F950]" office:value-type="float" office:value="4941" calcext:value-type="float">
            <text:p>4941</text:p>
          </table:table-cell>
          <table:table-cell table:formula="of:=[.G950]*[.G950]" office:value-type="float" office:value="24413481" calcext:value-type="float">
            <text:p>2441348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951]*[.$M$5]+[.B951]*[.$N$5]+[.C951]*[.$O$5]+[.D951]*[.$P$5]" office:value-type="float" office:value="110" calcext:value-type="float">
            <text:p>110</text:p>
          </table:table-cell>
          <table:table-cell table:formula="of:=[.E951]-[.F951]" office:value-type="float" office:value="5540" calcext:value-type="float">
            <text:p>5540</text:p>
          </table:table-cell>
          <table:table-cell table:formula="of:=[.G951]*[.G951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410" calcext:value-type="float">
            <text:p>5410</text:p>
          </table:table-cell>
          <table:table-cell table:formula="of:=[.$L$5]+[.A952]*[.$M$5]+[.B952]*[.$N$5]+[.C952]*[.$O$5]+[.D952]*[.$P$5]" office:value-type="float" office:value="110" calcext:value-type="float">
            <text:p>110</text:p>
          </table:table-cell>
          <table:table-cell table:formula="of:=[.E952]-[.F952]" office:value-type="float" office:value="5300" calcext:value-type="float">
            <text:p>5300</text:p>
          </table:table-cell>
          <table:table-cell table:formula="of:=[.G952]*[.G952]" office:value-type="float" office:value="28090000" calcext:value-type="float">
            <text:p>28090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953]*[.$M$5]+[.B953]*[.$N$5]+[.C953]*[.$O$5]+[.D953]*[.$P$5]" office:value-type="float" office:value="109" calcext:value-type="float">
            <text:p>109</text:p>
          </table:table-cell>
          <table:table-cell table:formula="of:=[.E953]-[.F953]" office:value-type="float" office:value="5331" calcext:value-type="float">
            <text:p>5331</text:p>
          </table:table-cell>
          <table:table-cell table:formula="of:=[.G953]*[.G953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80" calcext:value-type="float">
            <text:p>5980</text:p>
          </table:table-cell>
          <table:table-cell table:formula="of:=[.$L$5]+[.A954]*[.$M$5]+[.B954]*[.$N$5]+[.C954]*[.$O$5]+[.D954]*[.$P$5]" office:value-type="float" office:value="110" calcext:value-type="float">
            <text:p>110</text:p>
          </table:table-cell>
          <table:table-cell table:formula="of:=[.E954]-[.F954]" office:value-type="float" office:value="5870" calcext:value-type="float">
            <text:p>5870</text:p>
          </table:table-cell>
          <table:table-cell table:formula="of:=[.G954]*[.G954]" office:value-type="float" office:value="34456900" calcext:value-type="float">
            <text:p>344569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50" calcext:value-type="float">
            <text:p>5350</text:p>
          </table:table-cell>
          <table:table-cell table:formula="of:=[.$L$5]+[.A955]*[.$M$5]+[.B955]*[.$N$5]+[.C955]*[.$O$5]+[.D955]*[.$P$5]" office:value-type="float" office:value="107" calcext:value-type="float">
            <text:p>107</text:p>
          </table:table-cell>
          <table:table-cell table:formula="of:=[.E955]-[.F955]" office:value-type="float" office:value="5243" calcext:value-type="float">
            <text:p>5243</text:p>
          </table:table-cell>
          <table:table-cell table:formula="of:=[.G955]*[.G955]" office:value-type="float" office:value="27489049" calcext:value-type="float">
            <text:p>27489049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table:formula="of:=[.$L$5]+[.A956]*[.$M$5]+[.B956]*[.$N$5]+[.C956]*[.$O$5]+[.D956]*[.$P$5]" office:value-type="float" office:value="100" calcext:value-type="float">
            <text:p>100</text:p>
          </table:table-cell>
          <table:table-cell table:formula="of:=[.E956]-[.F956]" office:value-type="float" office:value="5460" calcext:value-type="float">
            <text:p>5460</text:p>
          </table:table-cell>
          <table:table-cell table:formula="of:=[.G956]*[.G956]" office:value-type="float" office:value="29811600" calcext:value-type="float">
            <text:p>298116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  <table:table-cell table:formula="of:=[.$L$5]+[.A957]*[.$M$5]+[.B957]*[.$N$5]+[.C957]*[.$O$5]+[.D957]*[.$P$5]" office:value-type="float" office:value="110" calcext:value-type="float">
            <text:p>110</text:p>
          </table:table-cell>
          <table:table-cell table:formula="of:=[.E957]-[.F957]" office:value-type="float" office:value="5540" calcext:value-type="float">
            <text:p>5540</text:p>
          </table:table-cell>
          <table:table-cell table:formula="of:=[.G957]*[.G957]" office:value-type="float" office:value="30691600" calcext:value-type="float">
            <text:p>306916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table:formula="of:=[.$L$5]+[.A958]*[.$M$5]+[.B958]*[.$N$5]+[.C958]*[.$O$5]+[.D958]*[.$P$5]" office:value-type="float" office:value="101" calcext:value-type="float">
            <text:p>101</text:p>
          </table:table-cell>
          <table:table-cell table:formula="of:=[.E958]-[.F958]" office:value-type="float" office:value="5249" calcext:value-type="float">
            <text:p>5249</text:p>
          </table:table-cell>
          <table:table-cell table:formula="of:=[.G958]*[.G958]" office:value-type="float" office:value="27552001" calcext:value-type="float">
            <text:p>2755200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950" calcext:value-type="float">
            <text:p>5950</text:p>
          </table:table-cell>
          <table:table-cell table:formula="of:=[.$L$5]+[.A959]*[.$M$5]+[.B959]*[.$N$5]+[.C959]*[.$O$5]+[.D959]*[.$P$5]" office:value-type="float" office:value="101" calcext:value-type="float">
            <text:p>101</text:p>
          </table:table-cell>
          <table:table-cell table:formula="of:=[.E959]-[.F959]" office:value-type="float" office:value="5849" calcext:value-type="float">
            <text:p>5849</text:p>
          </table:table-cell>
          <table:table-cell table:formula="of:=[.G959]*[.G959]" office:value-type="float" office:value="34210801" calcext:value-type="float">
            <text:p>3421080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70" calcext:value-type="float">
            <text:p>5170</text:p>
          </table:table-cell>
          <table:table-cell table:formula="of:=[.$L$5]+[.A960]*[.$M$5]+[.B960]*[.$N$5]+[.C960]*[.$O$5]+[.D960]*[.$P$5]" office:value-type="float" office:value="101" calcext:value-type="float">
            <text:p>101</text:p>
          </table:table-cell>
          <table:table-cell table:formula="of:=[.E960]-[.F960]" office:value-type="float" office:value="5069" calcext:value-type="float">
            <text:p>5069</text:p>
          </table:table-cell>
          <table:table-cell table:formula="of:=[.G960]*[.G960]" office:value-type="float" office:value="25694761" calcext:value-type="float">
            <text:p>2569476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50" calcext:value-type="float">
            <text:p>5650</text:p>
          </table:table-cell>
          <table:table-cell table:formula="of:=[.$L$5]+[.A961]*[.$M$5]+[.B961]*[.$N$5]+[.C961]*[.$O$5]+[.D961]*[.$P$5]" office:value-type="float" office:value="101" calcext:value-type="float">
            <text:p>101</text:p>
          </table:table-cell>
          <table:table-cell table:formula="of:=[.E961]-[.F961]" office:value-type="float" office:value="5549" calcext:value-type="float">
            <text:p>5549</text:p>
          </table:table-cell>
          <table:table-cell table:formula="of:=[.G961]*[.G961]" office:value-type="float" office:value="30791401" calcext:value-type="float">
            <text:p>3079140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70" calcext:value-type="float">
            <text:p>5770</text:p>
          </table:table-cell>
          <table:table-cell table:formula="of:=[.$L$5]+[.A962]*[.$M$5]+[.B962]*[.$N$5]+[.C962]*[.$O$5]+[.D962]*[.$P$5]" office:value-type="float" office:value="104" calcext:value-type="float">
            <text:p>104</text:p>
          </table:table-cell>
          <table:table-cell table:formula="of:=[.E962]-[.F962]" office:value-type="float" office:value="5666" calcext:value-type="float">
            <text:p>5666</text:p>
          </table:table-cell>
          <table:table-cell table:formula="of:=[.G962]*[.G962]" office:value-type="float" office:value="32103556" calcext:value-type="float">
            <text:p>3210355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30" calcext:value-type="float">
            <text:p>5230</text:p>
          </table:table-cell>
          <table:table-cell table:formula="of:=[.$L$5]+[.A963]*[.$M$5]+[.B963]*[.$N$5]+[.C963]*[.$O$5]+[.D963]*[.$P$5]" office:value-type="float" office:value="106" calcext:value-type="float">
            <text:p>106</text:p>
          </table:table-cell>
          <table:table-cell table:formula="of:=[.E963]-[.F963]" office:value-type="float" office:value="5124" calcext:value-type="float">
            <text:p>5124</text:p>
          </table:table-cell>
          <table:table-cell table:formula="of:=[.G963]*[.G963]" office:value-type="float" office:value="26255376" calcext:value-type="float">
            <text:p>2625537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80" calcext:value-type="float">
            <text:p>5380</text:p>
          </table:table-cell>
          <table:table-cell table:formula="of:=[.$L$5]+[.A964]*[.$M$5]+[.B964]*[.$N$5]+[.C964]*[.$O$5]+[.D964]*[.$P$5]" office:value-type="float" office:value="105" calcext:value-type="float">
            <text:p>105</text:p>
          </table:table-cell>
          <table:table-cell table:formula="of:=[.E964]-[.F964]" office:value-type="float" office:value="5275" calcext:value-type="float">
            <text:p>5275</text:p>
          </table:table-cell>
          <table:table-cell table:formula="of:=[.G964]*[.G964]" office:value-type="float" office:value="27825625" calcext:value-type="float">
            <text:p>27825625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table:formula="of:=[.$L$5]+[.A965]*[.$M$5]+[.B965]*[.$N$5]+[.C965]*[.$O$5]+[.D965]*[.$P$5]" office:value-type="float" office:value="106" calcext:value-type="float">
            <text:p>106</text:p>
          </table:table-cell>
          <table:table-cell table:formula="of:=[.E965]-[.F965]" office:value-type="float" office:value="5094" calcext:value-type="float">
            <text:p>5094</text:p>
          </table:table-cell>
          <table:table-cell table:formula="of:=[.G965]*[.G965]" office:value-type="float" office:value="25948836" calcext:value-type="float">
            <text:p>2594883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560" calcext:value-type="float">
            <text:p>5560</text:p>
          </table:table-cell>
          <table:table-cell table:formula="of:=[.$L$5]+[.A966]*[.$M$5]+[.B966]*[.$N$5]+[.C966]*[.$O$5]+[.D966]*[.$P$5]" office:value-type="float" office:value="107" calcext:value-type="float">
            <text:p>107</text:p>
          </table:table-cell>
          <table:table-cell table:formula="of:=[.E966]-[.F966]" office:value-type="float" office:value="5453" calcext:value-type="float">
            <text:p>5453</text:p>
          </table:table-cell>
          <table:table-cell table:formula="of:=[.G966]*[.G966]" office:value-type="float" office:value="29735209" calcext:value-type="float">
            <text:p>2973520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50" calcext:value-type="float">
            <text:p>5950</text:p>
          </table:table-cell>
          <table:table-cell table:formula="of:=[.$L$5]+[.A967]*[.$M$5]+[.B967]*[.$N$5]+[.C967]*[.$O$5]+[.D967]*[.$P$5]" office:value-type="float" office:value="107" calcext:value-type="float">
            <text:p>107</text:p>
          </table:table-cell>
          <table:table-cell table:formula="of:=[.E967]-[.F967]" office:value-type="float" office:value="5843" calcext:value-type="float">
            <text:p>5843</text:p>
          </table:table-cell>
          <table:table-cell table:formula="of:=[.G967]*[.G967]" office:value-type="float" office:value="34140649" calcext:value-type="float">
            <text:p>3414064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680" calcext:value-type="float">
            <text:p>5680</text:p>
          </table:table-cell>
          <table:table-cell table:formula="of:=[.$L$5]+[.A968]*[.$M$5]+[.B968]*[.$N$5]+[.C968]*[.$O$5]+[.D968]*[.$P$5]" office:value-type="float" office:value="109" calcext:value-type="float">
            <text:p>109</text:p>
          </table:table-cell>
          <table:table-cell table:formula="of:=[.E968]-[.F968]" office:value-type="float" office:value="5571" calcext:value-type="float">
            <text:p>5571</text:p>
          </table:table-cell>
          <table:table-cell table:formula="of:=[.G968]*[.G968]" office:value-type="float" office:value="31036041" calcext:value-type="float">
            <text:p>3103604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table:formula="of:=[.$L$5]+[.A969]*[.$M$5]+[.B969]*[.$N$5]+[.C969]*[.$O$5]+[.D969]*[.$P$5]" office:value-type="float" office:value="103" calcext:value-type="float">
            <text:p>103</text:p>
          </table:table-cell>
          <table:table-cell table:formula="of:=[.E969]-[.F969]" office:value-type="float" office:value="5397" calcext:value-type="float">
            <text:p>5397</text:p>
          </table:table-cell>
          <table:table-cell table:formula="of:=[.G969]*[.G969]" office:value-type="float" office:value="29127609" calcext:value-type="float">
            <text:p>29127609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90" calcext:value-type="float">
            <text:p>5890</text:p>
          </table:table-cell>
          <table:table-cell table:formula="of:=[.$L$5]+[.A970]*[.$M$5]+[.B970]*[.$N$5]+[.C970]*[.$O$5]+[.D970]*[.$P$5]" office:value-type="float" office:value="109" calcext:value-type="float">
            <text:p>109</text:p>
          </table:table-cell>
          <table:table-cell table:formula="of:=[.E970]-[.F970]" office:value-type="float" office:value="5781" calcext:value-type="float">
            <text:p>5781</text:p>
          </table:table-cell>
          <table:table-cell table:formula="of:=[.G970]*[.G970]" office:value-type="float" office:value="33419961" calcext:value-type="float">
            <text:p>3341996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20" calcext:value-type="float">
            <text:p>5620</text:p>
          </table:table-cell>
          <table:table-cell table:formula="of:=[.$L$5]+[.A971]*[.$M$5]+[.B971]*[.$N$5]+[.C971]*[.$O$5]+[.D971]*[.$P$5]" office:value-type="float" office:value="107" calcext:value-type="float">
            <text:p>107</text:p>
          </table:table-cell>
          <table:table-cell table:formula="of:=[.E971]-[.F971]" office:value-type="float" office:value="5513" calcext:value-type="float">
            <text:p>5513</text:p>
          </table:table-cell>
          <table:table-cell table:formula="of:=[.G971]*[.G971]" office:value-type="float" office:value="30393169" calcext:value-type="float">
            <text:p>3039316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40" calcext:value-type="float">
            <text:p>5440</text:p>
          </table:table-cell>
          <table:table-cell table:formula="of:=[.$L$5]+[.A972]*[.$M$5]+[.B972]*[.$N$5]+[.C972]*[.$O$5]+[.D972]*[.$P$5]" office:value-type="float" office:value="109" calcext:value-type="float">
            <text:p>109</text:p>
          </table:table-cell>
          <table:table-cell table:formula="of:=[.E972]-[.F972]" office:value-type="float" office:value="5331" calcext:value-type="float">
            <text:p>5331</text:p>
          </table:table-cell>
          <table:table-cell table:formula="of:=[.G972]*[.G972]" office:value-type="float" office:value="28419561" calcext:value-type="float">
            <text:p>2841956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470" calcext:value-type="float">
            <text:p>5470</text:p>
          </table:table-cell>
          <table:table-cell table:formula="of:=[.$L$5]+[.A973]*[.$M$5]+[.B973]*[.$N$5]+[.C973]*[.$O$5]+[.D973]*[.$P$5]" office:value-type="float" office:value="104" calcext:value-type="float">
            <text:p>104</text:p>
          </table:table-cell>
          <table:table-cell table:formula="of:=[.E973]-[.F973]" office:value-type="float" office:value="5366" calcext:value-type="float">
            <text:p>5366</text:p>
          </table:table-cell>
          <table:table-cell table:formula="of:=[.G973]*[.G973]" office:value-type="float" office:value="28793956" calcext:value-type="float">
            <text:p>2879395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10" calcext:value-type="float">
            <text:p>5410</text:p>
          </table:table-cell>
          <table:table-cell table:formula="of:=[.$L$5]+[.A974]*[.$M$5]+[.B974]*[.$N$5]+[.C974]*[.$O$5]+[.D974]*[.$P$5]" office:value-type="float" office:value="102" calcext:value-type="float">
            <text:p>102</text:p>
          </table:table-cell>
          <table:table-cell table:formula="of:=[.E974]-[.F974]" office:value-type="float" office:value="5308" calcext:value-type="float">
            <text:p>5308</text:p>
          </table:table-cell>
          <table:table-cell table:formula="of:=[.G974]*[.G974]" office:value-type="float" office:value="28174864" calcext:value-type="float">
            <text:p>2817486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50" calcext:value-type="float">
            <text:p>5650</text:p>
          </table:table-cell>
          <table:table-cell table:formula="of:=[.$L$5]+[.A975]*[.$M$5]+[.B975]*[.$N$5]+[.C975]*[.$O$5]+[.D975]*[.$P$5]" office:value-type="float" office:value="102" calcext:value-type="float">
            <text:p>102</text:p>
          </table:table-cell>
          <table:table-cell table:formula="of:=[.E975]-[.F975]" office:value-type="float" office:value="5548" calcext:value-type="float">
            <text:p>5548</text:p>
          </table:table-cell>
          <table:table-cell table:formula="of:=[.G975]*[.G975]" office:value-type="float" office:value="30780304" calcext:value-type="float">
            <text:p>3078030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20" calcext:value-type="float">
            <text:p>5320</text:p>
          </table:table-cell>
          <table:table-cell table:formula="of:=[.$L$5]+[.A976]*[.$M$5]+[.B976]*[.$N$5]+[.C976]*[.$O$5]+[.D976]*[.$P$5]" office:value-type="float" office:value="104" calcext:value-type="float">
            <text:p>104</text:p>
          </table:table-cell>
          <table:table-cell table:formula="of:=[.E976]-[.F976]" office:value-type="float" office:value="5216" calcext:value-type="float">
            <text:p>5216</text:p>
          </table:table-cell>
          <table:table-cell table:formula="of:=[.G976]*[.G976]" office:value-type="float" office:value="27206656" calcext:value-type="float">
            <text:p>2720665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40" calcext:value-type="float">
            <text:p>5140</text:p>
          </table:table-cell>
          <table:table-cell table:formula="of:=[.$L$5]+[.A977]*[.$M$5]+[.B977]*[.$N$5]+[.C977]*[.$O$5]+[.D977]*[.$P$5]" office:value-type="float" office:value="107" calcext:value-type="float">
            <text:p>107</text:p>
          </table:table-cell>
          <table:table-cell table:formula="of:=[.E977]-[.F977]" office:value-type="float" office:value="5033" calcext:value-type="float">
            <text:p>5033</text:p>
          </table:table-cell>
          <table:table-cell table:formula="of:=[.G977]*[.G977]" office:value-type="float" office:value="25331089" calcext:value-type="float">
            <text:p>2533108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00" calcext:value-type="float">
            <text:p>4900</text:p>
          </table:table-cell>
          <table:table-cell table:formula="of:=[.$L$5]+[.A978]*[.$M$5]+[.B978]*[.$N$5]+[.C978]*[.$O$5]+[.D978]*[.$P$5]" office:value-type="float" office:value="104" calcext:value-type="float">
            <text:p>104</text:p>
          </table:table-cell>
          <table:table-cell table:formula="of:=[.E978]-[.F978]" office:value-type="float" office:value="4796" calcext:value-type="float">
            <text:p>4796</text:p>
          </table:table-cell>
          <table:table-cell table:formula="of:=[.G978]*[.G978]" office:value-type="float" office:value="23001616" calcext:value-type="float">
            <text:p>23001616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60" calcext:value-type="float">
            <text:p>5260</text:p>
          </table:table-cell>
          <table:table-cell table:formula="of:=[.$L$5]+[.A979]*[.$M$5]+[.B979]*[.$N$5]+[.C979]*[.$O$5]+[.D979]*[.$P$5]" office:value-type="float" office:value="107" calcext:value-type="float">
            <text:p>107</text:p>
          </table:table-cell>
          <table:table-cell table:formula="of:=[.E979]-[.F979]" office:value-type="float" office:value="5153" calcext:value-type="float">
            <text:p>5153</text:p>
          </table:table-cell>
          <table:table-cell table:formula="of:=[.G979]*[.G979]" office:value-type="float" office:value="26553409" calcext:value-type="float">
            <text:p>2655340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70" calcext:value-type="float">
            <text:p>4870</text:p>
          </table:table-cell>
          <table:table-cell table:formula="of:=[.$L$5]+[.A980]*[.$M$5]+[.B980]*[.$N$5]+[.C980]*[.$O$5]+[.D980]*[.$P$5]" office:value-type="float" office:value="101" calcext:value-type="float">
            <text:p>101</text:p>
          </table:table-cell>
          <table:table-cell table:formula="of:=[.E980]-[.F980]" office:value-type="float" office:value="4769" calcext:value-type="float">
            <text:p>4769</text:p>
          </table:table-cell>
          <table:table-cell table:formula="of:=[.G980]*[.G980]" office:value-type="float" office:value="22743361" calcext:value-type="float">
            <text:p>2274336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30" calcext:value-type="float">
            <text:p>5530</text:p>
          </table:table-cell>
          <table:table-cell table:formula="of:=[.$L$5]+[.A981]*[.$M$5]+[.B981]*[.$N$5]+[.C981]*[.$O$5]+[.D981]*[.$P$5]" office:value-type="float" office:value="104" calcext:value-type="float">
            <text:p>104</text:p>
          </table:table-cell>
          <table:table-cell table:formula="of:=[.E981]-[.F981]" office:value-type="float" office:value="5426" calcext:value-type="float">
            <text:p>5426</text:p>
          </table:table-cell>
          <table:table-cell table:formula="of:=[.G981]*[.G981]" office:value-type="float" office:value="29441476" calcext:value-type="float">
            <text:p>2944147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70" calcext:value-type="float">
            <text:p>5170</text:p>
          </table:table-cell>
          <table:table-cell table:formula="of:=[.$L$5]+[.A982]*[.$M$5]+[.B982]*[.$N$5]+[.C982]*[.$O$5]+[.D982]*[.$P$5]" office:value-type="float" office:value="104" calcext:value-type="float">
            <text:p>104</text:p>
          </table:table-cell>
          <table:table-cell table:formula="of:=[.E982]-[.F982]" office:value-type="float" office:value="5066" calcext:value-type="float">
            <text:p>5066</text:p>
          </table:table-cell>
          <table:table-cell table:formula="of:=[.G982]*[.G982]" office:value-type="float" office:value="25664356" calcext:value-type="float">
            <text:p>25664356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60" calcext:value-type="float">
            <text:p>5560</text:p>
          </table:table-cell>
          <table:table-cell table:formula="of:=[.$L$5]+[.A983]*[.$M$5]+[.B983]*[.$N$5]+[.C983]*[.$O$5]+[.D983]*[.$P$5]" office:value-type="float" office:value="102" calcext:value-type="float">
            <text:p>102</text:p>
          </table:table-cell>
          <table:table-cell table:formula="of:=[.E983]-[.F983]" office:value-type="float" office:value="5458" calcext:value-type="float">
            <text:p>5458</text:p>
          </table:table-cell>
          <table:table-cell table:formula="of:=[.G983]*[.G983]" office:value-type="float" office:value="29789764" calcext:value-type="float">
            <text:p>29789764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60" calcext:value-type="float">
            <text:p>5860</text:p>
          </table:table-cell>
          <table:table-cell table:formula="of:=[.$L$5]+[.A984]*[.$M$5]+[.B984]*[.$N$5]+[.C984]*[.$O$5]+[.D984]*[.$P$5]" office:value-type="float" office:value="106" calcext:value-type="float">
            <text:p>106</text:p>
          </table:table-cell>
          <table:table-cell table:formula="of:=[.E984]-[.F984]" office:value-type="float" office:value="5754" calcext:value-type="float">
            <text:p>5754</text:p>
          </table:table-cell>
          <table:table-cell table:formula="of:=[.G984]*[.G984]" office:value-type="float" office:value="33108516" calcext:value-type="float">
            <text:p>3310851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350" calcext:value-type="float">
            <text:p>5350</text:p>
          </table:table-cell>
          <table:table-cell table:formula="of:=[.$L$5]+[.A985]*[.$M$5]+[.B985]*[.$N$5]+[.C985]*[.$O$5]+[.D985]*[.$P$5]" office:value-type="float" office:value="103" calcext:value-type="float">
            <text:p>103</text:p>
          </table:table-cell>
          <table:table-cell table:formula="of:=[.E985]-[.F985]" office:value-type="float" office:value="5247" calcext:value-type="float">
            <text:p>5247</text:p>
          </table:table-cell>
          <table:table-cell table:formula="of:=[.G985]*[.G985]" office:value-type="float" office:value="27531009" calcext:value-type="float">
            <text:p>2753100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table:formula="of:=[.$L$5]+[.A986]*[.$M$5]+[.B986]*[.$N$5]+[.C986]*[.$O$5]+[.D986]*[.$P$5]" office:value-type="float" office:value="100" calcext:value-type="float">
            <text:p>100</text:p>
          </table:table-cell>
          <table:table-cell table:formula="of:=[.E986]-[.F986]" office:value-type="float" office:value="5280" calcext:value-type="float">
            <text:p>5280</text:p>
          </table:table-cell>
          <table:table-cell table:formula="of:=[.G986]*[.G986]" office:value-type="float" office:value="27878400" calcext:value-type="float">
            <text:p>278784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  <table:table-cell table:formula="of:=[.$L$5]+[.A987]*[.$M$5]+[.B987]*[.$N$5]+[.C987]*[.$O$5]+[.D987]*[.$P$5]" office:value-type="float" office:value="103" calcext:value-type="float">
            <text:p>103</text:p>
          </table:table-cell>
          <table:table-cell table:formula="of:=[.E987]-[.F987]" office:value-type="float" office:value="5697" calcext:value-type="float">
            <text:p>5697</text:p>
          </table:table-cell>
          <table:table-cell table:formula="of:=[.G987]*[.G987]" office:value-type="float" office:value="32455809" calcext:value-type="float">
            <text:p>3245580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60" calcext:value-type="float">
            <text:p>5260</text:p>
          </table:table-cell>
          <table:table-cell table:formula="of:=[.$L$5]+[.A988]*[.$M$5]+[.B988]*[.$N$5]+[.C988]*[.$O$5]+[.D988]*[.$P$5]" office:value-type="float" office:value="109" calcext:value-type="float">
            <text:p>109</text:p>
          </table:table-cell>
          <table:table-cell table:formula="of:=[.E988]-[.F988]" office:value-type="float" office:value="5151" calcext:value-type="float">
            <text:p>5151</text:p>
          </table:table-cell>
          <table:table-cell table:formula="of:=[.G988]*[.G988]" office:value-type="float" office:value="26532801" calcext:value-type="float">
            <text:p>2653280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680" calcext:value-type="float">
            <text:p>5680</text:p>
          </table:table-cell>
          <table:table-cell table:formula="of:=[.$L$5]+[.A989]*[.$M$5]+[.B989]*[.$N$5]+[.C989]*[.$O$5]+[.D989]*[.$P$5]" office:value-type="float" office:value="104" calcext:value-type="float">
            <text:p>104</text:p>
          </table:table-cell>
          <table:table-cell table:formula="of:=[.E989]-[.F989]" office:value-type="float" office:value="5576" calcext:value-type="float">
            <text:p>5576</text:p>
          </table:table-cell>
          <table:table-cell table:formula="of:=[.G989]*[.G989]" office:value-type="float" office:value="31091776" calcext:value-type="float">
            <text:p>3109177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10" calcext:value-type="float">
            <text:p>5110</text:p>
          </table:table-cell>
          <table:table-cell table:formula="of:=[.$L$5]+[.A990]*[.$M$5]+[.B990]*[.$N$5]+[.C990]*[.$O$5]+[.D990]*[.$P$5]" office:value-type="float" office:value="103" calcext:value-type="float">
            <text:p>103</text:p>
          </table:table-cell>
          <table:table-cell table:formula="of:=[.E990]-[.F990]" office:value-type="float" office:value="5007" calcext:value-type="float">
            <text:p>5007</text:p>
          </table:table-cell>
          <table:table-cell table:formula="of:=[.G990]*[.G990]" office:value-type="float" office:value="25070049" calcext:value-type="float">
            <text:p>2507004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10" calcext:value-type="float">
            <text:p>5710</text:p>
          </table:table-cell>
          <table:table-cell table:formula="of:=[.$L$5]+[.A991]*[.$M$5]+[.B991]*[.$N$5]+[.C991]*[.$O$5]+[.D991]*[.$P$5]" office:value-type="float" office:value="103" calcext:value-type="float">
            <text:p>103</text:p>
          </table:table-cell>
          <table:table-cell table:formula="of:=[.E991]-[.F991]" office:value-type="float" office:value="5607" calcext:value-type="float">
            <text:p>5607</text:p>
          </table:table-cell>
          <table:table-cell table:formula="of:=[.G991]*[.G991]" office:value-type="float" office:value="31438449" calcext:value-type="float">
            <text:p>31438449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40" calcext:value-type="float">
            <text:p>5440</text:p>
          </table:table-cell>
          <table:table-cell table:formula="of:=[.$L$5]+[.A992]*[.$M$5]+[.B992]*[.$N$5]+[.C992]*[.$O$5]+[.D992]*[.$P$5]" office:value-type="float" office:value="102" calcext:value-type="float">
            <text:p>102</text:p>
          </table:table-cell>
          <table:table-cell table:formula="of:=[.E992]-[.F992]" office:value-type="float" office:value="5338" calcext:value-type="float">
            <text:p>5338</text:p>
          </table:table-cell>
          <table:table-cell table:formula="of:=[.G992]*[.G992]" office:value-type="float" office:value="28494244" calcext:value-type="float">
            <text:p>2849424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50" calcext:value-type="float">
            <text:p>5650</text:p>
          </table:table-cell>
          <table:table-cell table:formula="of:=[.$L$5]+[.A993]*[.$M$5]+[.B993]*[.$N$5]+[.C993]*[.$O$5]+[.D993]*[.$P$5]" office:value-type="float" office:value="103" calcext:value-type="float">
            <text:p>103</text:p>
          </table:table-cell>
          <table:table-cell table:formula="of:=[.E993]-[.F993]" office:value-type="float" office:value="5547" calcext:value-type="float">
            <text:p>5547</text:p>
          </table:table-cell>
          <table:table-cell table:formula="of:=[.G993]*[.G993]" office:value-type="float" office:value="30769209" calcext:value-type="float">
            <text:p>3076920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table:formula="of:=[.$L$5]+[.A994]*[.$M$5]+[.B994]*[.$N$5]+[.C994]*[.$O$5]+[.D994]*[.$P$5]" office:value-type="float" office:value="100" calcext:value-type="float">
            <text:p>100</text:p>
          </table:table-cell>
          <table:table-cell table:formula="of:=[.E994]-[.F994]" office:value-type="float" office:value="5670" calcext:value-type="float">
            <text:p>5670</text:p>
          </table:table-cell>
          <table:table-cell table:formula="of:=[.G994]*[.G994]" office:value-type="float" office:value="32148900" calcext:value-type="float">
            <text:p>321489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table:formula="of:=[.$L$5]+[.A995]*[.$M$5]+[.B995]*[.$N$5]+[.C995]*[.$O$5]+[.D995]*[.$P$5]" office:value-type="float" office:value="102" calcext:value-type="float">
            <text:p>102</text:p>
          </table:table-cell>
          <table:table-cell table:formula="of:=[.E995]-[.F995]" office:value-type="float" office:value="5398" calcext:value-type="float">
            <text:p>5398</text:p>
          </table:table-cell>
          <table:table-cell table:formula="of:=[.G995]*[.G995]" office:value-type="float" office:value="29138404" calcext:value-type="float">
            <text:p>2913840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70" calcext:value-type="float">
            <text:p>5170</text:p>
          </table:table-cell>
          <table:table-cell table:formula="of:=[.$L$5]+[.A996]*[.$M$5]+[.B996]*[.$N$5]+[.C996]*[.$O$5]+[.D996]*[.$P$5]" office:value-type="float" office:value="101" calcext:value-type="float">
            <text:p>101</text:p>
          </table:table-cell>
          <table:table-cell table:formula="of:=[.E996]-[.F996]" office:value-type="float" office:value="5069" calcext:value-type="float">
            <text:p>5069</text:p>
          </table:table-cell>
          <table:table-cell table:formula="of:=[.G996]*[.G996]" office:value-type="float" office:value="25694761" calcext:value-type="float">
            <text:p>2569476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560" calcext:value-type="float">
            <text:p>5560</text:p>
          </table:table-cell>
          <table:table-cell table:formula="of:=[.$L$5]+[.A997]*[.$M$5]+[.B997]*[.$N$5]+[.C997]*[.$O$5]+[.D997]*[.$P$5]" office:value-type="float" office:value="103" calcext:value-type="float">
            <text:p>103</text:p>
          </table:table-cell>
          <table:table-cell table:formula="of:=[.E997]-[.F997]" office:value-type="float" office:value="5457" calcext:value-type="float">
            <text:p>5457</text:p>
          </table:table-cell>
          <table:table-cell table:formula="of:=[.G997]*[.G997]" office:value-type="float" office:value="29778849" calcext:value-type="float">
            <text:p>2977884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60" calcext:value-type="float">
            <text:p>4660</text:p>
          </table:table-cell>
          <table:table-cell table:formula="of:=[.$L$5]+[.A998]*[.$M$5]+[.B998]*[.$N$5]+[.C998]*[.$O$5]+[.D998]*[.$P$5]" office:value-type="float" office:value="104" calcext:value-type="float">
            <text:p>104</text:p>
          </table:table-cell>
          <table:table-cell table:formula="of:=[.E998]-[.F998]" office:value-type="float" office:value="4556" calcext:value-type="float">
            <text:p>4556</text:p>
          </table:table-cell>
          <table:table-cell table:formula="of:=[.G998]*[.G998]" office:value-type="float" office:value="20757136" calcext:value-type="float">
            <text:p>2075713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80" calcext:value-type="float">
            <text:p>5380</text:p>
          </table:table-cell>
          <table:table-cell table:formula="of:=[.$L$5]+[.A999]*[.$M$5]+[.B999]*[.$N$5]+[.C999]*[.$O$5]+[.D999]*[.$P$5]" office:value-type="float" office:value="102" calcext:value-type="float">
            <text:p>102</text:p>
          </table:table-cell>
          <table:table-cell table:formula="of:=[.E999]-[.F999]" office:value-type="float" office:value="5278" calcext:value-type="float">
            <text:p>5278</text:p>
          </table:table-cell>
          <table:table-cell table:formula="of:=[.G999]*[.G999]" office:value-type="float" office:value="27857284" calcext:value-type="float">
            <text:p>27857284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920" calcext:value-type="float">
            <text:p>5920</text:p>
          </table:table-cell>
          <table:table-cell table:formula="of:=[.$L$5]+[.A1000]*[.$M$5]+[.B1000]*[.$N$5]+[.C1000]*[.$O$5]+[.D1000]*[.$P$5]" office:value-type="float" office:value="109" calcext:value-type="float">
            <text:p>109</text:p>
          </table:table-cell>
          <table:table-cell table:formula="of:=[.E1000]-[.F1000]" office:value-type="float" office:value="5811" calcext:value-type="float">
            <text:p>5811</text:p>
          </table:table-cell>
          <table:table-cell table:formula="of:=[.G1000]*[.G1000]" office:value-type="float" office:value="33767721" calcext:value-type="float">
            <text:p>3376772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800" calcext:value-type="float">
            <text:p>5800</text:p>
          </table:table-cell>
          <table:table-cell table:formula="of:=[.$L$5]+[.A1001]*[.$M$5]+[.B1001]*[.$N$5]+[.C1001]*[.$O$5]+[.D1001]*[.$P$5]" office:value-type="float" office:value="102" calcext:value-type="float">
            <text:p>102</text:p>
          </table:table-cell>
          <table:table-cell table:formula="of:=[.E1001]-[.F1001]" office:value-type="float" office:value="5698" calcext:value-type="float">
            <text:p>5698</text:p>
          </table:table-cell>
          <table:table-cell table:formula="of:=[.G1001]*[.G1001]" office:value-type="float" office:value="32467204" calcext:value-type="float">
            <text:p>324672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4T22:43:46.202549597</dc:date>
    <meta:editing-duration>PT9M12S</meta:editing-duration>
    <meta:editing-cycles>2</meta:editing-cycles>
    <meta:generator>LibreOffice/5.2.7.2$Linux_X86_64 LibreOffice_project/20m0$Build-2</meta:generator>
    <meta:document-statistic meta:table-count="1" meta:cell-count="8022" meta:object-count="0"/>
  </office:meta>
</office:document-meta>
</file>